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453.51pt" svg:height="255.09pt" svg:x="576.77pt" svg:y="29.17pt">
            <draw:object draw:notify-on-update-of-ranges="'relay1.comm.sub.network'.E2:'relay1.comm.sub.network'.E523 'relay1.comm.sub.network'.F2:'relay1.comm.sub.network'.F5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97434.98459" calcext:value-type="float">
            <text:p>1456097434.98459</text:p>
          </table:table-cell>
          <table:table-cell office:value-type="float" office:value="1456097434.98587" calcext:value-type="float">
            <text:p>1456097434.98587</text:p>
          </table:table-cell>
          <table:table-cell office:value-type="float" office:value="7664" calcext:value-type="float">
            <text:p>76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97435.098" calcext:value-type="float">
            <text:p>1456097435.098</text:p>
          </table:table-cell>
          <table:table-cell office:value-type="float" office:value="1456097435.09929" calcext:value-type="float">
            <text:p>1456097435.09929</text:p>
          </table:table-cell>
          <table:table-cell office:value-type="float" office:value="4952" calcext:value-type="float">
            <text:p>4952</text:p>
          </table:table-cell>
          <table:table-cell table:formula="of:=[.B3]-[.B$2]" office:value-type="float" office:value="0.113408088684082" calcext:value-type="float">
            <text:p>0.1134080887</text:p>
          </table:table-cell>
          <table:table-cell table:formula="of:=[.D3]/([.E3]-[.E2])" office:value-type="float" office:value="43665.3157412313" calcext:value-type="float">
            <text:p>43665.3157412313</text:p>
          </table:table-cell>
          <table:table-cell table:formula="of:=[.E3]-[.E2]" office:value-type="float" office:value="0.113408088684082" calcext:value-type="float">
            <text:p>0.1134080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97435.17495" calcext:value-type="float">
            <text:p>1456097435.17495</text:p>
          </table:table-cell>
          <table:table-cell office:value-type="float" office:value="1456097435.17644" calcext:value-type="float">
            <text:p>1456097435.17644</text:p>
          </table:table-cell>
          <table:table-cell office:value-type="float" office:value="5056" calcext:value-type="float">
            <text:p>5056</text:p>
          </table:table-cell>
          <table:table-cell table:formula="of:=[.B4]-[.B$2]" office:value-type="float" office:value="0.190356969833374" calcext:value-type="float">
            <text:p>0.1903569698</text:p>
          </table:table-cell>
          <table:table-cell table:formula="of:=[.D4]/([.E4]-[.E3])" office:value-type="float" office:value="65705.958611544" calcext:value-type="float">
            <text:p>65705.958611544</text:p>
          </table:table-cell>
          <table:table-cell table:formula="of:=[.E4]-[.E3]" office:value-type="float" office:value="0.076948881149292" calcext:value-type="float">
            <text:p>0.0769488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97435.25341" calcext:value-type="float">
            <text:p>1456097435.25341</text:p>
          </table:table-cell>
          <table:table-cell office:value-type="float" office:value="1456097435.25467" calcext:value-type="float">
            <text:p>1456097435.25467</text:p>
          </table:table-cell>
          <table:table-cell office:value-type="float" office:value="5136" calcext:value-type="float">
            <text:p>5136</text:p>
          </table:table-cell>
          <table:table-cell table:formula="of:=[.B5]-[.B$2]" office:value-type="float" office:value="0.268819808959961" calcext:value-type="float">
            <text:p>0.268819809</text:p>
          </table:table-cell>
          <table:table-cell table:formula="of:=[.D5]/([.E5]-[.E4])" office:value-type="float" office:value="65457.7384297031" calcext:value-type="float">
            <text:p>65457.7384297031</text:p>
          </table:table-cell>
          <table:table-cell table:formula="of:=[.E5]-[.E4]" office:value-type="float" office:value="0.0784628391265869" calcext:value-type="float">
            <text:p>0.0784628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97435.33294" calcext:value-type="float">
            <text:p>1456097435.33294</text:p>
          </table:table-cell>
          <table:table-cell office:value-type="float" office:value="1456097435.33425" calcext:value-type="float">
            <text:p>1456097435.33425</text:p>
          </table:table-cell>
          <table:table-cell office:value-type="float" office:value="5224" calcext:value-type="float">
            <text:p>5224</text:p>
          </table:table-cell>
          <table:table-cell table:formula="of:=[.B6]-[.B$2]" office:value-type="float" office:value="0.348350524902344" calcext:value-type="float">
            <text:p>0.3483505249</text:p>
          </table:table-cell>
          <table:table-cell table:formula="of:=[.D6]/([.E6]-[.E5])" office:value-type="float" office:value="65685.3133798595" calcext:value-type="float">
            <text:p>65685.3133798595</text:p>
          </table:table-cell>
          <table:table-cell table:formula="of:=[.E6]-[.E5]" office:value-type="float" office:value="0.0795307159423828" calcext:value-type="float">
            <text:p>0.0795307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97435.41398" calcext:value-type="float">
            <text:p>1456097435.41398</text:p>
          </table:table-cell>
          <table:table-cell office:value-type="float" office:value="1456097435.41538" calcext:value-type="float">
            <text:p>1456097435.41538</text:p>
          </table:table-cell>
          <table:table-cell office:value-type="float" office:value="5312" calcext:value-type="float">
            <text:p>5312</text:p>
          </table:table-cell>
          <table:table-cell table:formula="of:=[.B7]-[.B$2]" office:value-type="float" office:value="0.429385662078857" calcext:value-type="float">
            <text:p>0.4293856621</text:p>
          </table:table-cell>
          <table:table-cell table:formula="of:=[.D7]/([.E7]-[.E6])" office:value-type="float" office:value="65551.811042526" calcext:value-type="float">
            <text:p>65551.811042526</text:p>
          </table:table-cell>
          <table:table-cell table:formula="of:=[.E7]-[.E6]" office:value-type="float" office:value="0.0810351371765137" calcext:value-type="float">
            <text:p>0.0810351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97435.49607" calcext:value-type="float">
            <text:p>1456097435.49607</text:p>
          </table:table-cell>
          <table:table-cell office:value-type="float" office:value="1456097435.49733" calcext:value-type="float">
            <text:p>1456097435.49733</text:p>
          </table:table-cell>
          <table:table-cell office:value-type="float" office:value="5408" calcext:value-type="float">
            <text:p>5408</text:p>
          </table:table-cell>
          <table:table-cell table:formula="of:=[.B8]-[.B$2]" office:value-type="float" office:value="0.511479377746582" calcext:value-type="float">
            <text:p>0.5114793777</text:p>
          </table:table-cell>
          <table:table-cell table:formula="of:=[.D8]/([.E8]-[.E7])" office:value-type="float" office:value="65875.9316229387" calcext:value-type="float">
            <text:p>65875.9316229387</text:p>
          </table:table-cell>
          <table:table-cell table:formula="of:=[.E8]-[.E7]" office:value-type="float" office:value="0.0820937156677246" calcext:value-type="float">
            <text:p>0.0820937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97435.57925" calcext:value-type="float">
            <text:p>1456097435.57925</text:p>
          </table:table-cell>
          <table:table-cell office:value-type="float" office:value="1456097435.58067" calcext:value-type="float">
            <text:p>1456097435.58067</text:p>
          </table:table-cell>
          <table:table-cell office:value-type="float" office:value="5504" calcext:value-type="float">
            <text:p>5504</text:p>
          </table:table-cell>
          <table:table-cell table:formula="of:=[.B9]-[.B$2]" office:value-type="float" office:value="0.594659090042114" calcext:value-type="float">
            <text:p>0.59465909</text:p>
          </table:table-cell>
          <table:table-cell table:formula="of:=[.D9]/([.E9]-[.E8])" office:value-type="float" office:value="66169.9812142249" calcext:value-type="float">
            <text:p>66169.9812142249</text:p>
          </table:table-cell>
          <table:table-cell table:formula="of:=[.E9]-[.E8]" office:value-type="float" office:value="0.0831797122955322" calcext:value-type="float">
            <text:p>0.0831797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97435.66425" calcext:value-type="float">
            <text:p>1456097435.66425</text:p>
          </table:table-cell>
          <table:table-cell office:value-type="float" office:value="1456097435.66559" calcext:value-type="float">
            <text:p>1456097435.66559</text:p>
          </table:table-cell>
          <table:table-cell office:value-type="float" office:value="5608" calcext:value-type="float">
            <text:p>5608</text:p>
          </table:table-cell>
          <table:table-cell table:formula="of:=[.B10]-[.B$2]" office:value-type="float" office:value="0.679661750793457" calcext:value-type="float">
            <text:p>0.6796617508</text:p>
          </table:table-cell>
          <table:table-cell table:formula="of:=[.D10]/([.E10]-[.E9])" office:value-type="float" office:value="65974.4053942619" calcext:value-type="float">
            <text:p>65974.4053942619</text:p>
          </table:table-cell>
          <table:table-cell table:formula="of:=[.E10]-[.E9]" office:value-type="float" office:value="0.0850026607513428" calcext:value-type="float">
            <text:p>0.0850026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97435.7503" calcext:value-type="float">
            <text:p>1456097435.7503</text:p>
          </table:table-cell>
          <table:table-cell office:value-type="float" office:value="1456097435.75168" calcext:value-type="float">
            <text:p>1456097435.75168</text:p>
          </table:table-cell>
          <table:table-cell office:value-type="float" office:value="5712" calcext:value-type="float">
            <text:p>5712</text:p>
          </table:table-cell>
          <table:table-cell table:formula="of:=[.B11]-[.B$2]" office:value-type="float" office:value="0.765710353851318" calcext:value-type="float">
            <text:p>0.7657103539</text:p>
          </table:table-cell>
          <table:table-cell table:formula="of:=[.D11]/([.E11]-[.E10])" office:value-type="float" office:value="66381.0892567205" calcext:value-type="float">
            <text:p>66381.0892567205</text:p>
          </table:table-cell>
          <table:table-cell table:formula="of:=[.E11]-[.E10]" office:value-type="float" office:value="0.0860486030578613" calcext:value-type="float">
            <text:p>0.0860486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97435.83824" calcext:value-type="float">
            <text:p>1456097435.83824</text:p>
          </table:table-cell>
          <table:table-cell office:value-type="float" office:value="1456097435.8395" calcext:value-type="float">
            <text:p>1456097435.8395</text:p>
          </table:table-cell>
          <table:table-cell office:value-type="float" office:value="5824" calcext:value-type="float">
            <text:p>5824</text:p>
          </table:table-cell>
          <table:table-cell table:formula="of:=[.B12]-[.B$2]" office:value-type="float" office:value="0.853646516799927" calcext:value-type="float">
            <text:p>0.8536465168</text:p>
          </table:table-cell>
          <table:table-cell table:formula="of:=[.D12]/([.E12]-[.E11])" office:value-type="float" office:value="66229.8627176132" calcext:value-type="float">
            <text:p>66229.8627176132</text:p>
          </table:table-cell>
          <table:table-cell table:formula="of:=[.E12]-[.E11]" office:value-type="float" office:value="0.0879361629486084" calcext:value-type="float">
            <text:p>0.08793616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97435.92761" calcext:value-type="float">
            <text:p>1456097435.92761</text:p>
          </table:table-cell>
          <table:table-cell office:value-type="float" office:value="1456097435.92887" calcext:value-type="float">
            <text:p>1456097435.92887</text:p>
          </table:table-cell>
          <table:table-cell office:value-type="float" office:value="5936" calcext:value-type="float">
            <text:p>5936</text:p>
          </table:table-cell>
          <table:table-cell table:formula="of:=[.B13]-[.B$2]" office:value-type="float" office:value="0.943018913269043" calcext:value-type="float">
            <text:p>0.9430189133</text:p>
          </table:table-cell>
          <table:table-cell table:formula="of:=[.D13]/([.E13]-[.E12])" office:value-type="float" office:value="66418.718021635" calcext:value-type="float">
            <text:p>66418.718021635</text:p>
          </table:table-cell>
          <table:table-cell table:formula="of:=[.E13]-[.E12]" office:value-type="float" office:value="0.0893723964691162" calcext:value-type="float">
            <text:p>0.0893723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97436.01849" calcext:value-type="float">
            <text:p>1456097436.01849</text:p>
          </table:table-cell>
          <table:table-cell office:value-type="float" office:value="1456097436.01987" calcext:value-type="float">
            <text:p>1456097436.01987</text:p>
          </table:table-cell>
          <table:table-cell office:value-type="float" office:value="6048" calcext:value-type="float">
            <text:p>6048</text:p>
          </table:table-cell>
          <table:table-cell table:formula="of:=[.B14]-[.B$2]" office:value-type="float" office:value="1.03389835357666" calcext:value-type="float">
            <text:p>1.0338983536</text:p>
          </table:table-cell>
          <table:table-cell table:formula="of:=[.D14]/([.E14]-[.E13])" office:value-type="float" office:value="66549.7056267971" calcext:value-type="float">
            <text:p>66549.7056267971</text:p>
          </table:table-cell>
          <table:table-cell table:formula="of:=[.E14]-[.E13]" office:value-type="float" office:value="0.0908794403076172" calcext:value-type="float">
            <text:p>0.0908794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97436.11109" calcext:value-type="float">
            <text:p>1456097436.11109</text:p>
          </table:table-cell>
          <table:table-cell office:value-type="float" office:value="1456097436.11236" calcext:value-type="float">
            <text:p>1456097436.11236</text:p>
          </table:table-cell>
          <table:table-cell office:value-type="float" office:value="6168" calcext:value-type="float">
            <text:p>6168</text:p>
          </table:table-cell>
          <table:table-cell table:formula="of:=[.B15]-[.B$2]" office:value-type="float" office:value="1.12649965286255" calcext:value-type="float">
            <text:p>1.1264996529</text:p>
          </table:table-cell>
          <table:table-cell table:formula="of:=[.D15]/([.E15]-[.E14])" office:value-type="float" office:value="66608.1366845349" calcext:value-type="float">
            <text:p>66608.1366845349</text:p>
          </table:table-cell>
          <table:table-cell table:formula="of:=[.E15]-[.E14]" office:value-type="float" office:value="0.0926012992858887" calcext:value-type="float">
            <text:p>0.09260129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97436.20536" calcext:value-type="float">
            <text:p>1456097436.20536</text:p>
          </table:table-cell>
          <table:table-cell office:value-type="float" office:value="1456097436.20678" calcext:value-type="float">
            <text:p>1456097436.20678</text:p>
          </table:table-cell>
          <table:table-cell office:value-type="float" office:value="6280" calcext:value-type="float">
            <text:p>6280</text:p>
          </table:table-cell>
          <table:table-cell table:formula="of:=[.B16]-[.B$2]" office:value-type="float" office:value="1.22077441215515" calcext:value-type="float">
            <text:p>1.2207744122</text:p>
          </table:table-cell>
          <table:table-cell table:formula="of:=[.D16]/([.E16]-[.E15])" office:value-type="float" office:value="66613.8004182926" calcext:value-type="float">
            <text:p>66613.8004182926</text:p>
          </table:table-cell>
          <table:table-cell table:formula="of:=[.E16]-[.E15]" office:value-type="float" office:value="0.0942747592926025" calcext:value-type="float">
            <text:p>0.0942747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97436.30119" calcext:value-type="float">
            <text:p>1456097436.30119</text:p>
          </table:table-cell>
          <table:table-cell office:value-type="float" office:value="1456097436.30247" calcext:value-type="float">
            <text:p>1456097436.30247</text:p>
          </table:table-cell>
          <table:table-cell office:value-type="float" office:value="6400" calcext:value-type="float">
            <text:p>6400</text:p>
          </table:table-cell>
          <table:table-cell table:formula="of:=[.B17]-[.B$2]" office:value-type="float" office:value="1.31660103797913" calcext:value-type="float">
            <text:p>1.316601038</text:p>
          </table:table-cell>
          <table:table-cell table:formula="of:=[.D17]/([.E17]-[.E16])" office:value-type="float" office:value="66787.2832312416" calcext:value-type="float">
            <text:p>66787.2832312416</text:p>
          </table:table-cell>
          <table:table-cell table:formula="of:=[.E17]-[.E16]" office:value-type="float" office:value="0.0958266258239746" calcext:value-type="float">
            <text:p>0.0958266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97436.39892" calcext:value-type="float">
            <text:p>1456097436.39892</text:p>
          </table:table-cell>
          <table:table-cell office:value-type="float" office:value="1456097436.40042" calcext:value-type="float">
            <text:p>1456097436.40042</text:p>
          </table:table-cell>
          <table:table-cell office:value-type="float" office:value="6520" calcext:value-type="float">
            <text:p>6520</text:p>
          </table:table-cell>
          <table:table-cell table:formula="of:=[.B18]-[.B$2]" office:value-type="float" office:value="1.41432905197144" calcext:value-type="float">
            <text:p>1.414329052</text:p>
          </table:table-cell>
          <table:table-cell table:formula="of:=[.D18]/([.E18]-[.E17])" office:value-type="float" office:value="66715.7730281214" calcext:value-type="float">
            <text:p>66715.7730281214</text:p>
          </table:table-cell>
          <table:table-cell table:formula="of:=[.E18]-[.E17]" office:value-type="float" office:value="0.0977280139923096" calcext:value-type="float">
            <text:p>0.097728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97436.498" calcext:value-type="float">
            <text:p>1456097436.498</text:p>
          </table:table-cell>
          <table:table-cell office:value-type="float" office:value="1456097436.49924" calcext:value-type="float">
            <text:p>1456097436.49924</text:p>
          </table:table-cell>
          <table:table-cell office:value-type="float" office:value="6640" calcext:value-type="float">
            <text:p>6640</text:p>
          </table:table-cell>
          <table:table-cell table:formula="of:=[.B19]-[.B$2]" office:value-type="float" office:value="1.5134072303772" calcext:value-type="float">
            <text:p>1.5134072304</text:p>
          </table:table-cell>
          <table:table-cell table:formula="of:=[.D19]/([.E19]-[.E18])" office:value-type="float" office:value="67017.7844086591" calcext:value-type="float">
            <text:p>67017.7844086591</text:p>
          </table:table-cell>
          <table:table-cell table:formula="of:=[.E19]-[.E18]" office:value-type="float" office:value="0.0990781784057617" calcext:value-type="float">
            <text:p>0.09907817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97436.5991" calcext:value-type="float">
            <text:p>1456097436.5991</text:p>
          </table:table-cell>
          <table:table-cell office:value-type="float" office:value="1456097436.60035" calcext:value-type="float">
            <text:p>1456097436.60035</text:p>
          </table:table-cell>
          <table:table-cell office:value-type="float" office:value="6760" calcext:value-type="float">
            <text:p>6760</text:p>
          </table:table-cell>
          <table:table-cell table:formula="of:=[.B20]-[.B$2]" office:value-type="float" office:value="1.61451101303101" calcext:value-type="float">
            <text:p>1.614511013</text:p>
          </table:table-cell>
          <table:table-cell table:formula="of:=[.D20]/([.E20]-[.E19])" office:value-type="float" office:value="66861.9889638259" calcext:value-type="float">
            <text:p>66861.9889638259</text:p>
          </table:table-cell>
          <table:table-cell table:formula="of:=[.E20]-[.E19]" office:value-type="float" office:value="0.101103782653809" calcext:value-type="float">
            <text:p>0.10110378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97436.70187" calcext:value-type="float">
            <text:p>1456097436.70187</text:p>
          </table:table-cell>
          <table:table-cell office:value-type="float" office:value="1456097436.70316" calcext:value-type="float">
            <text:p>1456097436.70316</text:p>
          </table:table-cell>
          <table:table-cell office:value-type="float" office:value="6880" calcext:value-type="float">
            <text:p>6880</text:p>
          </table:table-cell>
          <table:table-cell table:formula="of:=[.B21]-[.B$2]" office:value-type="float" office:value="1.71728372573853" calcext:value-type="float">
            <text:p>1.7172837257</text:p>
          </table:table-cell>
          <table:table-cell table:formula="of:=[.D21]/([.E21]-[.E20])" office:value-type="float" office:value="66943.8396510927" calcext:value-type="float">
            <text:p>66943.8396510927</text:p>
          </table:table-cell>
          <table:table-cell table:formula="of:=[.E21]-[.E20]" office:value-type="float" office:value="0.10277271270752" calcext:value-type="float">
            <text:p>0.1027727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97436.80664" calcext:value-type="float">
            <text:p>1456097436.80664</text:p>
          </table:table-cell>
          <table:table-cell office:value-type="float" office:value="1456097436.80793" calcext:value-type="float">
            <text:p>1456097436.80793</text:p>
          </table:table-cell>
          <table:table-cell office:value-type="float" office:value="6992" calcext:value-type="float">
            <text:p>6992</text:p>
          </table:table-cell>
          <table:table-cell table:formula="of:=[.B22]-[.B$2]" office:value-type="float" office:value="1.82205414772034" calcext:value-type="float">
            <text:p>1.8220541477</text:p>
          </table:table-cell>
          <table:table-cell table:formula="of:=[.D22]/([.E22]-[.E21])" office:value-type="float" office:value="66736.392464028" calcext:value-type="float">
            <text:p>66736.392464028</text:p>
          </table:table-cell>
          <table:table-cell table:formula="of:=[.E22]-[.E21]" office:value-type="float" office:value="0.104770421981812" calcext:value-type="float">
            <text:p>0.104770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97436.91241" calcext:value-type="float">
            <text:p>1456097436.91241</text:p>
          </table:table-cell>
          <table:table-cell office:value-type="float" office:value="1456097436.91365" calcext:value-type="float">
            <text:p>1456097436.91365</text:p>
          </table:table-cell>
          <table:table-cell office:value-type="float" office:value="7104" calcext:value-type="float">
            <text:p>7104</text:p>
          </table:table-cell>
          <table:table-cell table:formula="of:=[.B23]-[.B$2]" office:value-type="float" office:value="1.92781615257263" calcext:value-type="float">
            <text:p>1.9278161526</text:p>
          </table:table-cell>
          <table:table-cell table:formula="of:=[.D23]/([.E23]-[.E22])" office:value-type="float" office:value="67169.6797911623" calcext:value-type="float">
            <text:p>67169.6797911623</text:p>
          </table:table-cell>
          <table:table-cell table:formula="of:=[.E23]-[.E22]" office:value-type="float" office:value="0.105762004852295" calcext:value-type="float">
            <text:p>0.1057620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97437.02016" calcext:value-type="float">
            <text:p>1456097437.02016</text:p>
          </table:table-cell>
          <table:table-cell office:value-type="float" office:value="1456097437.02143" calcext:value-type="float">
            <text:p>1456097437.02143</text:p>
          </table:table-cell>
          <table:table-cell office:value-type="float" office:value="7216" calcext:value-type="float">
            <text:p>7216</text:p>
          </table:table-cell>
          <table:table-cell table:formula="of:=[.B24]-[.B$2]" office:value-type="float" office:value="2.03556513786316" calcext:value-type="float">
            <text:p>2.0355651379</text:p>
          </table:table-cell>
          <table:table-cell table:formula="of:=[.D24]/([.E24]-[.E23])" office:value-type="float" office:value="66970.4682651372" calcext:value-type="float">
            <text:p>66970.4682651372</text:p>
          </table:table-cell>
          <table:table-cell table:formula="of:=[.E24]-[.E23]" office:value-type="float" office:value="0.107748985290527" calcext:value-type="float">
            <text:p>0.10774898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97437.12936" calcext:value-type="float">
            <text:p>1456097437.12936</text:p>
          </table:table-cell>
          <table:table-cell office:value-type="float" office:value="1456097437.13062" calcext:value-type="float">
            <text:p>1456097437.13062</text:p>
          </table:table-cell>
          <table:table-cell office:value-type="float" office:value="7320" calcext:value-type="float">
            <text:p>7320</text:p>
          </table:table-cell>
          <table:table-cell table:formula="of:=[.B25]-[.B$2]" office:value-type="float" office:value="2.14477276802063" calcext:value-type="float">
            <text:p>2.144772768</text:p>
          </table:table-cell>
          <table:table-cell table:formula="of:=[.D25]/([.E25]-[.E24])" office:value-type="float" office:value="67028.2835498308" calcext:value-type="float">
            <text:p>67028.2835498308</text:p>
          </table:table-cell>
          <table:table-cell table:formula="of:=[.E25]-[.E24]" office:value-type="float" office:value="0.109207630157471" calcext:value-type="float">
            <text:p>0.1092076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97437.23998" calcext:value-type="float">
            <text:p>1456097437.23998</text:p>
          </table:table-cell>
          <table:table-cell office:value-type="float" office:value="1456097437.24124" calcext:value-type="float">
            <text:p>1456097437.24124</text:p>
          </table:table-cell>
          <table:table-cell office:value-type="float" office:value="7416" calcext:value-type="float">
            <text:p>7416</text:p>
          </table:table-cell>
          <table:table-cell table:formula="of:=[.B26]-[.B$2]" office:value-type="float" office:value="2.25538921356201" calcext:value-type="float">
            <text:p>2.2553892136</text:p>
          </table:table-cell>
          <table:table-cell table:formula="of:=[.D26]/([.E26]-[.E25])" office:value-type="float" office:value="67042.4724253652" calcext:value-type="float">
            <text:p>67042.4724253652</text:p>
          </table:table-cell>
          <table:table-cell table:formula="of:=[.E26]-[.E25]" office:value-type="float" office:value="0.110616445541382" calcext:value-type="float">
            <text:p>0.1106164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97437.3525" calcext:value-type="float">
            <text:p>1456097437.3525</text:p>
          </table:table-cell>
          <table:table-cell office:value-type="float" office:value="1456097437.35393" calcext:value-type="float">
            <text:p>1456097437.35393</text:p>
          </table:table-cell>
          <table:table-cell office:value-type="float" office:value="7512" calcext:value-type="float">
            <text:p>7512</text:p>
          </table:table-cell>
          <table:table-cell table:formula="of:=[.B27]-[.B$2]" office:value-type="float" office:value="2.36791133880615" calcext:value-type="float">
            <text:p>2.3679113388</text:p>
          </table:table-cell>
          <table:table-cell table:formula="of:=[.D27]/([.E27]-[.E26])" office:value-type="float" office:value="66760.2036817303" calcext:value-type="float">
            <text:p>66760.2036817303</text:p>
          </table:table-cell>
          <table:table-cell table:formula="of:=[.E27]-[.E26]" office:value-type="float" office:value="0.112522125244141" calcext:value-type="float">
            <text:p>0.11252212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97437.46572" calcext:value-type="float">
            <text:p>1456097437.46572</text:p>
          </table:table-cell>
          <table:table-cell office:value-type="float" office:value="1456097437.46703" calcext:value-type="float">
            <text:p>1456097437.46703</text:p>
          </table:table-cell>
          <table:table-cell office:value-type="float" office:value="7592" calcext:value-type="float">
            <text:p>7592</text:p>
          </table:table-cell>
          <table:table-cell table:formula="of:=[.B28]-[.B$2]" office:value-type="float" office:value="2.48112916946411" calcext:value-type="float">
            <text:p>2.4811291695</text:p>
          </table:table-cell>
          <table:table-cell table:formula="of:=[.D28]/([.E28]-[.E27])" office:value-type="float" office:value="67056.5754164298" calcext:value-type="float">
            <text:p>67056.5754164298</text:p>
          </table:table-cell>
          <table:table-cell table:formula="of:=[.E28]-[.E27]" office:value-type="float" office:value="0.113217830657959" calcext:value-type="float">
            <text:p>0.11321783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97437.58022" calcext:value-type="float">
            <text:p>1456097437.58022</text:p>
          </table:table-cell>
          <table:table-cell office:value-type="float" office:value="1456097437.5815" calcext:value-type="float">
            <text:p>1456097437.5815</text:p>
          </table:table-cell>
          <table:table-cell office:value-type="float" office:value="7664" calcext:value-type="float">
            <text:p>7664</text:p>
          </table:table-cell>
          <table:table-cell table:formula="of:=[.B29]-[.B$2]" office:value-type="float" office:value="2.59563279151916" calcext:value-type="float">
            <text:p>2.5956327915</text:p>
          </table:table-cell>
          <table:table-cell table:formula="of:=[.D29]/([.E29]-[.E28])" office:value-type="float" office:value="66932.3804998511" calcext:value-type="float">
            <text:p>66932.3804998511</text:p>
          </table:table-cell>
          <table:table-cell table:formula="of:=[.E29]-[.E28]" office:value-type="float" office:value="0.114503622055054" calcext:value-type="float">
            <text:p>0.11450362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97437.69621" calcext:value-type="float">
            <text:p>1456097437.69621</text:p>
          </table:table-cell>
          <table:table-cell office:value-type="float" office:value="1456097437.69751" calcext:value-type="float">
            <text:p>1456097437.69751</text:p>
          </table:table-cell>
          <table:table-cell office:value-type="float" office:value="7728" calcext:value-type="float">
            <text:p>7728</text:p>
          </table:table-cell>
          <table:table-cell table:formula="of:=[.B30]-[.B$2]" office:value-type="float" office:value="2.71161794662476" calcext:value-type="float">
            <text:p>2.7116179466</text:p>
          </table:table-cell>
          <table:table-cell table:formula="of:=[.D30]/([.E30]-[.E29])" office:value-type="float" office:value="66629.2164110534" calcext:value-type="float">
            <text:p>66629.2164110534</text:p>
          </table:table-cell>
          <table:table-cell table:formula="of:=[.E30]-[.E29]" office:value-type="float" office:value="0.115985155105591" calcext:value-type="float">
            <text:p>0.11598515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97437.81246" calcext:value-type="float">
            <text:p>1456097437.81246</text:p>
          </table:table-cell>
          <table:table-cell office:value-type="float" office:value="1456097437.81373" calcext:value-type="float">
            <text:p>1456097437.81373</text:p>
          </table:table-cell>
          <table:table-cell office:value-type="float" office:value="7784" calcext:value-type="float">
            <text:p>7784</text:p>
          </table:table-cell>
          <table:table-cell table:formula="of:=[.B31]-[.B$2]" office:value-type="float" office:value="2.82787036895752" calcext:value-type="float">
            <text:p>2.827870369</text:p>
          </table:table-cell>
          <table:table-cell table:formula="of:=[.D31]/([.E31]-[.E30])" office:value-type="float" office:value="66957.7445682714" calcext:value-type="float">
            <text:p>66957.7445682714</text:p>
          </table:table-cell>
          <table:table-cell table:formula="of:=[.E31]-[.E30]" office:value-type="float" office:value="0.116252422332764" calcext:value-type="float">
            <text:p>0.1162524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97437.92993" calcext:value-type="float">
            <text:p>1456097437.92993</text:p>
          </table:table-cell>
          <table:table-cell office:value-type="float" office:value="1456097437.93118" calcext:value-type="float">
            <text:p>1456097437.93118</text:p>
          </table:table-cell>
          <table:table-cell office:value-type="float" office:value="7832" calcext:value-type="float">
            <text:p>7832</text:p>
          </table:table-cell>
          <table:table-cell table:formula="of:=[.B32]-[.B$2]" office:value-type="float" office:value="2.94533944129944" calcext:value-type="float">
            <text:p>2.9453394413</text:p>
          </table:table-cell>
          <table:table-cell table:formula="of:=[.D32]/([.E32]-[.E31])" office:value-type="float" office:value="66672.8683887388" calcext:value-type="float">
            <text:p>66672.8683887388</text:p>
          </table:table-cell>
          <table:table-cell table:formula="of:=[.E32]-[.E31]" office:value-type="float" office:value="0.117469072341919" calcext:value-type="float">
            <text:p>0.11746907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97438.04812" calcext:value-type="float">
            <text:p>1456097438.04812</text:p>
          </table:table-cell>
          <table:table-cell office:value-type="float" office:value="1456097438.04938" calcext:value-type="float">
            <text:p>1456097438.04938</text:p>
          </table:table-cell>
          <table:table-cell office:value-type="float" office:value="7864" calcext:value-type="float">
            <text:p>7864</text:p>
          </table:table-cell>
          <table:table-cell table:formula="of:=[.B33]-[.B$2]" office:value-type="float" office:value="3.06352734565735" calcext:value-type="float">
            <text:p>3.0635273457</text:p>
          </table:table-cell>
          <table:table-cell table:formula="of:=[.D33]/([.E33]-[.E32])" office:value-type="float" office:value="66538.1118543682" calcext:value-type="float">
            <text:p>66538.1118543682</text:p>
          </table:table-cell>
          <table:table-cell table:formula="of:=[.E33]-[.E32]" office:value-type="float" office:value="0.11818790435791" calcext:value-type="float">
            <text:p>0.1181879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97438.16656" calcext:value-type="float">
            <text:p>1456097438.16656</text:p>
          </table:table-cell>
          <table:table-cell office:value-type="float" office:value="1456097438.16802" calcext:value-type="float">
            <text:p>1456097438.16802</text:p>
          </table:table-cell>
          <table:table-cell office:value-type="float" office:value="7880" calcext:value-type="float">
            <text:p>7880</text:p>
          </table:table-cell>
          <table:table-cell table:formula="of:=[.B34]-[.B$2]" office:value-type="float" office:value="3.18196940422058" calcext:value-type="float">
            <text:p>3.1819694042</text:p>
          </table:table-cell>
          <table:table-cell table:formula="of:=[.D34]/([.E34]-[.E33])" office:value-type="float" office:value="66530.4208284519" calcext:value-type="float">
            <text:p>66530.4208284519</text:p>
          </table:table-cell>
          <table:table-cell table:formula="of:=[.E34]-[.E33]" office:value-type="float" office:value="0.118442058563232" calcext:value-type="float">
            <text:p>0.11844205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97438.28509" calcext:value-type="float">
            <text:p>1456097438.28509</text:p>
          </table:table-cell>
          <table:table-cell office:value-type="float" office:value="1456097438.28583" calcext:value-type="float">
            <text:p>1456097438.28583</text:p>
          </table:table-cell>
          <table:table-cell office:value-type="float" office:value="7888" calcext:value-type="float">
            <text:p>7888</text:p>
          </table:table-cell>
          <table:table-cell table:formula="of:=[.B35]-[.B$2]" office:value-type="float" office:value="3.30049681663513" calcext:value-type="float">
            <text:p>3.3004968166</text:p>
          </table:table-cell>
          <table:table-cell table:formula="of:=[.D35]/([.E35]-[.E34])" office:value-type="float" office:value="66550.0059379652" calcext:value-type="float">
            <text:p>66550.0059379652</text:p>
          </table:table-cell>
          <table:table-cell table:formula="of:=[.E35]-[.E34]" office:value-type="float" office:value="0.118527412414551" calcext:value-type="float">
            <text:p>0.11852741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97438.40395" calcext:value-type="float">
            <text:p>1456097438.40395</text:p>
          </table:table-cell>
          <table:table-cell office:value-type="float" office:value="1456097438.40534" calcext:value-type="float">
            <text:p>1456097438.40534</text:p>
          </table:table-cell>
          <table:table-cell office:value-type="float" office:value="7888" calcext:value-type="float">
            <text:p>7888</text:p>
          </table:table-cell>
          <table:table-cell table:formula="of:=[.B36]-[.B$2]" office:value-type="float" office:value="3.41936469078064" calcext:value-type="float">
            <text:p>3.4193646908</text:p>
          </table:table-cell>
          <table:table-cell table:formula="of:=[.D36]/([.E36]-[.E35])" office:value-type="float" office:value="66359.3932061424" calcext:value-type="float">
            <text:p>66359.3932061424</text:p>
          </table:table-cell>
          <table:table-cell table:formula="of:=[.E36]-[.E35]" office:value-type="float" office:value="0.118867874145508" calcext:value-type="float">
            <text:p>0.11886787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97438.52285" calcext:value-type="float">
            <text:p>1456097438.52285</text:p>
          </table:table-cell>
          <table:table-cell office:value-type="float" office:value="1456097438.5241" calcext:value-type="float">
            <text:p>1456097438.5241</text:p>
          </table:table-cell>
          <table:table-cell office:value-type="float" office:value="7872" calcext:value-type="float">
            <text:p>7872</text:p>
          </table:table-cell>
          <table:table-cell table:formula="of:=[.B37]-[.B$2]" office:value-type="float" office:value="3.53825688362122" calcext:value-type="float">
            <text:p>3.5382568836</text:p>
          </table:table-cell>
          <table:table-cell table:formula="of:=[.D37]/([.E37]-[.E36])" office:value-type="float" office:value="66211.2440852668" calcext:value-type="float">
            <text:p>66211.2440852668</text:p>
          </table:table-cell>
          <table:table-cell table:formula="of:=[.E37]-[.E36]" office:value-type="float" office:value="0.118892192840576" calcext:value-type="float">
            <text:p>0.11889219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97438.64146" calcext:value-type="float">
            <text:p>1456097438.64146</text:p>
          </table:table-cell>
          <table:table-cell office:value-type="float" office:value="1456097438.64272" calcext:value-type="float">
            <text:p>1456097438.64272</text:p>
          </table:table-cell>
          <table:table-cell office:value-type="float" office:value="7840" calcext:value-type="float">
            <text:p>7840</text:p>
          </table:table-cell>
          <table:table-cell table:formula="of:=[.B38]-[.B$2]" office:value-type="float" office:value="3.65687108039856" calcext:value-type="float">
            <text:p>3.6568710804</text:p>
          </table:table-cell>
          <table:table-cell table:formula="of:=[.D38]/([.E38]-[.E37])" office:value-type="float" office:value="66096.641152634" calcext:value-type="float">
            <text:p>66096.641152634</text:p>
          </table:table-cell>
          <table:table-cell table:formula="of:=[.E38]-[.E37]" office:value-type="float" office:value="0.118614196777344" calcext:value-type="float">
            <text:p>0.1186141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97438.75982" calcext:value-type="float">
            <text:p>1456097438.75982</text:p>
          </table:table-cell>
          <table:table-cell office:value-type="float" office:value="1456097438.76124" calcext:value-type="float">
            <text:p>1456097438.76124</text:p>
          </table:table-cell>
          <table:table-cell office:value-type="float" office:value="7800" calcext:value-type="float">
            <text:p>7800</text:p>
          </table:table-cell>
          <table:table-cell table:formula="of:=[.B39]-[.B$2]" office:value-type="float" office:value="3.77522778511047" calcext:value-type="float">
            <text:p>3.7752277851</text:p>
          </table:table-cell>
          <table:table-cell table:formula="of:=[.D39]/([.E39]-[.E38])" office:value-type="float" office:value="65902.4769148953" calcext:value-type="float">
            <text:p>65902.4769148953</text:p>
          </table:table-cell>
          <table:table-cell table:formula="of:=[.E39]-[.E38]" office:value-type="float" office:value="0.118356704711914" calcext:value-type="float">
            <text:p>0.11835670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97438.87749" calcext:value-type="float">
            <text:p>1456097438.87749</text:p>
          </table:table-cell>
          <table:table-cell office:value-type="float" office:value="1456097438.87875" calcext:value-type="float">
            <text:p>1456097438.87875</text:p>
          </table:table-cell>
          <table:table-cell office:value-type="float" office:value="7752" calcext:value-type="float">
            <text:p>7752</text:p>
          </table:table-cell>
          <table:table-cell table:formula="of:=[.B40]-[.B$2]" office:value-type="float" office:value="3.89289855957031" calcext:value-type="float">
            <text:p>3.8928985596</text:p>
          </table:table-cell>
          <table:table-cell table:formula="of:=[.D40]/([.E40]-[.E39])" office:value-type="float" office:value="65878.7199760104" calcext:value-type="float">
            <text:p>65878.7199760104</text:p>
          </table:table-cell>
          <table:table-cell table:formula="of:=[.E40]-[.E39]" office:value-type="float" office:value="0.117670774459839" calcext:value-type="float">
            <text:p>0.11767077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97438.99413" calcext:value-type="float">
            <text:p>1456097438.99413</text:p>
          </table:table-cell>
          <table:table-cell office:value-type="float" office:value="1456097438.99542" calcext:value-type="float">
            <text:p>1456097438.99542</text:p>
          </table:table-cell>
          <table:table-cell office:value-type="float" office:value="7688" calcext:value-type="float">
            <text:p>7688</text:p>
          </table:table-cell>
          <table:table-cell table:formula="of:=[.B41]-[.B$2]" office:value-type="float" office:value="4.00954341888428" calcext:value-type="float">
            <text:p>4.0095434189</text:p>
          </table:table-cell>
          <table:table-cell table:formula="of:=[.D41]/([.E41]-[.E40])" office:value-type="float" office:value="65909.4626648462" calcext:value-type="float">
            <text:p>65909.4626648462</text:p>
          </table:table-cell>
          <table:table-cell table:formula="of:=[.E41]-[.E40]" office:value-type="float" office:value="0.116644859313965" calcext:value-type="float">
            <text:p>0.11664485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97439.11013" calcext:value-type="float">
            <text:p>1456097439.11013</text:p>
          </table:table-cell>
          <table:table-cell office:value-type="float" office:value="1456097439.11139" calcext:value-type="float">
            <text:p>1456097439.11139</text:p>
          </table:table-cell>
          <table:table-cell office:value-type="float" office:value="7616" calcext:value-type="float">
            <text:p>7616</text:p>
          </table:table-cell>
          <table:table-cell table:formula="of:=[.B42]-[.B$2]" office:value-type="float" office:value="4.12554430961609" calcext:value-type="float">
            <text:p>4.1255443096</text:p>
          </table:table-cell>
          <table:table-cell table:formula="of:=[.D42]/([.E42]-[.E41])" office:value-type="float" office:value="65654.6682698138" calcext:value-type="float">
            <text:p>65654.6682698138</text:p>
          </table:table-cell>
          <table:table-cell table:formula="of:=[.E42]-[.E41]" office:value-type="float" office:value="0.116000890731812" calcext:value-type="float">
            <text:p>0.11600089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97439.22514" calcext:value-type="float">
            <text:p>1456097439.22514</text:p>
          </table:table-cell>
          <table:table-cell office:value-type="float" office:value="1456097439.22656" calcext:value-type="float">
            <text:p>1456097439.22656</text:p>
          </table:table-cell>
          <table:table-cell office:value-type="float" office:value="7536" calcext:value-type="float">
            <text:p>7536</text:p>
          </table:table-cell>
          <table:table-cell table:formula="of:=[.B43]-[.B$2]" office:value-type="float" office:value="4.24054789543152" calcext:value-type="float">
            <text:p>4.2405478954</text:p>
          </table:table-cell>
          <table:table-cell table:formula="of:=[.D43]/([.E43]-[.E42])" office:value-type="float" office:value="65528.3915415872" calcext:value-type="float">
            <text:p>65528.3915415872</text:p>
          </table:table-cell>
          <table:table-cell table:formula="of:=[.E43]-[.E42]" office:value-type="float" office:value="0.11500358581543" calcext:value-type="float">
            <text:p>0.11500358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97439.33905" calcext:value-type="float">
            <text:p>1456097439.33905</text:p>
          </table:table-cell>
          <table:table-cell office:value-type="float" office:value="1456097439.34032" calcext:value-type="float">
            <text:p>1456097439.34032</text:p>
          </table:table-cell>
          <table:table-cell office:value-type="float" office:value="7440" calcext:value-type="float">
            <text:p>7440</text:p>
          </table:table-cell>
          <table:table-cell table:formula="of:=[.B44]-[.B$2]" office:value-type="float" office:value="4.35446381568909" calcext:value-type="float">
            <text:p>4.3544638157</text:p>
          </table:table-cell>
          <table:table-cell table:formula="of:=[.D44]/([.E44]-[.E43])" office:value-type="float" office:value="65311.3277158967" calcext:value-type="float">
            <text:p>65311.3277158967</text:p>
          </table:table-cell>
          <table:table-cell table:formula="of:=[.E44]-[.E43]" office:value-type="float" office:value="0.113915920257568" calcext:value-type="float">
            <text:p>0.11391592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97439.4515" calcext:value-type="float">
            <text:p>1456097439.4515</text:p>
          </table:table-cell>
          <table:table-cell office:value-type="float" office:value="1456097439.45292" calcext:value-type="float">
            <text:p>1456097439.45292</text:p>
          </table:table-cell>
          <table:table-cell office:value-type="float" office:value="7344" calcext:value-type="float">
            <text:p>7344</text:p>
          </table:table-cell>
          <table:table-cell table:formula="of:=[.B45]-[.B$2]" office:value-type="float" office:value="4.46691346168518" calcext:value-type="float">
            <text:p>4.4669134617</text:p>
          </table:table-cell>
          <table:table-cell table:formula="of:=[.D45]/([.E45]-[.E44])" office:value-type="float" office:value="65309.23183391" calcext:value-type="float">
            <text:p>65309.23183391</text:p>
          </table:table-cell>
          <table:table-cell table:formula="of:=[.E45]-[.E44]" office:value-type="float" office:value="0.112449645996094" calcext:value-type="float">
            <text:p>0.1124496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97439.56241" calcext:value-type="float">
            <text:p>1456097439.56241</text:p>
          </table:table-cell>
          <table:table-cell office:value-type="float" office:value="1456097439.56373" calcext:value-type="float">
            <text:p>1456097439.56373</text:p>
          </table:table-cell>
          <table:table-cell office:value-type="float" office:value="7240" calcext:value-type="float">
            <text:p>7240</text:p>
          </table:table-cell>
          <table:table-cell table:formula="of:=[.B46]-[.B$2]" office:value-type="float" office:value="4.57782053947449" calcext:value-type="float">
            <text:p>4.5778205395</text:p>
          </table:table-cell>
          <table:table-cell table:formula="of:=[.D46]/([.E46]-[.E45])" office:value-type="float" office:value="65279.8734247965" calcext:value-type="float">
            <text:p>65279.8734247965</text:p>
          </table:table-cell>
          <table:table-cell table:formula="of:=[.E46]-[.E45]" office:value-type="float" office:value="0.110907077789307" calcext:value-type="float">
            <text:p>0.1109070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97439.67204" calcext:value-type="float">
            <text:p>1456097439.67204</text:p>
          </table:table-cell>
          <table:table-cell office:value-type="float" office:value="1456097439.6733" calcext:value-type="float">
            <text:p>1456097439.6733</text:p>
          </table:table-cell>
          <table:table-cell office:value-type="float" office:value="7128" calcext:value-type="float">
            <text:p>7128</text:p>
          </table:table-cell>
          <table:table-cell table:formula="of:=[.B47]-[.B$2]" office:value-type="float" office:value="4.68744874000549" calcext:value-type="float">
            <text:p>4.68744874</text:p>
          </table:table-cell>
          <table:table-cell table:formula="of:=[.D47]/([.E47]-[.E46])" office:value-type="float" office:value="65019.7664968879" calcext:value-type="float">
            <text:p>65019.7664968879</text:p>
          </table:table-cell>
          <table:table-cell table:formula="of:=[.E47]-[.E46]" office:value-type="float" office:value="0.109628200531006" calcext:value-type="float">
            <text:p>0.1096282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97439.78005" calcext:value-type="float">
            <text:p>1456097439.78005</text:p>
          </table:table-cell>
          <table:table-cell office:value-type="float" office:value="1456097439.78131" calcext:value-type="float">
            <text:p>1456097439.78131</text:p>
          </table:table-cell>
          <table:table-cell office:value-type="float" office:value="7016" calcext:value-type="float">
            <text:p>7016</text:p>
          </table:table-cell>
          <table:table-cell table:formula="of:=[.B48]-[.B$2]" office:value-type="float" office:value="4.79546213150024" calcext:value-type="float">
            <text:p>4.7954621315</text:p>
          </table:table-cell>
          <table:table-cell table:formula="of:=[.D48]/([.E48]-[.E47])" office:value-type="float" office:value="64954.9088581387" calcext:value-type="float">
            <text:p>64954.9088581387</text:p>
          </table:table-cell>
          <table:table-cell table:formula="of:=[.E48]-[.E47]" office:value-type="float" office:value="0.108013391494751" calcext:value-type="float">
            <text:p>0.10801339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97439.88664" calcext:value-type="float">
            <text:p>1456097439.88664</text:p>
          </table:table-cell>
          <table:table-cell office:value-type="float" office:value="1456097439.88802" calcext:value-type="float">
            <text:p>1456097439.88802</text:p>
          </table:table-cell>
          <table:table-cell office:value-type="float" office:value="6904" calcext:value-type="float">
            <text:p>6904</text:p>
          </table:table-cell>
          <table:table-cell table:formula="of:=[.B49]-[.B$2]" office:value-type="float" office:value="4.90204811096191" calcext:value-type="float">
            <text:p>4.902048111</text:p>
          </table:table-cell>
          <table:table-cell table:formula="of:=[.D49]/([.E49]-[.E48])" office:value-type="float" office:value="64773.9978078711" calcext:value-type="float">
            <text:p>64773.9978078711</text:p>
          </table:table-cell>
          <table:table-cell table:formula="of:=[.E49]-[.E48]" office:value-type="float" office:value="0.10658597946167" calcext:value-type="float">
            <text:p>0.1065859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97439.9914" calcext:value-type="float">
            <text:p>1456097439.9914</text:p>
          </table:table-cell>
          <table:table-cell office:value-type="float" office:value="1456097439.99269" calcext:value-type="float">
            <text:p>1456097439.99269</text:p>
          </table:table-cell>
          <table:table-cell office:value-type="float" office:value="6784" calcext:value-type="float">
            <text:p>6784</text:p>
          </table:table-cell>
          <table:table-cell table:formula="of:=[.B50]-[.B$2]" office:value-type="float" office:value="5.00680613517761" calcext:value-type="float">
            <text:p>5.0068061352</text:p>
          </table:table-cell>
          <table:table-cell table:formula="of:=[.D50]/([.E50]-[.E49])" office:value-type="float" office:value="64758.7624030752" calcext:value-type="float">
            <text:p>64758.7624030752</text:p>
          </table:table-cell>
          <table:table-cell table:formula="of:=[.E50]-[.E49]" office:value-type="float" office:value="0.104758024215698" calcext:value-type="float">
            <text:p>0.10475802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97440.09443" calcext:value-type="float">
            <text:p>1456097440.09443</text:p>
          </table:table-cell>
          <table:table-cell office:value-type="float" office:value="1456097440.09587" calcext:value-type="float">
            <text:p>1456097440.09587</text:p>
          </table:table-cell>
          <table:table-cell office:value-type="float" office:value="6656" calcext:value-type="float">
            <text:p>6656</text:p>
          </table:table-cell>
          <table:table-cell table:formula="of:=[.B51]-[.B$2]" office:value-type="float" office:value="5.10984230041504" calcext:value-type="float">
            <text:p>5.1098423004</text:p>
          </table:table-cell>
          <table:table-cell table:formula="of:=[.D51]/([.E51]-[.E50])" office:value-type="float" office:value="64598.6774125623" calcext:value-type="float">
            <text:p>64598.6774125623</text:p>
          </table:table-cell>
          <table:table-cell table:formula="of:=[.E51]-[.E50]" office:value-type="float" office:value="0.103036165237427" calcext:value-type="float">
            <text:p>0.10303616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97440.19581" calcext:value-type="float">
            <text:p>1456097440.19581</text:p>
          </table:table-cell>
          <table:table-cell office:value-type="float" office:value="1456097440.19711" calcext:value-type="float">
            <text:p>1456097440.19711</text:p>
          </table:table-cell>
          <table:table-cell office:value-type="float" office:value="6536" calcext:value-type="float">
            <text:p>6536</text:p>
          </table:table-cell>
          <table:table-cell table:formula="of:=[.B52]-[.B$2]" office:value-type="float" office:value="5.21121692657471" calcext:value-type="float">
            <text:p>5.2112169266</text:p>
          </table:table-cell>
          <table:table-cell table:formula="of:=[.D52]/([.E52]-[.E51])" office:value-type="float" office:value="64473.7272787138" calcext:value-type="float">
            <text:p>64473.7272787138</text:p>
          </table:table-cell>
          <table:table-cell table:formula="of:=[.E52]-[.E51]" office:value-type="float" office:value="0.101374626159668" calcext:value-type="float">
            <text:p>0.10137462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97440.29542" calcext:value-type="float">
            <text:p>1456097440.29542</text:p>
          </table:table-cell>
          <table:table-cell office:value-type="float" office:value="1456097440.29692" calcext:value-type="float">
            <text:p>1456097440.29692</text:p>
          </table:table-cell>
          <table:table-cell office:value-type="float" office:value="6416" calcext:value-type="float">
            <text:p>6416</text:p>
          </table:table-cell>
          <table:table-cell table:formula="of:=[.B53]-[.B$2]" office:value-type="float" office:value="5.31083345413208" calcext:value-type="float">
            <text:p>5.3108334541</text:p>
          </table:table-cell>
          <table:table-cell table:formula="of:=[.D53]/([.E53]-[.E52])" office:value-type="float" office:value="64406.9830310515" calcext:value-type="float">
            <text:p>64406.9830310515</text:p>
          </table:table-cell>
          <table:table-cell table:formula="of:=[.E53]-[.E52]" office:value-type="float" office:value="0.0996165275573731" calcext:value-type="float">
            <text:p>0.09961652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97440.39301" calcext:value-type="float">
            <text:p>1456097440.39301</text:p>
          </table:table-cell>
          <table:table-cell office:value-type="float" office:value="1456097440.3944" calcext:value-type="float">
            <text:p>1456097440.3944</text:p>
          </table:table-cell>
          <table:table-cell office:value-type="float" office:value="6296" calcext:value-type="float">
            <text:p>6296</text:p>
          </table:table-cell>
          <table:table-cell table:formula="of:=[.B54]-[.B$2]" office:value-type="float" office:value="5.40841484069824" calcext:value-type="float">
            <text:p>5.4084148407</text:p>
          </table:table-cell>
          <table:table-cell table:formula="of:=[.D54]/([.E54]-[.E53])" office:value-type="float" office:value="64520.5015172764" calcext:value-type="float">
            <text:p>64520.5015172764</text:p>
          </table:table-cell>
          <table:table-cell table:formula="of:=[.E54]-[.E53]" office:value-type="float" office:value="0.0975813865661621" calcext:value-type="float">
            <text:p>0.09758138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97440.48914" calcext:value-type="float">
            <text:p>1456097440.48914</text:p>
          </table:table-cell>
          <table:table-cell office:value-type="float" office:value="1456097440.49042" calcext:value-type="float">
            <text:p>1456097440.49042</text:p>
          </table:table-cell>
          <table:table-cell office:value-type="float" office:value="6176" calcext:value-type="float">
            <text:p>6176</text:p>
          </table:table-cell>
          <table:table-cell table:formula="of:=[.B55]-[.B$2]" office:value-type="float" office:value="5.50455284118652" calcext:value-type="float">
            <text:p>5.5045528412</text:p>
          </table:table-cell>
          <table:table-cell table:formula="of:=[.D55]/([.E55]-[.E54])" office:value-type="float" office:value="64240.986588366" calcext:value-type="float">
            <text:p>64240.986588366</text:p>
          </table:table-cell>
          <table:table-cell table:formula="of:=[.E55]-[.E54]" office:value-type="float" office:value="0.0961380004882813" calcext:value-type="float">
            <text:p>0.09613800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97440.58378" calcext:value-type="float">
            <text:p>1456097440.58378</text:p>
          </table:table-cell>
          <table:table-cell office:value-type="float" office:value="1456097440.58504" calcext:value-type="float">
            <text:p>1456097440.58504</text:p>
          </table:table-cell>
          <table:table-cell office:value-type="float" office:value="6056" calcext:value-type="float">
            <text:p>6056</text:p>
          </table:table-cell>
          <table:table-cell table:formula="of:=[.B56]-[.B$2]" office:value-type="float" office:value="5.5991861820221" calcext:value-type="float">
            <text:p>5.599186182</text:p>
          </table:table-cell>
          <table:table-cell table:formula="of:=[.D56]/([.E56]-[.E55])" office:value-type="float" office:value="63994.3591394761" calcext:value-type="float">
            <text:p>63994.3591394761</text:p>
          </table:table-cell>
          <table:table-cell table:formula="of:=[.E56]-[.E55]" office:value-type="float" office:value="0.0946333408355713" calcext:value-type="float">
            <text:p>0.09463334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97440.67641" calcext:value-type="float">
            <text:p>1456097440.67641</text:p>
          </table:table-cell>
          <table:table-cell office:value-type="float" office:value="1456097440.67767" calcext:value-type="float">
            <text:p>1456097440.67767</text:p>
          </table:table-cell>
          <table:table-cell office:value-type="float" office:value="5936" calcext:value-type="float">
            <text:p>5936</text:p>
          </table:table-cell>
          <table:table-cell table:formula="of:=[.B57]-[.B$2]" office:value-type="float" office:value="5.6918215751648" calcext:value-type="float">
            <text:p>5.6918215752</text:p>
          </table:table-cell>
          <table:table-cell table:formula="of:=[.D57]/([.E57]-[.E56])" office:value-type="float" office:value="64079.1796592895" calcext:value-type="float">
            <text:p>64079.1796592895</text:p>
          </table:table-cell>
          <table:table-cell table:formula="of:=[.E57]-[.E56]" office:value-type="float" office:value="0.0926353931427002" calcext:value-type="float">
            <text:p>0.0926353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97440.76731" calcext:value-type="float">
            <text:p>1456097440.76731</text:p>
          </table:table-cell>
          <table:table-cell office:value-type="float" office:value="1456097440.76856" calcext:value-type="float">
            <text:p>1456097440.76856</text:p>
          </table:table-cell>
          <table:table-cell office:value-type="float" office:value="5824" calcext:value-type="float">
            <text:p>5824</text:p>
          </table:table-cell>
          <table:table-cell table:formula="of:=[.B58]-[.B$2]" office:value-type="float" office:value="5.78271722793579" calcext:value-type="float">
            <text:p>5.7827172279</text:p>
          </table:table-cell>
          <table:table-cell table:formula="of:=[.D58]/([.E58]-[.E57])" office:value-type="float" office:value="64073.4713097124" calcext:value-type="float">
            <text:p>64073.4713097124</text:p>
          </table:table-cell>
          <table:table-cell table:formula="of:=[.E58]-[.E57]" office:value-type="float" office:value="0.0908956527709961" calcext:value-type="float">
            <text:p>0.0908956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97440.85686" calcext:value-type="float">
            <text:p>1456097440.85686</text:p>
          </table:table-cell>
          <table:table-cell office:value-type="float" office:value="1456097440.85813" calcext:value-type="float">
            <text:p>1456097440.85813</text:p>
          </table:table-cell>
          <table:table-cell office:value-type="float" office:value="5712" calcext:value-type="float">
            <text:p>5712</text:p>
          </table:table-cell>
          <table:table-cell table:formula="of:=[.B59]-[.B$2]" office:value-type="float" office:value="5.87226629257202" calcext:value-type="float">
            <text:p>5.8722662926</text:p>
          </table:table-cell>
          <table:table-cell table:formula="of:=[.D59]/([.E59]-[.E58])" office:value-type="float" office:value="63786.2608973472" calcext:value-type="float">
            <text:p>63786.2608973472</text:p>
          </table:table-cell>
          <table:table-cell table:formula="of:=[.E59]-[.E58]" office:value-type="float" office:value="0.0895490646362305" calcext:value-type="float">
            <text:p>0.08954906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97440.94425" calcext:value-type="float">
            <text:p>1456097440.94425</text:p>
          </table:table-cell>
          <table:table-cell office:value-type="float" office:value="1456097440.94552" calcext:value-type="float">
            <text:p>1456097440.94552</text:p>
          </table:table-cell>
          <table:table-cell office:value-type="float" office:value="5608" calcext:value-type="float">
            <text:p>5608</text:p>
          </table:table-cell>
          <table:table-cell table:formula="of:=[.B60]-[.B$2]" office:value-type="float" office:value="5.95966339111328" calcext:value-type="float">
            <text:p>5.9596633911</text:p>
          </table:table-cell>
          <table:table-cell table:formula="of:=[.D60]/([.E60]-[.E59])" office:value-type="float" office:value="64166.8899037019" calcext:value-type="float">
            <text:p>64166.8899037019</text:p>
          </table:table-cell>
          <table:table-cell table:formula="of:=[.E60]-[.E59]" office:value-type="float" office:value="0.0873970985412598" calcext:value-type="float">
            <text:p>0.08739709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97441.03072" calcext:value-type="float">
            <text:p>1456097441.03072</text:p>
          </table:table-cell>
          <table:table-cell office:value-type="float" office:value="1456097441.032" calcext:value-type="float">
            <text:p>1456097441.032</text:p>
          </table:table-cell>
          <table:table-cell office:value-type="float" office:value="5504" calcext:value-type="float">
            <text:p>5504</text:p>
          </table:table-cell>
          <table:table-cell table:formula="of:=[.B61]-[.B$2]" office:value-type="float" office:value="6.04613375663757" calcext:value-type="float">
            <text:p>6.0461337566</text:p>
          </table:table-cell>
          <table:table-cell table:formula="of:=[.D61]/([.E61]-[.E60])" office:value-type="float" office:value="63651.8646200677" calcext:value-type="float">
            <text:p>63651.8646200677</text:p>
          </table:table-cell>
          <table:table-cell table:formula="of:=[.E61]-[.E60]" office:value-type="float" office:value="0.086470365524292" calcext:value-type="float">
            <text:p>0.08647036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97441.116" calcext:value-type="float">
            <text:p>1456097441.116</text:p>
          </table:table-cell>
          <table:table-cell office:value-type="float" office:value="1456097441.11727" calcext:value-type="float">
            <text:p>1456097441.11727</text:p>
          </table:table-cell>
          <table:table-cell office:value-type="float" office:value="5400" calcext:value-type="float">
            <text:p>5400</text:p>
          </table:table-cell>
          <table:table-cell table:formula="of:=[.B62]-[.B$2]" office:value-type="float" office:value="6.13140606880188" calcext:value-type="float">
            <text:p>6.1314060688</text:p>
          </table:table-cell>
          <table:table-cell table:formula="of:=[.D62]/([.E62]-[.E61])" office:value-type="float" office:value="63326.5342869445" calcext:value-type="float">
            <text:p>63326.5342869445</text:p>
          </table:table-cell>
          <table:table-cell table:formula="of:=[.E62]-[.E61]" office:value-type="float" office:value="0.0852723121643066" calcext:value-type="float">
            <text:p>0.0852723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97441.19876" calcext:value-type="float">
            <text:p>1456097441.19876</text:p>
          </table:table-cell>
          <table:table-cell office:value-type="float" office:value="1456097441.20016" calcext:value-type="float">
            <text:p>1456097441.20016</text:p>
          </table:table-cell>
          <table:table-cell office:value-type="float" office:value="5304" calcext:value-type="float">
            <text:p>5304</text:p>
          </table:table-cell>
          <table:table-cell table:formula="of:=[.B63]-[.B$2]" office:value-type="float" office:value="6.21417236328125" calcext:value-type="float">
            <text:p>6.2141723633</text:p>
          </table:table-cell>
          <table:table-cell table:formula="of:=[.D63]/([.E63]-[.E62])" office:value-type="float" office:value="64084.0578083636" calcext:value-type="float">
            <text:p>64084.0578083636</text:p>
          </table:table-cell>
          <table:table-cell table:formula="of:=[.E63]-[.E62]" office:value-type="float" office:value="0.0827662944793701" calcext:value-type="float">
            <text:p>0.08276629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97441.28074" calcext:value-type="float">
            <text:p>1456097441.28074</text:p>
          </table:table-cell>
          <table:table-cell office:value-type="float" office:value="1456097441.28199" calcext:value-type="float">
            <text:p>1456097441.28199</text:p>
          </table:table-cell>
          <table:table-cell office:value-type="float" office:value="5216" calcext:value-type="float">
            <text:p>5216</text:p>
          </table:table-cell>
          <table:table-cell table:formula="of:=[.B64]-[.B$2]" office:value-type="float" office:value="6.29614973068237" calcext:value-type="float">
            <text:p>6.2961497307</text:p>
          </table:table-cell>
          <table:table-cell table:formula="of:=[.D64]/([.E64]-[.E63])" office:value-type="float" office:value="63627.317701941" calcext:value-type="float">
            <text:p>63627.317701941</text:p>
          </table:table-cell>
          <table:table-cell table:formula="of:=[.E64]-[.E63]" office:value-type="float" office:value="0.0819773674011231" calcext:value-type="float">
            <text:p>0.08197736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97441.36136" calcext:value-type="float">
            <text:p>1456097441.36136</text:p>
          </table:table-cell>
          <table:table-cell office:value-type="float" office:value="1456097441.36264" calcext:value-type="float">
            <text:p>1456097441.36264</text:p>
          </table:table-cell>
          <table:table-cell office:value-type="float" office:value="5128" calcext:value-type="float">
            <text:p>5128</text:p>
          </table:table-cell>
          <table:table-cell table:formula="of:=[.B65]-[.B$2]" office:value-type="float" office:value="6.37677001953125" calcext:value-type="float">
            <text:p>6.3767700195</text:p>
          </table:table-cell>
          <table:table-cell table:formula="of:=[.D65]/([.E65]-[.E64])" office:value-type="float" office:value="63606.8175048648" calcext:value-type="float">
            <text:p>63606.8175048648</text:p>
          </table:table-cell>
          <table:table-cell table:formula="of:=[.E65]-[.E64]" office:value-type="float" office:value="0.080620288848877" calcext:value-type="float">
            <text:p>0.08062028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97441.4408" calcext:value-type="float">
            <text:p>1456097441.4408</text:p>
          </table:table-cell>
          <table:table-cell office:value-type="float" office:value="1456097441.44253" calcext:value-type="float">
            <text:p>1456097441.44253</text:p>
          </table:table-cell>
          <table:table-cell office:value-type="float" office:value="5048" calcext:value-type="float">
            <text:p>5048</text:p>
          </table:table-cell>
          <table:table-cell table:formula="of:=[.B66]-[.B$2]" office:value-type="float" office:value="6.45621156692505" calcext:value-type="float">
            <text:p>6.4562115669</text:p>
          </table:table-cell>
          <table:table-cell table:formula="of:=[.D66]/([.E66]-[.E65])" office:value-type="float" office:value="63543.5759449223" calcext:value-type="float">
            <text:p>63543.5759449223</text:p>
          </table:table-cell>
          <table:table-cell table:formula="of:=[.E66]-[.E65]" office:value-type="float" office:value="0.0794415473937988" calcext:value-type="float">
            <text:p>0.07944154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97441.51903" calcext:value-type="float">
            <text:p>1456097441.51903</text:p>
          </table:table-cell>
          <table:table-cell office:value-type="float" office:value="1456097441.52031" calcext:value-type="float">
            <text:p>1456097441.52031</text:p>
          </table:table-cell>
          <table:table-cell office:value-type="float" office:value="4968" calcext:value-type="float">
            <text:p>4968</text:p>
          </table:table-cell>
          <table:table-cell table:formula="of:=[.B67]-[.B$2]" office:value-type="float" office:value="6.53443694114685" calcext:value-type="float">
            <text:p>6.5344369411</text:p>
          </table:table-cell>
          <table:table-cell table:formula="of:=[.D67]/([.E67]-[.E66])" office:value-type="float" office:value="63508.8045205592" calcext:value-type="float">
            <text:p>63508.8045205592</text:p>
          </table:table-cell>
          <table:table-cell table:formula="of:=[.E67]-[.E66]" office:value-type="float" office:value="0.0782253742218018" calcext:value-type="float">
            <text:p>0.07822537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97441.59634" calcext:value-type="float">
            <text:p>1456097441.59634</text:p>
          </table:table-cell>
          <table:table-cell office:value-type="float" office:value="1456097441.59759" calcext:value-type="float">
            <text:p>1456097441.59759</text:p>
          </table:table-cell>
          <table:table-cell office:value-type="float" office:value="4888" calcext:value-type="float">
            <text:p>4888</text:p>
          </table:table-cell>
          <table:table-cell table:formula="of:=[.B68]-[.B$2]" office:value-type="float" office:value="6.61175036430359" calcext:value-type="float">
            <text:p>6.6117503643</text:p>
          </table:table-cell>
          <table:table-cell table:formula="of:=[.D68]/([.E68]-[.E67])" office:value-type="float" office:value="63223.1739382501" calcext:value-type="float">
            <text:p>63223.1739382501</text:p>
          </table:table-cell>
          <table:table-cell table:formula="of:=[.E68]-[.E67]" office:value-type="float" office:value="0.0773134231567383" calcext:value-type="float">
            <text:p>0.07731342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97441.67221" calcext:value-type="float">
            <text:p>1456097441.67221</text:p>
          </table:table-cell>
          <table:table-cell office:value-type="float" office:value="1456097441.67353" calcext:value-type="float">
            <text:p>1456097441.67353</text:p>
          </table:table-cell>
          <table:table-cell office:value-type="float" office:value="4824" calcext:value-type="float">
            <text:p>4824</text:p>
          </table:table-cell>
          <table:table-cell table:formula="of:=[.B69]-[.B$2]" office:value-type="float" office:value="6.68761730194092" calcext:value-type="float">
            <text:p>6.6876173019</text:p>
          </table:table-cell>
          <table:table-cell table:formula="of:=[.D69]/([.E69]-[.E68])" office:value-type="float" office:value="63585.010153704" calcext:value-type="float">
            <text:p>63585.010153704</text:p>
          </table:table-cell>
          <table:table-cell table:formula="of:=[.E69]-[.E68]" office:value-type="float" office:value="0.0758669376373291" calcext:value-type="float">
            <text:p>0.07586693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97441.74751" calcext:value-type="float">
            <text:p>1456097441.74751</text:p>
          </table:table-cell>
          <table:table-cell office:value-type="float" office:value="1456097441.74878" calcext:value-type="float">
            <text:p>1456097441.74878</text:p>
          </table:table-cell>
          <table:table-cell office:value-type="float" office:value="4760" calcext:value-type="float">
            <text:p>4760</text:p>
          </table:table-cell>
          <table:table-cell table:formula="of:=[.B70]-[.B$2]" office:value-type="float" office:value="6.76291966438293" calcext:value-type="float">
            <text:p>6.7629196644</text:p>
          </table:table-cell>
          <table:table-cell table:formula="of:=[.D70]/([.E70]-[.E69])" office:value-type="float" office:value="63211.8282300271" calcext:value-type="float">
            <text:p>63211.8282300271</text:p>
          </table:table-cell>
          <table:table-cell table:formula="of:=[.E70]-[.E69]" office:value-type="float" office:value="0.0753023624420166" calcext:value-type="float">
            <text:p>0.07530236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97441.82166" calcext:value-type="float">
            <text:p>1456097441.82166</text:p>
          </table:table-cell>
          <table:table-cell office:value-type="float" office:value="1456097441.82297" calcext:value-type="float">
            <text:p>1456097441.82297</text:p>
          </table:table-cell>
          <table:table-cell office:value-type="float" office:value="4696" calcext:value-type="float">
            <text:p>4696</text:p>
          </table:table-cell>
          <table:table-cell table:formula="of:=[.B71]-[.B$2]" office:value-type="float" office:value="6.83706569671631" calcext:value-type="float">
            <text:p>6.8370656967</text:p>
          </table:table-cell>
          <table:table-cell table:formula="of:=[.D71]/([.E71]-[.E70])" office:value-type="float" office:value="63334.4745796502" calcext:value-type="float">
            <text:p>63334.4745796502</text:p>
          </table:table-cell>
          <table:table-cell table:formula="of:=[.E71]-[.E70]" office:value-type="float" office:value="0.074146032333374" calcext:value-type="float">
            <text:p>0.0741460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97441.89476" calcext:value-type="float">
            <text:p>1456097441.89476</text:p>
          </table:table-cell>
          <table:table-cell office:value-type="float" office:value="1456097441.89634" calcext:value-type="float">
            <text:p>1456097441.89634</text:p>
          </table:table-cell>
          <table:table-cell office:value-type="float" office:value="4640" calcext:value-type="float">
            <text:p>4640</text:p>
          </table:table-cell>
          <table:table-cell table:formula="of:=[.B72]-[.B$2]" office:value-type="float" office:value="6.91016793251038" calcext:value-type="float">
            <text:p>6.9101679325</text:p>
          </table:table-cell>
          <table:table-cell table:formula="of:=[.D72]/([.E72]-[.E71])" office:value-type="float" office:value="63472.7508618356" calcext:value-type="float">
            <text:p>63472.7508618356</text:p>
          </table:table-cell>
          <table:table-cell table:formula="of:=[.E72]-[.E71]" office:value-type="float" office:value="0.0731022357940674" calcext:value-type="float">
            <text:p>0.07310223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97441.96742" calcext:value-type="float">
            <text:p>1456097441.96742</text:p>
          </table:table-cell>
          <table:table-cell office:value-type="float" office:value="1456097441.9687" calcext:value-type="float">
            <text:p>1456097441.9687</text:p>
          </table:table-cell>
          <table:table-cell office:value-type="float" office:value="4584" calcext:value-type="float">
            <text:p>4584</text:p>
          </table:table-cell>
          <table:table-cell table:formula="of:=[.B73]-[.B$2]" office:value-type="float" office:value="6.98283267021179" calcext:value-type="float">
            <text:p>6.9828326702</text:p>
          </table:table-cell>
          <table:table-cell table:formula="of:=[.D73]/([.E73]-[.E72])" office:value-type="float" office:value="63084.2434033953" calcext:value-type="float">
            <text:p>63084.2434033953</text:p>
          </table:table-cell>
          <table:table-cell table:formula="of:=[.E73]-[.E72]" office:value-type="float" office:value="0.072664737701416" calcext:value-type="float">
            <text:p>0.07266473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97442.03888" calcext:value-type="float">
            <text:p>1456097442.03888</text:p>
          </table:table-cell>
          <table:table-cell office:value-type="float" office:value="1456097442.04012" calcext:value-type="float">
            <text:p>1456097442.04012</text:p>
          </table:table-cell>
          <table:table-cell office:value-type="float" office:value="4536" calcext:value-type="float">
            <text:p>4536</text:p>
          </table:table-cell>
          <table:table-cell table:formula="of:=[.B74]-[.B$2]" office:value-type="float" office:value="7.05428671836853" calcext:value-type="float">
            <text:p>7.0542867184</text:p>
          </table:table-cell>
          <table:table-cell table:formula="of:=[.D74]/([.E74]-[.E73])" office:value-type="float" office:value="63481.3578378378" calcext:value-type="float">
            <text:p>63481.3578378378</text:p>
          </table:table-cell>
          <table:table-cell table:formula="of:=[.E74]-[.E73]" office:value-type="float" office:value="0.0714540481567383" calcext:value-type="float">
            <text:p>0.07145404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97442.11012" calcext:value-type="float">
            <text:p>1456097442.11012</text:p>
          </table:table-cell>
          <table:table-cell office:value-type="float" office:value="1456097442.11137" calcext:value-type="float">
            <text:p>1456097442.11137</text:p>
          </table:table-cell>
          <table:table-cell office:value-type="float" office:value="4496" calcext:value-type="float">
            <text:p>4496</text:p>
          </table:table-cell>
          <table:table-cell table:formula="of:=[.B75]-[.B$2]" office:value-type="float" office:value="7.12553334236145" calcext:value-type="float">
            <text:p>7.1255333424</text:p>
          </table:table-cell>
          <table:table-cell table:formula="of:=[.D75]/([.E75]-[.E74])" office:value-type="float" office:value="63104.7444500218" calcext:value-type="float">
            <text:p>63104.7444500218</text:p>
          </table:table-cell>
          <table:table-cell table:formula="of:=[.E75]-[.E74]" office:value-type="float" office:value="0.0712466239929199" calcext:value-type="float">
            <text:p>0.0712466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97442.18019" calcext:value-type="float">
            <text:p>1456097442.18019</text:p>
          </table:table-cell>
          <table:table-cell office:value-type="float" office:value="1456097442.18146" calcext:value-type="float">
            <text:p>1456097442.18146</text:p>
          </table:table-cell>
          <table:table-cell office:value-type="float" office:value="4456" calcext:value-type="float">
            <text:p>4456</text:p>
          </table:table-cell>
          <table:table-cell table:formula="of:=[.B76]-[.B$2]" office:value-type="float" office:value="7.19560027122498" calcext:value-type="float">
            <text:p>7.1956002712</text:p>
          </table:table-cell>
          <table:table-cell table:formula="of:=[.D76]/([.E76]-[.E75])" office:value-type="float" office:value="63596.3367065693" calcext:value-type="float">
            <text:p>63596.3367065693</text:p>
          </table:table-cell>
          <table:table-cell table:formula="of:=[.E76]-[.E75]" office:value-type="float" office:value="0.0700669288635254" calcext:value-type="float">
            <text:p>0.07006692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97442.25007" calcext:value-type="float">
            <text:p>1456097442.25007</text:p>
          </table:table-cell>
          <table:table-cell office:value-type="float" office:value="1456097442.25133" calcext:value-type="float">
            <text:p>1456097442.25133</text:p>
          </table:table-cell>
          <table:table-cell office:value-type="float" office:value="4424" calcext:value-type="float">
            <text:p>4424</text:p>
          </table:table-cell>
          <table:table-cell table:formula="of:=[.B77]-[.B$2]" office:value-type="float" office:value="7.26547694206238" calcext:value-type="float">
            <text:p>7.2654769421</text:p>
          </table:table-cell>
          <table:table-cell table:formula="of:=[.D77]/([.E77]-[.E76])" office:value-type="float" office:value="63311.5451406423" calcext:value-type="float">
            <text:p>63311.5451406423</text:p>
          </table:table-cell>
          <table:table-cell table:formula="of:=[.E77]-[.E76]" office:value-type="float" office:value="0.0698766708374023" calcext:value-type="float">
            <text:p>0.06987667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97442.31939" calcext:value-type="float">
            <text:p>1456097442.31939</text:p>
          </table:table-cell>
          <table:table-cell office:value-type="float" office:value="1456097442.32065" calcext:value-type="float">
            <text:p>1456097442.32065</text:p>
          </table:table-cell>
          <table:table-cell office:value-type="float" office:value="4392" calcext:value-type="float">
            <text:p>4392</text:p>
          </table:table-cell>
          <table:table-cell table:formula="of:=[.B78]-[.B$2]" office:value-type="float" office:value="7.33479976654053" calcext:value-type="float">
            <text:p>7.3347997665</text:p>
          </table:table-cell>
          <table:table-cell table:formula="of:=[.D78]/([.E78]-[.E77])" office:value-type="float" office:value="63355.7566798849" calcext:value-type="float">
            <text:p>63355.7566798849</text:p>
          </table:table-cell>
          <table:table-cell table:formula="of:=[.E78]-[.E77]" office:value-type="float" office:value="0.0693228244781494" calcext:value-type="float">
            <text:p>0.0693228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97442.38848" calcext:value-type="float">
            <text:p>1456097442.38848</text:p>
          </table:table-cell>
          <table:table-cell office:value-type="float" office:value="1456097442.38977" calcext:value-type="float">
            <text:p>1456097442.38977</text:p>
          </table:table-cell>
          <table:table-cell office:value-type="float" office:value="4360" calcext:value-type="float">
            <text:p>4360</text:p>
          </table:table-cell>
          <table:table-cell table:formula="of:=[.B79]-[.B$2]" office:value-type="float" office:value="7.40389442443848" calcext:value-type="float">
            <text:p>7.4038944244</text:p>
          </table:table-cell>
          <table:table-cell table:formula="of:=[.D79]/([.E79]-[.E78])" office:value-type="float" office:value="63101.8393120868" calcext:value-type="float">
            <text:p>63101.8393120868</text:p>
          </table:table-cell>
          <table:table-cell table:formula="of:=[.E79]-[.E78]" office:value-type="float" office:value="0.0690946578979492" calcext:value-type="float">
            <text:p>0.0690946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97442.45691" calcext:value-type="float">
            <text:p>1456097442.45691</text:p>
          </table:table-cell>
          <table:table-cell office:value-type="float" office:value="1456097442.45817" calcext:value-type="float">
            <text:p>1456097442.45817</text:p>
          </table:table-cell>
          <table:table-cell office:value-type="float" office:value="4344" calcext:value-type="float">
            <text:p>4344</text:p>
          </table:table-cell>
          <table:table-cell table:formula="of:=[.B80]-[.B$2]" office:value-type="float" office:value="7.47232031822205" calcext:value-type="float">
            <text:p>7.4723203182</text:p>
          </table:table-cell>
          <table:table-cell table:formula="of:=[.D80]/([.E80]-[.E79])" office:value-type="float" office:value="63484.7388875919" calcext:value-type="float">
            <text:p>63484.7388875919</text:p>
          </table:table-cell>
          <table:table-cell table:formula="of:=[.E80]-[.E79]" office:value-type="float" office:value="0.0684258937835693" calcext:value-type="float">
            <text:p>0.06842589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97442.52515" calcext:value-type="float">
            <text:p>1456097442.52515</text:p>
          </table:table-cell>
          <table:table-cell office:value-type="float" office:value="1456097442.52669" calcext:value-type="float">
            <text:p>1456097442.52669</text:p>
          </table:table-cell>
          <table:table-cell office:value-type="float" office:value="4320" calcext:value-type="float">
            <text:p>4320</text:p>
          </table:table-cell>
          <table:table-cell table:formula="of:=[.B81]-[.B$2]" office:value-type="float" office:value="7.54056334495544" calcext:value-type="float">
            <text:p>7.540563345</text:p>
          </table:table-cell>
          <table:table-cell table:formula="of:=[.D81]/([.E81]-[.E80])" office:value-type="float" office:value="63303.1711339054" calcext:value-type="float">
            <text:p>63303.1711339054</text:p>
          </table:table-cell>
          <table:table-cell table:formula="of:=[.E81]-[.E80]" office:value-type="float" office:value="0.0682430267333984" calcext:value-type="float">
            <text:p>0.06824302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97442.59287" calcext:value-type="float">
            <text:p>1456097442.59287</text:p>
          </table:table-cell>
          <table:table-cell office:value-type="float" office:value="1456097442.59414" calcext:value-type="float">
            <text:p>1456097442.59414</text:p>
          </table:table-cell>
          <table:table-cell office:value-type="float" office:value="4312" calcext:value-type="float">
            <text:p>4312</text:p>
          </table:table-cell>
          <table:table-cell table:formula="of:=[.B82]-[.B$2]" office:value-type="float" office:value="7.60828423500061" calcext:value-type="float">
            <text:p>7.608284235</text:p>
          </table:table-cell>
          <table:table-cell table:formula="of:=[.D82]/([.E82]-[.E81])" office:value-type="float" office:value="63673.1147083882" calcext:value-type="float">
            <text:p>63673.1147083882</text:p>
          </table:table-cell>
          <table:table-cell table:formula="of:=[.E82]-[.E81]" office:value-type="float" office:value="0.067720890045166" calcext:value-type="float">
            <text:p>0.067720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97442.6606" calcext:value-type="float">
            <text:p>1456097442.6606</text:p>
          </table:table-cell>
          <table:table-cell office:value-type="float" office:value="1456097442.66186" calcext:value-type="float">
            <text:p>1456097442.66186</text:p>
          </table:table-cell>
          <table:table-cell office:value-type="float" office:value="4296" calcext:value-type="float">
            <text:p>4296</text:p>
          </table:table-cell>
          <table:table-cell table:formula="of:=[.B83]-[.B$2]" office:value-type="float" office:value="7.67601132392883" calcext:value-type="float">
            <text:p>7.6760113239</text:p>
          </table:table-cell>
          <table:table-cell table:formula="of:=[.D83]/([.E83]-[.E82])" office:value-type="float" office:value="63431.0446231184" calcext:value-type="float">
            <text:p>63431.0446231184</text:p>
          </table:table-cell>
          <table:table-cell table:formula="of:=[.E83]-[.E82]" office:value-type="float" office:value="0.0677270889282227" calcext:value-type="float">
            <text:p>0.06772708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97442.72822" calcext:value-type="float">
            <text:p>1456097442.72822</text:p>
          </table:table-cell>
          <table:table-cell office:value-type="float" office:value="1456097442.72953" calcext:value-type="float">
            <text:p>1456097442.72953</text:p>
          </table:table-cell>
          <table:table-cell office:value-type="float" office:value="4296" calcext:value-type="float">
            <text:p>4296</text:p>
          </table:table-cell>
          <table:table-cell table:formula="of:=[.B84]-[.B$2]" office:value-type="float" office:value="7.74363231658936" calcext:value-type="float">
            <text:p>7.7436323166</text:p>
          </table:table-cell>
          <table:table-cell table:formula="of:=[.D84]/([.E84]-[.E83])" office:value-type="float" office:value="63530.5669286341" calcext:value-type="float">
            <text:p>63530.5669286341</text:p>
          </table:table-cell>
          <table:table-cell table:formula="of:=[.E84]-[.E83]" office:value-type="float" office:value="0.0676209926605225" calcext:value-type="float">
            <text:p>0.06762099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97442.79557" calcext:value-type="float">
            <text:p>1456097442.79557</text:p>
          </table:table-cell>
          <table:table-cell office:value-type="float" office:value="1456097442.79696" calcext:value-type="float">
            <text:p>1456097442.79696</text:p>
          </table:table-cell>
          <table:table-cell office:value-type="float" office:value="4296" calcext:value-type="float">
            <text:p>4296</text:p>
          </table:table-cell>
          <table:table-cell table:formula="of:=[.B85]-[.B$2]" office:value-type="float" office:value="7.81097912788391" calcext:value-type="float">
            <text:p>7.8109791279</text:p>
          </table:table-cell>
          <table:table-cell table:formula="of:=[.D85]/([.E85]-[.E84])" office:value-type="float" office:value="63789.2116556273" calcext:value-type="float">
            <text:p>63789.2116556273</text:p>
          </table:table-cell>
          <table:table-cell table:formula="of:=[.E85]-[.E84]" office:value-type="float" office:value="0.0673468112945557" calcext:value-type="float">
            <text:p>0.0673468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97442.86326" calcext:value-type="float">
            <text:p>1456097442.86326</text:p>
          </table:table-cell>
          <table:table-cell office:value-type="float" office:value="1456097442.86452" calcext:value-type="float">
            <text:p>1456097442.86452</text:p>
          </table:table-cell>
          <table:table-cell office:value-type="float" office:value="4296" calcext:value-type="float">
            <text:p>4296</text:p>
          </table:table-cell>
          <table:table-cell table:formula="of:=[.B86]-[.B$2]" office:value-type="float" office:value="7.87866902351379" calcext:value-type="float">
            <text:p>7.8786690235</text:p>
          </table:table-cell>
          <table:table-cell table:formula="of:=[.D86]/([.E86]-[.E85])" office:value-type="float" office:value="63465.8978274958" calcext:value-type="float">
            <text:p>63465.8978274958</text:p>
          </table:table-cell>
          <table:table-cell table:formula="of:=[.E86]-[.E85]" office:value-type="float" office:value="0.0676898956298828" calcext:value-type="float">
            <text:p>0.06768989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97442.93065" calcext:value-type="float">
            <text:p>1456097442.93065</text:p>
          </table:table-cell>
          <table:table-cell office:value-type="float" office:value="1456097442.93195" calcext:value-type="float">
            <text:p>1456097442.93195</text:p>
          </table:table-cell>
          <table:table-cell office:value-type="float" office:value="4304" calcext:value-type="float">
            <text:p>4304</text:p>
          </table:table-cell>
          <table:table-cell table:formula="of:=[.B87]-[.B$2]" office:value-type="float" office:value="7.94605946540833" calcext:value-type="float">
            <text:p>7.9460594654</text:p>
          </table:table-cell>
          <table:table-cell table:formula="of:=[.D87]/([.E87]-[.E86])" office:value-type="float" office:value="63866.6237971244" calcext:value-type="float">
            <text:p>63866.6237971244</text:p>
          </table:table-cell>
          <table:table-cell table:formula="of:=[.E87]-[.E86]" office:value-type="float" office:value="0.0673904418945313" calcext:value-type="float">
            <text:p>0.0673904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97442.99846" calcext:value-type="float">
            <text:p>1456097442.99846</text:p>
          </table:table-cell>
          <table:table-cell office:value-type="float" office:value="1456097442.99972" calcext:value-type="float">
            <text:p>1456097442.99972</text:p>
          </table:table-cell>
          <table:table-cell office:value-type="float" office:value="4312" calcext:value-type="float">
            <text:p>4312</text:p>
          </table:table-cell>
          <table:table-cell table:formula="of:=[.B88]-[.B$2]" office:value-type="float" office:value="8.01387071609497" calcext:value-type="float">
            <text:p>8.0138707161</text:p>
          </table:table-cell>
          <table:table-cell table:formula="of:=[.D88]/([.E88]-[.E87])" office:value-type="float" office:value="63588.2682642984" calcext:value-type="float">
            <text:p>63588.2682642984</text:p>
          </table:table-cell>
          <table:table-cell table:formula="of:=[.E88]-[.E87]" office:value-type="float" office:value="0.0678112506866455" calcext:value-type="float">
            <text:p>0.0678112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97443.06628" calcext:value-type="float">
            <text:p>1456097443.06628</text:p>
          </table:table-cell>
          <table:table-cell office:value-type="float" office:value="1456097443.06753" calcext:value-type="float">
            <text:p>1456097443.06753</text:p>
          </table:table-cell>
          <table:table-cell office:value-type="float" office:value="4328" calcext:value-type="float">
            <text:p>4328</text:p>
          </table:table-cell>
          <table:table-cell table:formula="of:=[.B89]-[.B$2]" office:value-type="float" office:value="8.08168959617615" calcext:value-type="float">
            <text:p>8.0816895962</text:p>
          </table:table-cell>
          <table:table-cell table:formula="of:=[.D89]/([.E89]-[.E88])" office:value-type="float" office:value="63817.0373031749" calcext:value-type="float">
            <text:p>63817.0373031749</text:p>
          </table:table-cell>
          <table:table-cell table:formula="of:=[.E89]-[.E88]" office:value-type="float" office:value="0.0678188800811768" calcext:value-type="float">
            <text:p>0.06781888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97443.13443" calcext:value-type="float">
            <text:p>1456097443.13443</text:p>
          </table:table-cell>
          <table:table-cell office:value-type="float" office:value="1456097443.13596" calcext:value-type="float">
            <text:p>1456097443.13596</text:p>
          </table:table-cell>
          <table:table-cell office:value-type="float" office:value="4344" calcext:value-type="float">
            <text:p>4344</text:p>
          </table:table-cell>
          <table:table-cell table:formula="of:=[.B90]-[.B$2]" office:value-type="float" office:value="8.14984345436096" calcext:value-type="float">
            <text:p>8.1498434544</text:p>
          </table:table-cell>
          <table:table-cell table:formula="of:=[.D90]/([.E90]-[.E89])" office:value-type="float" office:value="63738.1377327204" calcext:value-type="float">
            <text:p>63738.1377327204</text:p>
          </table:table-cell>
          <table:table-cell table:formula="of:=[.E90]-[.E89]" office:value-type="float" office:value="0.0681538581848145" calcext:value-type="float">
            <text:p>0.06815385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97443.20229" calcext:value-type="float">
            <text:p>1456097443.20229</text:p>
          </table:table-cell>
          <table:table-cell office:value-type="float" office:value="1456097443.20355" calcext:value-type="float">
            <text:p>1456097443.20355</text:p>
          </table:table-cell>
          <table:table-cell office:value-type="float" office:value="4368" calcext:value-type="float">
            <text:p>4368</text:p>
          </table:table-cell>
          <table:table-cell table:formula="of:=[.B91]-[.B$2]" office:value-type="float" office:value="8.21769762039185" calcext:value-type="float">
            <text:p>8.2176976204</text:p>
          </table:table-cell>
          <table:table-cell table:formula="of:=[.D91]/([.E91]-[.E90])" office:value-type="float" office:value="64373.3503114887" calcext:value-type="float">
            <text:p>64373.3503114887</text:p>
          </table:table-cell>
          <table:table-cell table:formula="of:=[.E91]-[.E90]" office:value-type="float" office:value="0.0678541660308838" calcext:value-type="float">
            <text:p>0.0678541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97443.27105" calcext:value-type="float">
            <text:p>1456097443.27105</text:p>
          </table:table-cell>
          <table:table-cell office:value-type="float" office:value="1456097443.27232" calcext:value-type="float">
            <text:p>1456097443.27232</text:p>
          </table:table-cell>
          <table:table-cell office:value-type="float" office:value="4392" calcext:value-type="float">
            <text:p>4392</text:p>
          </table:table-cell>
          <table:table-cell table:formula="of:=[.B92]-[.B$2]" office:value-type="float" office:value="8.28646326065064" calcext:value-type="float">
            <text:p>8.2864632607</text:p>
          </table:table-cell>
          <table:table-cell table:formula="of:=[.D92]/([.E92]-[.E91])" office:value-type="float" office:value="63869.1064821235" calcext:value-type="float">
            <text:p>63869.1064821235</text:p>
          </table:table-cell>
          <table:table-cell table:formula="of:=[.E92]-[.E91]" office:value-type="float" office:value="0.0687656402587891" calcext:value-type="float">
            <text:p>0.06876564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97443.33997" calcext:value-type="float">
            <text:p>1456097443.33997</text:p>
          </table:table-cell>
          <table:table-cell office:value-type="float" office:value="1456097443.34122" calcext:value-type="float">
            <text:p>1456097443.34122</text:p>
          </table:table-cell>
          <table:table-cell office:value-type="float" office:value="4424" calcext:value-type="float">
            <text:p>4424</text:p>
          </table:table-cell>
          <table:table-cell table:formula="of:=[.B93]-[.B$2]" office:value-type="float" office:value="8.35537767410278" calcext:value-type="float">
            <text:p>8.3553776741</text:p>
          </table:table-cell>
          <table:table-cell table:formula="of:=[.D93]/([.E93]-[.E92])" office:value-type="float" office:value="64195.5692341756" calcext:value-type="float">
            <text:p>64195.5692341756</text:p>
          </table:table-cell>
          <table:table-cell table:formula="of:=[.E93]-[.E92]" office:value-type="float" office:value="0.0689144134521484" calcext:value-type="float">
            <text:p>0.06891441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97443.40934" calcext:value-type="float">
            <text:p>1456097443.40934</text:p>
          </table:table-cell>
          <table:table-cell office:value-type="float" office:value="1456097443.4106" calcext:value-type="float">
            <text:p>1456097443.4106</text:p>
          </table:table-cell>
          <table:table-cell office:value-type="float" office:value="4456" calcext:value-type="float">
            <text:p>4456</text:p>
          </table:table-cell>
          <table:table-cell table:formula="of:=[.B94]-[.B$2]" office:value-type="float" office:value="8.42474889755249" calcext:value-type="float">
            <text:p>8.4247488976</text:p>
          </table:table-cell>
          <table:table-cell table:formula="of:=[.D94]/([.E94]-[.E93])" office:value-type="float" office:value="64234.1273284668" calcext:value-type="float">
            <text:p>64234.1273284668</text:p>
          </table:table-cell>
          <table:table-cell table:formula="of:=[.E94]-[.E93]" office:value-type="float" office:value="0.069371223449707" calcext:value-type="float">
            <text:p>0.06937122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97443.47902" calcext:value-type="float">
            <text:p>1456097443.47902</text:p>
          </table:table-cell>
          <table:table-cell office:value-type="float" office:value="1456097443.48032" calcext:value-type="float">
            <text:p>1456097443.48032</text:p>
          </table:table-cell>
          <table:table-cell office:value-type="float" office:value="4496" calcext:value-type="float">
            <text:p>4496</text:p>
          </table:table-cell>
          <table:table-cell table:formula="of:=[.B95]-[.B$2]" office:value-type="float" office:value="8.4944338798523" calcext:value-type="float">
            <text:p>8.4944338799</text:p>
          </table:table-cell>
          <table:table-cell table:formula="of:=[.D95]/([.E95]-[.E94])" office:value-type="float" office:value="64518.9228958533" calcext:value-type="float">
            <text:p>64518.9228958533</text:p>
          </table:table-cell>
          <table:table-cell table:formula="of:=[.E95]-[.E94]" office:value-type="float" office:value="0.0696849822998047" calcext:value-type="float">
            <text:p>0.06968498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97443.54959" calcext:value-type="float">
            <text:p>1456097443.54959</text:p>
          </table:table-cell>
          <table:table-cell office:value-type="float" office:value="1456097443.55084" calcext:value-type="float">
            <text:p>1456097443.55084</text:p>
          </table:table-cell>
          <table:table-cell office:value-type="float" office:value="4536" calcext:value-type="float">
            <text:p>4536</text:p>
          </table:table-cell>
          <table:table-cell table:formula="of:=[.B96]-[.B$2]" office:value-type="float" office:value="8.56499648094177" calcext:value-type="float">
            <text:p>8.5649964809</text:p>
          </table:table-cell>
          <table:table-cell table:formula="of:=[.D96]/([.E96]-[.E95])" office:value-type="float" office:value="64283.3445758056" calcext:value-type="float">
            <text:p>64283.3445758056</text:p>
          </table:table-cell>
          <table:table-cell table:formula="of:=[.E96]-[.E95]" office:value-type="float" office:value="0.0705626010894775" calcext:value-type="float">
            <text:p>0.07056260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97443.62043" calcext:value-type="float">
            <text:p>1456097443.62043</text:p>
          </table:table-cell>
          <table:table-cell office:value-type="float" office:value="1456097443.62165" calcext:value-type="float">
            <text:p>1456097443.62165</text:p>
          </table:table-cell>
          <table:table-cell office:value-type="float" office:value="4584" calcext:value-type="float">
            <text:p>4584</text:p>
          </table:table-cell>
          <table:table-cell table:formula="of:=[.B97]-[.B$2]" office:value-type="float" office:value="8.6358425617218" calcext:value-type="float">
            <text:p>8.6358425617</text:p>
          </table:table-cell>
          <table:table-cell table:formula="of:=[.D97]/([.E97]-[.E96])" office:value-type="float" office:value="64703.6497930338" calcext:value-type="float">
            <text:p>64703.6497930338</text:p>
          </table:table-cell>
          <table:table-cell table:formula="of:=[.E97]-[.E96]" office:value-type="float" office:value="0.0708460807800293" calcext:value-type="float">
            <text:p>0.07084608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97443.6922" calcext:value-type="float">
            <text:p>1456097443.6922</text:p>
          </table:table-cell>
          <table:table-cell office:value-type="float" office:value="1456097443.69346" calcext:value-type="float">
            <text:p>1456097443.69346</text:p>
          </table:table-cell>
          <table:table-cell office:value-type="float" office:value="4640" calcext:value-type="float">
            <text:p>4640</text:p>
          </table:table-cell>
          <table:table-cell table:formula="of:=[.B98]-[.B$2]" office:value-type="float" office:value="8.7076096534729" calcext:value-type="float">
            <text:p>8.7076096535</text:p>
          </table:table-cell>
          <table:table-cell table:formula="of:=[.D98]/([.E98]-[.E97])" office:value-type="float" office:value="64653.5882503413" calcext:value-type="float">
            <text:p>64653.5882503413</text:p>
          </table:table-cell>
          <table:table-cell table:formula="of:=[.E98]-[.E97]" office:value-type="float" office:value="0.0717670917510986" calcext:value-type="float">
            <text:p>0.07176709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97443.76474" calcext:value-type="float">
            <text:p>1456097443.76474</text:p>
          </table:table-cell>
          <table:table-cell office:value-type="float" office:value="1456097443.76617" calcext:value-type="float">
            <text:p>1456097443.76617</text:p>
          </table:table-cell>
          <table:table-cell office:value-type="float" office:value="4688" calcext:value-type="float">
            <text:p>4688</text:p>
          </table:table-cell>
          <table:table-cell table:formula="of:=[.B99]-[.B$2]" office:value-type="float" office:value="8.78014469146729" calcext:value-type="float">
            <text:p>8.7801446915</text:p>
          </table:table-cell>
          <table:table-cell table:formula="of:=[.D99]/([.E99]-[.E98])" office:value-type="float" office:value="64630.8340027742" calcext:value-type="float">
            <text:p>64630.8340027742</text:p>
          </table:table-cell>
          <table:table-cell table:formula="of:=[.E99]-[.E98]" office:value-type="float" office:value="0.0725350379943848" calcext:value-type="float">
            <text:p>0.072535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97443.83798" calcext:value-type="float">
            <text:p>1456097443.83798</text:p>
          </table:table-cell>
          <table:table-cell office:value-type="float" office:value="1456097443.83934" calcext:value-type="float">
            <text:p>1456097443.83934</text:p>
          </table:table-cell>
          <table:table-cell office:value-type="float" office:value="4752" calcext:value-type="float">
            <text:p>4752</text:p>
          </table:table-cell>
          <table:table-cell table:formula="of:=[.B100]-[.B$2]" office:value-type="float" office:value="8.8533890247345" calcext:value-type="float">
            <text:p>8.8533890247</text:p>
          </table:table-cell>
          <table:table-cell table:formula="of:=[.D100]/([.E100]-[.E99])" office:value-type="float" office:value="64878.7392556859" calcext:value-type="float">
            <text:p>64878.7392556859</text:p>
          </table:table-cell>
          <table:table-cell table:formula="of:=[.E100]-[.E99]" office:value-type="float" office:value="0.0732443332672119" calcext:value-type="float">
            <text:p>0.073244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97443.91183" calcext:value-type="float">
            <text:p>1456097443.91183</text:p>
          </table:table-cell>
          <table:table-cell office:value-type="float" office:value="1456097443.91311" calcext:value-type="float">
            <text:p>1456097443.91311</text:p>
          </table:table-cell>
          <table:table-cell office:value-type="float" office:value="4816" calcext:value-type="float">
            <text:p>4816</text:p>
          </table:table-cell>
          <table:table-cell table:formula="of:=[.B101]-[.B$2]" office:value-type="float" office:value="8.92723965644836" calcext:value-type="float">
            <text:p>8.9272396564</text:p>
          </table:table-cell>
          <table:table-cell table:formula="of:=[.D101]/([.E101]-[.E100])" office:value-type="float" office:value="65212.7123117849" calcext:value-type="float">
            <text:p>65212.7123117849</text:p>
          </table:table-cell>
          <table:table-cell table:formula="of:=[.E101]-[.E100]" office:value-type="float" office:value="0.0738506317138672" calcext:value-type="float">
            <text:p>0.07385063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97443.98709" calcext:value-type="float">
            <text:p>1456097443.98709</text:p>
          </table:table-cell>
          <table:table-cell office:value-type="float" office:value="1456097443.98836" calcext:value-type="float">
            <text:p>1456097443.98836</text:p>
          </table:table-cell>
          <table:table-cell office:value-type="float" office:value="4880" calcext:value-type="float">
            <text:p>4880</text:p>
          </table:table-cell>
          <table:table-cell table:formula="of:=[.B102]-[.B$2]" office:value-type="float" office:value="9.00250148773193" calcext:value-type="float">
            <text:p>9.0025014877</text:p>
          </table:table-cell>
          <table:table-cell table:formula="of:=[.D102]/([.E102]-[.E101])" office:value-type="float" office:value="64840.3037339509" calcext:value-type="float">
            <text:p>64840.3037339509</text:p>
          </table:table-cell>
          <table:table-cell table:formula="of:=[.E102]-[.E101]" office:value-type="float" office:value="0.0752618312835693" calcext:value-type="float">
            <text:p>0.07526183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97444.06273" calcext:value-type="float">
            <text:p>1456097444.06273</text:p>
          </table:table-cell>
          <table:table-cell office:value-type="float" office:value="1456097444.064" calcext:value-type="float">
            <text:p>1456097444.064</text:p>
          </table:table-cell>
          <table:table-cell office:value-type="float" office:value="4952" calcext:value-type="float">
            <text:p>4952</text:p>
          </table:table-cell>
          <table:table-cell table:formula="of:=[.B103]-[.B$2]" office:value-type="float" office:value="9.07814240455627" calcext:value-type="float">
            <text:p>9.0781424046</text:p>
          </table:table-cell>
          <table:table-cell table:formula="of:=[.D103]/([.E103]-[.E102])" office:value-type="float" office:value="65467.212824772" calcext:value-type="float">
            <text:p>65467.212824772</text:p>
          </table:table-cell>
          <table:table-cell table:formula="of:=[.E103]-[.E102]" office:value-type="float" office:value="0.0756409168243408" calcext:value-type="float">
            <text:p>0.0756409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97444.13966" calcext:value-type="float">
            <text:p>1456097444.13966</text:p>
          </table:table-cell>
          <table:table-cell office:value-type="float" office:value="1456097444.14102" calcext:value-type="float">
            <text:p>1456097444.14102</text:p>
          </table:table-cell>
          <table:table-cell office:value-type="float" office:value="5032" calcext:value-type="float">
            <text:p>5032</text:p>
          </table:table-cell>
          <table:table-cell table:formula="of:=[.B104]-[.B$2]" office:value-type="float" office:value="9.15506625175476" calcext:value-type="float">
            <text:p>9.1550662518</text:p>
          </table:table-cell>
          <table:table-cell table:formula="of:=[.D104]/([.E104]-[.E103])" office:value-type="float" office:value="65415.344958189" calcext:value-type="float">
            <text:p>65415.344958189</text:p>
          </table:table-cell>
          <table:table-cell table:formula="of:=[.E104]-[.E103]" office:value-type="float" office:value="0.0769238471984863" calcext:value-type="float">
            <text:p>0.07692384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97444.21811" calcext:value-type="float">
            <text:p>1456097444.21811</text:p>
          </table:table-cell>
          <table:table-cell office:value-type="float" office:value="1456097444.21937" calcext:value-type="float">
            <text:p>1456097444.21937</text:p>
          </table:table-cell>
          <table:table-cell office:value-type="float" office:value="5112" calcext:value-type="float">
            <text:p>5112</text:p>
          </table:table-cell>
          <table:table-cell table:formula="of:=[.B105]-[.B$2]" office:value-type="float" office:value="9.23352265357971" calcext:value-type="float">
            <text:p>9.2335226536</text:p>
          </table:table-cell>
          <table:table-cell table:formula="of:=[.D105]/([.E105]-[.E104])" office:value-type="float" office:value="65157.2068192178" calcext:value-type="float">
            <text:p>65157.2068192178</text:p>
          </table:table-cell>
          <table:table-cell table:formula="of:=[.E105]-[.E104]" office:value-type="float" office:value="0.0784564018249512" calcext:value-type="float">
            <text:p>0.0784564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97444.29702" calcext:value-type="float">
            <text:p>1456097444.29702</text:p>
          </table:table-cell>
          <table:table-cell office:value-type="float" office:value="1456097444.29826" calcext:value-type="float">
            <text:p>1456097444.29826</text:p>
          </table:table-cell>
          <table:table-cell office:value-type="float" office:value="5200" calcext:value-type="float">
            <text:p>5200</text:p>
          </table:table-cell>
          <table:table-cell table:formula="of:=[.B106]-[.B$2]" office:value-type="float" office:value="9.31242799758911" calcext:value-type="float">
            <text:p>9.3124279976</text:p>
          </table:table-cell>
          <table:table-cell table:formula="of:=[.D106]/([.E106]-[.E105])" office:value-type="float" office:value="65901.7467737111" calcext:value-type="float">
            <text:p>65901.7467737111</text:p>
          </table:table-cell>
          <table:table-cell table:formula="of:=[.E106]-[.E105]" office:value-type="float" office:value="0.0789053440093994" calcext:value-type="float">
            <text:p>0.0789053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97444.3776" calcext:value-type="float">
            <text:p>1456097444.3776</text:p>
          </table:table-cell>
          <table:table-cell office:value-type="float" office:value="1456097444.37887" calcext:value-type="float">
            <text:p>1456097444.37887</text:p>
          </table:table-cell>
          <table:table-cell office:value-type="float" office:value="5288" calcext:value-type="float">
            <text:p>5288</text:p>
          </table:table-cell>
          <table:table-cell table:formula="of:=[.B107]-[.B$2]" office:value-type="float" office:value="9.39301037788391" calcext:value-type="float">
            <text:p>9.3930103779</text:p>
          </table:table-cell>
          <table:table-cell table:formula="of:=[.D107]/([.E107]-[.E106])" office:value-type="float" office:value="65622.2859222396" calcext:value-type="float">
            <text:p>65622.2859222396</text:p>
          </table:table-cell>
          <table:table-cell table:formula="of:=[.E107]-[.E106]" office:value-type="float" office:value="0.0805823802947998" calcext:value-type="float">
            <text:p>0.08058238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97444.45908" calcext:value-type="float">
            <text:p>1456097444.45908</text:p>
          </table:table-cell>
          <table:table-cell office:value-type="float" office:value="1456097444.46034" calcext:value-type="float">
            <text:p>1456097444.46034</text:p>
          </table:table-cell>
          <table:table-cell office:value-type="float" office:value="5376" calcext:value-type="float">
            <text:p>5376</text:p>
          </table:table-cell>
          <table:table-cell table:formula="of:=[.B108]-[.B$2]" office:value-type="float" office:value="9.47449064254761" calcext:value-type="float">
            <text:p>9.4744906425</text:p>
          </table:table-cell>
          <table:table-cell table:formula="of:=[.D108]/([.E108]-[.E107])" office:value-type="float" office:value="65979.1671294766" calcext:value-type="float">
            <text:p>65979.1671294766</text:p>
          </table:table-cell>
          <table:table-cell table:formula="of:=[.E108]-[.E107]" office:value-type="float" office:value="0.0814802646636963" calcext:value-type="float">
            <text:p>0.08148026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97444.54211" calcext:value-type="float">
            <text:p>1456097444.54211</text:p>
          </table:table-cell>
          <table:table-cell office:value-type="float" office:value="1456097444.54348" calcext:value-type="float">
            <text:p>1456097444.54348</text:p>
          </table:table-cell>
          <table:table-cell office:value-type="float" office:value="5472" calcext:value-type="float">
            <text:p>5472</text:p>
          </table:table-cell>
          <table:table-cell table:formula="of:=[.B109]-[.B$2]" office:value-type="float" office:value="9.55752396583557" calcext:value-type="float">
            <text:p>9.5575239658</text:p>
          </table:table-cell>
          <table:table-cell table:formula="of:=[.D109]/([.E109]-[.E108])" office:value-type="float" office:value="65901.2524528595" calcext:value-type="float">
            <text:p>65901.2524528595</text:p>
          </table:table-cell>
          <table:table-cell table:formula="of:=[.E109]-[.E108]" office:value-type="float" office:value="0.0830333232879639" calcext:value-type="float">
            <text:p>0.08303332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97444.62671" calcext:value-type="float">
            <text:p>1456097444.62671</text:p>
          </table:table-cell>
          <table:table-cell office:value-type="float" office:value="1456097444.62798" calcext:value-type="float">
            <text:p>1456097444.62798</text:p>
          </table:table-cell>
          <table:table-cell office:value-type="float" office:value="5576" calcext:value-type="float">
            <text:p>5576</text:p>
          </table:table-cell>
          <table:table-cell table:formula="of:=[.B110]-[.B$2]" office:value-type="float" office:value="9.64211702346802" calcext:value-type="float">
            <text:p>9.6421170235</text:p>
          </table:table-cell>
          <table:table-cell table:formula="of:=[.D110]/([.E110]-[.E109])" office:value-type="float" office:value="65915.5745880178" calcext:value-type="float">
            <text:p>65915.5745880178</text:p>
          </table:table-cell>
          <table:table-cell table:formula="of:=[.E110]-[.E109]" office:value-type="float" office:value="0.0845930576324463" calcext:value-type="float">
            <text:p>0.08459305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97444.7122" calcext:value-type="float">
            <text:p>1456097444.7122</text:p>
          </table:table-cell>
          <table:table-cell office:value-type="float" office:value="1456097444.71347" calcext:value-type="float">
            <text:p>1456097444.71347</text:p>
          </table:table-cell>
          <table:table-cell office:value-type="float" office:value="5680" calcext:value-type="float">
            <text:p>5680</text:p>
          </table:table-cell>
          <table:table-cell table:formula="of:=[.B111]-[.B$2]" office:value-type="float" office:value="9.72761201858521" calcext:value-type="float">
            <text:p>9.7276120186</text:p>
          </table:table-cell>
          <table:table-cell table:formula="of:=[.D111]/([.E111]-[.E110])" office:value-type="float" office:value="66436.6375156166" calcext:value-type="float">
            <text:p>66436.6375156166</text:p>
          </table:table-cell>
          <table:table-cell table:formula="of:=[.E111]-[.E110]" office:value-type="float" office:value="0.0854949951171875" calcext:value-type="float">
            <text:p>0.08549499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97444.79954" calcext:value-type="float">
            <text:p>1456097444.79954</text:p>
          </table:table-cell>
          <table:table-cell office:value-type="float" office:value="1456097444.80079" calcext:value-type="float">
            <text:p>1456097444.80079</text:p>
          </table:table-cell>
          <table:table-cell office:value-type="float" office:value="5784" calcext:value-type="float">
            <text:p>5784</text:p>
          </table:table-cell>
          <table:table-cell table:formula="of:=[.B112]-[.B$2]" office:value-type="float" office:value="9.81495380401611" calcext:value-type="float">
            <text:p>9.814953804</text:p>
          </table:table-cell>
          <table:table-cell table:formula="of:=[.D112]/([.E112]-[.E111])" office:value-type="float" office:value="66222.598627497" calcext:value-type="float">
            <text:p>66222.598627497</text:p>
          </table:table-cell>
          <table:table-cell table:formula="of:=[.E112]-[.E111]" office:value-type="float" office:value="0.0873417854309082" calcext:value-type="float">
            <text:p>0.08734178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97444.88855" calcext:value-type="float">
            <text:p>1456097444.88855</text:p>
          </table:table-cell>
          <table:table-cell office:value-type="float" office:value="1456097444.88977" calcext:value-type="float">
            <text:p>1456097444.88977</text:p>
          </table:table-cell>
          <table:table-cell office:value-type="float" office:value="5896" calcext:value-type="float">
            <text:p>5896</text:p>
          </table:table-cell>
          <table:table-cell table:formula="of:=[.B113]-[.B$2]" office:value-type="float" office:value="9.9039568901062" calcext:value-type="float">
            <text:p>9.9039568901</text:p>
          </table:table-cell>
          <table:table-cell table:formula="of:=[.D113]/([.E113]-[.E112])" office:value-type="float" office:value="66244.8939583077" calcext:value-type="float">
            <text:p>66244.8939583077</text:p>
          </table:table-cell>
          <table:table-cell table:formula="of:=[.E113]-[.E112]" office:value-type="float" office:value="0.0890030860900879" calcext:value-type="float">
            <text:p>0.08900308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97444.97874" calcext:value-type="float">
            <text:p>1456097444.97874</text:p>
          </table:table-cell>
          <table:table-cell office:value-type="float" office:value="1456097444.97999" calcext:value-type="float">
            <text:p>1456097444.97999</text:p>
          </table:table-cell>
          <table:table-cell office:value-type="float" office:value="6008" calcext:value-type="float">
            <text:p>6008</text:p>
          </table:table-cell>
          <table:table-cell table:formula="of:=[.B114]-[.B$2]" office:value-type="float" office:value="9.99414587020874" calcext:value-type="float">
            <text:p>9.9941458702</text:p>
          </table:table-cell>
          <table:table-cell table:formula="of:=[.D114]/([.E114]-[.E113])" office:value-type="float" office:value="66615.6773606852" calcext:value-type="float">
            <text:p>66615.6773606852</text:p>
          </table:table-cell>
          <table:table-cell table:formula="of:=[.E114]-[.E113]" office:value-type="float" office:value="0.0901889801025391" calcext:value-type="float">
            <text:p>0.09018898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97445.0708" calcext:value-type="float">
            <text:p>1456097445.0708</text:p>
          </table:table-cell>
          <table:table-cell office:value-type="float" office:value="1456097445.07208" calcext:value-type="float">
            <text:p>1456097445.07208</text:p>
          </table:table-cell>
          <table:table-cell office:value-type="float" office:value="6128" calcext:value-type="float">
            <text:p>6128</text:p>
          </table:table-cell>
          <table:table-cell table:formula="of:=[.B115]-[.B$2]" office:value-type="float" office:value="10.0862102508545" calcext:value-type="float">
            <text:p>10.0862102509</text:p>
          </table:table-cell>
          <table:table-cell table:formula="of:=[.D115]/([.E115]-[.E114])" office:value-type="float" office:value="66562.1161736752" calcext:value-type="float">
            <text:p>66562.1161736752</text:p>
          </table:table-cell>
          <table:table-cell table:formula="of:=[.E115]-[.E114]" office:value-type="float" office:value="0.092064380645752" calcext:value-type="float">
            <text:p>0.09206438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97445.16452" calcext:value-type="float">
            <text:p>1456097445.16452</text:p>
          </table:table-cell>
          <table:table-cell office:value-type="float" office:value="1456097445.1659" calcext:value-type="float">
            <text:p>1456097445.1659</text:p>
          </table:table-cell>
          <table:table-cell office:value-type="float" office:value="6248" calcext:value-type="float">
            <text:p>6248</text:p>
          </table:table-cell>
          <table:table-cell table:formula="of:=[.B116]-[.B$2]" office:value-type="float" office:value="10.1799328327179" calcext:value-type="float">
            <text:p>10.1799328327</text:p>
          </table:table-cell>
          <table:table-cell table:formula="of:=[.D116]/([.E116]-[.E115])" office:value-type="float" office:value="66664.8301378017" calcext:value-type="float">
            <text:p>66664.8301378017</text:p>
          </table:table-cell>
          <table:table-cell table:formula="of:=[.E116]-[.E115]" office:value-type="float" office:value="0.0937225818634033" calcext:value-type="float">
            <text:p>0.09372258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97445.26016" calcext:value-type="float">
            <text:p>1456097445.26016</text:p>
          </table:table-cell>
          <table:table-cell office:value-type="float" office:value="1456097445.26143" calcext:value-type="float">
            <text:p>1456097445.26143</text:p>
          </table:table-cell>
          <table:table-cell office:value-type="float" office:value="6360" calcext:value-type="float">
            <text:p>6360</text:p>
          </table:table-cell>
          <table:table-cell table:formula="of:=[.B117]-[.B$2]" office:value-type="float" office:value="10.2755732536316" calcext:value-type="float">
            <text:p>10.2755732536</text:p>
          </table:table-cell>
          <table:table-cell table:formula="of:=[.D117]/([.E117]-[.E116])" office:value-type="float" office:value="66499.0799835471" calcext:value-type="float">
            <text:p>66499.0799835471</text:p>
          </table:table-cell>
          <table:table-cell table:formula="of:=[.E117]-[.E116]" office:value-type="float" office:value="0.0956404209136963" calcext:value-type="float">
            <text:p>0.09564042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97445.3572" calcext:value-type="float">
            <text:p>1456097445.3572</text:p>
          </table:table-cell>
          <table:table-cell office:value-type="float" office:value="1456097445.35846" calcext:value-type="float">
            <text:p>1456097445.35846</text:p>
          </table:table-cell>
          <table:table-cell office:value-type="float" office:value="6480" calcext:value-type="float">
            <text:p>6480</text:p>
          </table:table-cell>
          <table:table-cell table:formula="of:=[.B118]-[.B$2]" office:value-type="float" office:value="10.3726134300232" calcext:value-type="float">
            <text:p>10.37261343</text:p>
          </table:table-cell>
          <table:table-cell table:formula="of:=[.D118]/([.E118]-[.E117])" office:value-type="float" office:value="66776.4655934902" calcext:value-type="float">
            <text:p>66776.4655934902</text:p>
          </table:table-cell>
          <table:table-cell table:formula="of:=[.E118]-[.E117]" office:value-type="float" office:value="0.0970401763916016" calcext:value-type="float">
            <text:p>0.09704017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97445.4558" calcext:value-type="float">
            <text:p>1456097445.4558</text:p>
          </table:table-cell>
          <table:table-cell office:value-type="float" office:value="1456097445.45712" calcext:value-type="float">
            <text:p>1456097445.45712</text:p>
          </table:table-cell>
          <table:table-cell office:value-type="float" office:value="6600" calcext:value-type="float">
            <text:p>6600</text:p>
          </table:table-cell>
          <table:table-cell table:formula="of:=[.B119]-[.B$2]" office:value-type="float" office:value="10.4712142944336" calcext:value-type="float">
            <text:p>10.4712142944</text:p>
          </table:table-cell>
          <table:table-cell table:formula="of:=[.D119]/([.E119]-[.E118])" office:value-type="float" office:value="66936.5328535987" calcext:value-type="float">
            <text:p>66936.5328535987</text:p>
          </table:table-cell>
          <table:table-cell table:formula="of:=[.E119]-[.E118]" office:value-type="float" office:value="0.0986008644104004" calcext:value-type="float">
            <text:p>0.09860086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97445.55627" calcext:value-type="float">
            <text:p>1456097445.55627</text:p>
          </table:table-cell>
          <table:table-cell office:value-type="float" office:value="1456097445.55753" calcext:value-type="float">
            <text:p>1456097445.55753</text:p>
          </table:table-cell>
          <table:table-cell office:value-type="float" office:value="6720" calcext:value-type="float">
            <text:p>6720</text:p>
          </table:table-cell>
          <table:table-cell table:formula="of:=[.B120]-[.B$2]" office:value-type="float" office:value="10.571676492691" calcext:value-type="float">
            <text:p>10.5716764927</text:p>
          </table:table-cell>
          <table:table-cell table:formula="of:=[.D120]/([.E120]-[.E119])" office:value-type="float" office:value="66890.8317413004" calcext:value-type="float">
            <text:p>66890.8317413004</text:p>
          </table:table-cell>
          <table:table-cell table:formula="of:=[.E120]-[.E119]" office:value-type="float" office:value="0.100462198257446" calcext:value-type="float">
            <text:p>0.10046219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97445.65843" calcext:value-type="float">
            <text:p>1456097445.65843</text:p>
          </table:table-cell>
          <table:table-cell office:value-type="float" office:value="1456097445.65972" calcext:value-type="float">
            <text:p>1456097445.65972</text:p>
          </table:table-cell>
          <table:table-cell office:value-type="float" office:value="6840" calcext:value-type="float">
            <text:p>6840</text:p>
          </table:table-cell>
          <table:table-cell table:formula="of:=[.B121]-[.B$2]" office:value-type="float" office:value="10.673835515976" calcext:value-type="float">
            <text:p>10.673835516</text:p>
          </table:table-cell>
          <table:table-cell table:formula="of:=[.D121]/([.E121]-[.E120])" office:value-type="float" office:value="66954.4380913262" calcext:value-type="float">
            <text:p>66954.4380913262</text:p>
          </table:table-cell>
          <table:table-cell table:formula="of:=[.E121]-[.E120]" office:value-type="float" office:value="0.102159023284912" calcext:value-type="float">
            <text:p>0.10215902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97445.76234" calcext:value-type="float">
            <text:p>1456097445.76234</text:p>
          </table:table-cell>
          <table:table-cell office:value-type="float" office:value="1456097445.76362" calcext:value-type="float">
            <text:p>1456097445.76362</text:p>
          </table:table-cell>
          <table:table-cell office:value-type="float" office:value="6960" calcext:value-type="float">
            <text:p>6960</text:p>
          </table:table-cell>
          <table:table-cell table:formula="of:=[.B122]-[.B$2]" office:value-type="float" office:value="10.7777483463287" calcext:value-type="float">
            <text:p>10.7777483463</text:p>
          </table:table-cell>
          <table:table-cell table:formula="of:=[.D122]/([.E122]-[.E121])" office:value-type="float" office:value="66979.2168721693" calcext:value-type="float">
            <text:p>66979.2168721693</text:p>
          </table:table-cell>
          <table:table-cell table:formula="of:=[.E122]-[.E121]" office:value-type="float" office:value="0.103912830352783" calcext:value-type="float">
            <text:p>0.10391283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97445.86827" calcext:value-type="float">
            <text:p>1456097445.86827</text:p>
          </table:table-cell>
          <table:table-cell office:value-type="float" office:value="1456097445.86951" calcext:value-type="float">
            <text:p>1456097445.86951</text:p>
          </table:table-cell>
          <table:table-cell office:value-type="float" office:value="7072" calcext:value-type="float">
            <text:p>7072</text:p>
          </table:table-cell>
          <table:table-cell table:formula="of:=[.B123]-[.B$2]" office:value-type="float" office:value="10.8836762905121" calcext:value-type="float">
            <text:p>10.8836762905</text:p>
          </table:table-cell>
          <table:table-cell table:formula="of:=[.D123]/([.E123]-[.E122])" office:value-type="float" office:value="66762.3643083184" calcext:value-type="float">
            <text:p>66762.3643083184</text:p>
          </table:table-cell>
          <table:table-cell table:formula="of:=[.E123]-[.E122]" office:value-type="float" office:value="0.10592794418335" calcext:value-type="float">
            <text:p>0.10592794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97445.97489" calcext:value-type="float">
            <text:p>1456097445.97489</text:p>
          </table:table-cell>
          <table:table-cell office:value-type="float" office:value="1456097445.9763" calcext:value-type="float">
            <text:p>1456097445.9763</text:p>
          </table:table-cell>
          <table:table-cell office:value-type="float" office:value="7184" calcext:value-type="float">
            <text:p>7184</text:p>
          </table:table-cell>
          <table:table-cell table:formula="of:=[.B124]-[.B$2]" office:value-type="float" office:value="10.9903018474579" calcext:value-type="float">
            <text:p>10.9903018475</text:p>
          </table:table-cell>
          <table:table-cell table:formula="of:=[.D124]/([.E124]-[.E123])" office:value-type="float" office:value="67375.9669424444" calcext:value-type="float">
            <text:p>67375.9669424444</text:p>
          </table:table-cell>
          <table:table-cell table:formula="of:=[.E124]-[.E123]" office:value-type="float" office:value="0.106625556945801" calcext:value-type="float">
            <text:p>0.1066255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97446.08369" calcext:value-type="float">
            <text:p>1456097446.08369</text:p>
          </table:table-cell>
          <table:table-cell office:value-type="float" office:value="1456097446.08493" calcext:value-type="float">
            <text:p>1456097446.08493</text:p>
          </table:table-cell>
          <table:table-cell office:value-type="float" office:value="7288" calcext:value-type="float">
            <text:p>7288</text:p>
          </table:table-cell>
          <table:table-cell table:formula="of:=[.B125]-[.B$2]" office:value-type="float" office:value="11.0991036891937" calcext:value-type="float">
            <text:p>11.0991036892</text:p>
          </table:table-cell>
          <table:table-cell table:formula="of:=[.D125]/([.E125]-[.E124])" office:value-type="float" office:value="66984.1602285975" calcext:value-type="float">
            <text:p>66984.1602285975</text:p>
          </table:table-cell>
          <table:table-cell table:formula="of:=[.E125]-[.E124]" office:value-type="float" office:value="0.10880184173584" calcext:value-type="float">
            <text:p>0.10880184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97446.19453" calcext:value-type="float">
            <text:p>1456097446.19453</text:p>
          </table:table-cell>
          <table:table-cell office:value-type="float" office:value="1456097446.19591" calcext:value-type="float">
            <text:p>1456097446.19591</text:p>
          </table:table-cell>
          <table:table-cell office:value-type="float" office:value="7384" calcext:value-type="float">
            <text:p>7384</text:p>
          </table:table-cell>
          <table:table-cell table:formula="of:=[.B126]-[.B$2]" office:value-type="float" office:value="11.2099375724792" calcext:value-type="float">
            <text:p>11.2099375725</text:p>
          </table:table-cell>
          <table:table-cell table:formula="of:=[.D126]/([.E126]-[.E125])" office:value-type="float" office:value="66622.2258131826" calcext:value-type="float">
            <text:p>66622.2258131826</text:p>
          </table:table-cell>
          <table:table-cell table:formula="of:=[.E126]-[.E125]" office:value-type="float" office:value="0.110833883285522" calcext:value-type="float">
            <text:p>0.11083388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97446.30602" calcext:value-type="float">
            <text:p>1456097446.30602</text:p>
          </table:table-cell>
          <table:table-cell office:value-type="float" office:value="1456097446.3073" calcext:value-type="float">
            <text:p>1456097446.3073</text:p>
          </table:table-cell>
          <table:table-cell office:value-type="float" office:value="7480" calcext:value-type="float">
            <text:p>7480</text:p>
          </table:table-cell>
          <table:table-cell table:formula="of:=[.B127]-[.B$2]" office:value-type="float" office:value="11.3214271068573" calcext:value-type="float">
            <text:p>11.3214271069</text:p>
          </table:table-cell>
          <table:table-cell table:formula="of:=[.D127]/([.E127]-[.E126])" office:value-type="float" office:value="67091.4991413987" calcext:value-type="float">
            <text:p>67091.4991413987</text:p>
          </table:table-cell>
          <table:table-cell table:formula="of:=[.E127]-[.E126]" office:value-type="float" office:value="0.111489534378052" calcext:value-type="float">
            <text:p>0.11148953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97446.41866" calcext:value-type="float">
            <text:p>1456097446.41866</text:p>
          </table:table-cell>
          <table:table-cell office:value-type="float" office:value="1456097446.41998" calcext:value-type="float">
            <text:p>1456097446.41998</text:p>
          </table:table-cell>
          <table:table-cell office:value-type="float" office:value="7568" calcext:value-type="float">
            <text:p>7568</text:p>
          </table:table-cell>
          <table:table-cell table:formula="of:=[.B128]-[.B$2]" office:value-type="float" office:value="11.4340739250183" calcext:value-type="float">
            <text:p>11.434073925</text:p>
          </table:table-cell>
          <table:table-cell table:formula="of:=[.D128]/([.E128]-[.E127])" office:value-type="float" office:value="67183.4333499127" calcext:value-type="float">
            <text:p>67183.4333499127</text:p>
          </table:table-cell>
          <table:table-cell table:formula="of:=[.E128]-[.E127]" office:value-type="float" office:value="0.112646818161011" calcext:value-type="float">
            <text:p>0.11264681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97446.53304" calcext:value-type="float">
            <text:p>1456097446.53304</text:p>
          </table:table-cell>
          <table:table-cell office:value-type="float" office:value="1456097446.53431" calcext:value-type="float">
            <text:p>1456097446.53431</text:p>
          </table:table-cell>
          <table:table-cell office:value-type="float" office:value="7640" calcext:value-type="float">
            <text:p>7640</text:p>
          </table:table-cell>
          <table:table-cell table:formula="of:=[.B129]-[.B$2]" office:value-type="float" office:value="11.5484490394592" calcext:value-type="float">
            <text:p>11.5484490395</text:p>
          </table:table-cell>
          <table:table-cell table:formula="of:=[.D129]/([.E129]-[.E128])" office:value-type="float" office:value="66797.7473714052" calcext:value-type="float">
            <text:p>66797.7473714052</text:p>
          </table:table-cell>
          <table:table-cell table:formula="of:=[.E129]-[.E128]" office:value-type="float" office:value="0.114375114440918" calcext:value-type="float">
            <text:p>0.11437511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97446.64865" calcext:value-type="float">
            <text:p>1456097446.64865</text:p>
          </table:table-cell>
          <table:table-cell office:value-type="float" office:value="1456097446.65078" calcext:value-type="float">
            <text:p>1456097446.65078</text:p>
          </table:table-cell>
          <table:table-cell office:value-type="float" office:value="7712" calcext:value-type="float">
            <text:p>7712</text:p>
          </table:table-cell>
          <table:table-cell table:formula="of:=[.B130]-[.B$2]" office:value-type="float" office:value="11.6640610694885" calcext:value-type="float">
            <text:p>11.6640610695</text:p>
          </table:table-cell>
          <table:table-cell table:formula="of:=[.D130]/([.E130]-[.E129])" office:value-type="float" office:value="66705.8609562147" calcext:value-type="float">
            <text:p>66705.8609562147</text:p>
          </table:table-cell>
          <table:table-cell table:formula="of:=[.E130]-[.E129]" office:value-type="float" office:value="0.115612030029297" calcext:value-type="float">
            <text:p>0.115612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97446.7647" calcext:value-type="float">
            <text:p>1456097446.7647</text:p>
          </table:table-cell>
          <table:table-cell office:value-type="float" office:value="1456097446.76582" calcext:value-type="float">
            <text:p>1456097446.76582</text:p>
          </table:table-cell>
          <table:table-cell office:value-type="float" office:value="7768" calcext:value-type="float">
            <text:p>7768</text:p>
          </table:table-cell>
          <table:table-cell table:formula="of:=[.B131]-[.B$2]" office:value-type="float" office:value="11.7801110744476" calcext:value-type="float">
            <text:p>11.7801110744</text:p>
          </table:table-cell>
          <table:table-cell table:formula="of:=[.D131]/([.E131]-[.E130])" office:value-type="float" office:value="66936.6623701333" calcext:value-type="float">
            <text:p>66936.6623701333</text:p>
          </table:table-cell>
          <table:table-cell table:formula="of:=[.E131]-[.E130]" office:value-type="float" office:value="0.116050004959106" calcext:value-type="float">
            <text:p>0.1160500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97446.88214" calcext:value-type="float">
            <text:p>1456097446.88214</text:p>
          </table:table-cell>
          <table:table-cell office:value-type="float" office:value="1456097446.88338" calcext:value-type="float">
            <text:p>1456097446.88338</text:p>
          </table:table-cell>
          <table:table-cell office:value-type="float" office:value="7816" calcext:value-type="float">
            <text:p>7816</text:p>
          </table:table-cell>
          <table:table-cell table:formula="of:=[.B132]-[.B$2]" office:value-type="float" office:value="11.8975458145142" calcext:value-type="float">
            <text:p>11.8975458145</text:p>
          </table:table-cell>
          <table:table-cell table:formula="of:=[.D132]/([.E132]-[.E131])" office:value-type="float" office:value="66556.114447668" calcext:value-type="float">
            <text:p>66556.114447668</text:p>
          </table:table-cell>
          <table:table-cell table:formula="of:=[.E132]-[.E131]" office:value-type="float" office:value="0.117434740066528" calcext:value-type="float">
            <text:p>0.11743474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97446.99983" calcext:value-type="float">
            <text:p>1456097446.99983</text:p>
          </table:table-cell>
          <table:table-cell office:value-type="float" office:value="1456097447.0011" calcext:value-type="float">
            <text:p>1456097447.0011</text:p>
          </table:table-cell>
          <table:table-cell office:value-type="float" office:value="7856" calcext:value-type="float">
            <text:p>7856</text:p>
          </table:table-cell>
          <table:table-cell table:formula="of:=[.B133]-[.B$2]" office:value-type="float" office:value="12.0152370929718" calcext:value-type="float">
            <text:p>12.015237093</text:p>
          </table:table-cell>
          <table:table-cell table:formula="of:=[.D133]/([.E133]-[.E132])" office:value-type="float" office:value="66750.9105428527" calcext:value-type="float">
            <text:p>66750.9105428527</text:p>
          </table:table-cell>
          <table:table-cell table:formula="of:=[.E133]-[.E132]" office:value-type="float" office:value="0.117691278457642" calcext:value-type="float">
            <text:p>0.11769127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97447.11816" calcext:value-type="float">
            <text:p>1456097447.11816</text:p>
          </table:table-cell>
          <table:table-cell office:value-type="float" office:value="1456097447.11942" calcext:value-type="float">
            <text:p>1456097447.11942</text:p>
          </table:table-cell>
          <table:table-cell office:value-type="float" office:value="7880" calcext:value-type="float">
            <text:p>7880</text:p>
          </table:table-cell>
          <table:table-cell table:formula="of:=[.B134]-[.B$2]" office:value-type="float" office:value="12.1335709095001" calcext:value-type="float">
            <text:p>12.1335709095</text:p>
          </table:table-cell>
          <table:table-cell table:formula="of:=[.D134]/([.E134]-[.E133])" office:value-type="float" office:value="66591.2773810867" calcext:value-type="float">
            <text:p>66591.2773810867</text:p>
          </table:table-cell>
          <table:table-cell table:formula="of:=[.E134]-[.E133]" office:value-type="float" office:value="0.11833381652832" calcext:value-type="float">
            <text:p>0.11833381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97447.23707" calcext:value-type="float">
            <text:p>1456097447.23707</text:p>
          </table:table-cell>
          <table:table-cell office:value-type="float" office:value="1456097447.23834" calcext:value-type="float">
            <text:p>1456097447.23834</text:p>
          </table:table-cell>
          <table:table-cell office:value-type="float" office:value="7888" calcext:value-type="float">
            <text:p>7888</text:p>
          </table:table-cell>
          <table:table-cell table:formula="of:=[.B135]-[.B$2]" office:value-type="float" office:value="12.252480506897" calcext:value-type="float">
            <text:p>12.2524805069</text:p>
          </table:table-cell>
          <table:table-cell table:formula="of:=[.D135]/([.E135]-[.E134])" office:value-type="float" office:value="66336.1088817287" calcext:value-type="float">
            <text:p>66336.1088817287</text:p>
          </table:table-cell>
          <table:table-cell table:formula="of:=[.E135]-[.E134]" office:value-type="float" office:value="0.118909597396851" calcext:value-type="float">
            <text:p>0.11890959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97447.35578" calcext:value-type="float">
            <text:p>1456097447.35578</text:p>
          </table:table-cell>
          <table:table-cell office:value-type="float" office:value="1456097447.35726" calcext:value-type="float">
            <text:p>1456097447.35726</text:p>
          </table:table-cell>
          <table:table-cell office:value-type="float" office:value="7888" calcext:value-type="float">
            <text:p>7888</text:p>
          </table:table-cell>
          <table:table-cell table:formula="of:=[.B136]-[.B$2]" office:value-type="float" office:value="12.3711850643158" calcext:value-type="float">
            <text:p>12.3711850643</text:p>
          </table:table-cell>
          <table:table-cell table:formula="of:=[.D136]/([.E136]-[.E135])" office:value-type="float" office:value="66450.6921344975" calcext:value-type="float">
            <text:p>66450.6921344975</text:p>
          </table:table-cell>
          <table:table-cell table:formula="of:=[.E136]-[.E135]" office:value-type="float" office:value="0.118704557418823" calcext:value-type="float">
            <text:p>0.11870455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97447.4745" calcext:value-type="float">
            <text:p>1456097447.4745</text:p>
          </table:table-cell>
          <table:table-cell office:value-type="float" office:value="1456097447.47588" calcext:value-type="float">
            <text:p>1456097447.47588</text:p>
          </table:table-cell>
          <table:table-cell office:value-type="float" office:value="7880" calcext:value-type="float">
            <text:p>7880</text:p>
          </table:table-cell>
          <table:table-cell table:formula="of:=[.B137]-[.B$2]" office:value-type="float" office:value="12.4899144172668" calcext:value-type="float">
            <text:p>12.4899144173</text:p>
          </table:table-cell>
          <table:table-cell table:formula="of:=[.D137]/([.E137]-[.E136])" office:value-type="float" office:value="66369.4343828253" calcext:value-type="float">
            <text:p>66369.4343828253</text:p>
          </table:table-cell>
          <table:table-cell table:formula="of:=[.E137]-[.E136]" office:value-type="float" office:value="0.11872935295105" calcext:value-type="float">
            <text:p>0.1187293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97447.59326" calcext:value-type="float">
            <text:p>1456097447.59326</text:p>
          </table:table-cell>
          <table:table-cell office:value-type="float" office:value="1456097447.59452" calcext:value-type="float">
            <text:p>1456097447.59452</text:p>
          </table:table-cell>
          <table:table-cell office:value-type="float" office:value="7856" calcext:value-type="float">
            <text:p>7856</text:p>
          </table:table-cell>
          <table:table-cell table:formula="of:=[.B138]-[.B$2]" office:value-type="float" office:value="12.6086649894714" calcext:value-type="float">
            <text:p>12.6086649895</text:p>
          </table:table-cell>
          <table:table-cell table:formula="of:=[.D138]/([.E138]-[.E137])" office:value-type="float" office:value="66155.4706992507" calcext:value-type="float">
            <text:p>66155.4706992507</text:p>
          </table:table-cell>
          <table:table-cell table:formula="of:=[.E138]-[.E137]" office:value-type="float" office:value="0.11875057220459" calcext:value-type="float">
            <text:p>0.11875057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97447.71162" calcext:value-type="float">
            <text:p>1456097447.71162</text:p>
          </table:table-cell>
          <table:table-cell office:value-type="float" office:value="1456097447.71287" calcext:value-type="float">
            <text:p>1456097447.71287</text:p>
          </table:table-cell>
          <table:table-cell office:value-type="float" office:value="7816" calcext:value-type="float">
            <text:p>7816</text:p>
          </table:table-cell>
          <table:table-cell table:formula="of:=[.B139]-[.B$2]" office:value-type="float" office:value="12.7270269393921" calcext:value-type="float">
            <text:p>12.7270269394</text:p>
          </table:table-cell>
          <table:table-cell table:formula="of:=[.D139]/([.E139]-[.E138])" office:value-type="float" office:value="66034.7350245545" calcext:value-type="float">
            <text:p>66034.7350245545</text:p>
          </table:table-cell>
          <table:table-cell table:formula="of:=[.E139]-[.E138]" office:value-type="float" office:value="0.118361949920654" calcext:value-type="float">
            <text:p>0.11836194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97447.82951" calcext:value-type="float">
            <text:p>1456097447.82951</text:p>
          </table:table-cell>
          <table:table-cell office:value-type="float" office:value="1456097447.83079" calcext:value-type="float">
            <text:p>1456097447.83079</text:p>
          </table:table-cell>
          <table:table-cell office:value-type="float" office:value="7768" calcext:value-type="float">
            <text:p>7768</text:p>
          </table:table-cell>
          <table:table-cell table:formula="of:=[.B140]-[.B$2]" office:value-type="float" office:value="12.8449189662933" calcext:value-type="float">
            <text:p>12.8449189663</text:p>
          </table:table-cell>
          <table:table-cell table:formula="of:=[.D140]/([.E140]-[.E139])" office:value-type="float" office:value="65890.8002871733" calcext:value-type="float">
            <text:p>65890.8002871733</text:p>
          </table:table-cell>
          <table:table-cell table:formula="of:=[.E140]-[.E139]" office:value-type="float" office:value="0.117892026901245" calcext:value-type="float">
            <text:p>0.11789202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97447.94677" calcext:value-type="float">
            <text:p>1456097447.94677</text:p>
          </table:table-cell>
          <table:table-cell office:value-type="float" office:value="1456097447.94806" calcext:value-type="float">
            <text:p>1456097447.94806</text:p>
          </table:table-cell>
          <table:table-cell office:value-type="float" office:value="7712" calcext:value-type="float">
            <text:p>7712</text:p>
          </table:table-cell>
          <table:table-cell table:formula="of:=[.B141]-[.B$2]" office:value-type="float" office:value="12.9621825218201" calcext:value-type="float">
            <text:p>12.9621825218</text:p>
          </table:table-cell>
          <table:table-cell table:formula="of:=[.D141]/([.E141]-[.E140])" office:value-type="float" office:value="65766.3838125891" calcext:value-type="float">
            <text:p>65766.3838125891</text:p>
          </table:table-cell>
          <table:table-cell table:formula="of:=[.E141]-[.E140]" office:value-type="float" office:value="0.117263555526733" calcext:value-type="float">
            <text:p>0.11726355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97448.06307" calcext:value-type="float">
            <text:p>1456097448.06307</text:p>
          </table:table-cell>
          <table:table-cell office:value-type="float" office:value="1456097448.06432" calcext:value-type="float">
            <text:p>1456097448.06432</text:p>
          </table:table-cell>
          <table:table-cell office:value-type="float" office:value="7640" calcext:value-type="float">
            <text:p>7640</text:p>
          </table:table-cell>
          <table:table-cell table:formula="of:=[.B142]-[.B$2]" office:value-type="float" office:value="13.078476190567" calcext:value-type="float">
            <text:p>13.0784761906</text:p>
          </table:table-cell>
          <table:table-cell table:formula="of:=[.D142]/([.E142]-[.E141])" office:value-type="float" office:value="65695.7518179638" calcext:value-type="float">
            <text:p>65695.7518179638</text:p>
          </table:table-cell>
          <table:table-cell table:formula="of:=[.E142]-[.E141]" office:value-type="float" office:value="0.116293668746948" calcext:value-type="float">
            <text:p>0.11629366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97448.17829" calcext:value-type="float">
            <text:p>1456097448.17829</text:p>
          </table:table-cell>
          <table:table-cell office:value-type="float" office:value="1456097448.17954" calcext:value-type="float">
            <text:p>1456097448.17954</text:p>
          </table:table-cell>
          <table:table-cell office:value-type="float" office:value="7560" calcext:value-type="float">
            <text:p>7560</text:p>
          </table:table-cell>
          <table:table-cell table:formula="of:=[.B143]-[.B$2]" office:value-type="float" office:value="13.1937003135681" calcext:value-type="float">
            <text:p>13.1937003136</text:p>
          </table:table-cell>
          <table:table-cell table:formula="of:=[.D143]/([.E143]-[.E142])" office:value-type="float" office:value="65611.2609329899" calcext:value-type="float">
            <text:p>65611.2609329899</text:p>
          </table:table-cell>
          <table:table-cell table:formula="of:=[.E143]-[.E142]" office:value-type="float" office:value="0.115224123001099" calcext:value-type="float">
            <text:p>0.1152241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97448.29259" calcext:value-type="float">
            <text:p>1456097448.29259</text:p>
          </table:table-cell>
          <table:table-cell office:value-type="float" office:value="1456097448.29387" calcext:value-type="float">
            <text:p>1456097448.29387</text:p>
          </table:table-cell>
          <table:table-cell office:value-type="float" office:value="7472" calcext:value-type="float">
            <text:p>7472</text:p>
          </table:table-cell>
          <table:table-cell table:formula="of:=[.B144]-[.B$2]" office:value-type="float" office:value="13.3079957962036" calcext:value-type="float">
            <text:p>13.3079957962</text:p>
          </table:table-cell>
          <table:table-cell table:formula="of:=[.D144]/([.E144]-[.E143])" office:value-type="float" office:value="65374.4122488997" calcext:value-type="float">
            <text:p>65374.4122488997</text:p>
          </table:table-cell>
          <table:table-cell table:formula="of:=[.E144]-[.E143]" office:value-type="float" office:value="0.114295482635498" calcext:value-type="float">
            <text:p>0.11429548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97448.40542" calcext:value-type="float">
            <text:p>1456097448.40542</text:p>
          </table:table-cell>
          <table:table-cell office:value-type="float" office:value="1456097448.40687" calcext:value-type="float">
            <text:p>1456097448.40687</text:p>
          </table:table-cell>
          <table:table-cell office:value-type="float" office:value="7376" calcext:value-type="float">
            <text:p>7376</text:p>
          </table:table-cell>
          <table:table-cell table:formula="of:=[.B145]-[.B$2]" office:value-type="float" office:value="13.4208269119263" calcext:value-type="float">
            <text:p>13.4208269119</text:p>
          </table:table-cell>
          <table:table-cell table:formula="of:=[.D145]/([.E145]-[.E144])" office:value-type="float" office:value="65372.0381364528" calcext:value-type="float">
            <text:p>65372.0381364528</text:p>
          </table:table-cell>
          <table:table-cell table:formula="of:=[.E145]-[.E144]" office:value-type="float" office:value="0.112831115722656" calcext:value-type="float">
            <text:p>0.11283111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97448.51714" calcext:value-type="float">
            <text:p>1456097448.51714</text:p>
          </table:table-cell>
          <table:table-cell office:value-type="float" office:value="1456097448.51841" calcext:value-type="float">
            <text:p>1456097448.51841</text:p>
          </table:table-cell>
          <table:table-cell office:value-type="float" office:value="7272" calcext:value-type="float">
            <text:p>7272</text:p>
          </table:table-cell>
          <table:table-cell table:formula="of:=[.B146]-[.B$2]" office:value-type="float" office:value="13.532550573349" calcext:value-type="float">
            <text:p>13.5325505733</text:p>
          </table:table-cell>
          <table:table-cell table:formula="of:=[.D146]/([.E146]-[.E145])" office:value-type="float" office:value="65089.1664970135" calcext:value-type="float">
            <text:p>65089.1664970135</text:p>
          </table:table-cell>
          <table:table-cell table:formula="of:=[.E146]-[.E145]" office:value-type="float" office:value="0.11172366142273" calcext:value-type="float">
            <text:p>0.11172366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97448.62708" calcext:value-type="float">
            <text:p>1456097448.62708</text:p>
          </table:table-cell>
          <table:table-cell office:value-type="float" office:value="1456097448.62848" calcext:value-type="float">
            <text:p>1456097448.62848</text:p>
          </table:table-cell>
          <table:table-cell office:value-type="float" office:value="7168" calcext:value-type="float">
            <text:p>7168</text:p>
          </table:table-cell>
          <table:table-cell table:formula="of:=[.B147]-[.B$2]" office:value-type="float" office:value="13.6424927711487" calcext:value-type="float">
            <text:p>13.6424927711</text:p>
          </table:table-cell>
          <table:table-cell table:formula="of:=[.D147]/([.E147]-[.E146])" office:value-type="float" office:value="65197.8961986941" calcext:value-type="float">
            <text:p>65197.8961986941</text:p>
          </table:table-cell>
          <table:table-cell table:formula="of:=[.E147]-[.E146]" office:value-type="float" office:value="0.109942197799683" calcext:value-type="float">
            <text:p>0.10994219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97448.73549" calcext:value-type="float">
            <text:p>1456097448.73549</text:p>
          </table:table-cell>
          <table:table-cell office:value-type="float" office:value="1456097448.73692" calcext:value-type="float">
            <text:p>1456097448.73692</text:p>
          </table:table-cell>
          <table:table-cell office:value-type="float" office:value="7056" calcext:value-type="float">
            <text:p>7056</text:p>
          </table:table-cell>
          <table:table-cell table:formula="of:=[.B148]-[.B$2]" office:value-type="float" office:value="13.7509005069733" calcext:value-type="float">
            <text:p>13.750900507</text:p>
          </table:table-cell>
          <table:table-cell table:formula="of:=[.D148]/([.E148]-[.E147])" office:value-type="float" office:value="65087.606030416" calcext:value-type="float">
            <text:p>65087.606030416</text:p>
          </table:table-cell>
          <table:table-cell table:formula="of:=[.E148]-[.E147]" office:value-type="float" office:value="0.108407735824585" calcext:value-type="float">
            <text:p>0.10840773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97448.84244" calcext:value-type="float">
            <text:p>1456097448.84244</text:p>
          </table:table-cell>
          <table:table-cell office:value-type="float" office:value="1456097448.8437" calcext:value-type="float">
            <text:p>1456097448.8437</text:p>
          </table:table-cell>
          <table:table-cell office:value-type="float" office:value="6936" calcext:value-type="float">
            <text:p>6936</text:p>
          </table:table-cell>
          <table:table-cell table:formula="of:=[.B149]-[.B$2]" office:value-type="float" office:value="13.8578455448151" calcext:value-type="float">
            <text:p>13.8578455448</text:p>
          </table:table-cell>
          <table:table-cell table:formula="of:=[.D149]/([.E149]-[.E148])" office:value-type="float" office:value="64855.7440342429" calcext:value-type="float">
            <text:p>64855.7440342429</text:p>
          </table:table-cell>
          <table:table-cell table:formula="of:=[.E149]-[.E148]" office:value-type="float" office:value="0.106945037841797" calcext:value-type="float">
            <text:p>0.10694503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97448.94854" calcext:value-type="float">
            <text:p>1456097448.94854</text:p>
          </table:table-cell>
          <table:table-cell office:value-type="float" office:value="1456097448.94979" calcext:value-type="float">
            <text:p>1456097448.94979</text:p>
          </table:table-cell>
          <table:table-cell office:value-type="float" office:value="6816" calcext:value-type="float">
            <text:p>6816</text:p>
          </table:table-cell>
          <table:table-cell table:formula="of:=[.B150]-[.B$2]" office:value-type="float" office:value="13.9639446735382" calcext:value-type="float">
            <text:p>13.9639446735</text:p>
          </table:table-cell>
          <table:table-cell table:formula="of:=[.D150]/([.E150]-[.E149])" office:value-type="float" office:value="64241.8093534556" calcext:value-type="float">
            <text:p>64241.8093534556</text:p>
          </table:table-cell>
          <table:table-cell table:formula="of:=[.E150]-[.E149]" office:value-type="float" office:value="0.106099128723145" calcext:value-type="float">
            <text:p>0.10609912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97449.05128" calcext:value-type="float">
            <text:p>1456097449.05128</text:p>
          </table:table-cell>
          <table:table-cell office:value-type="float" office:value="1456097449.05261" calcext:value-type="float">
            <text:p>1456097449.05261</text:p>
          </table:table-cell>
          <table:table-cell office:value-type="float" office:value="6696" calcext:value-type="float">
            <text:p>6696</text:p>
          </table:table-cell>
          <table:table-cell table:formula="of:=[.B151]-[.B$2]" office:value-type="float" office:value="14.0666928291321" calcext:value-type="float">
            <text:p>14.0666928291</text:p>
          </table:table-cell>
          <table:table-cell table:formula="of:=[.D151]/([.E151]-[.E150])" office:value-type="float" office:value="65169.0530238516" calcext:value-type="float">
            <text:p>65169.0530238516</text:p>
          </table:table-cell>
          <table:table-cell table:formula="of:=[.E151]-[.E150]" office:value-type="float" office:value="0.102748155593872" calcext:value-type="float">
            <text:p>0.1027481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97449.15326" calcext:value-type="float">
            <text:p>1456097449.15326</text:p>
          </table:table-cell>
          <table:table-cell office:value-type="float" office:value="1456097449.15458" calcext:value-type="float">
            <text:p>1456097449.15458</text:p>
          </table:table-cell>
          <table:table-cell office:value-type="float" office:value="6576" calcext:value-type="float">
            <text:p>6576</text:p>
          </table:table-cell>
          <table:table-cell table:formula="of:=[.B152]-[.B$2]" office:value-type="float" office:value="14.1686706542969" calcext:value-type="float">
            <text:p>14.1686706543</text:p>
          </table:table-cell>
          <table:table-cell table:formula="of:=[.D152]/([.E152]-[.E151])" office:value-type="float" office:value="64484.6072111586" calcext:value-type="float">
            <text:p>64484.6072111586</text:p>
          </table:table-cell>
          <table:table-cell table:formula="of:=[.E152]-[.E151]" office:value-type="float" office:value="0.101977825164795" calcext:value-type="float">
            <text:p>0.10197782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97449.25357" calcext:value-type="float">
            <text:p>1456097449.25357</text:p>
          </table:table-cell>
          <table:table-cell office:value-type="float" office:value="1456097449.25484" calcext:value-type="float">
            <text:p>1456097449.25484</text:p>
          </table:table-cell>
          <table:table-cell office:value-type="float" office:value="6456" calcext:value-type="float">
            <text:p>6456</text:p>
          </table:table-cell>
          <table:table-cell table:formula="of:=[.B153]-[.B$2]" office:value-type="float" office:value="14.2689826488495" calcext:value-type="float">
            <text:p>14.2689826488</text:p>
          </table:table-cell>
          <table:table-cell table:formula="of:=[.D153]/([.E153]-[.E152])" office:value-type="float" office:value="64359.2027931806" calcext:value-type="float">
            <text:p>64359.2027931806</text:p>
          </table:table-cell>
          <table:table-cell table:formula="of:=[.E153]-[.E152]" office:value-type="float" office:value="0.100311994552612" calcext:value-type="float">
            <text:p>0.10031199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97449.35174" calcext:value-type="float">
            <text:p>1456097449.35174</text:p>
          </table:table-cell>
          <table:table-cell office:value-type="float" office:value="1456097449.35302" calcext:value-type="float">
            <text:p>1456097449.35302</text:p>
          </table:table-cell>
          <table:table-cell office:value-type="float" office:value="6336" calcext:value-type="float">
            <text:p>6336</text:p>
          </table:table-cell>
          <table:table-cell table:formula="of:=[.B154]-[.B$2]" office:value-type="float" office:value="14.3671536445618" calcext:value-type="float">
            <text:p>14.3671536446</text:p>
          </table:table-cell>
          <table:table-cell table:formula="of:=[.D154]/([.E154]-[.E153])" office:value-type="float" office:value="64540.447553059" calcext:value-type="float">
            <text:p>64540.447553059</text:p>
          </table:table-cell>
          <table:table-cell table:formula="of:=[.E154]-[.E153]" office:value-type="float" office:value="0.0981709957122803" calcext:value-type="float">
            <text:p>0.09817099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97449.44832" calcext:value-type="float">
            <text:p>1456097449.44832</text:p>
          </table:table-cell>
          <table:table-cell office:value-type="float" office:value="1456097449.44957" calcext:value-type="float">
            <text:p>1456097449.44957</text:p>
          </table:table-cell>
          <table:table-cell office:value-type="float" office:value="6208" calcext:value-type="float">
            <text:p>6208</text:p>
          </table:table-cell>
          <table:table-cell table:formula="of:=[.B155]-[.B$2]" office:value-type="float" office:value="14.4637262821198" calcext:value-type="float">
            <text:p>14.4637262821</text:p>
          </table:table-cell>
          <table:table-cell table:formula="of:=[.D155]/([.E155]-[.E154])" office:value-type="float" office:value="64283.2189011369" calcext:value-type="float">
            <text:p>64283.2189011369</text:p>
          </table:table-cell>
          <table:table-cell table:formula="of:=[.E155]-[.E154]" office:value-type="float" office:value="0.0965726375579834" calcext:value-type="float">
            <text:p>0.09657263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97449.54341" calcext:value-type="float">
            <text:p>1456097449.54341</text:p>
          </table:table-cell>
          <table:table-cell office:value-type="float" office:value="1456097449.54466" calcext:value-type="float">
            <text:p>1456097449.54466</text:p>
          </table:table-cell>
          <table:table-cell office:value-type="float" office:value="6096" calcext:value-type="float">
            <text:p>6096</text:p>
          </table:table-cell>
          <table:table-cell table:formula="of:=[.B156]-[.B$2]" office:value-type="float" office:value="14.55881690979" calcext:value-type="float">
            <text:p>14.5588169098</text:p>
          </table:table-cell>
          <table:table-cell table:formula="of:=[.D156]/([.E156]-[.E155])" office:value-type="float" office:value="64107.2642946151" calcext:value-type="float">
            <text:p>64107.2642946151</text:p>
          </table:table-cell>
          <table:table-cell table:formula="of:=[.E156]-[.E155]" office:value-type="float" office:value="0.0950906276702881" calcext:value-type="float">
            <text:p>0.09509062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97449.63661" calcext:value-type="float">
            <text:p>1456097449.63661</text:p>
          </table:table-cell>
          <table:table-cell office:value-type="float" office:value="1456097449.63788" calcext:value-type="float">
            <text:p>1456097449.63788</text:p>
          </table:table-cell>
          <table:table-cell office:value-type="float" office:value="5976" calcext:value-type="float">
            <text:p>5976</text:p>
          </table:table-cell>
          <table:table-cell table:formula="of:=[.B157]-[.B$2]" office:value-type="float" office:value="14.652015209198" calcext:value-type="float">
            <text:p>14.6520152092</text:p>
          </table:table-cell>
          <table:table-cell table:formula="of:=[.D157]/([.E157]-[.E156])" office:value-type="float" office:value="64121.3416764304" calcext:value-type="float">
            <text:p>64121.3416764304</text:p>
          </table:table-cell>
          <table:table-cell table:formula="of:=[.E157]-[.E156]" office:value-type="float" office:value="0.093198299407959" calcext:value-type="float">
            <text:p>0.09319829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97449.72804" calcext:value-type="float">
            <text:p>1456097449.72804</text:p>
          </table:table-cell>
          <table:table-cell office:value-type="float" office:value="1456097449.72931" calcext:value-type="float">
            <text:p>1456097449.72931</text:p>
          </table:table-cell>
          <table:table-cell office:value-type="float" office:value="5856" calcext:value-type="float">
            <text:p>5856</text:p>
          </table:table-cell>
          <table:table-cell table:formula="of:=[.B158]-[.B$2]" office:value-type="float" office:value="14.7434544563293" calcext:value-type="float">
            <text:p>14.7434544563</text:p>
          </table:table-cell>
          <table:table-cell table:formula="of:=[.D158]/([.E158]-[.E157])" office:value-type="float" office:value="64042.5220429491" calcext:value-type="float">
            <text:p>64042.5220429491</text:p>
          </table:table-cell>
          <table:table-cell table:formula="of:=[.E158]-[.E157]" office:value-type="float" office:value="0.0914392471313477" calcext:value-type="float">
            <text:p>0.09143924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97449.81792" calcext:value-type="float">
            <text:p>1456097449.81792</text:p>
          </table:table-cell>
          <table:table-cell office:value-type="float" office:value="1456097449.81918" calcext:value-type="float">
            <text:p>1456097449.81918</text:p>
          </table:table-cell>
          <table:table-cell office:value-type="float" office:value="5752" calcext:value-type="float">
            <text:p>5752</text:p>
          </table:table-cell>
          <table:table-cell table:formula="of:=[.B159]-[.B$2]" office:value-type="float" office:value="14.8333342075348" calcext:value-type="float">
            <text:p>14.8333342075</text:p>
          </table:table-cell>
          <table:table-cell table:formula="of:=[.D159]/([.E159]-[.E158])" office:value-type="float" office:value="63996.6168447914" calcext:value-type="float">
            <text:p>63996.6168447914</text:p>
          </table:table-cell>
          <table:table-cell table:formula="of:=[.E159]-[.E158]" office:value-type="float" office:value="0.0898797512054443" calcext:value-type="float">
            <text:p>0.08987975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97449.90622" calcext:value-type="float">
            <text:p>1456097449.90622</text:p>
          </table:table-cell>
          <table:table-cell office:value-type="float" office:value="1456097449.90757" calcext:value-type="float">
            <text:p>1456097449.90757</text:p>
          </table:table-cell>
          <table:table-cell office:value-type="float" office:value="5640" calcext:value-type="float">
            <text:p>5640</text:p>
          </table:table-cell>
          <table:table-cell table:formula="of:=[.B160]-[.B$2]" office:value-type="float" office:value="14.9216246604919" calcext:value-type="float">
            <text:p>14.9216246605</text:p>
          </table:table-cell>
          <table:table-cell table:formula="of:=[.D160]/([.E160]-[.E159])" office:value-type="float" office:value="63880.0664295725" calcext:value-type="float">
            <text:p>63880.0664295725</text:p>
          </table:table-cell>
          <table:table-cell table:formula="of:=[.E160]-[.E159]" office:value-type="float" office:value="0.0882904529571533" calcext:value-type="float">
            <text:p>0.0882904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97449.99291" calcext:value-type="float">
            <text:p>1456097449.99291</text:p>
          </table:table-cell>
          <table:table-cell office:value-type="float" office:value="1456097449.99418" calcext:value-type="float">
            <text:p>1456097449.99418</text:p>
          </table:table-cell>
          <table:table-cell office:value-type="float" office:value="5536" calcext:value-type="float">
            <text:p>5536</text:p>
          </table:table-cell>
          <table:table-cell table:formula="of:=[.B161]-[.B$2]" office:value-type="float" office:value="15.0083227157593" calcext:value-type="float">
            <text:p>15.0083227158</text:p>
          </table:table-cell>
          <table:table-cell table:formula="of:=[.D161]/([.E161]-[.E160])" office:value-type="float" office:value="63853.7967539146" calcext:value-type="float">
            <text:p>63853.7967539146</text:p>
          </table:table-cell>
          <table:table-cell table:formula="of:=[.E161]-[.E160]" office:value-type="float" office:value="0.086698055267334" calcext:value-type="float">
            <text:p>0.08669805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97450.07875" calcext:value-type="float">
            <text:p>1456097450.07875</text:p>
          </table:table-cell>
          <table:table-cell office:value-type="float" office:value="1456097450.08001" calcext:value-type="float">
            <text:p>1456097450.08001</text:p>
          </table:table-cell>
          <table:table-cell office:value-type="float" office:value="5432" calcext:value-type="float">
            <text:p>5432</text:p>
          </table:table-cell>
          <table:table-cell table:formula="of:=[.B162]-[.B$2]" office:value-type="float" office:value="15.0941557884216" calcext:value-type="float">
            <text:p>15.0941557884</text:p>
          </table:table-cell>
          <table:table-cell table:formula="of:=[.D162]/([.E162]-[.E161])" office:value-type="float" office:value="63285.6290880809" calcext:value-type="float">
            <text:p>63285.6290880809</text:p>
          </table:table-cell>
          <table:table-cell table:formula="of:=[.E162]-[.E161]" office:value-type="float" office:value="0.0858330726623535" calcext:value-type="float">
            <text:p>0.08583307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97450.16185" calcext:value-type="float">
            <text:p>1456097450.16185</text:p>
          </table:table-cell>
          <table:table-cell office:value-type="float" office:value="1456097450.1631" calcext:value-type="float">
            <text:p>1456097450.1631</text:p>
          </table:table-cell>
          <table:table-cell office:value-type="float" office:value="5336" calcext:value-type="float">
            <text:p>5336</text:p>
          </table:table-cell>
          <table:table-cell table:formula="of:=[.B163]-[.B$2]" office:value-type="float" office:value="15.177259683609" calcext:value-type="float">
            <text:p>15.1772596836</text:p>
          </table:table-cell>
          <table:table-cell table:formula="of:=[.D163]/([.E163]-[.E162])" office:value-type="float" office:value="64208.7833304166" calcext:value-type="float">
            <text:p>64208.7833304166</text:p>
          </table:table-cell>
          <table:table-cell table:formula="of:=[.E163]-[.E162]" office:value-type="float" office:value="0.0831038951873779" calcext:value-type="float">
            <text:p>0.08310389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97450.24432" calcext:value-type="float">
            <text:p>1456097450.24432</text:p>
          </table:table-cell>
          <table:table-cell office:value-type="float" office:value="1456097450.24557" calcext:value-type="float">
            <text:p>1456097450.24557</text:p>
          </table:table-cell>
          <table:table-cell office:value-type="float" office:value="5248" calcext:value-type="float">
            <text:p>5248</text:p>
          </table:table-cell>
          <table:table-cell table:formula="of:=[.B164]-[.B$2]" office:value-type="float" office:value="15.2597320079803" calcext:value-type="float">
            <text:p>15.259732008</text:p>
          </table:table-cell>
          <table:table-cell table:formula="of:=[.D164]/([.E164]-[.E163])" office:value-type="float" office:value="63633.4678330452" calcext:value-type="float">
            <text:p>63633.4678330452</text:p>
          </table:table-cell>
          <table:table-cell table:formula="of:=[.E164]-[.E163]" office:value-type="float" office:value="0.0824723243713379" calcext:value-type="float">
            <text:p>0.08247232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97450.32538" calcext:value-type="float">
            <text:p>1456097450.32538</text:p>
          </table:table-cell>
          <table:table-cell office:value-type="float" office:value="1456097450.32687" calcext:value-type="float">
            <text:p>1456097450.32687</text:p>
          </table:table-cell>
          <table:table-cell office:value-type="float" office:value="5152" calcext:value-type="float">
            <text:p>5152</text:p>
          </table:table-cell>
          <table:table-cell table:formula="of:=[.B165]-[.B$2]" office:value-type="float" office:value="15.3407862186432" calcext:value-type="float">
            <text:p>15.3407862186</text:p>
          </table:table-cell>
          <table:table-cell table:formula="of:=[.D165]/([.E165]-[.E164])" office:value-type="float" office:value="63562.3980280381" calcext:value-type="float">
            <text:p>63562.3980280381</text:p>
          </table:table-cell>
          <table:table-cell table:formula="of:=[.E165]-[.E164]" office:value-type="float" office:value="0.0810542106628418" calcext:value-type="float">
            <text:p>0.08105421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97450.40525" calcext:value-type="float">
            <text:p>1456097450.40525</text:p>
          </table:table-cell>
          <table:table-cell office:value-type="float" office:value="1456097450.40668" calcext:value-type="float">
            <text:p>1456097450.40668</text:p>
          </table:table-cell>
          <table:table-cell office:value-type="float" office:value="5072" calcext:value-type="float">
            <text:p>5072</text:p>
          </table:table-cell>
          <table:table-cell table:formula="of:=[.B166]-[.B$2]" office:value-type="float" office:value="15.4206612110138" calcext:value-type="float">
            <text:p>15.420661211</text:p>
          </table:table-cell>
          <table:table-cell table:formula="of:=[.D166]/([.E166]-[.E165])" office:value-type="float" office:value="63499.2235926213" calcext:value-type="float">
            <text:p>63499.2235926213</text:p>
          </table:table-cell>
          <table:table-cell table:formula="of:=[.E166]-[.E165]" office:value-type="float" office:value="0.0798749923706055" calcext:value-type="float">
            <text:p>0.07987499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97450.48395" calcext:value-type="float">
            <text:p>1456097450.48395</text:p>
          </table:table-cell>
          <table:table-cell office:value-type="float" office:value="1456097450.48521" calcext:value-type="float">
            <text:p>1456097450.48521</text:p>
          </table:table-cell>
          <table:table-cell office:value-type="float" office:value="4992" calcext:value-type="float">
            <text:p>4992</text:p>
          </table:table-cell>
          <table:table-cell table:formula="of:=[.B167]-[.B$2]" office:value-type="float" office:value="15.4993636608124" calcext:value-type="float">
            <text:p>15.4993636608</text:p>
          </table:table-cell>
          <table:table-cell table:formula="of:=[.D167]/([.E167]-[.E166])" office:value-type="float" office:value="63428.775251286" calcext:value-type="float">
            <text:p>63428.775251286</text:p>
          </table:table-cell>
          <table:table-cell table:formula="of:=[.E167]-[.E166]" office:value-type="float" office:value="0.078702449798584" calcext:value-type="float">
            <text:p>0.07870244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97450.5614" calcext:value-type="float">
            <text:p>1456097450.5614</text:p>
          </table:table-cell>
          <table:table-cell office:value-type="float" office:value="1456097450.56265" calcext:value-type="float">
            <text:p>1456097450.56265</text:p>
          </table:table-cell>
          <table:table-cell office:value-type="float" office:value="4920" calcext:value-type="float">
            <text:p>4920</text:p>
          </table:table-cell>
          <table:table-cell table:formula="of:=[.B168]-[.B$2]" office:value-type="float" office:value="15.5768060684204" calcext:value-type="float">
            <text:p>15.5768060684</text:p>
          </table:table-cell>
          <table:table-cell table:formula="of:=[.D168]/([.E168]-[.E167])" office:value-type="float" office:value="63531.0826711656" calcext:value-type="float">
            <text:p>63531.0826711656</text:p>
          </table:table-cell>
          <table:table-cell table:formula="of:=[.E168]-[.E167]" office:value-type="float" office:value="0.0774424076080322" calcext:value-type="float">
            <text:p>0.07744240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97450.63794" calcext:value-type="float">
            <text:p>1456097450.63794</text:p>
          </table:table-cell>
          <table:table-cell office:value-type="float" office:value="1456097450.63925" calcext:value-type="float">
            <text:p>1456097450.63925</text:p>
          </table:table-cell>
          <table:table-cell office:value-type="float" office:value="4848" calcext:value-type="float">
            <text:p>4848</text:p>
          </table:table-cell>
          <table:table-cell table:formula="of:=[.B169]-[.B$2]" office:value-type="float" office:value="15.653352022171" calcext:value-type="float">
            <text:p>15.6533520222</text:p>
          </table:table-cell>
          <table:table-cell table:formula="of:=[.D169]/([.E169]-[.E168])" office:value-type="float" office:value="63334.5038170792" calcext:value-type="float">
            <text:p>63334.5038170792</text:p>
          </table:table-cell>
          <table:table-cell table:formula="of:=[.E169]-[.E168]" office:value-type="float" office:value="0.0765459537506104" calcext:value-type="float">
            <text:p>0.07654595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97450.71349" calcext:value-type="float">
            <text:p>1456097450.71349</text:p>
          </table:table-cell>
          <table:table-cell office:value-type="float" office:value="1456097450.71473" calcext:value-type="float">
            <text:p>1456097450.71473</text:p>
          </table:table-cell>
          <table:table-cell office:value-type="float" office:value="4776" calcext:value-type="float">
            <text:p>4776</text:p>
          </table:table-cell>
          <table:table-cell table:formula="of:=[.B170]-[.B$2]" office:value-type="float" office:value="15.7288990020752" calcext:value-type="float">
            <text:p>15.7288990021</text:p>
          </table:table-cell>
          <table:table-cell table:formula="of:=[.D170]/([.E170]-[.E169])" office:value-type="float" office:value="63218.9401357667" calcext:value-type="float">
            <text:p>63218.9401357667</text:p>
          </table:table-cell>
          <table:table-cell table:formula="of:=[.E170]-[.E169]" office:value-type="float" office:value="0.0755469799041748" calcext:value-type="float">
            <text:p>0.07554697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97450.78821" calcext:value-type="float">
            <text:p>1456097450.78821</text:p>
          </table:table-cell>
          <table:table-cell office:value-type="float" office:value="1456097450.7895" calcext:value-type="float">
            <text:p>1456097450.7895</text:p>
          </table:table-cell>
          <table:table-cell office:value-type="float" office:value="4720" calcext:value-type="float">
            <text:p>4720</text:p>
          </table:table-cell>
          <table:table-cell table:formula="of:=[.B171]-[.B$2]" office:value-type="float" office:value="15.8036158084869" calcext:value-type="float">
            <text:p>15.8036158085</text:p>
          </table:table-cell>
          <table:table-cell table:formula="of:=[.D171]/([.E171]-[.E170])" office:value-type="float" office:value="63171.8648946184" calcext:value-type="float">
            <text:p>63171.8648946184</text:p>
          </table:table-cell>
          <table:table-cell table:formula="of:=[.E171]-[.E170]" office:value-type="float" office:value="0.0747168064117432" calcext:value-type="float">
            <text:p>0.07471680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97450.86131" calcext:value-type="float">
            <text:p>1456097450.86131</text:p>
          </table:table-cell>
          <table:table-cell office:value-type="float" office:value="1456097450.86258" calcext:value-type="float">
            <text:p>1456097450.86258</text:p>
          </table:table-cell>
          <table:table-cell office:value-type="float" office:value="4656" calcext:value-type="float">
            <text:p>4656</text:p>
          </table:table-cell>
          <table:table-cell table:formula="of:=[.B172]-[.B$2]" office:value-type="float" office:value="15.8767197132111" calcext:value-type="float">
            <text:p>15.8767197132</text:p>
          </table:table-cell>
          <table:table-cell table:formula="of:=[.D172]/([.E172]-[.E171])" office:value-type="float" office:value="63690.1683647512" calcext:value-type="float">
            <text:p>63690.1683647512</text:p>
          </table:table-cell>
          <table:table-cell table:formula="of:=[.E172]-[.E171]" office:value-type="float" office:value="0.0731039047241211" calcext:value-type="float">
            <text:p>0.07310390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97450.93409" calcext:value-type="float">
            <text:p>1456097450.93409</text:p>
          </table:table-cell>
          <table:table-cell office:value-type="float" office:value="1456097450.93555" calcext:value-type="float">
            <text:p>1456097450.93555</text:p>
          </table:table-cell>
          <table:table-cell office:value-type="float" office:value="4608" calcext:value-type="float">
            <text:p>4608</text:p>
          </table:table-cell>
          <table:table-cell table:formula="of:=[.B173]-[.B$2]" office:value-type="float" office:value="15.9494996070862" calcext:value-type="float">
            <text:p>15.9494996071</text:p>
          </table:table-cell>
          <table:table-cell table:formula="of:=[.D173]/([.E173]-[.E172])" office:value-type="float" office:value="63314.1896016851" calcext:value-type="float">
            <text:p>63314.1896016851</text:p>
          </table:table-cell>
          <table:table-cell table:formula="of:=[.E173]-[.E172]" office:value-type="float" office:value="0.0727798938751221" calcext:value-type="float">
            <text:p>0.07277989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97451.006" calcext:value-type="float">
            <text:p>1456097451.006</text:p>
          </table:table-cell>
          <table:table-cell office:value-type="float" office:value="1456097451.00726" calcext:value-type="float">
            <text:p>1456097451.00726</text:p>
          </table:table-cell>
          <table:table-cell office:value-type="float" office:value="4560" calcext:value-type="float">
            <text:p>4560</text:p>
          </table:table-cell>
          <table:table-cell table:formula="of:=[.B174]-[.B$2]" office:value-type="float" office:value="16.0214109420776" calcext:value-type="float">
            <text:p>16.0214109421</text:p>
          </table:table-cell>
          <table:table-cell table:formula="of:=[.D174]/([.E174]-[.E173])" office:value-type="float" office:value="63411.4218647428" calcext:value-type="float">
            <text:p>63411.4218647428</text:p>
          </table:table-cell>
          <table:table-cell table:formula="of:=[.E174]-[.E173]" office:value-type="float" office:value="0.0719113349914551" calcext:value-type="float">
            <text:p>0.0719113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97451.07754" calcext:value-type="float">
            <text:p>1456097451.07754</text:p>
          </table:table-cell>
          <table:table-cell office:value-type="float" office:value="1456097451.07882" calcext:value-type="float">
            <text:p>1456097451.07882</text:p>
          </table:table-cell>
          <table:table-cell office:value-type="float" office:value="4512" calcext:value-type="float">
            <text:p>4512</text:p>
          </table:table-cell>
          <table:table-cell table:formula="of:=[.B175]-[.B$2]" office:value-type="float" office:value="16.0929465293884" calcext:value-type="float">
            <text:p>16.0929465294</text:p>
          </table:table-cell>
          <table:table-cell table:formula="of:=[.D175]/([.E175]-[.E174])" office:value-type="float" office:value="63073.5018697382" calcext:value-type="float">
            <text:p>63073.5018697382</text:p>
          </table:table-cell>
          <table:table-cell table:formula="of:=[.E175]-[.E174]" office:value-type="float" office:value="0.071535587310791" calcext:value-type="float">
            <text:p>0.07153558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97451.14778" calcext:value-type="float">
            <text:p>1456097451.14778</text:p>
          </table:table-cell>
          <table:table-cell office:value-type="float" office:value="1456097451.14901" calcext:value-type="float">
            <text:p>1456097451.14901</text:p>
          </table:table-cell>
          <table:table-cell office:value-type="float" office:value="4472" calcext:value-type="float">
            <text:p>4472</text:p>
          </table:table-cell>
          <table:table-cell table:formula="of:=[.B176]-[.B$2]" office:value-type="float" office:value="16.1631934642792" calcext:value-type="float">
            <text:p>16.1631934643</text:p>
          </table:table-cell>
          <table:table-cell table:formula="of:=[.D176]/([.E176]-[.E175])" office:value-type="float" office:value="63661.1406170983" calcext:value-type="float">
            <text:p>63661.1406170983</text:p>
          </table:table-cell>
          <table:table-cell table:formula="of:=[.E176]-[.E175]" office:value-type="float" office:value="0.0702469348907471" calcext:value-type="float">
            <text:p>0.07024693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97451.218" calcext:value-type="float">
            <text:p>1456097451.218</text:p>
          </table:table-cell>
          <table:table-cell office:value-type="float" office:value="1456097451.21925" calcext:value-type="float">
            <text:p>1456097451.21925</text:p>
          </table:table-cell>
          <table:table-cell office:value-type="float" office:value="4432" calcext:value-type="float">
            <text:p>4432</text:p>
          </table:table-cell>
          <table:table-cell table:formula="of:=[.B177]-[.B$2]" office:value-type="float" office:value="16.2334098815918" calcext:value-type="float">
            <text:p>16.2334098816</text:p>
          </table:table-cell>
          <table:table-cell table:formula="of:=[.D177]/([.E177]-[.E176])" office:value-type="float" office:value="63119.1417851407" calcext:value-type="float">
            <text:p>63119.1417851407</text:p>
          </table:table-cell>
          <table:table-cell table:formula="of:=[.E177]-[.E176]" office:value-type="float" office:value="0.0702164173126221" calcext:value-type="float">
            <text:p>0.0702164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97451.28727" calcext:value-type="float">
            <text:p>1456097451.28727</text:p>
          </table:table-cell>
          <table:table-cell office:value-type="float" office:value="1456097451.28852" calcext:value-type="float">
            <text:p>1456097451.28852</text:p>
          </table:table-cell>
          <table:table-cell office:value-type="float" office:value="4400" calcext:value-type="float">
            <text:p>4400</text:p>
          </table:table-cell>
          <table:table-cell table:formula="of:=[.B178]-[.B$2]" office:value-type="float" office:value="16.302681684494" calcext:value-type="float">
            <text:p>16.3026816845</text:p>
          </table:table-cell>
          <table:table-cell table:formula="of:=[.D178]/([.E178]-[.E177])" office:value-type="float" office:value="63517.9079460466" calcext:value-type="float">
            <text:p>63517.9079460466</text:p>
          </table:table-cell>
          <table:table-cell table:formula="of:=[.E178]-[.E177]" office:value-type="float" office:value="0.0692718029022217" calcext:value-type="float">
            <text:p>0.06927180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97451.35666" calcext:value-type="float">
            <text:p>1456097451.35666</text:p>
          </table:table-cell>
          <table:table-cell office:value-type="float" office:value="1456097451.35794" calcext:value-type="float">
            <text:p>1456097451.35794</text:p>
          </table:table-cell>
          <table:table-cell office:value-type="float" office:value="4376" calcext:value-type="float">
            <text:p>4376</text:p>
          </table:table-cell>
          <table:table-cell table:formula="of:=[.B179]-[.B$2]" office:value-type="float" office:value="16.3720707893372" calcext:value-type="float">
            <text:p>16.3720707893</text:p>
          </table:table-cell>
          <table:table-cell table:formula="of:=[.D179]/([.E179]-[.E178])" office:value-type="float" office:value="63064.6556097293" calcext:value-type="float">
            <text:p>63064.6556097293</text:p>
          </table:table-cell>
          <table:table-cell table:formula="of:=[.E179]-[.E178]" office:value-type="float" office:value="0.0693891048431397" calcext:value-type="float">
            <text:p>0.06938910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97451.42511" calcext:value-type="float">
            <text:p>1456097451.42511</text:p>
          </table:table-cell>
          <table:table-cell office:value-type="float" office:value="1456097451.42583" calcext:value-type="float">
            <text:p>1456097451.42583</text:p>
          </table:table-cell>
          <table:table-cell office:value-type="float" office:value="4352" calcext:value-type="float">
            <text:p>4352</text:p>
          </table:table-cell>
          <table:table-cell table:formula="of:=[.B180]-[.B$2]" office:value-type="float" office:value="16.4405202865601" calcext:value-type="float">
            <text:p>16.4405202866</text:p>
          </table:table-cell>
          <table:table-cell table:formula="of:=[.D180]/([.E180]-[.E179])" office:value-type="float" office:value="63579.7219346704" calcext:value-type="float">
            <text:p>63579.7219346704</text:p>
          </table:table-cell>
          <table:table-cell table:formula="of:=[.E180]-[.E179]" office:value-type="float" office:value="0.0684494972229004" calcext:value-type="float">
            <text:p>0.06844949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97451.49347" calcext:value-type="float">
            <text:p>1456097451.49347</text:p>
          </table:table-cell>
          <table:table-cell office:value-type="float" office:value="1456097451.49474" calcext:value-type="float">
            <text:p>1456097451.49474</text:p>
          </table:table-cell>
          <table:table-cell office:value-type="float" office:value="4328" calcext:value-type="float">
            <text:p>4328</text:p>
          </table:table-cell>
          <table:table-cell table:formula="of:=[.B181]-[.B$2]" office:value-type="float" office:value="16.5088803768158" calcext:value-type="float">
            <text:p>16.5088803768</text:p>
          </table:table-cell>
          <table:table-cell table:formula="of:=[.D181]/([.E181]-[.E180])" office:value-type="float" office:value="63311.7947008088" calcext:value-type="float">
            <text:p>63311.7947008088</text:p>
          </table:table-cell>
          <table:table-cell table:formula="of:=[.E181]-[.E180]" office:value-type="float" office:value="0.0683600902557373" calcext:value-type="float">
            <text:p>0.06836009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97451.56125" calcext:value-type="float">
            <text:p>1456097451.56125</text:p>
          </table:table-cell>
          <table:table-cell office:value-type="float" office:value="1456097451.56254" calcext:value-type="float">
            <text:p>1456097451.56254</text:p>
          </table:table-cell>
          <table:table-cell office:value-type="float" office:value="4312" calcext:value-type="float">
            <text:p>4312</text:p>
          </table:table-cell>
          <table:table-cell table:formula="of:=[.B182]-[.B$2]" office:value-type="float" office:value="16.5766627788544" calcext:value-type="float">
            <text:p>16.5766627789</text:p>
          </table:table-cell>
          <table:table-cell table:formula="of:=[.D182]/([.E182]-[.E181])" office:value-type="float" office:value="63615.3318607105" calcext:value-type="float">
            <text:p>63615.3318607105</text:p>
          </table:table-cell>
          <table:table-cell table:formula="of:=[.E182]-[.E181]" office:value-type="float" office:value="0.0677824020385742" calcext:value-type="float">
            <text:p>0.0677824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97451.62923" calcext:value-type="float">
            <text:p>1456097451.62923</text:p>
          </table:table-cell>
          <table:table-cell office:value-type="float" office:value="1456097451.6305" calcext:value-type="float">
            <text:p>1456097451.6305</text:p>
          </table:table-cell>
          <table:table-cell office:value-type="float" office:value="4304" calcext:value-type="float">
            <text:p>4304</text:p>
          </table:table-cell>
          <table:table-cell table:formula="of:=[.B183]-[.B$2]" office:value-type="float" office:value="16.6446399688721" calcext:value-type="float">
            <text:p>16.6446399689</text:p>
          </table:table-cell>
          <table:table-cell table:formula="of:=[.D183]/([.E183]-[.E182])" office:value-type="float" office:value="63315.3562081531" calcext:value-type="float">
            <text:p>63315.3562081531</text:p>
          </table:table-cell>
          <table:table-cell table:formula="of:=[.E183]-[.E182]" office:value-type="float" office:value="0.0679771900177002" calcext:value-type="float">
            <text:p>0.067977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97451.69689" calcext:value-type="float">
            <text:p>1456097451.69689</text:p>
          </table:table-cell>
          <table:table-cell office:value-type="float" office:value="1456097451.69814" calcext:value-type="float">
            <text:p>1456097451.69814</text:p>
          </table:table-cell>
          <table:table-cell office:value-type="float" office:value="4296" calcext:value-type="float">
            <text:p>4296</text:p>
          </table:table-cell>
          <table:table-cell table:formula="of:=[.B184]-[.B$2]" office:value-type="float" office:value="16.7123036384583" calcext:value-type="float">
            <text:p>16.7123036385</text:p>
          </table:table-cell>
          <table:table-cell table:formula="of:=[.D184]/([.E184]-[.E183])" office:value-type="float" office:value="63490.4968393457" calcext:value-type="float">
            <text:p>63490.4968393457</text:p>
          </table:table-cell>
          <table:table-cell table:formula="of:=[.E184]-[.E183]" office:value-type="float" office:value="0.0676636695861816" calcext:value-type="float">
            <text:p>0.06766366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97451.7647" calcext:value-type="float">
            <text:p>1456097451.7647</text:p>
          </table:table-cell>
          <table:table-cell office:value-type="float" office:value="1456097451.76612" calcext:value-type="float">
            <text:p>1456097451.76612</text:p>
          </table:table-cell>
          <table:table-cell office:value-type="float" office:value="4296" calcext:value-type="float">
            <text:p>4296</text:p>
          </table:table-cell>
          <table:table-cell table:formula="of:=[.B185]-[.B$2]" office:value-type="float" office:value="16.7801127433777" calcext:value-type="float">
            <text:p>16.7801127434</text:p>
          </table:table-cell>
          <table:table-cell table:formula="of:=[.D185]/([.E185]-[.E184])" office:value-type="float" office:value="63354.3239525758" calcext:value-type="float">
            <text:p>63354.3239525758</text:p>
          </table:table-cell>
          <table:table-cell table:formula="of:=[.E185]-[.E184]" office:value-type="float" office:value="0.0678091049194336" calcext:value-type="float">
            <text:p>0.06780910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97451.83188" calcext:value-type="float">
            <text:p>1456097451.83188</text:p>
          </table:table-cell>
          <table:table-cell office:value-type="float" office:value="1456097451.83314" calcext:value-type="float">
            <text:p>1456097451.83314</text:p>
          </table:table-cell>
          <table:table-cell office:value-type="float" office:value="4296" calcext:value-type="float">
            <text:p>4296</text:p>
          </table:table-cell>
          <table:table-cell table:formula="of:=[.B186]-[.B$2]" office:value-type="float" office:value="16.8472924232483" calcext:value-type="float">
            <text:p>16.8472924232</text:p>
          </table:table-cell>
          <table:table-cell table:formula="of:=[.D186]/([.E186]-[.E185])" office:value-type="float" office:value="63947.9081810826" calcext:value-type="float">
            <text:p>63947.9081810826</text:p>
          </table:table-cell>
          <table:table-cell table:formula="of:=[.E186]-[.E185]" office:value-type="float" office:value="0.0671796798706055" calcext:value-type="float">
            <text:p>0.06717967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97451.89956" calcext:value-type="float">
            <text:p>1456097451.89956</text:p>
          </table:table-cell>
          <table:table-cell office:value-type="float" office:value="1456097451.90083" calcext:value-type="float">
            <text:p>1456097451.90083</text:p>
          </table:table-cell>
          <table:table-cell office:value-type="float" office:value="4296" calcext:value-type="float">
            <text:p>4296</text:p>
          </table:table-cell>
          <table:table-cell table:formula="of:=[.B187]-[.B$2]" office:value-type="float" office:value="16.9149663448334" calcext:value-type="float">
            <text:p>16.9149663448</text:p>
          </table:table-cell>
          <table:table-cell table:formula="of:=[.D187]/([.E187]-[.E186])" office:value-type="float" office:value="63480.8785921894" calcext:value-type="float">
            <text:p>63480.8785921894</text:p>
          </table:table-cell>
          <table:table-cell table:formula="of:=[.E187]-[.E186]" office:value-type="float" office:value="0.067673921585083" calcext:value-type="float">
            <text:p>0.06767392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97451.96714" calcext:value-type="float">
            <text:p>1456097451.96714</text:p>
          </table:table-cell>
          <table:table-cell office:value-type="float" office:value="1456097451.96839" calcext:value-type="float">
            <text:p>1456097451.96839</text:p>
          </table:table-cell>
          <table:table-cell office:value-type="float" office:value="4304" calcext:value-type="float">
            <text:p>4304</text:p>
          </table:table-cell>
          <table:table-cell table:formula="of:=[.B188]-[.B$2]" office:value-type="float" office:value="16.9825525283813" calcext:value-type="float">
            <text:p>16.9825525284</text:p>
          </table:table-cell>
          <table:table-cell table:formula="of:=[.D188]/([.E188]-[.E187])" office:value-type="float" office:value="63681.6546527584" calcext:value-type="float">
            <text:p>63681.6546527584</text:p>
          </table:table-cell>
          <table:table-cell table:formula="of:=[.E188]-[.E187]" office:value-type="float" office:value="0.0675861835479736" calcext:value-type="float">
            <text:p>0.06758618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97452.0349" calcext:value-type="float">
            <text:p>1456097452.0349</text:p>
          </table:table-cell>
          <table:table-cell office:value-type="float" office:value="1456097452.03636" calcext:value-type="float">
            <text:p>1456097452.03636</text:p>
          </table:table-cell>
          <table:table-cell office:value-type="float" office:value="4320" calcext:value-type="float">
            <text:p>4320</text:p>
          </table:table-cell>
          <table:table-cell table:formula="of:=[.B189]-[.B$2]" office:value-type="float" office:value="17.0503089427948" calcext:value-type="float">
            <text:p>17.0503089428</text:p>
          </table:table-cell>
          <table:table-cell table:formula="of:=[.D189]/([.E189]-[.E188])" office:value-type="float" office:value="63757.8011970822" calcext:value-type="float">
            <text:p>63757.8011970822</text:p>
          </table:table-cell>
          <table:table-cell table:formula="of:=[.E189]-[.E188]" office:value-type="float" office:value="0.0677564144134522" calcext:value-type="float">
            <text:p>0.06775641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97452.10258" calcext:value-type="float">
            <text:p>1456097452.10258</text:p>
          </table:table-cell>
          <table:table-cell office:value-type="float" office:value="1456097452.10384" calcext:value-type="float">
            <text:p>1456097452.10384</text:p>
          </table:table-cell>
          <table:table-cell office:value-type="float" office:value="4336" calcext:value-type="float">
            <text:p>4336</text:p>
          </table:table-cell>
          <table:table-cell table:formula="of:=[.B190]-[.B$2]" office:value-type="float" office:value="17.1179912090302" calcext:value-type="float">
            <text:p>17.117991209</text:p>
          </table:table-cell>
          <table:table-cell table:formula="of:=[.D190]/([.E190]-[.E189])" office:value-type="float" office:value="64064.0486966324" calcext:value-type="float">
            <text:p>64064.0486966324</text:p>
          </table:table-cell>
          <table:table-cell table:formula="of:=[.E190]-[.E189]" office:value-type="float" office:value="0.0676822662353516" calcext:value-type="float">
            <text:p>0.06768226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97452.17075" calcext:value-type="float">
            <text:p>1456097452.17075</text:p>
          </table:table-cell>
          <table:table-cell office:value-type="float" office:value="1456097452.17202" calcext:value-type="float">
            <text:p>1456097452.17202</text:p>
          </table:table-cell>
          <table:table-cell office:value-type="float" office:value="4352" calcext:value-type="float">
            <text:p>4352</text:p>
          </table:table-cell>
          <table:table-cell table:formula="of:=[.B191]-[.B$2]" office:value-type="float" office:value="17.1861555576324" calcext:value-type="float">
            <text:p>17.1861555576</text:p>
          </table:table-cell>
          <table:table-cell table:formula="of:=[.D191]/([.E191]-[.E190])" office:value-type="float" office:value="63845.6919084162" calcext:value-type="float">
            <text:p>63845.6919084162</text:p>
          </table:table-cell>
          <table:table-cell table:formula="of:=[.E191]-[.E190]" office:value-type="float" office:value="0.0681643486022949" calcext:value-type="float">
            <text:p>0.06816434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97452.23905" calcext:value-type="float">
            <text:p>1456097452.23905</text:p>
          </table:table-cell>
          <table:table-cell office:value-type="float" office:value="1456097452.24043" calcext:value-type="float">
            <text:p>1456097452.24043</text:p>
          </table:table-cell>
          <table:table-cell office:value-type="float" office:value="4376" calcext:value-type="float">
            <text:p>4376</text:p>
          </table:table-cell>
          <table:table-cell table:formula="of:=[.B192]-[.B$2]" office:value-type="float" office:value="17.2544574737549" calcext:value-type="float">
            <text:p>17.2544574738</text:p>
          </table:table-cell>
          <table:table-cell table:formula="of:=[.D192]/([.E192]-[.E191])" office:value-type="float" office:value="64068.4807752052" calcext:value-type="float">
            <text:p>64068.4807752052</text:p>
          </table:table-cell>
          <table:table-cell table:formula="of:=[.E192]-[.E191]" office:value-type="float" office:value="0.0683019161224365" calcext:value-type="float">
            <text:p>0.06830191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97452.30783" calcext:value-type="float">
            <text:p>1456097452.30783</text:p>
          </table:table-cell>
          <table:table-cell office:value-type="float" office:value="1456097452.30912" calcext:value-type="float">
            <text:p>1456097452.30912</text:p>
          </table:table-cell>
          <table:table-cell office:value-type="float" office:value="4408" calcext:value-type="float">
            <text:p>4408</text:p>
          </table:table-cell>
          <table:table-cell table:formula="of:=[.B193]-[.B$2]" office:value-type="float" office:value="17.3232398033142" calcext:value-type="float">
            <text:p>17.3232398033</text:p>
          </table:table-cell>
          <table:table-cell table:formula="of:=[.D193]/([.E193]-[.E192])" office:value-type="float" office:value="64086.2272074982" calcext:value-type="float">
            <text:p>64086.2272074982</text:p>
          </table:table-cell>
          <table:table-cell table:formula="of:=[.E193]-[.E192]" office:value-type="float" office:value="0.0687823295593262" calcext:value-type="float">
            <text:p>0.06878232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97452.37704" calcext:value-type="float">
            <text:p>1456097452.37704</text:p>
          </table:table-cell>
          <table:table-cell office:value-type="float" office:value="1456097452.3783" calcext:value-type="float">
            <text:p>1456097452.3783</text:p>
          </table:table-cell>
          <table:table-cell office:value-type="float" office:value="4440" calcext:value-type="float">
            <text:p>4440</text:p>
          </table:table-cell>
          <table:table-cell table:formula="of:=[.B194]-[.B$2]" office:value-type="float" office:value="17.3924498558044" calcext:value-type="float">
            <text:p>17.3924498558</text:p>
          </table:table-cell>
          <table:table-cell table:formula="of:=[.D194]/([.E194]-[.E193])" office:value-type="float" office:value="64152.5304525161" calcext:value-type="float">
            <text:p>64152.5304525161</text:p>
          </table:table-cell>
          <table:table-cell table:formula="of:=[.E194]-[.E193]" office:value-type="float" office:value="0.0692100524902344" calcext:value-type="float">
            <text:p>0.06921005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97452.44658" calcext:value-type="float">
            <text:p>1456097452.44658</text:p>
          </table:table-cell>
          <table:table-cell office:value-type="float" office:value="1456097452.44786" calcext:value-type="float">
            <text:p>1456097452.44786</text:p>
          </table:table-cell>
          <table:table-cell office:value-type="float" office:value="4480" calcext:value-type="float">
            <text:p>4480</text:p>
          </table:table-cell>
          <table:table-cell table:formula="of:=[.B195]-[.B$2]" office:value-type="float" office:value="17.4619941711426" calcext:value-type="float">
            <text:p>17.4619941711</text:p>
          </table:table-cell>
          <table:table-cell table:formula="of:=[.D195]/([.E195]-[.E194])" office:value-type="float" office:value="64419.3558915287" calcext:value-type="float">
            <text:p>64419.3558915287</text:p>
          </table:table-cell>
          <table:table-cell table:formula="of:=[.E195]-[.E194]" office:value-type="float" office:value="0.0695443153381348" calcext:value-type="float">
            <text:p>0.06954431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97452.51651" calcext:value-type="float">
            <text:p>1456097452.51651</text:p>
          </table:table-cell>
          <table:table-cell office:value-type="float" office:value="1456097452.51916" calcext:value-type="float">
            <text:p>1456097452.51916</text:p>
          </table:table-cell>
          <table:table-cell office:value-type="float" office:value="4520" calcext:value-type="float">
            <text:p>4520</text:p>
          </table:table-cell>
          <table:table-cell table:formula="of:=[.B196]-[.B$2]" office:value-type="float" office:value="17.5319170951843" calcext:value-type="float">
            <text:p>17.5319170952</text:p>
          </table:table-cell>
          <table:table-cell table:formula="of:=[.D196]/([.E196]-[.E195])" office:value-type="float" office:value="64642.6055824167" calcext:value-type="float">
            <text:p>64642.6055824167</text:p>
          </table:table-cell>
          <table:table-cell table:formula="of:=[.E196]-[.E195]" office:value-type="float" office:value="0.0699229240417481" calcext:value-type="float">
            <text:p>0.0699229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97452.58732" calcext:value-type="float">
            <text:p>1456097452.58732</text:p>
          </table:table-cell>
          <table:table-cell office:value-type="float" office:value="1456097452.58863" calcext:value-type="float">
            <text:p>1456097452.58863</text:p>
          </table:table-cell>
          <table:table-cell office:value-type="float" office:value="4560" calcext:value-type="float">
            <text:p>4560</text:p>
          </table:table-cell>
          <table:table-cell table:formula="of:=[.B197]-[.B$2]" office:value-type="float" office:value="17.6027276515961" calcext:value-type="float">
            <text:p>17.6027276516</text:p>
          </table:table-cell>
          <table:table-cell table:formula="of:=[.D197]/([.E197]-[.E196])" office:value-type="float" office:value="64397.1779219599" calcext:value-type="float">
            <text:p>64397.1779219599</text:p>
          </table:table-cell>
          <table:table-cell table:formula="of:=[.E197]-[.E196]" office:value-type="float" office:value="0.0708105564117432" calcext:value-type="float">
            <text:p>0.07081055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97452.65897" calcext:value-type="float">
            <text:p>1456097452.65897</text:p>
          </table:table-cell>
          <table:table-cell office:value-type="float" office:value="1456097452.66024" calcext:value-type="float">
            <text:p>1456097452.66024</text:p>
          </table:table-cell>
          <table:table-cell office:value-type="float" office:value="4616" calcext:value-type="float">
            <text:p>4616</text:p>
          </table:table-cell>
          <table:table-cell table:formula="of:=[.B198]-[.B$2]" office:value-type="float" office:value="17.6743757724762" calcext:value-type="float">
            <text:p>17.6743757725</text:p>
          </table:table-cell>
          <table:table-cell table:formula="of:=[.D198]/([.E198]-[.E197])" office:value-type="float" office:value="64425.9743772337" calcext:value-type="float">
            <text:p>64425.9743772337</text:p>
          </table:table-cell>
          <table:table-cell table:formula="of:=[.E198]-[.E197]" office:value-type="float" office:value="0.071648120880127" calcext:value-type="float">
            <text:p>0.07164812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97452.73078" calcext:value-type="float">
            <text:p>1456097452.73078</text:p>
          </table:table-cell>
          <table:table-cell office:value-type="float" office:value="1456097452.73205" calcext:value-type="float">
            <text:p>1456097452.73205</text:p>
          </table:table-cell>
          <table:table-cell office:value-type="float" office:value="4664" calcext:value-type="float">
            <text:p>4664</text:p>
          </table:table-cell>
          <table:table-cell table:formula="of:=[.B199]-[.B$2]" office:value-type="float" office:value="17.7461941242218" calcext:value-type="float">
            <text:p>17.7461941242</text:p>
          </table:table-cell>
          <table:table-cell table:formula="of:=[.D199]/([.E199]-[.E198])" office:value-type="float" office:value="64941.6184949606" calcext:value-type="float">
            <text:p>64941.6184949606</text:p>
          </table:table-cell>
          <table:table-cell table:formula="of:=[.E199]-[.E198]" office:value-type="float" office:value="0.0718183517456055" calcext:value-type="float">
            <text:p>0.07181835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97452.80365" calcext:value-type="float">
            <text:p>1456097452.80365</text:p>
          </table:table-cell>
          <table:table-cell office:value-type="float" office:value="1456097452.80491" calcext:value-type="float">
            <text:p>1456097452.80491</text:p>
          </table:table-cell>
          <table:table-cell office:value-type="float" office:value="4720" calcext:value-type="float">
            <text:p>4720</text:p>
          </table:table-cell>
          <table:table-cell table:formula="of:=[.B200]-[.B$2]" office:value-type="float" office:value="17.8190550804138" calcext:value-type="float">
            <text:p>17.8190550804</text:p>
          </table:table-cell>
          <table:table-cell table:formula="of:=[.D200]/([.E200]-[.E199])" office:value-type="float" office:value="64780.9230990736" calcext:value-type="float">
            <text:p>64780.9230990736</text:p>
          </table:table-cell>
          <table:table-cell table:formula="of:=[.E200]-[.E199]" office:value-type="float" office:value="0.0728609561920166" calcext:value-type="float">
            <text:p>0.07286095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97452.87743" calcext:value-type="float">
            <text:p>1456097452.87743</text:p>
          </table:table-cell>
          <table:table-cell office:value-type="float" office:value="1456097452.87871" calcext:value-type="float">
            <text:p>1456097452.87871</text:p>
          </table:table-cell>
          <table:table-cell office:value-type="float" office:value="4784" calcext:value-type="float">
            <text:p>4784</text:p>
          </table:table-cell>
          <table:table-cell table:formula="of:=[.B201]-[.B$2]" office:value-type="float" office:value="17.8928363323212" calcext:value-type="float">
            <text:p>17.8928363323</text:p>
          </table:table-cell>
          <table:table-cell table:formula="of:=[.D201]/([.E201]-[.E200])" office:value-type="float" office:value="64840.320221288" calcext:value-type="float">
            <text:p>64840.320221288</text:p>
          </table:table-cell>
          <table:table-cell table:formula="of:=[.E201]-[.E200]" office:value-type="float" office:value="0.0737812519073486" calcext:value-type="float">
            <text:p>0.07378125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97452.95176" calcext:value-type="float">
            <text:p>1456097452.95176</text:p>
          </table:table-cell>
          <table:table-cell office:value-type="float" office:value="1456097452.95302" calcext:value-type="float">
            <text:p>1456097452.95302</text:p>
          </table:table-cell>
          <table:table-cell office:value-type="float" office:value="4848" calcext:value-type="float">
            <text:p>4848</text:p>
          </table:table-cell>
          <table:table-cell table:formula="of:=[.B202]-[.B$2]" office:value-type="float" office:value="17.9671669006348" calcext:value-type="float">
            <text:p>17.9671669006</text:p>
          </table:table-cell>
          <table:table-cell table:formula="of:=[.D202]/([.E202]-[.E201])" office:value-type="float" office:value="65222.1570477764" calcext:value-type="float">
            <text:p>65222.1570477764</text:p>
          </table:table-cell>
          <table:table-cell table:formula="of:=[.E202]-[.E201]" office:value-type="float" office:value="0.0743305683135986" calcext:value-type="float">
            <text:p>0.0743305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97453.02726" calcext:value-type="float">
            <text:p>1456097453.02726</text:p>
          </table:table-cell>
          <table:table-cell office:value-type="float" office:value="1456097453.02851" calcext:value-type="float">
            <text:p>1456097453.02851</text:p>
          </table:table-cell>
          <table:table-cell office:value-type="float" office:value="4920" calcext:value-type="float">
            <text:p>4920</text:p>
          </table:table-cell>
          <table:table-cell table:formula="of:=[.B203]-[.B$2]" office:value-type="float" office:value="18.0426685810089" calcext:value-type="float">
            <text:p>18.042668581</text:p>
          </table:table-cell>
          <table:table-cell table:formula="of:=[.D203]/([.E203]-[.E202])" office:value-type="float" office:value="65164.1125815894" calcext:value-type="float">
            <text:p>65164.1125815894</text:p>
          </table:table-cell>
          <table:table-cell table:formula="of:=[.E203]-[.E202]" office:value-type="float" office:value="0.0755016803741455" calcext:value-type="float">
            <text:p>0.07550168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97453.10362" calcext:value-type="float">
            <text:p>1456097453.10362</text:p>
          </table:table-cell>
          <table:table-cell office:value-type="float" office:value="1456097453.10489" calcext:value-type="float">
            <text:p>1456097453.10489</text:p>
          </table:table-cell>
          <table:table-cell office:value-type="float" office:value="4992" calcext:value-type="float">
            <text:p>4992</text:p>
          </table:table-cell>
          <table:table-cell table:formula="of:=[.B204]-[.B$2]" office:value-type="float" office:value="18.1190309524536" calcext:value-type="float">
            <text:p>18.1190309525</text:p>
          </table:table-cell>
          <table:table-cell table:formula="of:=[.D204]/([.E204]-[.E203])" office:value-type="float" office:value="65372.5114288123" calcext:value-type="float">
            <text:p>65372.5114288123</text:p>
          </table:table-cell>
          <table:table-cell table:formula="of:=[.E204]-[.E203]" office:value-type="float" office:value="0.0763623714447022" calcext:value-type="float">
            <text:p>0.07636237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97453.18119" calcext:value-type="float">
            <text:p>1456097453.18119</text:p>
          </table:table-cell>
          <table:table-cell office:value-type="float" office:value="1456097453.18246" calcext:value-type="float">
            <text:p>1456097453.18246</text:p>
          </table:table-cell>
          <table:table-cell office:value-type="float" office:value="5072" calcext:value-type="float">
            <text:p>5072</text:p>
          </table:table-cell>
          <table:table-cell table:formula="of:=[.B205]-[.B$2]" office:value-type="float" office:value="18.1965959072113" calcext:value-type="float">
            <text:p>18.1965959072</text:p>
          </table:table-cell>
          <table:table-cell table:formula="of:=[.D205]/([.E205]-[.E204])" office:value-type="float" office:value="65390.3559390283" calcext:value-type="float">
            <text:p>65390.3559390283</text:p>
          </table:table-cell>
          <table:table-cell table:formula="of:=[.E205]-[.E204]" office:value-type="float" office:value="0.0775649547576904" calcext:value-type="float">
            <text:p>0.07756495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97453.25971" calcext:value-type="float">
            <text:p>1456097453.25971</text:p>
          </table:table-cell>
          <table:table-cell office:value-type="float" office:value="1456097453.26097" calcext:value-type="float">
            <text:p>1456097453.26097</text:p>
          </table:table-cell>
          <table:table-cell office:value-type="float" office:value="5160" calcext:value-type="float">
            <text:p>5160</text:p>
          </table:table-cell>
          <table:table-cell table:formula="of:=[.B206]-[.B$2]" office:value-type="float" office:value="18.2751169204712" calcext:value-type="float">
            <text:p>18.2751169205</text:p>
          </table:table-cell>
          <table:table-cell table:formula="of:=[.D206]/([.E206]-[.E205])" office:value-type="float" office:value="65714.8931958062" calcext:value-type="float">
            <text:p>65714.8931958062</text:p>
          </table:table-cell>
          <table:table-cell table:formula="of:=[.E206]-[.E205]" office:value-type="float" office:value="0.0785210132598877" calcext:value-type="float">
            <text:p>0.07852101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97453.33987" calcext:value-type="float">
            <text:p>1456097453.33987</text:p>
          </table:table-cell>
          <table:table-cell office:value-type="float" office:value="1456097453.34114" calcext:value-type="float">
            <text:p>1456097453.34114</text:p>
          </table:table-cell>
          <table:table-cell office:value-type="float" office:value="5248" calcext:value-type="float">
            <text:p>5248</text:p>
          </table:table-cell>
          <table:table-cell table:formula="of:=[.B207]-[.B$2]" office:value-type="float" office:value="18.3552765846252" calcext:value-type="float">
            <text:p>18.3552765846</text:p>
          </table:table-cell>
          <table:table-cell table:formula="of:=[.D207]/([.E207]-[.E206])" office:value-type="float" office:value="65469.3361727947" calcext:value-type="float">
            <text:p>65469.3361727947</text:p>
          </table:table-cell>
          <table:table-cell table:formula="of:=[.E207]-[.E206]" office:value-type="float" office:value="0.0801596641540527" calcext:value-type="float">
            <text:p>0.08015966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97453.42074" calcext:value-type="float">
            <text:p>1456097453.42074</text:p>
          </table:table-cell>
          <table:table-cell office:value-type="float" office:value="1456097453.42206" calcext:value-type="float">
            <text:p>1456097453.42206</text:p>
          </table:table-cell>
          <table:table-cell office:value-type="float" office:value="5336" calcext:value-type="float">
            <text:p>5336</text:p>
          </table:table-cell>
          <table:table-cell table:formula="of:=[.B208]-[.B$2]" office:value-type="float" office:value="18.4361500740051" calcext:value-type="float">
            <text:p>18.436150074</text:p>
          </table:table-cell>
          <table:table-cell table:formula="of:=[.D208]/([.E208]-[.E207])" office:value-type="float" office:value="65979.5940661777" calcext:value-type="float">
            <text:p>65979.5940661777</text:p>
          </table:table-cell>
          <table:table-cell table:formula="of:=[.E208]-[.E207]" office:value-type="float" office:value="0.0808734893798828" calcext:value-type="float">
            <text:p>0.08087348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97453.50327" calcext:value-type="float">
            <text:p>1456097453.50327</text:p>
          </table:table-cell>
          <table:table-cell office:value-type="float" office:value="1456097453.50454" calcext:value-type="float">
            <text:p>1456097453.50454</text:p>
          </table:table-cell>
          <table:table-cell office:value-type="float" office:value="5432" calcext:value-type="float">
            <text:p>5432</text:p>
          </table:table-cell>
          <table:table-cell table:formula="of:=[.B209]-[.B$2]" office:value-type="float" office:value="18.5186774730682" calcext:value-type="float">
            <text:p>18.5186774731</text:p>
          </table:table-cell>
          <table:table-cell table:formula="of:=[.D209]/([.E209]-[.E208])" office:value-type="float" office:value="65820.5645842061" calcext:value-type="float">
            <text:p>65820.5645842061</text:p>
          </table:table-cell>
          <table:table-cell table:formula="of:=[.E209]-[.E208]" office:value-type="float" office:value="0.0825273990631104" calcext:value-type="float">
            <text:p>0.08252739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97453.58706" calcext:value-type="float">
            <text:p>1456097453.58706</text:p>
          </table:table-cell>
          <table:table-cell office:value-type="float" office:value="1456097453.58831" calcext:value-type="float">
            <text:p>1456097453.58831</text:p>
          </table:table-cell>
          <table:table-cell office:value-type="float" office:value="5528" calcext:value-type="float">
            <text:p>5528</text:p>
          </table:table-cell>
          <table:table-cell table:formula="of:=[.B210]-[.B$2]" office:value-type="float" office:value="18.602466583252" calcext:value-type="float">
            <text:p>18.6024665833</text:p>
          </table:table-cell>
          <table:table-cell table:formula="of:=[.D210]/([.E210]-[.E209])" office:value-type="float" office:value="65975.1605892379" calcext:value-type="float">
            <text:p>65975.1605892379</text:p>
          </table:table-cell>
          <table:table-cell table:formula="of:=[.E210]-[.E209]" office:value-type="float" office:value="0.0837891101837158" calcext:value-type="float">
            <text:p>0.08378911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97453.67223" calcext:value-type="float">
            <text:p>1456097453.67223</text:p>
          </table:table-cell>
          <table:table-cell office:value-type="float" office:value="1456097453.67352" calcext:value-type="float">
            <text:p>1456097453.67352</text:p>
          </table:table-cell>
          <table:table-cell office:value-type="float" office:value="5632" calcext:value-type="float">
            <text:p>5632</text:p>
          </table:table-cell>
          <table:table-cell table:formula="of:=[.B211]-[.B$2]" office:value-type="float" office:value="18.6876406669617" calcext:value-type="float">
            <text:p>18.687640667</text:p>
          </table:table-cell>
          <table:table-cell table:formula="of:=[.D211]/([.E211]-[.E210])" office:value-type="float" office:value="66123.399920503" calcext:value-type="float">
            <text:p>66123.399920503</text:p>
          </table:table-cell>
          <table:table-cell table:formula="of:=[.E211]-[.E210]" office:value-type="float" office:value="0.0851740837097168" calcext:value-type="float">
            <text:p>0.08517408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97453.75874" calcext:value-type="float">
            <text:p>1456097453.75874</text:p>
          </table:table-cell>
          <table:table-cell office:value-type="float" office:value="1456097453.76" calcext:value-type="float">
            <text:p>1456097453.76</text:p>
          </table:table-cell>
          <table:table-cell office:value-type="float" office:value="5736" calcext:value-type="float">
            <text:p>5736</text:p>
          </table:table-cell>
          <table:table-cell table:formula="of:=[.B212]-[.B$2]" office:value-type="float" office:value="18.7741532325745" calcext:value-type="float">
            <text:p>18.7741532326</text:p>
          </table:table-cell>
          <table:table-cell table:formula="of:=[.D212]/([.E212]-[.E211])" office:value-type="float" office:value="66302.5071487626" calcext:value-type="float">
            <text:p>66302.5071487626</text:p>
          </table:table-cell>
          <table:table-cell table:formula="of:=[.E212]-[.E211]" office:value-type="float" office:value="0.086512565612793" calcext:value-type="float">
            <text:p>0.08651256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97453.84695" calcext:value-type="float">
            <text:p>1456097453.84695</text:p>
          </table:table-cell>
          <table:table-cell office:value-type="float" office:value="1456097453.8482" calcext:value-type="float">
            <text:p>1456097453.8482</text:p>
          </table:table-cell>
          <table:table-cell office:value-type="float" office:value="5848" calcext:value-type="float">
            <text:p>5848</text:p>
          </table:table-cell>
          <table:table-cell table:formula="of:=[.B213]-[.B$2]" office:value-type="float" office:value="18.8623623847961" calcext:value-type="float">
            <text:p>18.8623623848</text:p>
          </table:table-cell>
          <table:table-cell table:formula="of:=[.D213]/([.E213]-[.E212])" office:value-type="float" office:value="66296.9754578675" calcext:value-type="float">
            <text:p>66296.9754578675</text:p>
          </table:table-cell>
          <table:table-cell table:formula="of:=[.E213]-[.E212]" office:value-type="float" office:value="0.0882091522216797" calcext:value-type="float">
            <text:p>0.08820915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97453.93674" calcext:value-type="float">
            <text:p>1456097453.93674</text:p>
          </table:table-cell>
          <table:table-cell office:value-type="float" office:value="1456097453.93801" calcext:value-type="float">
            <text:p>1456097453.93801</text:p>
          </table:table-cell>
          <table:table-cell office:value-type="float" office:value="5960" calcext:value-type="float">
            <text:p>5960</text:p>
          </table:table-cell>
          <table:table-cell table:formula="of:=[.B214]-[.B$2]" office:value-type="float" office:value="18.9521491527557" calcext:value-type="float">
            <text:p>18.9521491528</text:p>
          </table:table-cell>
          <table:table-cell table:formula="of:=[.D214]/([.E214]-[.E213])" office:value-type="float" office:value="66379.4914934691" calcext:value-type="float">
            <text:p>66379.4914934691</text:p>
          </table:table-cell>
          <table:table-cell table:formula="of:=[.E214]-[.E213]" office:value-type="float" office:value="0.0897867679595947" calcext:value-type="float">
            <text:p>0.0897867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97454.02838" calcext:value-type="float">
            <text:p>1456097454.02838</text:p>
          </table:table-cell>
          <table:table-cell office:value-type="float" office:value="1456097454.02962" calcext:value-type="float">
            <text:p>1456097454.02962</text:p>
          </table:table-cell>
          <table:table-cell office:value-type="float" office:value="6072" calcext:value-type="float">
            <text:p>6072</text:p>
          </table:table-cell>
          <table:table-cell table:formula="of:=[.B215]-[.B$2]" office:value-type="float" office:value="19.0437941551209" calcext:value-type="float">
            <text:p>19.0437941551</text:p>
          </table:table-cell>
          <table:table-cell table:formula="of:=[.D215]/([.E215]-[.E214])" office:value-type="float" office:value="66255.6587189473" calcext:value-type="float">
            <text:p>66255.6587189473</text:p>
          </table:table-cell>
          <table:table-cell table:formula="of:=[.E215]-[.E214]" office:value-type="float" office:value="0.0916450023651123" calcext:value-type="float">
            <text:p>0.09164500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97454.12092" calcext:value-type="float">
            <text:p>1456097454.12092</text:p>
          </table:table-cell>
          <table:table-cell office:value-type="float" office:value="1456097454.12217" calcext:value-type="float">
            <text:p>1456097454.12217</text:p>
          </table:table-cell>
          <table:table-cell office:value-type="float" office:value="6192" calcext:value-type="float">
            <text:p>6192</text:p>
          </table:table-cell>
          <table:table-cell table:formula="of:=[.B216]-[.B$2]" office:value-type="float" office:value="19.1363289356232" calcext:value-type="float">
            <text:p>19.1363289356</text:p>
          </table:table-cell>
          <table:table-cell table:formula="of:=[.D216]/([.E216]-[.E215])" office:value-type="float" office:value="66915.3799942801" calcext:value-type="float">
            <text:p>66915.3799942801</text:p>
          </table:table-cell>
          <table:table-cell table:formula="of:=[.E216]-[.E215]" office:value-type="float" office:value="0.0925347805023193" calcext:value-type="float">
            <text:p>0.09253478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97454.21553" calcext:value-type="float">
            <text:p>1456097454.21553</text:p>
          </table:table-cell>
          <table:table-cell office:value-type="float" office:value="1456097454.21698" calcext:value-type="float">
            <text:p>1456097454.21698</text:p>
          </table:table-cell>
          <table:table-cell office:value-type="float" office:value="6312" calcext:value-type="float">
            <text:p>6312</text:p>
          </table:table-cell>
          <table:table-cell table:formula="of:=[.B217]-[.B$2]" office:value-type="float" office:value="19.2309420108795" calcext:value-type="float">
            <text:p>19.2309420109</text:p>
          </table:table-cell>
          <table:table-cell table:formula="of:=[.D217]/([.E217]-[.E216])" office:value-type="float" office:value="66713.8234635971" calcext:value-type="float">
            <text:p>66713.8234635971</text:p>
          </table:table-cell>
          <table:table-cell table:formula="of:=[.E217]-[.E216]" office:value-type="float" office:value="0.0946130752563477" calcext:value-type="float">
            <text:p>0.09461307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97454.31178" calcext:value-type="float">
            <text:p>1456097454.31178</text:p>
          </table:table-cell>
          <table:table-cell office:value-type="float" office:value="1456097454.31304" calcext:value-type="float">
            <text:p>1456097454.31304</text:p>
          </table:table-cell>
          <table:table-cell office:value-type="float" office:value="6424" calcext:value-type="float">
            <text:p>6424</text:p>
          </table:table-cell>
          <table:table-cell table:formula="of:=[.B218]-[.B$2]" office:value-type="float" office:value="19.3271882534027" calcext:value-type="float">
            <text:p>19.3271882534</text:p>
          </table:table-cell>
          <table:table-cell table:formula="of:=[.D218]/([.E218]-[.E217])" office:value-type="float" office:value="66745.4628002953" calcext:value-type="float">
            <text:p>66745.4628002953</text:p>
          </table:table-cell>
          <table:table-cell table:formula="of:=[.E218]-[.E217]" office:value-type="float" office:value="0.0962462425231934" calcext:value-type="float">
            <text:p>0.09624624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97454.40971" calcext:value-type="float">
            <text:p>1456097454.40971</text:p>
          </table:table-cell>
          <table:table-cell office:value-type="float" office:value="1456097454.41103" calcext:value-type="float">
            <text:p>1456097454.41103</text:p>
          </table:table-cell>
          <table:table-cell office:value-type="float" office:value="6544" calcext:value-type="float">
            <text:p>6544</text:p>
          </table:table-cell>
          <table:table-cell table:formula="of:=[.B219]-[.B$2]" office:value-type="float" office:value="19.4251222610474" calcext:value-type="float">
            <text:p>19.425122261</text:p>
          </table:table-cell>
          <table:table-cell table:formula="of:=[.D219]/([.E219]-[.E218])" office:value-type="float" office:value="66820.5065572773" calcext:value-type="float">
            <text:p>66820.5065572773</text:p>
          </table:table-cell>
          <table:table-cell table:formula="of:=[.E219]-[.E218]" office:value-type="float" office:value="0.0979340076446533" calcext:value-type="float">
            <text:p>0.09793400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97454.50939" calcext:value-type="float">
            <text:p>1456097454.50939</text:p>
          </table:table-cell>
          <table:table-cell office:value-type="float" office:value="1456097454.51065" calcext:value-type="float">
            <text:p>1456097454.51065</text:p>
          </table:table-cell>
          <table:table-cell office:value-type="float" office:value="6664" calcext:value-type="float">
            <text:p>6664</text:p>
          </table:table-cell>
          <table:table-cell table:formula="of:=[.B220]-[.B$2]" office:value-type="float" office:value="19.5248031616211" calcext:value-type="float">
            <text:p>19.5248031616</text:p>
          </table:table-cell>
          <table:table-cell table:formula="of:=[.D220]/([.E220]-[.E219])" office:value-type="float" office:value="66853.3285879663" calcext:value-type="float">
            <text:p>66853.3285879663</text:p>
          </table:table-cell>
          <table:table-cell table:formula="of:=[.E220]-[.E219]" office:value-type="float" office:value="0.0996809005737305" calcext:value-type="float">
            <text:p>0.09968090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97454.61098" calcext:value-type="float">
            <text:p>1456097454.61098</text:p>
          </table:table-cell>
          <table:table-cell office:value-type="float" office:value="1456097454.61225" calcext:value-type="float">
            <text:p>1456097454.61225</text:p>
          </table:table-cell>
          <table:table-cell office:value-type="float" office:value="6784" calcext:value-type="float">
            <text:p>6784</text:p>
          </table:table-cell>
          <table:table-cell table:formula="of:=[.B221]-[.B$2]" office:value-type="float" office:value="19.6263885498047" calcext:value-type="float">
            <text:p>19.6263885498</text:p>
          </table:table-cell>
          <table:table-cell table:formula="of:=[.D221]/([.E221]-[.E220])" office:value-type="float" office:value="66781.2578295156" calcext:value-type="float">
            <text:p>66781.2578295156</text:p>
          </table:table-cell>
          <table:table-cell table:formula="of:=[.E221]-[.E220]" office:value-type="float" office:value="0.101585388183594" calcext:value-type="float">
            <text:p>0.10158538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97454.71394" calcext:value-type="float">
            <text:p>1456097454.71394</text:p>
          </table:table-cell>
          <table:table-cell office:value-type="float" office:value="1456097454.71521" calcext:value-type="float">
            <text:p>1456097454.71521</text:p>
          </table:table-cell>
          <table:table-cell office:value-type="float" office:value="6904" calcext:value-type="float">
            <text:p>6904</text:p>
          </table:table-cell>
          <table:table-cell table:formula="of:=[.B222]-[.B$2]" office:value-type="float" office:value="19.7293508052826" calcext:value-type="float">
            <text:p>19.7293508053</text:p>
          </table:table-cell>
          <table:table-cell table:formula="of:=[.D222]/([.E222]-[.E221])" office:value-type="float" office:value="67053.6981533154" calcext:value-type="float">
            <text:p>67053.6981533154</text:p>
          </table:table-cell>
          <table:table-cell table:formula="of:=[.E222]-[.E221]" office:value-type="float" office:value="0.102962255477905" calcext:value-type="float">
            <text:p>0.10296225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97454.81867" calcext:value-type="float">
            <text:p>1456097454.81867</text:p>
          </table:table-cell>
          <table:table-cell office:value-type="float" office:value="1456097454.81991" calcext:value-type="float">
            <text:p>1456097454.81991</text:p>
          </table:table-cell>
          <table:table-cell office:value-type="float" office:value="7016" calcext:value-type="float">
            <text:p>7016</text:p>
          </table:table-cell>
          <table:table-cell table:formula="of:=[.B223]-[.B$2]" office:value-type="float" office:value="19.8340799808502" calcext:value-type="float">
            <text:p>19.8340799809</text:p>
          </table:table-cell>
          <table:table-cell table:formula="of:=[.D223]/([.E223]-[.E222])" office:value-type="float" office:value="66991.8383485178" calcext:value-type="float">
            <text:p>66991.8383485178</text:p>
          </table:table-cell>
          <table:table-cell table:formula="of:=[.E223]-[.E222]" office:value-type="float" office:value="0.104729175567627" calcext:value-type="float">
            <text:p>0.10472917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97454.92491" calcext:value-type="float">
            <text:p>1456097454.92491</text:p>
          </table:table-cell>
          <table:table-cell office:value-type="float" office:value="1456097454.9265" calcext:value-type="float">
            <text:p>1456097454.9265</text:p>
          </table:table-cell>
          <table:table-cell office:value-type="float" office:value="7128" calcext:value-type="float">
            <text:p>7128</text:p>
          </table:table-cell>
          <table:table-cell table:formula="of:=[.B224]-[.B$2]" office:value-type="float" office:value="19.9403157234192" calcext:value-type="float">
            <text:p>19.9403157234</text:p>
          </table:table-cell>
          <table:table-cell table:formula="of:=[.D224]/([.E224]-[.E223])" office:value-type="float" office:value="67096.0622821684" calcext:value-type="float">
            <text:p>67096.0622821684</text:p>
          </table:table-cell>
          <table:table-cell table:formula="of:=[.E224]-[.E223]" office:value-type="float" office:value="0.10623574256897" calcext:value-type="float">
            <text:p>0.10623574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97455.03344" calcext:value-type="float">
            <text:p>1456097455.03344</text:p>
          </table:table-cell>
          <table:table-cell office:value-type="float" office:value="1456097455.03467" calcext:value-type="float">
            <text:p>1456097455.03467</text:p>
          </table:table-cell>
          <table:table-cell office:value-type="float" office:value="7240" calcext:value-type="float">
            <text:p>7240</text:p>
          </table:table-cell>
          <table:table-cell table:formula="of:=[.B225]-[.B$2]" office:value-type="float" office:value="20.0488455295563" calcext:value-type="float">
            <text:p>20.0488455296</text:p>
          </table:table-cell>
          <table:table-cell table:formula="of:=[.D225]/([.E225]-[.E224])" office:value-type="float" office:value="66709.7846913602" calcext:value-type="float">
            <text:p>66709.7846913602</text:p>
          </table:table-cell>
          <table:table-cell table:formula="of:=[.E225]-[.E224]" office:value-type="float" office:value="0.108529806137085" calcext:value-type="float">
            <text:p>0.10852980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97455.1427" calcext:value-type="float">
            <text:p>1456097455.1427</text:p>
          </table:table-cell>
          <table:table-cell office:value-type="float" office:value="1456097455.14396" calcext:value-type="float">
            <text:p>1456097455.14396</text:p>
          </table:table-cell>
          <table:table-cell office:value-type="float" office:value="7344" calcext:value-type="float">
            <text:p>7344</text:p>
          </table:table-cell>
          <table:table-cell table:formula="of:=[.B226]-[.B$2]" office:value-type="float" office:value="20.158105134964" calcext:value-type="float">
            <text:p>20.158105135</text:p>
          </table:table-cell>
          <table:table-cell table:formula="of:=[.D226]/([.E226]-[.E225])" office:value-type="float" office:value="67216.058236665" calcext:value-type="float">
            <text:p>67216.058236665</text:p>
          </table:table-cell>
          <table:table-cell table:formula="of:=[.E226]-[.E225]" office:value-type="float" office:value="0.109259605407715" calcext:value-type="float">
            <text:p>0.10925960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97455.25363" calcext:value-type="float">
            <text:p>1456097455.25363</text:p>
          </table:table-cell>
          <table:table-cell office:value-type="float" office:value="1456097455.25489" calcext:value-type="float">
            <text:p>1456097455.25489</text:p>
          </table:table-cell>
          <table:table-cell office:value-type="float" office:value="7440" calcext:value-type="float">
            <text:p>7440</text:p>
          </table:table-cell>
          <table:table-cell table:formula="of:=[.B227]-[.B$2]" office:value-type="float" office:value="20.2690424919128" calcext:value-type="float">
            <text:p>20.2690424919</text:p>
          </table:table-cell>
          <table:table-cell table:formula="of:=[.D227]/([.E227]-[.E226])" office:value-type="float" office:value="67064.8752108832" calcext:value-type="float">
            <text:p>67064.8752108832</text:p>
          </table:table-cell>
          <table:table-cell table:formula="of:=[.E227]-[.E226]" office:value-type="float" office:value="0.110937356948853" calcext:value-type="float">
            <text:p>0.110937356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97455.36626" calcext:value-type="float">
            <text:p>1456097455.36626</text:p>
          </table:table-cell>
          <table:table-cell office:value-type="float" office:value="1456097455.36752" calcext:value-type="float">
            <text:p>1456097455.36752</text:p>
          </table:table-cell>
          <table:table-cell office:value-type="float" office:value="7528" calcext:value-type="float">
            <text:p>7528</text:p>
          </table:table-cell>
          <table:table-cell table:formula="of:=[.B228]-[.B$2]" office:value-type="float" office:value="20.3816742897034" calcext:value-type="float">
            <text:p>20.3816742897</text:p>
          </table:table-cell>
          <table:table-cell table:formula="of:=[.D228]/([.E228]-[.E227])" office:value-type="float" office:value="66837.2533127863" calcext:value-type="float">
            <text:p>66837.2533127863</text:p>
          </table:table-cell>
          <table:table-cell table:formula="of:=[.E228]-[.E227]" office:value-type="float" office:value="0.112631797790527" calcext:value-type="float">
            <text:p>0.11263179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97455.47983" calcext:value-type="float">
            <text:p>1456097455.47983</text:p>
          </table:table-cell>
          <table:table-cell office:value-type="float" office:value="1456097455.48109" calcext:value-type="float">
            <text:p>1456097455.48109</text:p>
          </table:table-cell>
          <table:table-cell office:value-type="float" office:value="7608" calcext:value-type="float">
            <text:p>7608</text:p>
          </table:table-cell>
          <table:table-cell table:formula="of:=[.B229]-[.B$2]" office:value-type="float" office:value="20.4952385425568" calcext:value-type="float">
            <text:p>20.4952385426</text:p>
          </table:table-cell>
          <table:table-cell table:formula="of:=[.D229]/([.E229]-[.E228])" office:value-type="float" office:value="66992.9120197849" calcext:value-type="float">
            <text:p>66992.9120197849</text:p>
          </table:table-cell>
          <table:table-cell table:formula="of:=[.E229]-[.E228]" office:value-type="float" office:value="0.113564252853394" calcext:value-type="float">
            <text:p>0.11356425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97455.59479" calcext:value-type="float">
            <text:p>1456097455.59479</text:p>
          </table:table-cell>
          <table:table-cell office:value-type="float" office:value="1456097455.59624" calcext:value-type="float">
            <text:p>1456097455.59624</text:p>
          </table:table-cell>
          <table:table-cell office:value-type="float" office:value="7680" calcext:value-type="float">
            <text:p>7680</text:p>
          </table:table-cell>
          <table:table-cell table:formula="of:=[.B230]-[.B$2]" office:value-type="float" office:value="20.6101994514465" calcext:value-type="float">
            <text:p>20.6101994514</text:p>
          </table:table-cell>
          <table:table-cell table:formula="of:=[.D230]/([.E230]-[.E229])" office:value-type="float" office:value="66805.3173393394" calcext:value-type="float">
            <text:p>66805.3173393394</text:p>
          </table:table-cell>
          <table:table-cell table:formula="of:=[.E230]-[.E229]" office:value-type="float" office:value="0.114960908889771" calcext:value-type="float">
            <text:p>0.11496090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97455.71078" calcext:value-type="float">
            <text:p>1456097455.71078</text:p>
          </table:table-cell>
          <table:table-cell office:value-type="float" office:value="1456097455.71205" calcext:value-type="float">
            <text:p>1456097455.71205</text:p>
          </table:table-cell>
          <table:table-cell office:value-type="float" office:value="7744" calcext:value-type="float">
            <text:p>7744</text:p>
          </table:table-cell>
          <table:table-cell table:formula="of:=[.B231]-[.B$2]" office:value-type="float" office:value="20.7261896133423" calcext:value-type="float">
            <text:p>20.7261896133</text:p>
          </table:table-cell>
          <table:table-cell table:formula="of:=[.D231]/([.E231]-[.E230])" office:value-type="float" office:value="66764.2830515233" calcext:value-type="float">
            <text:p>66764.2830515233</text:p>
          </table:table-cell>
          <table:table-cell table:formula="of:=[.E231]-[.E230]" office:value-type="float" office:value="0.115990161895752" calcext:value-type="float">
            <text:p>0.11599016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97455.82748" calcext:value-type="float">
            <text:p>1456097455.82748</text:p>
          </table:table-cell>
          <table:table-cell office:value-type="float" office:value="1456097455.82873" calcext:value-type="float">
            <text:p>1456097455.82873</text:p>
          </table:table-cell>
          <table:table-cell office:value-type="float" office:value="7800" calcext:value-type="float">
            <text:p>7800</text:p>
          </table:table-cell>
          <table:table-cell table:formula="of:=[.B232]-[.B$2]" office:value-type="float" office:value="20.842889547348" calcext:value-type="float">
            <text:p>20.8428895473</text:p>
          </table:table-cell>
          <table:table-cell table:formula="of:=[.D232]/([.E232]-[.E231])" office:value-type="float" office:value="66838.0840696665" calcext:value-type="float">
            <text:p>66838.0840696665</text:p>
          </table:table-cell>
          <table:table-cell table:formula="of:=[.E232]-[.E231]" office:value-type="float" office:value="0.116699934005737" calcext:value-type="float">
            <text:p>0.1166999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97455.94505" calcext:value-type="float">
            <text:p>1456097455.94505</text:p>
          </table:table-cell>
          <table:table-cell office:value-type="float" office:value="1456097455.94584" calcext:value-type="float">
            <text:p>1456097455.94584</text:p>
          </table:table-cell>
          <table:table-cell office:value-type="float" office:value="7840" calcext:value-type="float">
            <text:p>7840</text:p>
          </table:table-cell>
          <table:table-cell table:formula="of:=[.B233]-[.B$2]" office:value-type="float" office:value="20.9604573249817" calcext:value-type="float">
            <text:p>20.960457325</text:p>
          </table:table-cell>
          <table:table-cell table:formula="of:=[.D233]/([.E233]-[.E232])" office:value-type="float" office:value="66684.9383206757" calcext:value-type="float">
            <text:p>66684.9383206757</text:p>
          </table:table-cell>
          <table:table-cell table:formula="of:=[.E233]-[.E232]" office:value-type="float" office:value="0.117567777633667" calcext:value-type="float">
            <text:p>0.11756777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97456.06312" calcext:value-type="float">
            <text:p>1456097456.06312</text:p>
          </table:table-cell>
          <table:table-cell office:value-type="float" office:value="1456097456.06437" calcext:value-type="float">
            <text:p>1456097456.06437</text:p>
          </table:table-cell>
          <table:table-cell office:value-type="float" office:value="7872" calcext:value-type="float">
            <text:p>7872</text:p>
          </table:table-cell>
          <table:table-cell table:formula="of:=[.B234]-[.B$2]" office:value-type="float" office:value="21.0785272121429" calcext:value-type="float">
            <text:p>21.0785272121</text:p>
          </table:table-cell>
          <table:table-cell table:formula="of:=[.D234]/([.E234]-[.E233])" office:value-type="float" office:value="66672.3767530052" calcext:value-type="float">
            <text:p>66672.3767530052</text:p>
          </table:table-cell>
          <table:table-cell table:formula="of:=[.E234]-[.E233]" office:value-type="float" office:value="0.118069887161255" calcext:value-type="float">
            <text:p>0.11806988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97456.18177" calcext:value-type="float">
            <text:p>1456097456.18177</text:p>
          </table:table-cell>
          <table:table-cell office:value-type="float" office:value="1456097456.18301" calcext:value-type="float">
            <text:p>1456097456.18301</text:p>
          </table:table-cell>
          <table:table-cell office:value-type="float" office:value="7888" calcext:value-type="float">
            <text:p>7888</text:p>
          </table:table-cell>
          <table:table-cell table:formula="of:=[.B235]-[.B$2]" office:value-type="float" office:value="21.1971757411957" calcext:value-type="float">
            <text:p>21.1971757412</text:p>
          </table:table-cell>
          <table:table-cell table:formula="of:=[.D235]/([.E235]-[.E234])" office:value-type="float" office:value="66482.071568659" calcext:value-type="float">
            <text:p>66482.071568659</text:p>
          </table:table-cell>
          <table:table-cell table:formula="of:=[.E235]-[.E234]" office:value-type="float" office:value="0.118648529052734" calcext:value-type="float">
            <text:p>0.11864852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97456.30062" calcext:value-type="float">
            <text:p>1456097456.30062</text:p>
          </table:table-cell>
          <table:table-cell office:value-type="float" office:value="1456097456.302" calcext:value-type="float">
            <text:p>1456097456.302</text:p>
          </table:table-cell>
          <table:table-cell office:value-type="float" office:value="7888" calcext:value-type="float">
            <text:p>7888</text:p>
          </table:table-cell>
          <table:table-cell table:formula="of:=[.B236]-[.B$2]" office:value-type="float" office:value="21.3160262107849" calcext:value-type="float">
            <text:p>21.3160262108</text:p>
          </table:table-cell>
          <table:table-cell table:formula="of:=[.D236]/([.E236]-[.E235])" office:value-type="float" office:value="66369.110927893" calcext:value-type="float">
            <text:p>66369.110927893</text:p>
          </table:table-cell>
          <table:table-cell table:formula="of:=[.E236]-[.E235]" office:value-type="float" office:value="0.118850469589233" calcext:value-type="float">
            <text:p>0.11885046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97456.41956" calcext:value-type="float">
            <text:p>1456097456.41956</text:p>
          </table:table-cell>
          <table:table-cell office:value-type="float" office:value="1456097456.42081" calcext:value-type="float">
            <text:p>1456097456.42081</text:p>
          </table:table-cell>
          <table:table-cell office:value-type="float" office:value="7888" calcext:value-type="float">
            <text:p>7888</text:p>
          </table:table-cell>
          <table:table-cell table:formula="of:=[.B237]-[.B$2]" office:value-type="float" office:value="21.4349670410156" calcext:value-type="float">
            <text:p>21.434967041</text:p>
          </table:table-cell>
          <table:table-cell table:formula="of:=[.D237]/([.E237]-[.E236])" office:value-type="float" office:value="66318.6895929634" calcext:value-type="float">
            <text:p>66318.6895929634</text:p>
          </table:table-cell>
          <table:table-cell table:formula="of:=[.E237]-[.E236]" office:value-type="float" office:value="0.118940830230713" calcext:value-type="float">
            <text:p>0.11894083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97456.53853" calcext:value-type="float">
            <text:p>1456097456.53853</text:p>
          </table:table-cell>
          <table:table-cell office:value-type="float" office:value="1456097456.53995" calcext:value-type="float">
            <text:p>1456097456.53995</text:p>
          </table:table-cell>
          <table:table-cell office:value-type="float" office:value="7864" calcext:value-type="float">
            <text:p>7864</text:p>
          </table:table-cell>
          <table:table-cell table:formula="of:=[.B238]-[.B$2]" office:value-type="float" office:value="21.5539371967316" calcext:value-type="float">
            <text:p>21.5539371967</text:p>
          </table:table-cell>
          <table:table-cell table:formula="of:=[.D238]/([.E238]-[.E237])" office:value-type="float" office:value="66100.6111379427" calcext:value-type="float">
            <text:p>66100.6111379427</text:p>
          </table:table-cell>
          <table:table-cell table:formula="of:=[.E238]-[.E237]" office:value-type="float" office:value="0.118970155715942" calcext:value-type="float">
            <text:p>0.11897015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97456.65705" calcext:value-type="float">
            <text:p>1456097456.65705</text:p>
          </table:table-cell>
          <table:table-cell office:value-type="float" office:value="1456097456.6583" calcext:value-type="float">
            <text:p>1456097456.6583</text:p>
          </table:table-cell>
          <table:table-cell office:value-type="float" office:value="7832" calcext:value-type="float">
            <text:p>7832</text:p>
          </table:table-cell>
          <table:table-cell table:formula="of:=[.B239]-[.B$2]" office:value-type="float" office:value="21.6724569797516" calcext:value-type="float">
            <text:p>21.6724569798</text:p>
          </table:table-cell>
          <table:table-cell table:formula="of:=[.D239]/([.E239]-[.E238])" office:value-type="float" office:value="66081.7949580373" calcext:value-type="float">
            <text:p>66081.7949580373</text:p>
          </table:table-cell>
          <table:table-cell table:formula="of:=[.E239]-[.E238]" office:value-type="float" office:value="0.11851978302002" calcext:value-type="float">
            <text:p>0.1185197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97456.77489" calcext:value-type="float">
            <text:p>1456097456.77489</text:p>
          </table:table-cell>
          <table:table-cell office:value-type="float" office:value="1456097456.77636" calcext:value-type="float">
            <text:p>1456097456.77636</text:p>
          </table:table-cell>
          <table:table-cell office:value-type="float" office:value="7792" calcext:value-type="float">
            <text:p>7792</text:p>
          </table:table-cell>
          <table:table-cell table:formula="of:=[.B240]-[.B$2]" office:value-type="float" office:value="21.790296792984" calcext:value-type="float">
            <text:p>21.790296793</text:p>
          </table:table-cell>
          <table:table-cell table:formula="of:=[.D240]/([.E240]-[.E239])" office:value-type="float" office:value="66123.6621669742" calcext:value-type="float">
            <text:p>66123.6621669742</text:p>
          </table:table-cell>
          <table:table-cell table:formula="of:=[.E240]-[.E239]" office:value-type="float" office:value="0.117839813232422" calcext:value-type="float">
            <text:p>0.11783981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97456.89239" calcext:value-type="float">
            <text:p>1456097456.89239</text:p>
          </table:table-cell>
          <table:table-cell office:value-type="float" office:value="1456097456.89367" calcext:value-type="float">
            <text:p>1456097456.89367</text:p>
          </table:table-cell>
          <table:table-cell office:value-type="float" office:value="7736" calcext:value-type="float">
            <text:p>7736</text:p>
          </table:table-cell>
          <table:table-cell table:formula="of:=[.B241]-[.B$2]" office:value-type="float" office:value="21.9077949523926" calcext:value-type="float">
            <text:p>21.9077949524</text:p>
          </table:table-cell>
          <table:table-cell table:formula="of:=[.D241]/([.E241]-[.E240])" office:value-type="float" office:value="65839.3292196184" calcext:value-type="float">
            <text:p>65839.3292196184</text:p>
          </table:table-cell>
          <table:table-cell table:formula="of:=[.E241]-[.E240]" office:value-type="float" office:value="0.117498159408569" calcext:value-type="float">
            <text:p>0.11749815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97457.0091" calcext:value-type="float">
            <text:p>1456097457.0091</text:p>
          </table:table-cell>
          <table:table-cell office:value-type="float" office:value="1456097457.01049" calcext:value-type="float">
            <text:p>1456097457.01049</text:p>
          </table:table-cell>
          <table:table-cell office:value-type="float" office:value="7672" calcext:value-type="float">
            <text:p>7672</text:p>
          </table:table-cell>
          <table:table-cell table:formula="of:=[.B242]-[.B$2]" office:value-type="float" office:value="22.0245063304901" calcext:value-type="float">
            <text:p>22.0245063305</text:p>
          </table:table-cell>
          <table:table-cell table:formula="of:=[.D242]/([.E242]-[.E241])" office:value-type="float" office:value="65734.807737328" calcext:value-type="float">
            <text:p>65734.807737328</text:p>
          </table:table-cell>
          <table:table-cell table:formula="of:=[.E242]-[.E241]" office:value-type="float" office:value="0.116711378097534" calcext:value-type="float">
            <text:p>0.116711378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97457.12508" calcext:value-type="float">
            <text:p>1456097457.12508</text:p>
          </table:table-cell>
          <table:table-cell office:value-type="float" office:value="1456097457.12651" calcext:value-type="float">
            <text:p>1456097457.12651</text:p>
          </table:table-cell>
          <table:table-cell office:value-type="float" office:value="7600" calcext:value-type="float">
            <text:p>7600</text:p>
          </table:table-cell>
          <table:table-cell table:formula="of:=[.B243]-[.B$2]" office:value-type="float" office:value="22.1404926776886" calcext:value-type="float">
            <text:p>22.1404926777</text:p>
          </table:table-cell>
          <table:table-cell table:formula="of:=[.D243]/([.E243]-[.E242])" office:value-type="float" office:value="65524.9534412373" calcext:value-type="float">
            <text:p>65524.9534412373</text:p>
          </table:table-cell>
          <table:table-cell table:formula="of:=[.E243]-[.E242]" office:value-type="float" office:value="0.115986347198486" calcext:value-type="float">
            <text:p>0.11598634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97457.23978" calcext:value-type="float">
            <text:p>1456097457.23978</text:p>
          </table:table-cell>
          <table:table-cell office:value-type="float" office:value="1456097457.24105" calcext:value-type="float">
            <text:p>1456097457.24105</text:p>
          </table:table-cell>
          <table:table-cell office:value-type="float" office:value="7512" calcext:value-type="float">
            <text:p>7512</text:p>
          </table:table-cell>
          <table:table-cell table:formula="of:=[.B244]-[.B$2]" office:value-type="float" office:value="22.2551906108856" calcext:value-type="float">
            <text:p>22.2551906109</text:p>
          </table:table-cell>
          <table:table-cell table:formula="of:=[.D244]/([.E244]-[.E243])" office:value-type="float" office:value="65493.7695093103" calcext:value-type="float">
            <text:p>65493.7695093103</text:p>
          </table:table-cell>
          <table:table-cell table:formula="of:=[.E244]-[.E243]" office:value-type="float" office:value="0.114697933197021" calcext:value-type="float">
            <text:p>0.11469793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97457.35343" calcext:value-type="float">
            <text:p>1456097457.35343</text:p>
          </table:table-cell>
          <table:table-cell office:value-type="float" office:value="1456097457.35466" calcext:value-type="float">
            <text:p>1456097457.35466</text:p>
          </table:table-cell>
          <table:table-cell office:value-type="float" office:value="7424" calcext:value-type="float">
            <text:p>7424</text:p>
          </table:table-cell>
          <table:table-cell table:formula="of:=[.B245]-[.B$2]" office:value-type="float" office:value="22.3688406944275" calcext:value-type="float">
            <text:p>22.3688406944</text:p>
          </table:table-cell>
          <table:table-cell table:formula="of:=[.D245]/([.E245]-[.E244])" office:value-type="float" office:value="65323.3131787792" calcext:value-type="float">
            <text:p>65323.3131787792</text:p>
          </table:table-cell>
          <table:table-cell table:formula="of:=[.E245]-[.E244]" office:value-type="float" office:value="0.11365008354187" calcext:value-type="float">
            <text:p>0.1136500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97457.46529" calcext:value-type="float">
            <text:p>1456097457.46529</text:p>
          </table:table-cell>
          <table:table-cell office:value-type="float" office:value="1456097457.46674" calcext:value-type="float">
            <text:p>1456097457.46674</text:p>
          </table:table-cell>
          <table:table-cell office:value-type="float" office:value="7320" calcext:value-type="float">
            <text:p>7320</text:p>
          </table:table-cell>
          <table:table-cell table:formula="of:=[.B246]-[.B$2]" office:value-type="float" office:value="22.4807012081146" calcext:value-type="float">
            <text:p>22.4807012081</text:p>
          </table:table-cell>
          <table:table-cell table:formula="of:=[.D246]/([.E246]-[.E245])" office:value-type="float" office:value="65438.6410246027" calcext:value-type="float">
            <text:p>65438.6410246027</text:p>
          </table:table-cell>
          <table:table-cell table:formula="of:=[.E246]-[.E245]" office:value-type="float" office:value="0.111860513687134" calcext:value-type="float">
            <text:p>0.11186051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97457.57614" calcext:value-type="float">
            <text:p>1456097457.57614</text:p>
          </table:table-cell>
          <table:table-cell office:value-type="float" office:value="1456097457.57738" calcext:value-type="float">
            <text:p>1456097457.57738</text:p>
          </table:table-cell>
          <table:table-cell office:value-type="float" office:value="7216" calcext:value-type="float">
            <text:p>7216</text:p>
          </table:table-cell>
          <table:table-cell table:formula="of:=[.B247]-[.B$2]" office:value-type="float" office:value="22.591545343399" calcext:value-type="float">
            <text:p>22.5915453434</text:p>
          </table:table-cell>
          <table:table-cell table:formula="of:=[.D247]/([.E247]-[.E246])" office:value-type="float" office:value="65100.4221511936" calcext:value-type="float">
            <text:p>65100.4221511936</text:p>
          </table:table-cell>
          <table:table-cell table:formula="of:=[.E247]-[.E246]" office:value-type="float" office:value="0.110844135284424" calcext:value-type="float">
            <text:p>0.11084413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97457.68528" calcext:value-type="float">
            <text:p>1456097457.68528</text:p>
          </table:table-cell>
          <table:table-cell office:value-type="float" office:value="1456097457.6867" calcext:value-type="float">
            <text:p>1456097457.6867</text:p>
          </table:table-cell>
          <table:table-cell office:value-type="float" office:value="7104" calcext:value-type="float">
            <text:p>7104</text:p>
          </table:table-cell>
          <table:table-cell table:formula="of:=[.B248]-[.B$2]" office:value-type="float" office:value="22.7006921768188" calcext:value-type="float">
            <text:p>22.7006921768</text:p>
          </table:table-cell>
          <table:table-cell table:formula="of:=[.D248]/([.E248]-[.E247])" office:value-type="float" office:value="65086.634008672" calcext:value-type="float">
            <text:p>65086.634008672</text:p>
          </table:table-cell>
          <table:table-cell table:formula="of:=[.E248]-[.E247]" office:value-type="float" office:value="0.1091468334198" calcext:value-type="float">
            <text:p>0.10914683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97457.79307" calcext:value-type="float">
            <text:p>1456097457.79307</text:p>
          </table:table-cell>
          <table:table-cell office:value-type="float" office:value="1456097457.79435" calcext:value-type="float">
            <text:p>1456097457.79435</text:p>
          </table:table-cell>
          <table:table-cell office:value-type="float" office:value="6992" calcext:value-type="float">
            <text:p>6992</text:p>
          </table:table-cell>
          <table:table-cell table:formula="of:=[.B249]-[.B$2]" office:value-type="float" office:value="22.8084840774536" calcext:value-type="float">
            <text:p>22.8084840775</text:p>
          </table:table-cell>
          <table:table-cell table:formula="of:=[.D249]/([.E249]-[.E248])" office:value-type="float" office:value="64865.7270056977" calcext:value-type="float">
            <text:p>64865.7270056977</text:p>
          </table:table-cell>
          <table:table-cell table:formula="of:=[.E249]-[.E248]" office:value-type="float" office:value="0.107791900634766" calcext:value-type="float">
            <text:p>0.10779190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97457.89903" calcext:value-type="float">
            <text:p>1456097457.89903</text:p>
          </table:table-cell>
          <table:table-cell office:value-type="float" office:value="1456097457.90027" calcext:value-type="float">
            <text:p>1456097457.90027</text:p>
          </table:table-cell>
          <table:table-cell office:value-type="float" office:value="6872" calcext:value-type="float">
            <text:p>6872</text:p>
          </table:table-cell>
          <table:table-cell table:formula="of:=[.B250]-[.B$2]" office:value-type="float" office:value="22.9144356250763" calcext:value-type="float">
            <text:p>22.9144356251</text:p>
          </table:table-cell>
          <table:table-cell table:formula="of:=[.D250]/([.E250]-[.E249])" office:value-type="float" office:value="64859.835974014" calcext:value-type="float">
            <text:p>64859.835974014</text:p>
          </table:table-cell>
          <table:table-cell table:formula="of:=[.E250]-[.E249]" office:value-type="float" office:value="0.105951547622681" calcext:value-type="float">
            <text:p>0.10595154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97458.00357" calcext:value-type="float">
            <text:p>1456097458.00357</text:p>
          </table:table-cell>
          <table:table-cell office:value-type="float" office:value="1456097458.00502" calcext:value-type="float">
            <text:p>1456097458.00502</text:p>
          </table:table-cell>
          <table:table-cell office:value-type="float" office:value="6752" calcext:value-type="float">
            <text:p>6752</text:p>
          </table:table-cell>
          <table:table-cell table:formula="of:=[.B251]-[.B$2]" office:value-type="float" office:value="23.0189805030823" calcext:value-type="float">
            <text:p>23.0189805031</text:p>
          </table:table-cell>
          <table:table-cell table:formula="of:=[.D251]/([.E251]-[.E250])" office:value-type="float" office:value="64584.7039929942" calcext:value-type="float">
            <text:p>64584.7039929942</text:p>
          </table:table-cell>
          <table:table-cell table:formula="of:=[.E251]-[.E250]" office:value-type="float" office:value="0.104544878005981" calcext:value-type="float">
            <text:p>0.1045448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97458.10623" calcext:value-type="float">
            <text:p>1456097458.10623</text:p>
          </table:table-cell>
          <table:table-cell office:value-type="float" office:value="1456097458.1075" calcext:value-type="float">
            <text:p>1456097458.1075</text:p>
          </table:table-cell>
          <table:table-cell office:value-type="float" office:value="6632" calcext:value-type="float">
            <text:p>6632</text:p>
          </table:table-cell>
          <table:table-cell table:formula="of:=[.B252]-[.B$2]" office:value-type="float" office:value="23.1216440200806" calcext:value-type="float">
            <text:p>23.1216440201</text:p>
          </table:table-cell>
          <table:table-cell table:formula="of:=[.D252]/([.E252]-[.E251])" office:value-type="float" office:value="64599.3844153069" calcext:value-type="float">
            <text:p>64599.3844153069</text:p>
          </table:table-cell>
          <table:table-cell table:formula="of:=[.E252]-[.E251]" office:value-type="float" office:value="0.102663516998291" calcext:value-type="float">
            <text:p>0.1026635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97458.20726" calcext:value-type="float">
            <text:p>1456097458.20726</text:p>
          </table:table-cell>
          <table:table-cell office:value-type="float" office:value="1456097458.20852" calcext:value-type="float">
            <text:p>1456097458.20852</text:p>
          </table:table-cell>
          <table:table-cell office:value-type="float" office:value="6512" calcext:value-type="float">
            <text:p>6512</text:p>
          </table:table-cell>
          <table:table-cell table:formula="of:=[.B253]-[.B$2]" office:value-type="float" office:value="23.2226660251617" calcext:value-type="float">
            <text:p>23.2226660252</text:p>
          </table:table-cell>
          <table:table-cell table:formula="of:=[.D253]/([.E253]-[.E252])" office:value-type="float" office:value="64461.203227626" calcext:value-type="float">
            <text:p>64461.203227626</text:p>
          </table:table-cell>
          <table:table-cell table:formula="of:=[.E253]-[.E252]" office:value-type="float" office:value="0.101022005081177" calcext:value-type="float">
            <text:p>0.10102200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97458.30628" calcext:value-type="float">
            <text:p>1456097458.30628</text:p>
          </table:table-cell>
          <table:table-cell office:value-type="float" office:value="1456097458.30754" calcext:value-type="float">
            <text:p>1456097458.30754</text:p>
          </table:table-cell>
          <table:table-cell office:value-type="float" office:value="6392" calcext:value-type="float">
            <text:p>6392</text:p>
          </table:table-cell>
          <table:table-cell table:formula="of:=[.B254]-[.B$2]" office:value-type="float" office:value="23.3216934204102" calcext:value-type="float">
            <text:p>23.3216934204</text:p>
          </table:table-cell>
          <table:table-cell table:formula="of:=[.D254]/([.E254]-[.E253])" office:value-type="float" office:value="64547.7949204408" calcext:value-type="float">
            <text:p>64547.7949204408</text:p>
          </table:table-cell>
          <table:table-cell table:formula="of:=[.E254]-[.E253]" office:value-type="float" office:value="0.0990273952484131" calcext:value-type="float">
            <text:p>0.09902739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97458.40363" calcext:value-type="float">
            <text:p>1456097458.40363</text:p>
          </table:table-cell>
          <table:table-cell office:value-type="float" office:value="1456097458.40488" calcext:value-type="float">
            <text:p>1456097458.40488</text:p>
          </table:table-cell>
          <table:table-cell office:value-type="float" office:value="6264" calcext:value-type="float">
            <text:p>6264</text:p>
          </table:table-cell>
          <table:table-cell table:formula="of:=[.B255]-[.B$2]" office:value-type="float" office:value="23.419037103653" calcext:value-type="float">
            <text:p>23.4190371037</text:p>
          </table:table-cell>
          <table:table-cell table:formula="of:=[.D255]/([.E255]-[.E254])" office:value-type="float" office:value="64349.3218186138" calcext:value-type="float">
            <text:p>64349.3218186138</text:p>
          </table:table-cell>
          <table:table-cell table:formula="of:=[.E255]-[.E254]" office:value-type="float" office:value="0.0973436832427979" calcext:value-type="float">
            <text:p>0.09734368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97458.4993" calcext:value-type="float">
            <text:p>1456097458.4993</text:p>
          </table:table-cell>
          <table:table-cell office:value-type="float" office:value="1456097458.50055" calcext:value-type="float">
            <text:p>1456097458.50055</text:p>
          </table:table-cell>
          <table:table-cell office:value-type="float" office:value="6144" calcext:value-type="float">
            <text:p>6144</text:p>
          </table:table-cell>
          <table:table-cell table:formula="of:=[.B256]-[.B$2]" office:value-type="float" office:value="23.5147123336792" calcext:value-type="float">
            <text:p>23.5147123337</text:p>
          </table:table-cell>
          <table:table-cell table:formula="of:=[.D256]/([.E256]-[.E255])" office:value-type="float" office:value="64217.2482712047" calcext:value-type="float">
            <text:p>64217.2482712047</text:p>
          </table:table-cell>
          <table:table-cell table:formula="of:=[.E256]-[.E255]" office:value-type="float" office:value="0.0956752300262451" calcext:value-type="float">
            <text:p>0.095675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97458.59316" calcext:value-type="float">
            <text:p>1456097458.59316</text:p>
          </table:table-cell>
          <table:table-cell office:value-type="float" office:value="1456097458.59442" calcext:value-type="float">
            <text:p>1456097458.59442</text:p>
          </table:table-cell>
          <table:table-cell office:value-type="float" office:value="6032" calcext:value-type="float">
            <text:p>6032</text:p>
          </table:table-cell>
          <table:table-cell table:formula="of:=[.B257]-[.B$2]" office:value-type="float" office:value="23.6085741519928" calcext:value-type="float">
            <text:p>23.608574152</text:p>
          </table:table-cell>
          <table:table-cell table:formula="of:=[.D257]/([.E257]-[.E256])" office:value-type="float" office:value="64264.6830029084" calcext:value-type="float">
            <text:p>64264.6830029084</text:p>
          </table:table-cell>
          <table:table-cell table:formula="of:=[.E257]-[.E256]" office:value-type="float" office:value="0.0938618183135986" calcext:value-type="float">
            <text:p>0.0938618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97458.68557" calcext:value-type="float">
            <text:p>1456097458.68557</text:p>
          </table:table-cell>
          <table:table-cell office:value-type="float" office:value="1456097458.68859" calcext:value-type="float">
            <text:p>1456097458.68859</text:p>
          </table:table-cell>
          <table:table-cell office:value-type="float" office:value="5912" calcext:value-type="float">
            <text:p>5912</text:p>
          </table:table-cell>
          <table:table-cell table:formula="of:=[.B258]-[.B$2]" office:value-type="float" office:value="23.7009770870209" calcext:value-type="float">
            <text:p>23.700977087</text:p>
          </table:table-cell>
          <table:table-cell table:formula="of:=[.D258]/([.E258]-[.E257])" office:value-type="float" office:value="63980.6516773917" calcext:value-type="float">
            <text:p>63980.6516773917</text:p>
          </table:table-cell>
          <table:table-cell table:formula="of:=[.E258]-[.E257]" office:value-type="float" office:value="0.0924029350280762" calcext:value-type="float">
            <text:p>0.0924029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97458.77651" calcext:value-type="float">
            <text:p>1456097458.77651</text:p>
          </table:table-cell>
          <table:table-cell office:value-type="float" office:value="1456097458.77789" calcext:value-type="float">
            <text:p>1456097458.77789</text:p>
          </table:table-cell>
          <table:table-cell office:value-type="float" office:value="5800" calcext:value-type="float">
            <text:p>5800</text:p>
          </table:table-cell>
          <table:table-cell table:formula="of:=[.B259]-[.B$2]" office:value-type="float" office:value="23.7919194698334" calcext:value-type="float">
            <text:p>23.7919194698</text:p>
          </table:table-cell>
          <table:table-cell table:formula="of:=[.D259]/([.E259]-[.E258])" office:value-type="float" office:value="63776.644295302" calcext:value-type="float">
            <text:p>63776.644295302</text:p>
          </table:table-cell>
          <table:table-cell table:formula="of:=[.E259]-[.E258]" office:value-type="float" office:value="0.0909423828125" calcext:value-type="float">
            <text:p>0.09094238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97458.86522" calcext:value-type="float">
            <text:p>1456097458.86522</text:p>
          </table:table-cell>
          <table:table-cell office:value-type="float" office:value="1456097458.86676" calcext:value-type="float">
            <text:p>1456097458.86676</text:p>
          </table:table-cell>
          <table:table-cell office:value-type="float" office:value="5688" calcext:value-type="float">
            <text:p>5688</text:p>
          </table:table-cell>
          <table:table-cell table:formula="of:=[.B260]-[.B$2]" office:value-type="float" office:value="23.8806276321411" calcext:value-type="float">
            <text:p>23.8806276321</text:p>
          </table:table-cell>
          <table:table-cell table:formula="of:=[.D260]/([.E260]-[.E259])" office:value-type="float" office:value="64120.3678672504" calcext:value-type="float">
            <text:p>64120.3678672504</text:p>
          </table:table-cell>
          <table:table-cell table:formula="of:=[.E260]-[.E259]" office:value-type="float" office:value="0.0887081623077393" calcext:value-type="float">
            <text:p>0.08870816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97458.95266" calcext:value-type="float">
            <text:p>1456097458.95266</text:p>
          </table:table-cell>
          <table:table-cell office:value-type="float" office:value="1456097458.95394" calcext:value-type="float">
            <text:p>1456097458.95394</text:p>
          </table:table-cell>
          <table:table-cell office:value-type="float" office:value="5584" calcext:value-type="float">
            <text:p>5584</text:p>
          </table:table-cell>
          <table:table-cell table:formula="of:=[.B261]-[.B$2]" office:value-type="float" office:value="23.9680647850037" calcext:value-type="float">
            <text:p>23.968064785</text:p>
          </table:table-cell>
          <table:table-cell table:formula="of:=[.D261]/([.E261]-[.E260])" office:value-type="float" office:value="63863.0126575375" calcext:value-type="float">
            <text:p>63863.0126575375</text:p>
          </table:table-cell>
          <table:table-cell table:formula="of:=[.E261]-[.E260]" office:value-type="float" office:value="0.0874371528625488" calcext:value-type="float">
            <text:p>0.08743715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97459.03864" calcext:value-type="float">
            <text:p>1456097459.03864</text:p>
          </table:table-cell>
          <table:table-cell office:value-type="float" office:value="1456097459.03991" calcext:value-type="float">
            <text:p>1456097459.03991</text:p>
          </table:table-cell>
          <table:table-cell office:value-type="float" office:value="5480" calcext:value-type="float">
            <text:p>5480</text:p>
          </table:table-cell>
          <table:table-cell table:formula="of:=[.B262]-[.B$2]" office:value-type="float" office:value="24.0540447235107" calcext:value-type="float">
            <text:p>24.0540447235</text:p>
          </table:table-cell>
          <table:table-cell table:formula="of:=[.D262]/([.E262]-[.E261])" office:value-type="float" office:value="63735.7980844421" calcext:value-type="float">
            <text:p>63735.7980844421</text:p>
          </table:table-cell>
          <table:table-cell table:formula="of:=[.E262]-[.E261]" office:value-type="float" office:value="0.0859799385070801" calcext:value-type="float">
            <text:p>0.08597993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97459.12305" calcext:value-type="float">
            <text:p>1456097459.12305</text:p>
          </table:table-cell>
          <table:table-cell office:value-type="float" office:value="1456097459.12432" calcext:value-type="float">
            <text:p>1456097459.12432</text:p>
          </table:table-cell>
          <table:table-cell office:value-type="float" office:value="5384" calcext:value-type="float">
            <text:p>5384</text:p>
          </table:table-cell>
          <table:table-cell table:formula="of:=[.B263]-[.B$2]" office:value-type="float" office:value="24.1384599208832" calcext:value-type="float">
            <text:p>24.1384599209</text:p>
          </table:table-cell>
          <table:table-cell table:formula="of:=[.D263]/([.E263]-[.E262])" office:value-type="float" office:value="63779.9847371795" calcext:value-type="float">
            <text:p>63779.9847371795</text:p>
          </table:table-cell>
          <table:table-cell table:formula="of:=[.E263]-[.E262]" office:value-type="float" office:value="0.0844151973724365" calcext:value-type="float">
            <text:p>0.08441519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97459.20635" calcext:value-type="float">
            <text:p>1456097459.20635</text:p>
          </table:table-cell>
          <table:table-cell office:value-type="float" office:value="1456097459.2076" calcext:value-type="float">
            <text:p>1456097459.2076</text:p>
          </table:table-cell>
          <table:table-cell office:value-type="float" office:value="5288" calcext:value-type="float">
            <text:p>5288</text:p>
          </table:table-cell>
          <table:table-cell table:formula="of:=[.B264]-[.B$2]" office:value-type="float" office:value="24.2217545509338" calcext:value-type="float">
            <text:p>24.2217545509</text:p>
          </table:table-cell>
          <table:table-cell table:formula="of:=[.D264]/([.E264]-[.E263])" office:value-type="float" office:value="63485.4851601343" calcext:value-type="float">
            <text:p>63485.4851601343</text:p>
          </table:table-cell>
          <table:table-cell table:formula="of:=[.E264]-[.E263]" office:value-type="float" office:value="0.0832946300506592" calcext:value-type="float">
            <text:p>0.08329463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97459.28782" calcext:value-type="float">
            <text:p>1456097459.28782</text:p>
          </table:table-cell>
          <table:table-cell office:value-type="float" office:value="1456097459.28905" calcext:value-type="float">
            <text:p>1456097459.28905</text:p>
          </table:table-cell>
          <table:table-cell office:value-type="float" office:value="5192" calcext:value-type="float">
            <text:p>5192</text:p>
          </table:table-cell>
          <table:table-cell table:formula="of:=[.B265]-[.B$2]" office:value-type="float" office:value="24.3032298088074" calcext:value-type="float">
            <text:p>24.3032298088</text:p>
          </table:table-cell>
          <table:table-cell table:formula="of:=[.D265]/([.E265]-[.E264])" office:value-type="float" office:value="63724.8673463416" calcext:value-type="float">
            <text:p>63724.8673463416</text:p>
          </table:table-cell>
          <table:table-cell table:formula="of:=[.E265]-[.E264]" office:value-type="float" office:value="0.0814752578735352" calcext:value-type="float">
            <text:p>0.08147525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97459.3682" calcext:value-type="float">
            <text:p>1456097459.3682</text:p>
          </table:table-cell>
          <table:table-cell office:value-type="float" office:value="1456097459.36944" calcext:value-type="float">
            <text:p>1456097459.36944</text:p>
          </table:table-cell>
          <table:table-cell office:value-type="float" office:value="5112" calcext:value-type="float">
            <text:p>5112</text:p>
          </table:table-cell>
          <table:table-cell table:formula="of:=[.B266]-[.B$2]" office:value-type="float" office:value="24.3836069107056" calcext:value-type="float">
            <text:p>24.3836069107</text:p>
          </table:table-cell>
          <table:table-cell table:formula="of:=[.D266]/([.E266]-[.E265])" office:value-type="float" office:value="63600.2030338805" calcext:value-type="float">
            <text:p>63600.2030338805</text:p>
          </table:table-cell>
          <table:table-cell table:formula="of:=[.E266]-[.E265]" office:value-type="float" office:value="0.0803771018981934" calcext:value-type="float">
            <text:p>0.08037710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97459.44756" calcext:value-type="float">
            <text:p>1456097459.44756</text:p>
          </table:table-cell>
          <table:table-cell office:value-type="float" office:value="1456097459.44884" calcext:value-type="float">
            <text:p>1456097459.44884</text:p>
          </table:table-cell>
          <table:table-cell office:value-type="float" office:value="5024" calcext:value-type="float">
            <text:p>5024</text:p>
          </table:table-cell>
          <table:table-cell table:formula="of:=[.B267]-[.B$2]" office:value-type="float" office:value="24.4629719257355" calcext:value-type="float">
            <text:p>24.4629719257</text:p>
          </table:table-cell>
          <table:table-cell table:formula="of:=[.D267]/([.E267]-[.E266])" office:value-type="float" office:value="63302.4513144337" calcext:value-type="float">
            <text:p>63302.4513144337</text:p>
          </table:table-cell>
          <table:table-cell table:formula="of:=[.E267]-[.E266]" office:value-type="float" office:value="0.0793650150299072" calcext:value-type="float">
            <text:p>0.0793650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97459.52534" calcext:value-type="float">
            <text:p>1456097459.52534</text:p>
          </table:table-cell>
          <table:table-cell office:value-type="float" office:value="1456097459.52676" calcext:value-type="float">
            <text:p>1456097459.52676</text:p>
          </table:table-cell>
          <table:table-cell office:value-type="float" office:value="4952" calcext:value-type="float">
            <text:p>4952</text:p>
          </table:table-cell>
          <table:table-cell table:formula="of:=[.B268]-[.B$2]" office:value-type="float" office:value="24.5407450199127" calcext:value-type="float">
            <text:p>24.5407450199</text:p>
          </table:table-cell>
          <table:table-cell table:formula="of:=[.D268]/([.E268]-[.E267])" office:value-type="float" office:value="63672.4056357371" calcext:value-type="float">
            <text:p>63672.4056357371</text:p>
          </table:table-cell>
          <table:table-cell table:formula="of:=[.E268]-[.E267]" office:value-type="float" office:value="0.0777730941772461" calcext:value-type="float">
            <text:p>0.07777309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97459.60228" calcext:value-type="float">
            <text:p>1456097459.60228</text:p>
          </table:table-cell>
          <table:table-cell office:value-type="float" office:value="1456097459.60368" calcext:value-type="float">
            <text:p>1456097459.60368</text:p>
          </table:table-cell>
          <table:table-cell office:value-type="float" office:value="4880" calcext:value-type="float">
            <text:p>4880</text:p>
          </table:table-cell>
          <table:table-cell table:formula="of:=[.B269]-[.B$2]" office:value-type="float" office:value="24.6176908016205" calcext:value-type="float">
            <text:p>24.6176908016</text:p>
          </table:table-cell>
          <table:table-cell table:formula="of:=[.D269]/([.E269]-[.E268])" office:value-type="float" office:value="63421.2804352811" calcext:value-type="float">
            <text:p>63421.2804352811</text:p>
          </table:table-cell>
          <table:table-cell table:formula="of:=[.E269]-[.E268]" office:value-type="float" office:value="0.0769457817077637" calcext:value-type="float">
            <text:p>0.07694578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97459.67814" calcext:value-type="float">
            <text:p>1456097459.67814</text:p>
          </table:table-cell>
          <table:table-cell office:value-type="float" office:value="1456097459.67946" calcext:value-type="float">
            <text:p>1456097459.67946</text:p>
          </table:table-cell>
          <table:table-cell office:value-type="float" office:value="4808" calcext:value-type="float">
            <text:p>4808</text:p>
          </table:table-cell>
          <table:table-cell table:formula="of:=[.B270]-[.B$2]" office:value-type="float" office:value="24.6935517787933" calcext:value-type="float">
            <text:p>24.6935517788</text:p>
          </table:table-cell>
          <table:table-cell table:formula="of:=[.D270]/([.E270]-[.E269])" office:value-type="float" office:value="63379.0939582129" calcext:value-type="float">
            <text:p>63379.0939582129</text:p>
          </table:table-cell>
          <table:table-cell table:formula="of:=[.E270]-[.E269]" office:value-type="float" office:value="0.0758609771728516" calcext:value-type="float">
            <text:p>0.07586097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97459.75367" calcext:value-type="float">
            <text:p>1456097459.75367</text:p>
          </table:table-cell>
          <table:table-cell office:value-type="float" office:value="1456097459.75493" calcext:value-type="float">
            <text:p>1456097459.75493</text:p>
          </table:table-cell>
          <table:table-cell office:value-type="float" office:value="4744" calcext:value-type="float">
            <text:p>4744</text:p>
          </table:table-cell>
          <table:table-cell table:formula="of:=[.B271]-[.B$2]" office:value-type="float" office:value="24.7690830230713" calcext:value-type="float">
            <text:p>24.7690830231</text:p>
          </table:table-cell>
          <table:table-cell table:formula="of:=[.D271]/([.E271]-[.E270])" office:value-type="float" office:value="62808.4449733429" calcext:value-type="float">
            <text:p>62808.4449733429</text:p>
          </table:table-cell>
          <table:table-cell table:formula="of:=[.E271]-[.E270]" office:value-type="float" office:value="0.0755312442779541" calcext:value-type="float">
            <text:p>0.07553124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97459.82707" calcext:value-type="float">
            <text:p>1456097459.82707</text:p>
          </table:table-cell>
          <table:table-cell office:value-type="float" office:value="1456097459.82832" calcext:value-type="float">
            <text:p>1456097459.82832</text:p>
          </table:table-cell>
          <table:table-cell office:value-type="float" office:value="4688" calcext:value-type="float">
            <text:p>4688</text:p>
          </table:table-cell>
          <table:table-cell table:formula="of:=[.B272]-[.B$2]" office:value-type="float" office:value="24.8424763679504" calcext:value-type="float">
            <text:p>24.842476368</text:p>
          </table:table-cell>
          <table:table-cell table:formula="of:=[.D272]/([.E272]-[.E271])" office:value-type="float" office:value="63875.0013058986" calcext:value-type="float">
            <text:p>63875.0013058986</text:p>
          </table:table-cell>
          <table:table-cell table:formula="of:=[.E272]-[.E271]" office:value-type="float" office:value="0.0733933448791504" calcext:value-type="float">
            <text:p>0.07339334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97459.90018" calcext:value-type="float">
            <text:p>1456097459.90018</text:p>
          </table:table-cell>
          <table:table-cell office:value-type="float" office:value="1456097459.90145" calcext:value-type="float">
            <text:p>1456097459.90145</text:p>
          </table:table-cell>
          <table:table-cell office:value-type="float" office:value="4632" calcext:value-type="float">
            <text:p>4632</text:p>
          </table:table-cell>
          <table:table-cell table:formula="of:=[.B273]-[.B$2]" office:value-type="float" office:value="24.9155926704407" calcext:value-type="float">
            <text:p>24.9155926704</text:p>
          </table:table-cell>
          <table:table-cell table:formula="of:=[.D273]/([.E273]-[.E272])" office:value-type="float" office:value="63351.1247456566" calcext:value-type="float">
            <text:p>63351.1247456566</text:p>
          </table:table-cell>
          <table:table-cell table:formula="of:=[.E273]-[.E272]" office:value-type="float" office:value="0.0731163024902344" calcext:value-type="float">
            <text:p>0.07311630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97459.97232" calcext:value-type="float">
            <text:p>1456097459.97232</text:p>
          </table:table-cell>
          <table:table-cell office:value-type="float" office:value="1456097459.97357" calcext:value-type="float">
            <text:p>1456097459.97357</text:p>
          </table:table-cell>
          <table:table-cell office:value-type="float" office:value="4576" calcext:value-type="float">
            <text:p>4576</text:p>
          </table:table-cell>
          <table:table-cell table:formula="of:=[.B274]-[.B$2]" office:value-type="float" office:value="24.9877262115479" calcext:value-type="float">
            <text:p>24.9877262115</text:p>
          </table:table-cell>
          <table:table-cell table:formula="of:=[.D274]/([.E274]-[.E273])" office:value-type="float" office:value="63437.894906627" calcext:value-type="float">
            <text:p>63437.894906627</text:p>
          </table:table-cell>
          <table:table-cell table:formula="of:=[.E274]-[.E273]" office:value-type="float" office:value="0.0721335411071777" calcext:value-type="float">
            <text:p>0.07213354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97460.04402" calcext:value-type="float">
            <text:p>1456097460.04402</text:p>
          </table:table-cell>
          <table:table-cell office:value-type="float" office:value="1456097460.04529" calcext:value-type="float">
            <text:p>1456097460.04529</text:p>
          </table:table-cell>
          <table:table-cell office:value-type="float" office:value="4528" calcext:value-type="float">
            <text:p>4528</text:p>
          </table:table-cell>
          <table:table-cell table:formula="of:=[.B275]-[.B$2]" office:value-type="float" office:value="25.0594325065613" calcext:value-type="float">
            <text:p>25.0594325066</text:p>
          </table:table-cell>
          <table:table-cell table:formula="of:=[.D275]/([.E275]-[.E274])" office:value-type="float" office:value="63146.4782715672" calcext:value-type="float">
            <text:p>63146.4782715672</text:p>
          </table:table-cell>
          <table:table-cell table:formula="of:=[.E275]-[.E274]" office:value-type="float" office:value="0.0717062950134277" calcext:value-type="float">
            <text:p>0.0717062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97460.11464" calcext:value-type="float">
            <text:p>1456097460.11464</text:p>
          </table:table-cell>
          <table:table-cell office:value-type="float" office:value="1456097460.11607" calcext:value-type="float">
            <text:p>1456097460.11607</text:p>
          </table:table-cell>
          <table:table-cell office:value-type="float" office:value="4488" calcext:value-type="float">
            <text:p>4488</text:p>
          </table:table-cell>
          <table:table-cell table:formula="of:=[.B276]-[.B$2]" office:value-type="float" office:value="25.1300535202026" calcext:value-type="float">
            <text:p>25.1300535202</text:p>
          </table:table-cell>
          <table:table-cell table:formula="of:=[.D276]/([.E276]-[.E275])" office:value-type="float" office:value="63550.489699736" calcext:value-type="float">
            <text:p>63550.489699736</text:p>
          </table:table-cell>
          <table:table-cell table:formula="of:=[.E276]-[.E275]" office:value-type="float" office:value="0.0706210136413574" calcext:value-type="float">
            <text:p>0.07062101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97460.18511" calcext:value-type="float">
            <text:p>1456097460.18511</text:p>
          </table:table-cell>
          <table:table-cell office:value-type="float" office:value="1456097460.18654" calcext:value-type="float">
            <text:p>1456097460.18654</text:p>
          </table:table-cell>
          <table:table-cell office:value-type="float" office:value="4448" calcext:value-type="float">
            <text:p>4448</text:p>
          </table:table-cell>
          <table:table-cell table:formula="of:=[.B277]-[.B$2]" office:value-type="float" office:value="25.2005176544189" calcext:value-type="float">
            <text:p>25.2005176544</text:p>
          </table:table-cell>
          <table:table-cell table:formula="of:=[.D277]/([.E277]-[.E276])" office:value-type="float" office:value="63124.312098204" calcext:value-type="float">
            <text:p>63124.312098204</text:p>
          </table:table-cell>
          <table:table-cell table:formula="of:=[.E277]-[.E276]" office:value-type="float" office:value="0.0704641342163086" calcext:value-type="float">
            <text:p>0.07046413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97460.25474" calcext:value-type="float">
            <text:p>1456097460.25474</text:p>
          </table:table-cell>
          <table:table-cell office:value-type="float" office:value="1456097460.25643" calcext:value-type="float">
            <text:p>1456097460.25643</text:p>
          </table:table-cell>
          <table:table-cell office:value-type="float" office:value="4416" calcext:value-type="float">
            <text:p>4416</text:p>
          </table:table-cell>
          <table:table-cell table:formula="of:=[.B278]-[.B$2]" office:value-type="float" office:value="25.2701468467712" calcext:value-type="float">
            <text:p>25.2701468468</text:p>
          </table:table-cell>
          <table:table-cell table:formula="of:=[.D278]/([.E278]-[.E277])" office:value-type="float" office:value="63421.6748868329" calcext:value-type="float">
            <text:p>63421.6748868329</text:p>
          </table:table-cell>
          <table:table-cell table:formula="of:=[.E278]-[.E277]" office:value-type="float" office:value="0.0696291923522949" calcext:value-type="float">
            <text:p>0.06962919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97460.32413" calcext:value-type="float">
            <text:p>1456097460.32413</text:p>
          </table:table-cell>
          <table:table-cell office:value-type="float" office:value="1456097460.3254" calcext:value-type="float">
            <text:p>1456097460.3254</text:p>
          </table:table-cell>
          <table:table-cell office:value-type="float" office:value="4384" calcext:value-type="float">
            <text:p>4384</text:p>
          </table:table-cell>
          <table:table-cell table:formula="of:=[.B279]-[.B$2]" office:value-type="float" office:value="25.3395419120789" calcext:value-type="float">
            <text:p>25.3395419121</text:p>
          </table:table-cell>
          <table:table-cell table:formula="of:=[.D279]/([.E279]-[.E278])" office:value-type="float" office:value="63174.5208476486" calcext:value-type="float">
            <text:p>63174.5208476486</text:p>
          </table:table-cell>
          <table:table-cell table:formula="of:=[.E279]-[.E278]" office:value-type="float" office:value="0.0693950653076172" calcext:value-type="float">
            <text:p>0.06939506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97460.39279" calcext:value-type="float">
            <text:p>1456097460.39279</text:p>
          </table:table-cell>
          <table:table-cell office:value-type="float" office:value="1456097460.39405" calcext:value-type="float">
            <text:p>1456097460.39405</text:p>
          </table:table-cell>
          <table:table-cell office:value-type="float" office:value="4360" calcext:value-type="float">
            <text:p>4360</text:p>
          </table:table-cell>
          <table:table-cell table:formula="of:=[.B280]-[.B$2]" office:value-type="float" office:value="25.4081950187683" calcext:value-type="float">
            <text:p>25.4081950188</text:p>
          </table:table-cell>
          <table:table-cell table:formula="of:=[.D280]/([.E280]-[.E279])" office:value-type="float" office:value="63507.686836695" calcext:value-type="float">
            <text:p>63507.686836695</text:p>
          </table:table-cell>
          <table:table-cell table:formula="of:=[.E280]-[.E279]" office:value-type="float" office:value="0.0686531066894531" calcext:value-type="float">
            <text:p>0.06865310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97460.46132" calcext:value-type="float">
            <text:p>1456097460.46132</text:p>
          </table:table-cell>
          <table:table-cell office:value-type="float" office:value="1456097460.4626" calcext:value-type="float">
            <text:p>1456097460.4626</text:p>
          </table:table-cell>
          <table:table-cell office:value-type="float" office:value="4336" calcext:value-type="float">
            <text:p>4336</text:p>
          </table:table-cell>
          <table:table-cell table:formula="of:=[.B281]-[.B$2]" office:value-type="float" office:value="25.4767310619354" calcext:value-type="float">
            <text:p>25.4767310619</text:p>
          </table:table-cell>
          <table:table-cell table:formula="of:=[.D281]/([.E281]-[.E280])" office:value-type="float" office:value="63265.980929587" calcext:value-type="float">
            <text:p>63265.980929587</text:p>
          </table:table-cell>
          <table:table-cell table:formula="of:=[.E281]-[.E280]" office:value-type="float" office:value="0.0685360431671143" calcext:value-type="float">
            <text:p>0.06853604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97460.52928" calcext:value-type="float">
            <text:p>1456097460.52928</text:p>
          </table:table-cell>
          <table:table-cell office:value-type="float" office:value="1456097460.53053" calcext:value-type="float">
            <text:p>1456097460.53053</text:p>
          </table:table-cell>
          <table:table-cell office:value-type="float" office:value="4320" calcext:value-type="float">
            <text:p>4320</text:p>
          </table:table-cell>
          <table:table-cell table:formula="of:=[.B282]-[.B$2]" office:value-type="float" office:value="25.5446925163269" calcext:value-type="float">
            <text:p>25.5446925163</text:p>
          </table:table-cell>
          <table:table-cell table:formula="of:=[.D282]/([.E282]-[.E281])" office:value-type="float" office:value="63565.4436574508" calcext:value-type="float">
            <text:p>63565.4436574508</text:p>
          </table:table-cell>
          <table:table-cell table:formula="of:=[.E282]-[.E281]" office:value-type="float" office:value="0.0679614543914795" calcext:value-type="float">
            <text:p>0.06796145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97460.59753" calcext:value-type="float">
            <text:p>1456097460.59753</text:p>
          </table:table-cell>
          <table:table-cell office:value-type="float" office:value="1456097460.59881" calcext:value-type="float">
            <text:p>1456097460.59881</text:p>
          </table:table-cell>
          <table:table-cell office:value-type="float" office:value="4312" calcext:value-type="float">
            <text:p>4312</text:p>
          </table:table-cell>
          <table:table-cell table:formula="of:=[.B283]-[.B$2]" office:value-type="float" office:value="25.6129431724548" calcext:value-type="float">
            <text:p>25.6129431725</text:p>
          </table:table-cell>
          <table:table-cell table:formula="of:=[.D283]/([.E283]-[.E282])" office:value-type="float" office:value="63178.8798032585" calcext:value-type="float">
            <text:p>63178.8798032585</text:p>
          </table:table-cell>
          <table:table-cell table:formula="of:=[.E283]-[.E282]" office:value-type="float" office:value="0.0682506561279297" calcext:value-type="float">
            <text:p>0.0682506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97460.66504" calcext:value-type="float">
            <text:p>1456097460.66504</text:p>
          </table:table-cell>
          <table:table-cell office:value-type="float" office:value="1456097460.66646" calcext:value-type="float">
            <text:p>1456097460.66646</text:p>
          </table:table-cell>
          <table:table-cell office:value-type="float" office:value="4296" calcext:value-type="float">
            <text:p>4296</text:p>
          </table:table-cell>
          <table:table-cell table:formula="of:=[.B284]-[.B$2]" office:value-type="float" office:value="25.6804447174072" calcext:value-type="float">
            <text:p>25.6804447174</text:p>
          </table:table-cell>
          <table:table-cell table:formula="of:=[.D284]/([.E284]-[.E283])" office:value-type="float" office:value="63642.9877720559" calcext:value-type="float">
            <text:p>63642.9877720559</text:p>
          </table:table-cell>
          <table:table-cell table:formula="of:=[.E284]-[.E283]" office:value-type="float" office:value="0.0675015449523926" calcext:value-type="float">
            <text:p>0.0675015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97460.78005" calcext:value-type="float">
            <text:p>1456097460.78005</text:p>
          </table:table-cell>
          <table:table-cell office:value-type="float" office:value="1456097460.78132" calcext:value-type="float">
            <text:p>1456097460.78132</text:p>
          </table:table-cell>
          <table:table-cell office:value-type="float" office:value="4296" calcext:value-type="float">
            <text:p>4296</text:p>
          </table:table-cell>
          <table:table-cell table:formula="of:=[.B285]-[.B$2]" office:value-type="float" office:value="25.7954633235931" calcext:value-type="float">
            <text:p>25.7954633236</text:p>
          </table:table-cell>
          <table:table-cell table:formula="of:=[.D285]/([.E285]-[.E284])" office:value-type="float" office:value="37350.4786960821" calcext:value-type="float">
            <text:p>37350.4786960821</text:p>
          </table:table-cell>
          <table:table-cell table:formula="of:=[.E285]-[.E284]" office:value-type="float" office:value="0.115018606185913" calcext:value-type="float">
            <text:p>0.11501860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97460.84697" calcext:value-type="float">
            <text:p>1456097460.84697</text:p>
          </table:table-cell>
          <table:table-cell office:value-type="float" office:value="1456097460.84824" calcext:value-type="float">
            <text:p>1456097460.84824</text:p>
          </table:table-cell>
          <table:table-cell office:value-type="float" office:value="4296" calcext:value-type="float">
            <text:p>4296</text:p>
          </table:table-cell>
          <table:table-cell table:formula="of:=[.B286]-[.B$2]" office:value-type="float" office:value="25.8623812198639" calcext:value-type="float">
            <text:p>25.8623812199</text:p>
          </table:table-cell>
          <table:table-cell table:formula="of:=[.D286]/([.E286]-[.E285])" office:value-type="float" office:value="64198.073152483" calcext:value-type="float">
            <text:p>64198.073152483</text:p>
          </table:table-cell>
          <table:table-cell table:formula="of:=[.E286]-[.E285]" office:value-type="float" office:value="0.066917896270752" calcext:value-type="float">
            <text:p>0.066917896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97460.91448" calcext:value-type="float">
            <text:p>1456097460.91448</text:p>
          </table:table-cell>
          <table:table-cell office:value-type="float" office:value="1456097460.91598" calcext:value-type="float">
            <text:p>1456097460.91598</text:p>
          </table:table-cell>
          <table:table-cell office:value-type="float" office:value="4304" calcext:value-type="float">
            <text:p>4304</text:p>
          </table:table-cell>
          <table:table-cell table:formula="of:=[.B287]-[.B$2]" office:value-type="float" office:value="25.9298899173737" calcext:value-type="float">
            <text:p>25.9298899174</text:p>
          </table:table-cell>
          <table:table-cell table:formula="of:=[.D287]/([.E287]-[.E286])" office:value-type="float" office:value="63754.7480363903" calcext:value-type="float">
            <text:p>63754.7480363903</text:p>
          </table:table-cell>
          <table:table-cell table:formula="of:=[.E287]-[.E286]" office:value-type="float" office:value="0.0675086975097656" calcext:value-type="float">
            <text:p>0.06750869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97460.98183" calcext:value-type="float">
            <text:p>1456097460.98183</text:p>
          </table:table-cell>
          <table:table-cell office:value-type="float" office:value="1456097460.9831" calcext:value-type="float">
            <text:p>1456097460.9831</text:p>
          </table:table-cell>
          <table:table-cell office:value-type="float" office:value="4312" calcext:value-type="float">
            <text:p>4312</text:p>
          </table:table-cell>
          <table:table-cell table:formula="of:=[.B288]-[.B$2]" office:value-type="float" office:value="25.9972403049469" calcext:value-type="float">
            <text:p>25.9972403049</text:p>
          </table:table-cell>
          <table:table-cell table:formula="of:=[.D288]/([.E288]-[.E287])" office:value-type="float" office:value="64023.3880660417" calcext:value-type="float">
            <text:p>64023.3880660417</text:p>
          </table:table-cell>
          <table:table-cell table:formula="of:=[.E288]-[.E287]" office:value-type="float" office:value="0.0673503875732422" calcext:value-type="float">
            <text:p>0.06735038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97461.04999" calcext:value-type="float">
            <text:p>1456097461.04999</text:p>
          </table:table-cell>
          <table:table-cell office:value-type="float" office:value="1456097461.05123" calcext:value-type="float">
            <text:p>1456097461.05123</text:p>
          </table:table-cell>
          <table:table-cell office:value-type="float" office:value="4328" calcext:value-type="float">
            <text:p>4328</text:p>
          </table:table-cell>
          <table:table-cell table:formula="of:=[.B289]-[.B$2]" office:value-type="float" office:value="26.0653963088989" calcext:value-type="float">
            <text:p>26.0653963089</text:p>
          </table:table-cell>
          <table:table-cell table:formula="of:=[.D289]/([.E289]-[.E288])" office:value-type="float" office:value="63501.3755067916" calcext:value-type="float">
            <text:p>63501.3755067916</text:p>
          </table:table-cell>
          <table:table-cell table:formula="of:=[.E289]-[.E288]" office:value-type="float" office:value="0.0681560039520264" calcext:value-type="float">
            <text:p>0.0681560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97461.11837" calcext:value-type="float">
            <text:p>1456097461.11837</text:p>
          </table:table-cell>
          <table:table-cell office:value-type="float" office:value="1456097461.11964" calcext:value-type="float">
            <text:p>1456097461.11964</text:p>
          </table:table-cell>
          <table:table-cell office:value-type="float" office:value="4352" calcext:value-type="float">
            <text:p>4352</text:p>
          </table:table-cell>
          <table:table-cell table:formula="of:=[.B290]-[.B$2]" office:value-type="float" office:value="26.1337776184082" calcext:value-type="float">
            <text:p>26.1337776184</text:p>
          </table:table-cell>
          <table:table-cell table:formula="of:=[.D290]/([.E290]-[.E289])" office:value-type="float" office:value="63643.121654603" calcext:value-type="float">
            <text:p>63643.121654603</text:p>
          </table:table-cell>
          <table:table-cell table:formula="of:=[.E290]-[.E289]" office:value-type="float" office:value="0.0683813095092773" calcext:value-type="float">
            <text:p>0.06838130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97461.18632" calcext:value-type="float">
            <text:p>1456097461.18632</text:p>
          </table:table-cell>
          <table:table-cell office:value-type="float" office:value="1456097461.18772" calcext:value-type="float">
            <text:p>1456097461.18772</text:p>
          </table:table-cell>
          <table:table-cell office:value-type="float" office:value="4376" calcext:value-type="float">
            <text:p>4376</text:p>
          </table:table-cell>
          <table:table-cell table:formula="of:=[.B291]-[.B$2]" office:value-type="float" office:value="26.2017278671265" calcext:value-type="float">
            <text:p>26.2017278671</text:p>
          </table:table-cell>
          <table:table-cell table:formula="of:=[.D291]/([.E291]-[.E290])" office:value-type="float" office:value="64400.0586097037" calcext:value-type="float">
            <text:p>64400.0586097037</text:p>
          </table:table-cell>
          <table:table-cell table:formula="of:=[.E291]-[.E290]" office:value-type="float" office:value="0.0679502487182617" calcext:value-type="float">
            <text:p>0.06795024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97461.25512" calcext:value-type="float">
            <text:p>1456097461.25512</text:p>
          </table:table-cell>
          <table:table-cell office:value-type="float" office:value="1456097461.25656" calcext:value-type="float">
            <text:p>1456097461.25656</text:p>
          </table:table-cell>
          <table:table-cell office:value-type="float" office:value="4400" calcext:value-type="float">
            <text:p>4400</text:p>
          </table:table-cell>
          <table:table-cell table:formula="of:=[.B292]-[.B$2]" office:value-type="float" office:value="26.2705278396606" calcext:value-type="float">
            <text:p>26.2705278397</text:p>
          </table:table-cell>
          <table:table-cell table:formula="of:=[.D292]/([.E292]-[.E291])" office:value-type="float" office:value="63953.5139031355" calcext:value-type="float">
            <text:p>63953.5139031355</text:p>
          </table:table-cell>
          <table:table-cell table:formula="of:=[.E292]-[.E291]" office:value-type="float" office:value="0.0687999725341797" calcext:value-type="float">
            <text:p>0.06879997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97461.32365" calcext:value-type="float">
            <text:p>1456097461.32365</text:p>
          </table:table-cell>
          <table:table-cell office:value-type="float" office:value="1456097461.32492" calcext:value-type="float">
            <text:p>1456097461.32492</text:p>
          </table:table-cell>
          <table:table-cell office:value-type="float" office:value="4432" calcext:value-type="float">
            <text:p>4432</text:p>
          </table:table-cell>
          <table:table-cell table:formula="of:=[.B293]-[.B$2]" office:value-type="float" office:value="26.3390626907349" calcext:value-type="float">
            <text:p>26.3390626907</text:p>
          </table:table-cell>
          <table:table-cell table:formula="of:=[.D293]/([.E293]-[.E292])" office:value-type="float" office:value="64667.8285650674" calcext:value-type="float">
            <text:p>64667.8285650674</text:p>
          </table:table-cell>
          <table:table-cell table:formula="of:=[.E293]-[.E292]" office:value-type="float" office:value="0.0685348510742188" calcext:value-type="float">
            <text:p>0.06853485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97461.39338" calcext:value-type="float">
            <text:p>1456097461.39338</text:p>
          </table:table-cell>
          <table:table-cell office:value-type="float" office:value="1456097461.39466" calcext:value-type="float">
            <text:p>1456097461.39466</text:p>
          </table:table-cell>
          <table:table-cell office:value-type="float" office:value="4472" calcext:value-type="float">
            <text:p>4472</text:p>
          </table:table-cell>
          <table:table-cell table:formula="of:=[.B294]-[.B$2]" office:value-type="float" office:value="26.4087891578674" calcext:value-type="float">
            <text:p>26.4087891579</text:p>
          </table:table-cell>
          <table:table-cell table:formula="of:=[.D294]/([.E294]-[.E293])" office:value-type="float" office:value="64136.3342200825" calcext:value-type="float">
            <text:p>64136.3342200825</text:p>
          </table:table-cell>
          <table:table-cell table:formula="of:=[.E294]-[.E293]" office:value-type="float" office:value="0.0697264671325684" calcext:value-type="float">
            <text:p>0.069726467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97461.46345" calcext:value-type="float">
            <text:p>1456097461.46345</text:p>
          </table:table-cell>
          <table:table-cell office:value-type="float" office:value="1456097461.46471" calcext:value-type="float">
            <text:p>1456097461.46471</text:p>
          </table:table-cell>
          <table:table-cell office:value-type="float" office:value="4504" calcext:value-type="float">
            <text:p>4504</text:p>
          </table:table-cell>
          <table:table-cell table:formula="of:=[.B295]-[.B$2]" office:value-type="float" office:value="26.4788625240326" calcext:value-type="float">
            <text:p>26.478862524</text:p>
          </table:table-cell>
          <table:table-cell table:formula="of:=[.D295]/([.E295]-[.E294])" office:value-type="float" office:value="64275.4907675505" calcext:value-type="float">
            <text:p>64275.4907675505</text:p>
          </table:table-cell>
          <table:table-cell table:formula="of:=[.E295]-[.E294]" office:value-type="float" office:value="0.0700733661651611" calcext:value-type="float">
            <text:p>0.07007336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97461.53389" calcext:value-type="float">
            <text:p>1456097461.53389</text:p>
          </table:table-cell>
          <table:table-cell office:value-type="float" office:value="1456097461.53529" calcext:value-type="float">
            <text:p>1456097461.53529</text:p>
          </table:table-cell>
          <table:table-cell office:value-type="float" office:value="4552" calcext:value-type="float">
            <text:p>4552</text:p>
          </table:table-cell>
          <table:table-cell table:formula="of:=[.B296]-[.B$2]" office:value-type="float" office:value="26.5492970943451" calcext:value-type="float">
            <text:p>26.5492970943</text:p>
          </table:table-cell>
          <table:table-cell table:formula="of:=[.D296]/([.E296]-[.E295])" office:value-type="float" office:value="64627.3552859619" calcext:value-type="float">
            <text:p>64627.3552859619</text:p>
          </table:table-cell>
          <table:table-cell table:formula="of:=[.E296]-[.E295]" office:value-type="float" office:value="0.0704345703125" calcext:value-type="float">
            <text:p>0.07043457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97461.60513" calcext:value-type="float">
            <text:p>1456097461.60513</text:p>
          </table:table-cell>
          <table:table-cell office:value-type="float" office:value="1456097461.60654" calcext:value-type="float">
            <text:p>1456097461.60654</text:p>
          </table:table-cell>
          <table:table-cell office:value-type="float" office:value="4600" calcext:value-type="float">
            <text:p>4600</text:p>
          </table:table-cell>
          <table:table-cell table:formula="of:=[.B297]-[.B$2]" office:value-type="float" office:value="26.6205413341522" calcext:value-type="float">
            <text:p>26.6205413342</text:p>
          </table:table-cell>
          <table:table-cell table:formula="of:=[.D297]/([.E297]-[.E296])" office:value-type="float" office:value="64566.6233853156" calcext:value-type="float">
            <text:p>64566.6233853156</text:p>
          </table:table-cell>
          <table:table-cell table:formula="of:=[.E297]-[.E296]" office:value-type="float" office:value="0.0712442398071289" calcext:value-type="float">
            <text:p>0.07124423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97461.67715" calcext:value-type="float">
            <text:p>1456097461.67715</text:p>
          </table:table-cell>
          <table:table-cell office:value-type="float" office:value="1456097461.6784" calcext:value-type="float">
            <text:p>1456097461.6784</text:p>
          </table:table-cell>
          <table:table-cell office:value-type="float" office:value="4656" calcext:value-type="float">
            <text:p>4656</text:p>
          </table:table-cell>
          <table:table-cell table:formula="of:=[.B298]-[.B$2]" office:value-type="float" office:value="26.69255900383" calcext:value-type="float">
            <text:p>26.6925590038</text:p>
          </table:table-cell>
          <table:table-cell table:formula="of:=[.D298]/([.E298]-[.E297])" office:value-type="float" office:value="64650.8005720642" calcext:value-type="float">
            <text:p>64650.8005720642</text:p>
          </table:table-cell>
          <table:table-cell table:formula="of:=[.E298]-[.E297]" office:value-type="float" office:value="0.0720176696777344" calcext:value-type="float">
            <text:p>0.07201766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97461.74968" calcext:value-type="float">
            <text:p>1456097461.74968</text:p>
          </table:table-cell>
          <table:table-cell office:value-type="float" office:value="1456097461.75095" calcext:value-type="float">
            <text:p>1456097461.75095</text:p>
          </table:table-cell>
          <table:table-cell office:value-type="float" office:value="4712" calcext:value-type="float">
            <text:p>4712</text:p>
          </table:table-cell>
          <table:table-cell table:formula="of:=[.B299]-[.B$2]" office:value-type="float" office:value="26.7650942802429" calcext:value-type="float">
            <text:p>26.7650942802</text:p>
          </table:table-cell>
          <table:table-cell table:formula="of:=[.D299]/([.E299]-[.E298])" office:value-type="float" office:value="64961.4950548096" calcext:value-type="float">
            <text:p>64961.4950548096</text:p>
          </table:table-cell>
          <table:table-cell table:formula="of:=[.E299]-[.E298]" office:value-type="float" office:value="0.0725352764129639" calcext:value-type="float">
            <text:p>0.07253527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97461.82337" calcext:value-type="float">
            <text:p>1456097461.82337</text:p>
          </table:table-cell>
          <table:table-cell office:value-type="float" office:value="1456097461.82464" calcext:value-type="float">
            <text:p>1456097461.82464</text:p>
          </table:table-cell>
          <table:table-cell office:value-type="float" office:value="4768" calcext:value-type="float">
            <text:p>4768</text:p>
          </table:table-cell>
          <table:table-cell table:formula="of:=[.B300]-[.B$2]" office:value-type="float" office:value="26.8387842178345" calcext:value-type="float">
            <text:p>26.8387842178</text:p>
          </table:table-cell>
          <table:table-cell table:formula="of:=[.D300]/([.E300]-[.E299])" office:value-type="float" office:value="64703.5423808877" calcext:value-type="float">
            <text:p>64703.5423808877</text:p>
          </table:table-cell>
          <table:table-cell table:formula="of:=[.E300]-[.E299]" office:value-type="float" office:value="0.0736899375915527" calcext:value-type="float">
            <text:p>0.073689937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97461.89763" calcext:value-type="float">
            <text:p>1456097461.89763</text:p>
          </table:table-cell>
          <table:table-cell office:value-type="float" office:value="1456097461.89892" calcext:value-type="float">
            <text:p>1456097461.89892</text:p>
          </table:table-cell>
          <table:table-cell office:value-type="float" office:value="4832" calcext:value-type="float">
            <text:p>4832</text:p>
          </table:table-cell>
          <table:table-cell table:formula="of:=[.B301]-[.B$2]" office:value-type="float" office:value="26.9130403995514" calcext:value-type="float">
            <text:p>26.9130403996</text:p>
          </table:table-cell>
          <table:table-cell table:formula="of:=[.D301]/([.E301]-[.E300])" office:value-type="float" office:value="65072.0234770575" calcext:value-type="float">
            <text:p>65072.0234770575</text:p>
          </table:table-cell>
          <table:table-cell table:formula="of:=[.E301]-[.E300]" office:value-type="float" office:value="0.0742561817169189" calcext:value-type="float">
            <text:p>0.07425618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97461.97282" calcext:value-type="float">
            <text:p>1456097461.97282</text:p>
          </table:table-cell>
          <table:table-cell office:value-type="float" office:value="1456097461.97408" calcext:value-type="float">
            <text:p>1456097461.97408</text:p>
          </table:table-cell>
          <table:table-cell office:value-type="float" office:value="4904" calcext:value-type="float">
            <text:p>4904</text:p>
          </table:table-cell>
          <table:table-cell table:formula="of:=[.B302]-[.B$2]" office:value-type="float" office:value="26.9882254600525" calcext:value-type="float">
            <text:p>26.9882254601</text:p>
          </table:table-cell>
          <table:table-cell table:formula="of:=[.D302]/([.E302]-[.E301])" office:value-type="float" office:value="65225.7239312635" calcext:value-type="float">
            <text:p>65225.7239312635</text:p>
          </table:table-cell>
          <table:table-cell table:formula="of:=[.E302]-[.E301]" office:value-type="float" office:value="0.0751850605010986" calcext:value-type="float">
            <text:p>0.07518506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97462.04866" calcext:value-type="float">
            <text:p>1456097462.04866</text:p>
          </table:table-cell>
          <table:table-cell office:value-type="float" office:value="1456097462.04991" calcext:value-type="float">
            <text:p>1456097462.04991</text:p>
          </table:table-cell>
          <table:table-cell office:value-type="float" office:value="4976" calcext:value-type="float">
            <text:p>4976</text:p>
          </table:table-cell>
          <table:table-cell table:formula="of:=[.B303]-[.B$2]" office:value-type="float" office:value="27.0640730857849" calcext:value-type="float">
            <text:p>27.0640730858</text:p>
          </table:table-cell>
          <table:table-cell table:formula="of:=[.D303]/([.E303]-[.E302])" office:value-type="float" office:value="65605.2177236836" calcext:value-type="float">
            <text:p>65605.2177236836</text:p>
          </table:table-cell>
          <table:table-cell table:formula="of:=[.E303]-[.E302]" office:value-type="float" office:value="0.0758476257324219" calcext:value-type="float">
            <text:p>0.07584762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97462.12609" calcext:value-type="float">
            <text:p>1456097462.12609</text:p>
          </table:table-cell>
          <table:table-cell office:value-type="float" office:value="1456097462.12735" calcext:value-type="float">
            <text:p>1456097462.12735</text:p>
          </table:table-cell>
          <table:table-cell office:value-type="float" office:value="5056" calcext:value-type="float">
            <text:p>5056</text:p>
          </table:table-cell>
          <table:table-cell table:formula="of:=[.B304]-[.B$2]" office:value-type="float" office:value="27.1414959430695" calcext:value-type="float">
            <text:p>27.1414959431</text:p>
          </table:table-cell>
          <table:table-cell table:formula="of:=[.D304]/([.E304]-[.E303])" office:value-type="float" office:value="65303.7123315935" calcext:value-type="float">
            <text:p>65303.7123315935</text:p>
          </table:table-cell>
          <table:table-cell table:formula="of:=[.E304]-[.E303]" office:value-type="float" office:value="0.0774228572845459" calcext:value-type="float">
            <text:p>0.07742285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97462.20432" calcext:value-type="float">
            <text:p>1456097462.20432</text:p>
          </table:table-cell>
          <table:table-cell office:value-type="float" office:value="1456097462.20583" calcext:value-type="float">
            <text:p>1456097462.20583</text:p>
          </table:table-cell>
          <table:table-cell office:value-type="float" office:value="5136" calcext:value-type="float">
            <text:p>5136</text:p>
          </table:table-cell>
          <table:table-cell table:formula="of:=[.B305]-[.B$2]" office:value-type="float" office:value="27.2197287082672" calcext:value-type="float">
            <text:p>27.2197287083</text:p>
          </table:table-cell>
          <table:table-cell table:formula="of:=[.D305]/([.E305]-[.E304])" office:value-type="float" office:value="65650.242414638" calcext:value-type="float">
            <text:p>65650.242414638</text:p>
          </table:table-cell>
          <table:table-cell table:formula="of:=[.E305]-[.E304]" office:value-type="float" office:value="0.0782327651977539" calcext:value-type="float">
            <text:p>0.07823276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97462.28392" calcext:value-type="float">
            <text:p>1456097462.28392</text:p>
          </table:table-cell>
          <table:table-cell office:value-type="float" office:value="1456097462.28519" calcext:value-type="float">
            <text:p>1456097462.28519</text:p>
          </table:table-cell>
          <table:table-cell office:value-type="float" office:value="5224" calcext:value-type="float">
            <text:p>5224</text:p>
          </table:table-cell>
          <table:table-cell table:formula="of:=[.B306]-[.B$2]" office:value-type="float" office:value="27.2993245124817" calcext:value-type="float">
            <text:p>27.2993245125</text:p>
          </table:table-cell>
          <table:table-cell table:formula="of:=[.D306]/([.E306]-[.E305])" office:value-type="float" office:value="65631.6002024867" calcext:value-type="float">
            <text:p>65631.6002024867</text:p>
          </table:table-cell>
          <table:table-cell table:formula="of:=[.E306]-[.E305]" office:value-type="float" office:value="0.0795958042144775" calcext:value-type="float">
            <text:p>0.07959580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97462.36504" calcext:value-type="float">
            <text:p>1456097462.36504</text:p>
          </table:table-cell>
          <table:table-cell office:value-type="float" office:value="1456097462.36656" calcext:value-type="float">
            <text:p>1456097462.36656</text:p>
          </table:table-cell>
          <table:table-cell office:value-type="float" office:value="5312" calcext:value-type="float">
            <text:p>5312</text:p>
          </table:table-cell>
          <table:table-cell table:formula="of:=[.B307]-[.B$2]" office:value-type="float" office:value="27.3804535865784" calcext:value-type="float">
            <text:p>27.3804535866</text:p>
          </table:table-cell>
          <table:table-cell table:formula="of:=[.D307]/([.E307]-[.E306])" office:value-type="float" office:value="65475.9105677677" calcext:value-type="float">
            <text:p>65475.9105677677</text:p>
          </table:table-cell>
          <table:table-cell table:formula="of:=[.E307]-[.E306]" office:value-type="float" office:value="0.0811290740966797" calcext:value-type="float">
            <text:p>0.081129074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97462.44694" calcext:value-type="float">
            <text:p>1456097462.44694</text:p>
          </table:table-cell>
          <table:table-cell office:value-type="float" office:value="1456097462.44821" calcext:value-type="float">
            <text:p>1456097462.44821</text:p>
          </table:table-cell>
          <table:table-cell office:value-type="float" office:value="5408" calcext:value-type="float">
            <text:p>5408</text:p>
          </table:table-cell>
          <table:table-cell table:formula="of:=[.B308]-[.B$2]" office:value-type="float" office:value="27.4623532295227" calcext:value-type="float">
            <text:p>27.4623532295</text:p>
          </table:table-cell>
          <table:table-cell table:formula="of:=[.D308]/([.E308]-[.E307])" office:value-type="float" office:value="66032.033908568" calcext:value-type="float">
            <text:p>66032.033908568</text:p>
          </table:table-cell>
          <table:table-cell table:formula="of:=[.E308]-[.E307]" office:value-type="float" office:value="0.0818996429443359" calcext:value-type="float">
            <text:p>0.08189964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97462.53019" calcext:value-type="float">
            <text:p>1456097462.53019</text:p>
          </table:table-cell>
          <table:table-cell office:value-type="float" office:value="1456097462.53155" calcext:value-type="float">
            <text:p>1456097462.53155</text:p>
          </table:table-cell>
          <table:table-cell office:value-type="float" office:value="5504" calcext:value-type="float">
            <text:p>5504</text:p>
          </table:table-cell>
          <table:table-cell table:formula="of:=[.B309]-[.B$2]" office:value-type="float" office:value="27.5455980300903" calcext:value-type="float">
            <text:p>27.5455980301</text:p>
          </table:table-cell>
          <table:table-cell table:formula="of:=[.D309]/([.E309]-[.E308])" office:value-type="float" office:value="66118.2435716045" calcext:value-type="float">
            <text:p>66118.2435716045</text:p>
          </table:table-cell>
          <table:table-cell table:formula="of:=[.E309]-[.E308]" office:value-type="float" office:value="0.083244800567627" calcext:value-type="float">
            <text:p>0.08324480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97462.61516" calcext:value-type="float">
            <text:p>1456097462.61516</text:p>
          </table:table-cell>
          <table:table-cell office:value-type="float" office:value="1456097462.61582" calcext:value-type="float">
            <text:p>1456097462.61582</text:p>
          </table:table-cell>
          <table:table-cell office:value-type="float" office:value="5608" calcext:value-type="float">
            <text:p>5608</text:p>
          </table:table-cell>
          <table:table-cell table:formula="of:=[.B310]-[.B$2]" office:value-type="float" office:value="27.6305730342865" calcext:value-type="float">
            <text:p>27.6305730343</text:p>
          </table:table-cell>
          <table:table-cell table:formula="of:=[.D310]/([.E310]-[.E309])" office:value-type="float" office:value="65995.8778825569" calcext:value-type="float">
            <text:p>65995.8778825569</text:p>
          </table:table-cell>
          <table:table-cell table:formula="of:=[.E310]-[.E309]" office:value-type="float" office:value="0.084975004196167" calcext:value-type="float">
            <text:p>0.08497500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97462.70166" calcext:value-type="float">
            <text:p>1456097462.70166</text:p>
          </table:table-cell>
          <table:table-cell office:value-type="float" office:value="1456097462.70297" calcext:value-type="float">
            <text:p>1456097462.70297</text:p>
          </table:table-cell>
          <table:table-cell office:value-type="float" office:value="5712" calcext:value-type="float">
            <text:p>5712</text:p>
          </table:table-cell>
          <table:table-cell table:formula="of:=[.B311]-[.B$2]" office:value-type="float" office:value="27.7170667648315" calcext:value-type="float">
            <text:p>27.7170667648</text:p>
          </table:table-cell>
          <table:table-cell table:formula="of:=[.D311]/([.E311]-[.E310])" office:value-type="float" office:value="66039.4685719484" calcext:value-type="float">
            <text:p>66039.4685719484</text:p>
          </table:table-cell>
          <table:table-cell table:formula="of:=[.E311]-[.E310]" office:value-type="float" office:value="0.0864937305450439" calcext:value-type="float">
            <text:p>0.0864937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97462.78902" calcext:value-type="float">
            <text:p>1456097462.78902</text:p>
          </table:table-cell>
          <table:table-cell office:value-type="float" office:value="1456097462.79037" calcext:value-type="float">
            <text:p>1456097462.79037</text:p>
          </table:table-cell>
          <table:table-cell office:value-type="float" office:value="5824" calcext:value-type="float">
            <text:p>5824</text:p>
          </table:table-cell>
          <table:table-cell table:formula="of:=[.B312]-[.B$2]" office:value-type="float" office:value="27.8044328689575" calcext:value-type="float">
            <text:p>27.804432869</text:p>
          </table:table-cell>
          <table:table-cell table:formula="of:=[.D312]/([.E312]-[.E311])" office:value-type="float" office:value="66662.0087763345" calcext:value-type="float">
            <text:p>66662.0087763345</text:p>
          </table:table-cell>
          <table:table-cell table:formula="of:=[.E312]-[.E311]" office:value-type="float" office:value="0.0873661041259766" calcext:value-type="float">
            <text:p>0.08736610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97462.87843" calcext:value-type="float">
            <text:p>1456097462.87843</text:p>
          </table:table-cell>
          <table:table-cell office:value-type="float" office:value="1456097462.87972" calcext:value-type="float">
            <text:p>1456097462.87972</text:p>
          </table:table-cell>
          <table:table-cell office:value-type="float" office:value="5936" calcext:value-type="float">
            <text:p>5936</text:p>
          </table:table-cell>
          <table:table-cell table:formula="of:=[.B313]-[.B$2]" office:value-type="float" office:value="27.8938412666321" calcext:value-type="float">
            <text:p>27.8938412666</text:p>
          </table:table-cell>
          <table:table-cell table:formula="of:=[.D313]/([.E313]-[.E312])" office:value-type="float" office:value="66391.9738457518" calcext:value-type="float">
            <text:p>66391.9738457518</text:p>
          </table:table-cell>
          <table:table-cell table:formula="of:=[.E313]-[.E312]" office:value-type="float" office:value="0.0894083976745606" calcext:value-type="float">
            <text:p>0.08940839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97462.9694" calcext:value-type="float">
            <text:p>1456097462.9694</text:p>
          </table:table-cell>
          <table:table-cell office:value-type="float" office:value="1456097462.97081" calcext:value-type="float">
            <text:p>1456097462.97081</text:p>
          </table:table-cell>
          <table:table-cell office:value-type="float" office:value="6048" calcext:value-type="float">
            <text:p>6048</text:p>
          </table:table-cell>
          <table:table-cell table:formula="of:=[.B314]-[.B$2]" office:value-type="float" office:value="27.9848113059998" calcext:value-type="float">
            <text:p>27.984811306</text:p>
          </table:table-cell>
          <table:table-cell table:formula="of:=[.D314]/([.E314]-[.E313])" office:value-type="float" office:value="66483.4273134219" calcext:value-type="float">
            <text:p>66483.4273134219</text:p>
          </table:table-cell>
          <table:table-cell table:formula="of:=[.E314]-[.E313]" office:value-type="float" office:value="0.0909700393676758" calcext:value-type="float">
            <text:p>0.09097003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97463.06197" calcext:value-type="float">
            <text:p>1456097463.06197</text:p>
          </table:table-cell>
          <table:table-cell office:value-type="float" office:value="1456097463.06327" calcext:value-type="float">
            <text:p>1456097463.06327</text:p>
          </table:table-cell>
          <table:table-cell office:value-type="float" office:value="6160" calcext:value-type="float">
            <text:p>6160</text:p>
          </table:table-cell>
          <table:table-cell table:formula="of:=[.B315]-[.B$2]" office:value-type="float" office:value="28.0773785114288" calcext:value-type="float">
            <text:p>28.0773785114</text:p>
          </table:table-cell>
          <table:table-cell table:formula="of:=[.D315]/([.E315]-[.E314])" office:value-type="float" office:value="66546.2457405571" calcext:value-type="float">
            <text:p>66546.2457405571</text:p>
          </table:table-cell>
          <table:table-cell table:formula="of:=[.E315]-[.E314]" office:value-type="float" office:value="0.0925672054290772" calcext:value-type="float">
            <text:p>0.09256720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97463.15632" calcext:value-type="float">
            <text:p>1456097463.15632</text:p>
          </table:table-cell>
          <table:table-cell office:value-type="float" office:value="1456097463.15762" calcext:value-type="float">
            <text:p>1456097463.15762</text:p>
          </table:table-cell>
          <table:table-cell office:value-type="float" office:value="6280" calcext:value-type="float">
            <text:p>6280</text:p>
          </table:table-cell>
          <table:table-cell table:formula="of:=[.B316]-[.B$2]" office:value-type="float" office:value="28.1717326641083" calcext:value-type="float">
            <text:p>28.1717326641</text:p>
          </table:table-cell>
          <table:table-cell table:formula="of:=[.D316]/([.E316]-[.E315])" office:value-type="float" office:value="66557.7488818699" calcext:value-type="float">
            <text:p>66557.7488818699</text:p>
          </table:table-cell>
          <table:table-cell table:formula="of:=[.E316]-[.E315]" office:value-type="float" office:value="0.0943541526794434" calcext:value-type="float">
            <text:p>0.09435415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97463.25207" calcext:value-type="float">
            <text:p>1456097463.25207</text:p>
          </table:table-cell>
          <table:table-cell office:value-type="float" office:value="1456097463.25332" calcext:value-type="float">
            <text:p>1456097463.25332</text:p>
          </table:table-cell>
          <table:table-cell office:value-type="float" office:value="6400" calcext:value-type="float">
            <text:p>6400</text:p>
          </table:table-cell>
          <table:table-cell table:formula="of:=[.B317]-[.B$2]" office:value-type="float" office:value="28.2674820423126" calcext:value-type="float">
            <text:p>28.2674820423</text:p>
          </table:table-cell>
          <table:table-cell table:formula="of:=[.D317]/([.E317]-[.E316])" office:value-type="float" office:value="66841.1651336398" calcext:value-type="float">
            <text:p>66841.1651336398</text:p>
          </table:table-cell>
          <table:table-cell table:formula="of:=[.E317]-[.E316]" office:value-type="float" office:value="0.0957493782043457" calcext:value-type="float">
            <text:p>0.09574937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97463.34955" calcext:value-type="float">
            <text:p>1456097463.34955</text:p>
          </table:table-cell>
          <table:table-cell office:value-type="float" office:value="1456097463.35082" calcext:value-type="float">
            <text:p>1456097463.35082</text:p>
          </table:table-cell>
          <table:table-cell office:value-type="float" office:value="6520" calcext:value-type="float">
            <text:p>6520</text:p>
          </table:table-cell>
          <table:table-cell table:formula="of:=[.B318]-[.B$2]" office:value-type="float" office:value="28.3649628162384" calcext:value-type="float">
            <text:p>28.3649628162</text:p>
          </table:table-cell>
          <table:table-cell table:formula="of:=[.D318]/([.E318]-[.E317])" office:value-type="float" office:value="66884.9839555451" calcext:value-type="float">
            <text:p>66884.9839555451</text:p>
          </table:table-cell>
          <table:table-cell table:formula="of:=[.E318]-[.E317]" office:value-type="float" office:value="0.0974807739257813" calcext:value-type="float">
            <text:p>0.09748077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97463.44859" calcext:value-type="float">
            <text:p>1456097463.44859</text:p>
          </table:table-cell>
          <table:table-cell office:value-type="float" office:value="1456097463.44966" calcext:value-type="float">
            <text:p>1456097463.44966</text:p>
          </table:table-cell>
          <table:table-cell office:value-type="float" office:value="6640" calcext:value-type="float">
            <text:p>6640</text:p>
          </table:table-cell>
          <table:table-cell table:formula="of:=[.B319]-[.B$2]" office:value-type="float" office:value="28.4639971256256" calcext:value-type="float">
            <text:p>28.4639971256</text:p>
          </table:table-cell>
          <table:table-cell table:formula="of:=[.D319]/([.E319]-[.E318])" office:value-type="float" office:value="67047.4711348645" calcext:value-type="float">
            <text:p>67047.4711348645</text:p>
          </table:table-cell>
          <table:table-cell table:formula="of:=[.E319]-[.E318]" office:value-type="float" office:value="0.099034309387207" calcext:value-type="float">
            <text:p>0.09903430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97463.54961" calcext:value-type="float">
            <text:p>1456097463.54961</text:p>
          </table:table-cell>
          <table:table-cell office:value-type="float" office:value="1456097463.55067" calcext:value-type="float">
            <text:p>1456097463.55067</text:p>
          </table:table-cell>
          <table:table-cell office:value-type="float" office:value="6760" calcext:value-type="float">
            <text:p>6760</text:p>
          </table:table-cell>
          <table:table-cell table:formula="of:=[.B320]-[.B$2]" office:value-type="float" office:value="28.5650210380554" calcext:value-type="float">
            <text:p>28.5650210381</text:p>
          </table:table-cell>
          <table:table-cell table:formula="of:=[.D320]/([.E320]-[.E319])" office:value-type="float" office:value="66914.8505280548" calcext:value-type="float">
            <text:p>66914.8505280548</text:p>
          </table:table-cell>
          <table:table-cell table:formula="of:=[.E320]-[.E319]" office:value-type="float" office:value="0.10102391242981" calcext:value-type="float">
            <text:p>0.10102391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97463.65241" calcext:value-type="float">
            <text:p>1456097463.65241</text:p>
          </table:table-cell>
          <table:table-cell office:value-type="float" office:value="1456097463.6535" calcext:value-type="float">
            <text:p>1456097463.6535</text:p>
          </table:table-cell>
          <table:table-cell office:value-type="float" office:value="6880" calcext:value-type="float">
            <text:p>6880</text:p>
          </table:table-cell>
          <table:table-cell table:formula="of:=[.B321]-[.B$2]" office:value-type="float" office:value="28.667818069458" calcext:value-type="float">
            <text:p>28.6678180695</text:p>
          </table:table-cell>
          <table:table-cell table:formula="of:=[.D321]/([.E321]-[.E320])" office:value-type="float" office:value="66928.0027460676" calcext:value-type="float">
            <text:p>66928.0027460676</text:p>
          </table:table-cell>
          <table:table-cell table:formula="of:=[.E321]-[.E320]" office:value-type="float" office:value="0.102797031402588" calcext:value-type="float">
            <text:p>0.10279703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97463.75731" calcext:value-type="float">
            <text:p>1456097463.75731</text:p>
          </table:table-cell>
          <table:table-cell office:value-type="float" office:value="1456097463.75857" calcext:value-type="float">
            <text:p>1456097463.75857</text:p>
          </table:table-cell>
          <table:table-cell office:value-type="float" office:value="6992" calcext:value-type="float">
            <text:p>6992</text:p>
          </table:table-cell>
          <table:table-cell table:formula="of:=[.B322]-[.B$2]" office:value-type="float" office:value="28.7727236747742" calcext:value-type="float">
            <text:p>28.7727236748</text:p>
          </table:table-cell>
          <table:table-cell table:formula="of:=[.D322]/([.E322]-[.E321])" office:value-type="float" office:value="66650.3946946178" calcext:value-type="float">
            <text:p>66650.3946946178</text:p>
          </table:table-cell>
          <table:table-cell table:formula="of:=[.E322]-[.E321]" office:value-type="float" office:value="0.104905605316162" calcext:value-type="float">
            <text:p>0.10490560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97463.86344" calcext:value-type="float">
            <text:p>1456097463.86344</text:p>
          </table:table-cell>
          <table:table-cell office:value-type="float" office:value="1456097463.86486" calcext:value-type="float">
            <text:p>1456097463.86486</text:p>
          </table:table-cell>
          <table:table-cell office:value-type="float" office:value="7104" calcext:value-type="float">
            <text:p>7104</text:p>
          </table:table-cell>
          <table:table-cell table:formula="of:=[.B323]-[.B$2]" office:value-type="float" office:value="28.8788537979126" calcext:value-type="float">
            <text:p>28.8788537979</text:p>
          </table:table-cell>
          <table:table-cell table:formula="of:=[.D323]/([.E323]-[.E322])" office:value-type="float" office:value="66936.697988507" calcext:value-type="float">
            <text:p>66936.697988507</text:p>
          </table:table-cell>
          <table:table-cell table:formula="of:=[.E323]-[.E322]" office:value-type="float" office:value="0.106130123138428" calcext:value-type="float">
            <text:p>0.10613012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97463.97113" calcext:value-type="float">
            <text:p>1456097463.97113</text:p>
          </table:table-cell>
          <table:table-cell office:value-type="float" office:value="1456097463.97254" calcext:value-type="float">
            <text:p>1456097463.97254</text:p>
          </table:table-cell>
          <table:table-cell office:value-type="float" office:value="7216" calcext:value-type="float">
            <text:p>7216</text:p>
          </table:table-cell>
          <table:table-cell table:formula="of:=[.B324]-[.B$2]" office:value-type="float" office:value="28.9865379333496" calcext:value-type="float">
            <text:p>28.9865379333</text:p>
          </table:table-cell>
          <table:table-cell table:formula="of:=[.D324]/([.E324]-[.E323])" office:value-type="float" office:value="67010.7994154895" calcext:value-type="float">
            <text:p>67010.7994154895</text:p>
          </table:table-cell>
          <table:table-cell table:formula="of:=[.E324]-[.E323]" office:value-type="float" office:value="0.107684135437012" calcext:value-type="float">
            <text:p>0.10768413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97464.08004" calcext:value-type="float">
            <text:p>1456097464.08004</text:p>
          </table:table-cell>
          <table:table-cell office:value-type="float" office:value="1456097464.08129" calcext:value-type="float">
            <text:p>1456097464.08129</text:p>
          </table:table-cell>
          <table:table-cell office:value-type="float" office:value="7320" calcext:value-type="float">
            <text:p>7320</text:p>
          </table:table-cell>
          <table:table-cell table:formula="of:=[.B325]-[.B$2]" office:value-type="float" office:value="29.0954542160034" calcext:value-type="float">
            <text:p>29.095454216</text:p>
          </table:table-cell>
          <table:table-cell table:formula="of:=[.D325]/([.E325]-[.E324])" office:value-type="float" office:value="67207.5820221177" calcext:value-type="float">
            <text:p>67207.5820221177</text:p>
          </table:table-cell>
          <table:table-cell table:formula="of:=[.E325]-[.E324]" office:value-type="float" office:value="0.108916282653809" calcext:value-type="float">
            <text:p>0.1089162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97464.19085" calcext:value-type="float">
            <text:p>1456097464.19085</text:p>
          </table:table-cell>
          <table:table-cell office:value-type="float" office:value="1456097464.19212" calcext:value-type="float">
            <text:p>1456097464.19212</text:p>
          </table:table-cell>
          <table:table-cell office:value-type="float" office:value="7416" calcext:value-type="float">
            <text:p>7416</text:p>
          </table:table-cell>
          <table:table-cell table:formula="of:=[.B326]-[.B$2]" office:value-type="float" office:value="29.2062644958496" calcext:value-type="float">
            <text:p>29.2062644958</text:p>
          </table:table-cell>
          <table:table-cell table:formula="of:=[.D326]/([.E326]-[.E325])" office:value-type="float" office:value="66925.1987296997" calcext:value-type="float">
            <text:p>66925.1987296997</text:p>
          </table:table-cell>
          <table:table-cell table:formula="of:=[.E326]-[.E325]" office:value-type="float" office:value="0.110810279846191" calcext:value-type="float">
            <text:p>0.11081027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97464.30297" calcext:value-type="float">
            <text:p>1456097464.30297</text:p>
          </table:table-cell>
          <table:table-cell office:value-type="float" office:value="1456097464.30429" calcext:value-type="float">
            <text:p>1456097464.30429</text:p>
          </table:table-cell>
          <table:table-cell office:value-type="float" office:value="7504" calcext:value-type="float">
            <text:p>7504</text:p>
          </table:table-cell>
          <table:table-cell table:formula="of:=[.B327]-[.B$2]" office:value-type="float" office:value="29.3183779716492" calcext:value-type="float">
            <text:p>29.3183779716</text:p>
          </table:table-cell>
          <table:table-cell table:formula="of:=[.D327]/([.E327]-[.E326])" office:value-type="float" office:value="66932.1858633288" calcext:value-type="float">
            <text:p>66932.1858633288</text:p>
          </table:table-cell>
          <table:table-cell table:formula="of:=[.E327]-[.E326]" office:value-type="float" office:value="0.112113475799561" calcext:value-type="float">
            <text:p>0.11211347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97464.41662" calcext:value-type="float">
            <text:p>1456097464.41662</text:p>
          </table:table-cell>
          <table:table-cell office:value-type="float" office:value="1456097464.4179" calcext:value-type="float">
            <text:p>1456097464.4179</text:p>
          </table:table-cell>
          <table:table-cell office:value-type="float" office:value="7592" calcext:value-type="float">
            <text:p>7592</text:p>
          </table:table-cell>
          <table:table-cell table:formula="of:=[.B328]-[.B$2]" office:value-type="float" office:value="29.432032585144" calcext:value-type="float">
            <text:p>29.4320325851</text:p>
          </table:table-cell>
          <table:table-cell table:formula="of:=[.D328]/([.E328]-[.E327])" office:value-type="float" office:value="66798.8721842996" calcext:value-type="float">
            <text:p>66798.8721842996</text:p>
          </table:table-cell>
          <table:table-cell table:formula="of:=[.E328]-[.E327]" office:value-type="float" office:value="0.113654613494873" calcext:value-type="float">
            <text:p>0.11365461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97464.53104" calcext:value-type="float">
            <text:p>1456097464.53104</text:p>
          </table:table-cell>
          <table:table-cell office:value-type="float" office:value="1456097464.53232" calcext:value-type="float">
            <text:p>1456097464.53232</text:p>
          </table:table-cell>
          <table:table-cell office:value-type="float" office:value="7664" calcext:value-type="float">
            <text:p>7664</text:p>
          </table:table-cell>
          <table:table-cell table:formula="of:=[.B329]-[.B$2]" office:value-type="float" office:value="29.5464463233948" calcext:value-type="float">
            <text:p>29.5464463234</text:p>
          </table:table-cell>
          <table:table-cell table:formula="of:=[.D329]/([.E329]-[.E328])" office:value-type="float" office:value="66984.9627953306" calcext:value-type="float">
            <text:p>66984.9627953306</text:p>
          </table:table-cell>
          <table:table-cell table:formula="of:=[.E329]-[.E328]" office:value-type="float" office:value="0.114413738250732" calcext:value-type="float">
            <text:p>0.114413738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97464.64699" calcext:value-type="float">
            <text:p>1456097464.64699</text:p>
          </table:table-cell>
          <table:table-cell office:value-type="float" office:value="1456097464.64824" calcext:value-type="float">
            <text:p>1456097464.64824</text:p>
          </table:table-cell>
          <table:table-cell office:value-type="float" office:value="7728" calcext:value-type="float">
            <text:p>7728</text:p>
          </table:table-cell>
          <table:table-cell table:formula="of:=[.B330]-[.B$2]" office:value-type="float" office:value="29.6623952388763" calcext:value-type="float">
            <text:p>29.6623952389</text:p>
          </table:table-cell>
          <table:table-cell table:formula="of:=[.D330]/([.E330]-[.E329])" office:value-type="float" office:value="66650.041252249" calcext:value-type="float">
            <text:p>66650.041252249</text:p>
          </table:table-cell>
          <table:table-cell table:formula="of:=[.E330]-[.E329]" office:value-type="float" office:value="0.115948915481567" calcext:value-type="float">
            <text:p>0.11594891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97464.76314" calcext:value-type="float">
            <text:p>1456097464.76314</text:p>
          </table:table-cell>
          <table:table-cell office:value-type="float" office:value="1456097464.76441" calcext:value-type="float">
            <text:p>1456097464.76441</text:p>
          </table:table-cell>
          <table:table-cell office:value-type="float" office:value="7784" calcext:value-type="float">
            <text:p>7784</text:p>
          </table:table-cell>
          <table:table-cell table:formula="of:=[.B331]-[.B$2]" office:value-type="float" office:value="29.7785458564758" calcext:value-type="float">
            <text:p>29.7785458565</text:p>
          </table:table-cell>
          <table:table-cell table:formula="of:=[.D331]/([.E331]-[.E330])" office:value-type="float" office:value="67016.4322917415" calcext:value-type="float">
            <text:p>67016.4322917415</text:p>
          </table:table-cell>
          <table:table-cell table:formula="of:=[.E331]-[.E330]" office:value-type="float" office:value="0.116150617599487" calcext:value-type="float">
            <text:p>0.11615061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97464.88053" calcext:value-type="float">
            <text:p>1456097464.88053</text:p>
          </table:table-cell>
          <table:table-cell office:value-type="float" office:value="1456097464.88194" calcext:value-type="float">
            <text:p>1456097464.88194</text:p>
          </table:table-cell>
          <table:table-cell office:value-type="float" office:value="7832" calcext:value-type="float">
            <text:p>7832</text:p>
          </table:table-cell>
          <table:table-cell table:formula="of:=[.B332]-[.B$2]" office:value-type="float" office:value="29.8959419727325" calcext:value-type="float">
            <text:p>29.8959419727</text:p>
          </table:table-cell>
          <table:table-cell table:formula="of:=[.D332]/([.E332]-[.E331])" office:value-type="float" office:value="66714.3023954346" calcext:value-type="float">
            <text:p>66714.3023954346</text:p>
          </table:table-cell>
          <table:table-cell table:formula="of:=[.E332]-[.E331]" office:value-type="float" office:value="0.117396116256714" calcext:value-type="float">
            <text:p>0.11739611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97464.99861" calcext:value-type="float">
            <text:p>1456097464.99861</text:p>
          </table:table-cell>
          <table:table-cell office:value-type="float" office:value="1456097464.99987" calcext:value-type="float">
            <text:p>1456097464.99987</text:p>
          </table:table-cell>
          <table:table-cell office:value-type="float" office:value="7864" calcext:value-type="float">
            <text:p>7864</text:p>
          </table:table-cell>
          <table:table-cell table:formula="of:=[.B333]-[.B$2]" office:value-type="float" office:value="30.0140247344971" calcext:value-type="float">
            <text:p>30.0140247345</text:p>
          </table:table-cell>
          <table:table-cell table:formula="of:=[.D333]/([.E333]-[.E332])" office:value-type="float" office:value="66597.3583483923" calcext:value-type="float">
            <text:p>66597.3583483923</text:p>
          </table:table-cell>
          <table:table-cell table:formula="of:=[.E333]-[.E332]" office:value-type="float" office:value="0.118082761764526" calcext:value-type="float">
            <text:p>0.11808276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97465.11741" calcext:value-type="float">
            <text:p>1456097465.11741</text:p>
          </table:table-cell>
          <table:table-cell office:value-type="float" office:value="1456097465.11869" calcext:value-type="float">
            <text:p>1456097465.11869</text:p>
          </table:table-cell>
          <table:table-cell office:value-type="float" office:value="7880" calcext:value-type="float">
            <text:p>7880</text:p>
          </table:table-cell>
          <table:table-cell table:formula="of:=[.B334]-[.B$2]" office:value-type="float" office:value="30.1328194141388" calcext:value-type="float">
            <text:p>30.1328194141</text:p>
          </table:table-cell>
          <table:table-cell table:formula="of:=[.D334]/([.E334]-[.E333])" office:value-type="float" office:value="66332.9369948682" calcext:value-type="float">
            <text:p>66332.9369948682</text:p>
          </table:table-cell>
          <table:table-cell table:formula="of:=[.E334]-[.E333]" office:value-type="float" office:value="0.118794679641724" calcext:value-type="float">
            <text:p>0.11879467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97465.23603" calcext:value-type="float">
            <text:p>1456097465.23603</text:p>
          </table:table-cell>
          <table:table-cell office:value-type="float" office:value="1456097465.23731" calcext:value-type="float">
            <text:p>1456097465.23731</text:p>
          </table:table-cell>
          <table:table-cell office:value-type="float" office:value="7888" calcext:value-type="float">
            <text:p>7888</text:p>
          </table:table-cell>
          <table:table-cell table:formula="of:=[.B335]-[.B$2]" office:value-type="float" office:value="30.2514443397522" calcext:value-type="float">
            <text:p>30.2514443398</text:p>
          </table:table-cell>
          <table:table-cell table:formula="of:=[.D335]/([.E335]-[.E334])" office:value-type="float" office:value="66495.299863933" calcext:value-type="float">
            <text:p>66495.299863933</text:p>
          </table:table-cell>
          <table:table-cell table:formula="of:=[.E335]-[.E334]" office:value-type="float" office:value="0.118624925613403" calcext:value-type="float">
            <text:p>0.11862492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97465.35471" calcext:value-type="float">
            <text:p>1456097465.35471</text:p>
          </table:table-cell>
          <table:table-cell office:value-type="float" office:value="1456097465.35615" calcext:value-type="float">
            <text:p>1456097465.35615</text:p>
          </table:table-cell>
          <table:table-cell office:value-type="float" office:value="7888" calcext:value-type="float">
            <text:p>7888</text:p>
          </table:table-cell>
          <table:table-cell table:formula="of:=[.B336]-[.B$2]" office:value-type="float" office:value="30.3701229095459" calcext:value-type="float">
            <text:p>30.3701229095</text:p>
          </table:table-cell>
          <table:table-cell table:formula="of:=[.D336]/([.E336]-[.E335])" office:value-type="float" office:value="66465.2431665776" calcext:value-type="float">
            <text:p>66465.2431665776</text:p>
          </table:table-cell>
          <table:table-cell table:formula="of:=[.E336]-[.E335]" office:value-type="float" office:value="0.118678569793701" calcext:value-type="float">
            <text:p>0.11867856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97465.47356" calcext:value-type="float">
            <text:p>1456097465.47356</text:p>
          </table:table-cell>
          <table:table-cell office:value-type="float" office:value="1456097465.47481" calcext:value-type="float">
            <text:p>1456097465.47481</text:p>
          </table:table-cell>
          <table:table-cell office:value-type="float" office:value="7872" calcext:value-type="float">
            <text:p>7872</text:p>
          </table:table-cell>
          <table:table-cell table:formula="of:=[.B337]-[.B$2]" office:value-type="float" office:value="30.4889709949493" calcext:value-type="float">
            <text:p>30.4889709949</text:p>
          </table:table-cell>
          <table:table-cell table:formula="of:=[.D337]/([.E337]-[.E336])" office:value-type="float" office:value="66235.8167006028" calcext:value-type="float">
            <text:p>66235.8167006028</text:p>
          </table:table-cell>
          <table:table-cell table:formula="of:=[.E337]-[.E336]" office:value-type="float" office:value="0.118848085403442" calcext:value-type="float">
            <text:p>0.11884808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97465.5922" calcext:value-type="float">
            <text:p>1456097465.5922</text:p>
          </table:table-cell>
          <table:table-cell office:value-type="float" office:value="1456097465.59344" calcext:value-type="float">
            <text:p>1456097465.59344</text:p>
          </table:table-cell>
          <table:table-cell office:value-type="float" office:value="7840" calcext:value-type="float">
            <text:p>7840</text:p>
          </table:table-cell>
          <table:table-cell table:formula="of:=[.B338]-[.B$2]" office:value-type="float" office:value="30.6076102256775" calcext:value-type="float">
            <text:p>30.6076102257</text:p>
          </table:table-cell>
          <table:table-cell table:formula="of:=[.D338]/([.E338]-[.E337])" office:value-type="float" office:value="66082.6941634898" calcext:value-type="float">
            <text:p>66082.6941634898</text:p>
          </table:table-cell>
          <table:table-cell table:formula="of:=[.E338]-[.E337]" office:value-type="float" office:value="0.118639230728149" calcext:value-type="float">
            <text:p>0.11863923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97465.71036" calcext:value-type="float">
            <text:p>1456097465.71036</text:p>
          </table:table-cell>
          <table:table-cell office:value-type="float" office:value="1456097465.71162" calcext:value-type="float">
            <text:p>1456097465.71162</text:p>
          </table:table-cell>
          <table:table-cell office:value-type="float" office:value="7800" calcext:value-type="float">
            <text:p>7800</text:p>
          </table:table-cell>
          <table:table-cell table:formula="of:=[.B339]-[.B$2]" office:value-type="float" office:value="30.7257649898529" calcext:value-type="float">
            <text:p>30.7257649899</text:p>
          </table:table-cell>
          <table:table-cell table:formula="of:=[.D339]/([.E339]-[.E338])" office:value-type="float" office:value="66015.1120814727" calcext:value-type="float">
            <text:p>66015.1120814727</text:p>
          </table:table-cell>
          <table:table-cell table:formula="of:=[.E339]-[.E338]" office:value-type="float" office:value="0.118154764175415" calcext:value-type="float">
            <text:p>0.118154764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97465.8282" calcext:value-type="float">
            <text:p>1456097465.8282</text:p>
          </table:table-cell>
          <table:table-cell office:value-type="float" office:value="1456097465.82945" calcext:value-type="float">
            <text:p>1456097465.82945</text:p>
          </table:table-cell>
          <table:table-cell office:value-type="float" office:value="7752" calcext:value-type="float">
            <text:p>7752</text:p>
          </table:table-cell>
          <table:table-cell table:formula="of:=[.B340]-[.B$2]" office:value-type="float" office:value="30.8436131477356" calcext:value-type="float">
            <text:p>30.8436131477</text:p>
          </table:table-cell>
          <table:table-cell table:formula="of:=[.D340]/([.E340]-[.E339])" office:value-type="float" office:value="65779.5602347605" calcext:value-type="float">
            <text:p>65779.5602347605</text:p>
          </table:table-cell>
          <table:table-cell table:formula="of:=[.E340]-[.E339]" office:value-type="float" office:value="0.11784815788269" calcext:value-type="float">
            <text:p>0.11784815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97465.94507" calcext:value-type="float">
            <text:p>1456097465.94507</text:p>
          </table:table-cell>
          <table:table-cell office:value-type="float" office:value="1456097465.94671" calcext:value-type="float">
            <text:p>1456097465.94671</text:p>
          </table:table-cell>
          <table:table-cell office:value-type="float" office:value="7688" calcext:value-type="float">
            <text:p>7688</text:p>
          </table:table-cell>
          <table:table-cell table:formula="of:=[.B341]-[.B$2]" office:value-type="float" office:value="30.9604814052582" calcext:value-type="float">
            <text:p>30.9604814053</text:p>
          </table:table-cell>
          <table:table-cell table:formula="of:=[.D341]/([.E341]-[.E340])" office:value-type="float" office:value="65783.4741697455" calcext:value-type="float">
            <text:p>65783.4741697455</text:p>
          </table:table-cell>
          <table:table-cell table:formula="of:=[.E341]-[.E340]" office:value-type="float" office:value="0.116868257522583" calcext:value-type="float">
            <text:p>0.11686825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97466.06103" calcext:value-type="float">
            <text:p>1456097466.06103</text:p>
          </table:table-cell>
          <table:table-cell office:value-type="float" office:value="1456097466.06228" calcext:value-type="float">
            <text:p>1456097466.06228</text:p>
          </table:table-cell>
          <table:table-cell office:value-type="float" office:value="7616" calcext:value-type="float">
            <text:p>7616</text:p>
          </table:table-cell>
          <table:table-cell table:formula="of:=[.B342]-[.B$2]" office:value-type="float" office:value="31.0764427185059" calcext:value-type="float">
            <text:p>31.0764427185</text:p>
          </table:table-cell>
          <table:table-cell table:formula="of:=[.D342]/([.E342]-[.E341])" office:value-type="float" office:value="65677.0761446368" calcext:value-type="float">
            <text:p>65677.0761446368</text:p>
          </table:table-cell>
          <table:table-cell table:formula="of:=[.E342]-[.E341]" office:value-type="float" office:value="0.115961313247681" calcext:value-type="float">
            <text:p>0.11596131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97466.17602" calcext:value-type="float">
            <text:p>1456097466.17602</text:p>
          </table:table-cell>
          <table:table-cell office:value-type="float" office:value="1456097466.17726" calcext:value-type="float">
            <text:p>1456097466.17726</text:p>
          </table:table-cell>
          <table:table-cell office:value-type="float" office:value="7536" calcext:value-type="float">
            <text:p>7536</text:p>
          </table:table-cell>
          <table:table-cell table:formula="of:=[.B343]-[.B$2]" office:value-type="float" office:value="31.1914246082306" calcext:value-type="float">
            <text:p>31.1914246082</text:p>
          </table:table-cell>
          <table:table-cell table:formula="of:=[.D343]/([.E343]-[.E342])" office:value-type="float" office:value="65540.7561837896" calcext:value-type="float">
            <text:p>65540.7561837896</text:p>
          </table:table-cell>
          <table:table-cell table:formula="of:=[.E343]-[.E342]" office:value-type="float" office:value="0.114981889724731" calcext:value-type="float">
            <text:p>0.11498188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97466.28967" calcext:value-type="float">
            <text:p>1456097466.28967</text:p>
          </table:table-cell>
          <table:table-cell office:value-type="float" office:value="1456097466.29091" calcext:value-type="float">
            <text:p>1456097466.29091</text:p>
          </table:table-cell>
          <table:table-cell office:value-type="float" office:value="7440" calcext:value-type="float">
            <text:p>7440</text:p>
          </table:table-cell>
          <table:table-cell table:formula="of:=[.B344]-[.B$2]" office:value-type="float" office:value="31.3050804138184" calcext:value-type="float">
            <text:p>31.3050804138</text:p>
          </table:table-cell>
          <table:table-cell table:formula="of:=[.D344]/([.E344]-[.E343])" office:value-type="float" office:value="65460.8003658432" calcext:value-type="float">
            <text:p>65460.8003658432</text:p>
          </table:table-cell>
          <table:table-cell table:formula="of:=[.E344]-[.E343]" office:value-type="float" office:value="0.113655805587769" calcext:value-type="float">
            <text:p>0.11365580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97466.40217" calcext:value-type="float">
            <text:p>1456097466.40217</text:p>
          </table:table-cell>
          <table:table-cell office:value-type="float" office:value="1456097466.40342" calcext:value-type="float">
            <text:p>1456097466.40342</text:p>
          </table:table-cell>
          <table:table-cell office:value-type="float" office:value="7344" calcext:value-type="float">
            <text:p>7344</text:p>
          </table:table-cell>
          <table:table-cell table:formula="of:=[.B345]-[.B$2]" office:value-type="float" office:value="31.4175760746002" calcext:value-type="float">
            <text:p>31.4175760746</text:p>
          </table:table-cell>
          <table:table-cell table:formula="of:=[.D345]/([.E345]-[.E344])" office:value-type="float" office:value="65282.5180007672" calcext:value-type="float">
            <text:p>65282.5180007672</text:p>
          </table:table-cell>
          <table:table-cell table:formula="of:=[.E345]-[.E344]" office:value-type="float" office:value="0.11249566078186" calcext:value-type="float">
            <text:p>0.11249566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97466.51334" calcext:value-type="float">
            <text:p>1456097466.51334</text:p>
          </table:table-cell>
          <table:table-cell office:value-type="float" office:value="1456097466.51463" calcext:value-type="float">
            <text:p>1456097466.51463</text:p>
          </table:table-cell>
          <table:table-cell office:value-type="float" office:value="7240" calcext:value-type="float">
            <text:p>7240</text:p>
          </table:table-cell>
          <table:table-cell table:formula="of:=[.B346]-[.B$2]" office:value-type="float" office:value="31.5287539958954" calcext:value-type="float">
            <text:p>31.5287539959</text:p>
          </table:table-cell>
          <table:table-cell table:formula="of:=[.D346]/([.E346]-[.E345])" office:value-type="float" office:value="65120.8433802116" calcext:value-type="float">
            <text:p>65120.8433802116</text:p>
          </table:table-cell>
          <table:table-cell table:formula="of:=[.E346]-[.E345]" office:value-type="float" office:value="0.111177921295166" calcext:value-type="float">
            <text:p>0.11117792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97466.6228" calcext:value-type="float">
            <text:p>1456097466.6228</text:p>
          </table:table-cell>
          <table:table-cell office:value-type="float" office:value="1456097466.62406" calcext:value-type="float">
            <text:p>1456097466.62406</text:p>
          </table:table-cell>
          <table:table-cell office:value-type="float" office:value="7136" calcext:value-type="float">
            <text:p>7136</text:p>
          </table:table-cell>
          <table:table-cell table:formula="of:=[.B347]-[.B$2]" office:value-type="float" office:value="31.6382088661194" calcext:value-type="float">
            <text:p>31.6382088661</text:p>
          </table:table-cell>
          <table:table-cell table:formula="of:=[.D347]/([.E347]-[.E346])" office:value-type="float" office:value="65195.8198424264" calcext:value-type="float">
            <text:p>65195.8198424264</text:p>
          </table:table-cell>
          <table:table-cell table:formula="of:=[.E347]-[.E346]" office:value-type="float" office:value="0.109454870223999" calcext:value-type="float">
            <text:p>0.10945487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97466.7309" calcext:value-type="float">
            <text:p>1456097466.7309</text:p>
          </table:table-cell>
          <table:table-cell office:value-type="float" office:value="1456097466.73216" calcext:value-type="float">
            <text:p>1456097466.73216</text:p>
          </table:table-cell>
          <table:table-cell office:value-type="float" office:value="7016" calcext:value-type="float">
            <text:p>7016</text:p>
          </table:table-cell>
          <table:table-cell table:formula="of:=[.B348]-[.B$2]" office:value-type="float" office:value="31.7463145256042" calcext:value-type="float">
            <text:p>31.7463145256</text:p>
          </table:table-cell>
          <table:table-cell table:formula="of:=[.D348]/([.E348]-[.E347])" office:value-type="float" office:value="64899.4699577441" calcext:value-type="float">
            <text:p>64899.4699577441</text:p>
          </table:table-cell>
          <table:table-cell table:formula="of:=[.E348]-[.E347]" office:value-type="float" office:value="0.108105659484863" calcext:value-type="float">
            <text:p>0.10810565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97466.83748" calcext:value-type="float">
            <text:p>1456097466.83748</text:p>
          </table:table-cell>
          <table:table-cell office:value-type="float" office:value="1456097466.83874" calcext:value-type="float">
            <text:p>1456097466.83874</text:p>
          </table:table-cell>
          <table:table-cell office:value-type="float" office:value="6904" calcext:value-type="float">
            <text:p>6904</text:p>
          </table:table-cell>
          <table:table-cell table:formula="of:=[.B349]-[.B$2]" office:value-type="float" office:value="31.8528919219971" calcext:value-type="float">
            <text:p>31.852891922</text:p>
          </table:table-cell>
          <table:table-cell table:formula="of:=[.D349]/([.E349]-[.E348])" office:value-type="float" office:value="64779.2142956212" calcext:value-type="float">
            <text:p>64779.2142956212</text:p>
          </table:table-cell>
          <table:table-cell table:formula="of:=[.E349]-[.E348]" office:value-type="float" office:value="0.106577396392822" calcext:value-type="float">
            <text:p>0.10657739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97466.94245" calcext:value-type="float">
            <text:p>1456097466.94245</text:p>
          </table:table-cell>
          <table:table-cell office:value-type="float" office:value="1456097466.94376" calcext:value-type="float">
            <text:p>1456097466.94376</text:p>
          </table:table-cell>
          <table:table-cell office:value-type="float" office:value="6784" calcext:value-type="float">
            <text:p>6784</text:p>
          </table:table-cell>
          <table:table-cell table:formula="of:=[.B350]-[.B$2]" office:value-type="float" office:value="31.9578614234924" calcext:value-type="float">
            <text:p>31.9578614235</text:p>
          </table:table-cell>
          <table:table-cell table:formula="of:=[.D350]/([.E350]-[.E349])" office:value-type="float" office:value="64628.295870299" calcext:value-type="float">
            <text:p>64628.295870299</text:p>
          </table:table-cell>
          <table:table-cell table:formula="of:=[.E350]-[.E349]" office:value-type="float" office:value="0.104969501495361" calcext:value-type="float">
            <text:p>0.10496950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97467.04528" calcext:value-type="float">
            <text:p>1456097467.04528</text:p>
          </table:table-cell>
          <table:table-cell office:value-type="float" office:value="1456097467.04678" calcext:value-type="float">
            <text:p>1456097467.04678</text:p>
          </table:table-cell>
          <table:table-cell office:value-type="float" office:value="6664" calcext:value-type="float">
            <text:p>6664</text:p>
          </table:table-cell>
          <table:table-cell table:formula="of:=[.B351]-[.B$2]" office:value-type="float" office:value="32.0606899261475" calcext:value-type="float">
            <text:p>32.0606899261</text:p>
          </table:table-cell>
          <table:table-cell table:formula="of:=[.D351]/([.E351]-[.E350])" office:value-type="float" office:value="64806.9341470088" calcext:value-type="float">
            <text:p>64806.9341470088</text:p>
          </table:table-cell>
          <table:table-cell table:formula="of:=[.E351]-[.E350]" office:value-type="float" office:value="0.102828502655029" calcext:value-type="float">
            <text:p>0.10282850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97467.14682" calcext:value-type="float">
            <text:p>1456097467.14682</text:p>
          </table:table-cell>
          <table:table-cell office:value-type="float" office:value="1456097467.14807" calcext:value-type="float">
            <text:p>1456097467.14807</text:p>
          </table:table-cell>
          <table:table-cell office:value-type="float" office:value="6536" calcext:value-type="float">
            <text:p>6536</text:p>
          </table:table-cell>
          <table:table-cell table:formula="of:=[.B352]-[.B$2]" office:value-type="float" office:value="32.162228345871" calcext:value-type="float">
            <text:p>32.1622283459</text:p>
          </table:table-cell>
          <table:table-cell table:formula="of:=[.D352]/([.E352]-[.E351])" office:value-type="float" office:value="64369.7234780444" calcext:value-type="float">
            <text:p>64369.7234780444</text:p>
          </table:table-cell>
          <table:table-cell table:formula="of:=[.E352]-[.E351]" office:value-type="float" office:value="0.101538419723511" calcext:value-type="float">
            <text:p>0.101538419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97467.24637" calcext:value-type="float">
            <text:p>1456097467.24637</text:p>
          </table:table-cell>
          <table:table-cell office:value-type="float" office:value="1456097467.24763" calcext:value-type="float">
            <text:p>1456097467.24763</text:p>
          </table:table-cell>
          <table:table-cell office:value-type="float" office:value="6416" calcext:value-type="float">
            <text:p>6416</text:p>
          </table:table-cell>
          <table:table-cell table:formula="of:=[.B353]-[.B$2]" office:value-type="float" office:value="32.2617831230164" calcext:value-type="float">
            <text:p>32.261783123</text:p>
          </table:table-cell>
          <table:table-cell table:formula="of:=[.D353]/([.E353]-[.E352])" office:value-type="float" office:value="64446.9324724652" calcext:value-type="float">
            <text:p>64446.9324724652</text:p>
          </table:table-cell>
          <table:table-cell table:formula="of:=[.E353]-[.E352]" office:value-type="float" office:value="0.0995547771453857" calcext:value-type="float">
            <text:p>0.09955477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97467.34409" calcext:value-type="float">
            <text:p>1456097467.34409</text:p>
          </table:table-cell>
          <table:table-cell office:value-type="float" office:value="1456097467.34534" calcext:value-type="float">
            <text:p>1456097467.34534</text:p>
          </table:table-cell>
          <table:table-cell office:value-type="float" office:value="6296" calcext:value-type="float">
            <text:p>6296</text:p>
          </table:table-cell>
          <table:table-cell table:formula="of:=[.B354]-[.B$2]" office:value-type="float" office:value="32.3594970703125" calcext:value-type="float">
            <text:p>32.3594970703</text:p>
          </table:table-cell>
          <table:table-cell table:formula="of:=[.D354]/([.E354]-[.E353])" office:value-type="float" office:value="64432.9716915299" calcext:value-type="float">
            <text:p>64432.9716915299</text:p>
          </table:table-cell>
          <table:table-cell table:formula="of:=[.E354]-[.E353]" office:value-type="float" office:value="0.0977139472961426" calcext:value-type="float">
            <text:p>0.097713947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97467.44012" calcext:value-type="float">
            <text:p>1456097467.44012</text:p>
          </table:table-cell>
          <table:table-cell office:value-type="float" office:value="1456097467.44136" calcext:value-type="float">
            <text:p>1456097467.44136</text:p>
          </table:table-cell>
          <table:table-cell office:value-type="float" office:value="6176" calcext:value-type="float">
            <text:p>6176</text:p>
          </table:table-cell>
          <table:table-cell table:formula="of:=[.B355]-[.B$2]" office:value-type="float" office:value="32.4555280208588" calcext:value-type="float">
            <text:p>32.4555280209</text:p>
          </table:table-cell>
          <table:table-cell table:formula="of:=[.D355]/([.E355]-[.E354])" office:value-type="float" office:value="64312.5988534769" calcext:value-type="float">
            <text:p>64312.5988534769</text:p>
          </table:table-cell>
          <table:table-cell table:formula="of:=[.E355]-[.E354]" office:value-type="float" office:value="0.0960309505462647" calcext:value-type="float">
            <text:p>0.09603095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97467.53457" calcext:value-type="float">
            <text:p>1456097467.53457</text:p>
          </table:table-cell>
          <table:table-cell office:value-type="float" office:value="1456097467.53596" calcext:value-type="float">
            <text:p>1456097467.53596</text:p>
          </table:table-cell>
          <table:table-cell office:value-type="float" office:value="6056" calcext:value-type="float">
            <text:p>6056</text:p>
          </table:table-cell>
          <table:table-cell table:formula="of:=[.B356]-[.B$2]" office:value-type="float" office:value="32.5499801635742" calcext:value-type="float">
            <text:p>32.5499801636</text:p>
          </table:table-cell>
          <table:table-cell table:formula="of:=[.D356]/([.E356]-[.E355])" office:value-type="float" office:value="64117.1266833434" calcext:value-type="float">
            <text:p>64117.1266833434</text:p>
          </table:table-cell>
          <table:table-cell table:formula="of:=[.E356]-[.E355]" office:value-type="float" office:value="0.0944521427154541" calcext:value-type="float">
            <text:p>0.09445214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97467.62752" calcext:value-type="float">
            <text:p>1456097467.62752</text:p>
          </table:table-cell>
          <table:table-cell office:value-type="float" office:value="1456097467.62879" calcext:value-type="float">
            <text:p>1456097467.62879</text:p>
          </table:table-cell>
          <table:table-cell office:value-type="float" office:value="5936" calcext:value-type="float">
            <text:p>5936</text:p>
          </table:table-cell>
          <table:table-cell table:formula="of:=[.B357]-[.B$2]" office:value-type="float" office:value="32.6429295539856" calcext:value-type="float">
            <text:p>32.642929554</text:p>
          </table:table-cell>
          <table:table-cell table:formula="of:=[.D357]/([.E357]-[.E356])" office:value-type="float" office:value="63862.7103817287" calcext:value-type="float">
            <text:p>63862.7103817287</text:p>
          </table:table-cell>
          <table:table-cell table:formula="of:=[.E357]-[.E356]" office:value-type="float" office:value="0.092949390411377" calcext:value-type="float">
            <text:p>0.09294939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97467.71822" calcext:value-type="float">
            <text:p>1456097467.71822</text:p>
          </table:table-cell>
          <table:table-cell office:value-type="float" office:value="1456097467.71947" calcext:value-type="float">
            <text:p>1456097467.71947</text:p>
          </table:table-cell>
          <table:table-cell office:value-type="float" office:value="5824" calcext:value-type="float">
            <text:p>5824</text:p>
          </table:table-cell>
          <table:table-cell table:formula="of:=[.B358]-[.B$2]" office:value-type="float" office:value="32.7336344718933" calcext:value-type="float">
            <text:p>32.7336344719</text:p>
          </table:table-cell>
          <table:table-cell table:formula="of:=[.D358]/([.E358]-[.E357])" office:value-type="float" office:value="64208.2054021091" calcext:value-type="float">
            <text:p>64208.2054021091</text:p>
          </table:table-cell>
          <table:table-cell table:formula="of:=[.E358]-[.E357]" office:value-type="float" office:value="0.0907049179077148" calcext:value-type="float">
            <text:p>0.09070491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97467.80771" calcext:value-type="float">
            <text:p>1456097467.80771</text:p>
          </table:table-cell>
          <table:table-cell office:value-type="float" office:value="1456097467.809" calcext:value-type="float">
            <text:p>1456097467.809</text:p>
          </table:table-cell>
          <table:table-cell office:value-type="float" office:value="5712" calcext:value-type="float">
            <text:p>5712</text:p>
          </table:table-cell>
          <table:table-cell table:formula="of:=[.B359]-[.B$2]" office:value-type="float" office:value="32.8231148719788" calcext:value-type="float">
            <text:p>32.823114872</text:p>
          </table:table-cell>
          <table:table-cell table:formula="of:=[.D359]/([.E359]-[.E358])" office:value-type="float" office:value="63835.208543383" calcext:value-type="float">
            <text:p>63835.208543383</text:p>
          </table:table-cell>
          <table:table-cell table:formula="of:=[.E359]-[.E358]" office:value-type="float" office:value="0.0894804000854492" calcext:value-type="float">
            <text:p>0.08948040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97467.89544" calcext:value-type="float">
            <text:p>1456097467.89544</text:p>
          </table:table-cell>
          <table:table-cell office:value-type="float" office:value="1456097467.89689" calcext:value-type="float">
            <text:p>1456097467.89689</text:p>
          </table:table-cell>
          <table:table-cell office:value-type="float" office:value="5608" calcext:value-type="float">
            <text:p>5608</text:p>
          </table:table-cell>
          <table:table-cell table:formula="of:=[.B360]-[.B$2]" office:value-type="float" office:value="32.910852432251" calcext:value-type="float">
            <text:p>32.9108524323</text:p>
          </table:table-cell>
          <table:table-cell table:formula="of:=[.D360]/([.E360]-[.E359])" office:value-type="float" office:value="63917.8931189843" calcext:value-type="float">
            <text:p>63917.8931189843</text:p>
          </table:table-cell>
          <table:table-cell table:formula="of:=[.E360]-[.E359]" office:value-type="float" office:value="0.0877375602722168" calcext:value-type="float">
            <text:p>0.08773756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97467.98155" calcext:value-type="float">
            <text:p>1456097467.98155</text:p>
          </table:table-cell>
          <table:table-cell office:value-type="float" office:value="1456097467.98282" calcext:value-type="float">
            <text:p>1456097467.98282</text:p>
          </table:table-cell>
          <table:table-cell office:value-type="float" office:value="5504" calcext:value-type="float">
            <text:p>5504</text:p>
          </table:table-cell>
          <table:table-cell table:formula="of:=[.B361]-[.B$2]" office:value-type="float" office:value="32.9969577789307" calcext:value-type="float">
            <text:p>32.9969577789</text:p>
          </table:table-cell>
          <table:table-cell table:formula="of:=[.D361]/([.E361]-[.E360])" office:value-type="float" office:value="63921.6983873826" calcext:value-type="float">
            <text:p>63921.6983873826</text:p>
          </table:table-cell>
          <table:table-cell table:formula="of:=[.E361]-[.E360]" office:value-type="float" office:value="0.0861053466796875" calcext:value-type="float">
            <text:p>0.08610534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97468.06693" calcext:value-type="float">
            <text:p>1456097468.06693</text:p>
          </table:table-cell>
          <table:table-cell office:value-type="float" office:value="1456097468.06818" calcext:value-type="float">
            <text:p>1456097468.06818</text:p>
          </table:table-cell>
          <table:table-cell office:value-type="float" office:value="5408" calcext:value-type="float">
            <text:p>5408</text:p>
          </table:table-cell>
          <table:table-cell table:formula="of:=[.B362]-[.B$2]" office:value-type="float" office:value="33.0823364257812" calcext:value-type="float">
            <text:p>33.0823364258</text:p>
          </table:table-cell>
          <table:table-cell table:formula="of:=[.D362]/([.E362]-[.E361])" office:value-type="float" office:value="63341.3646091638" calcext:value-type="float">
            <text:p>63341.3646091638</text:p>
          </table:table-cell>
          <table:table-cell table:formula="of:=[.E362]-[.E361]" office:value-type="float" office:value="0.0853786468505859" calcext:value-type="float">
            <text:p>0.08537864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97468.14963" calcext:value-type="float">
            <text:p>1456097468.14963</text:p>
          </table:table-cell>
          <table:table-cell office:value-type="float" office:value="1456097468.15088" calcext:value-type="float">
            <text:p>1456097468.15088</text:p>
          </table:table-cell>
          <table:table-cell office:value-type="float" office:value="5312" calcext:value-type="float">
            <text:p>5312</text:p>
          </table:table-cell>
          <table:table-cell table:formula="of:=[.B363]-[.B$2]" office:value-type="float" office:value="33.1650388240814" calcext:value-type="float">
            <text:p>33.1650388241</text:p>
          </table:table-cell>
          <table:table-cell table:formula="of:=[.D363]/([.E363]-[.E362])" office:value-type="float" office:value="64230.3017709345" calcext:value-type="float">
            <text:p>64230.3017709345</text:p>
          </table:table-cell>
          <table:table-cell table:formula="of:=[.E363]-[.E362]" office:value-type="float" office:value="0.0827023983001709" calcext:value-type="float">
            <text:p>0.082702398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97468.23189" calcext:value-type="float">
            <text:p>1456097468.23189</text:p>
          </table:table-cell>
          <table:table-cell office:value-type="float" office:value="1456097468.23315" calcext:value-type="float">
            <text:p>1456097468.23315</text:p>
          </table:table-cell>
          <table:table-cell office:value-type="float" office:value="5216" calcext:value-type="float">
            <text:p>5216</text:p>
          </table:table-cell>
          <table:table-cell table:formula="of:=[.B364]-[.B$2]" office:value-type="float" office:value="33.2472999095917" calcext:value-type="float">
            <text:p>33.2472999096</text:p>
          </table:table-cell>
          <table:table-cell table:formula="of:=[.D364]/([.E364]-[.E363])" office:value-type="float" office:value="63407.8673730828" calcext:value-type="float">
            <text:p>63407.8673730828</text:p>
          </table:table-cell>
          <table:table-cell table:formula="of:=[.E364]-[.E363]" office:value-type="float" office:value="0.0822610855102539" calcext:value-type="float">
            <text:p>0.08226108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97468.31254" calcext:value-type="float">
            <text:p>1456097468.31254</text:p>
          </table:table-cell>
          <table:table-cell office:value-type="float" office:value="1456097468.31381" calcext:value-type="float">
            <text:p>1456097468.31381</text:p>
          </table:table-cell>
          <table:table-cell office:value-type="float" office:value="5128" calcext:value-type="float">
            <text:p>5128</text:p>
          </table:table-cell>
          <table:table-cell table:formula="of:=[.B365]-[.B$2]" office:value-type="float" office:value="33.3279538154602" calcext:value-type="float">
            <text:p>33.3279538155</text:p>
          </table:table-cell>
          <table:table-cell table:formula="of:=[.D365]/([.E365]-[.E364])" office:value-type="float" office:value="63580.3058113377" calcext:value-type="float">
            <text:p>63580.3058113377</text:p>
          </table:table-cell>
          <table:table-cell table:formula="of:=[.E365]-[.E364]" office:value-type="float" office:value="0.0806539058685303" calcext:value-type="float">
            <text:p>0.08065390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97468.39232" calcext:value-type="float">
            <text:p>1456097468.39232</text:p>
          </table:table-cell>
          <table:table-cell office:value-type="float" office:value="1456097468.39357" calcext:value-type="float">
            <text:p>1456097468.39357</text:p>
          </table:table-cell>
          <table:table-cell office:value-type="float" office:value="5048" calcext:value-type="float">
            <text:p>5048</text:p>
          </table:table-cell>
          <table:table-cell table:formula="of:=[.B366]-[.B$2]" office:value-type="float" office:value="33.4077258110046" calcext:value-type="float">
            <text:p>33.407725811</text:p>
          </table:table-cell>
          <table:table-cell table:formula="of:=[.D366]/([.E366]-[.E365])" office:value-type="float" office:value="63280.3525290805" calcext:value-type="float">
            <text:p>63280.3525290805</text:p>
          </table:table-cell>
          <table:table-cell table:formula="of:=[.E366]-[.E365]" office:value-type="float" office:value="0.0797719955444336" calcext:value-type="float">
            <text:p>0.07977199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97468.47083" calcext:value-type="float">
            <text:p>1456097468.47083</text:p>
          </table:table-cell>
          <table:table-cell office:value-type="float" office:value="1456097468.47211" calcext:value-type="float">
            <text:p>1456097468.47211</text:p>
          </table:table-cell>
          <table:table-cell office:value-type="float" office:value="4968" calcext:value-type="float">
            <text:p>4968</text:p>
          </table:table-cell>
          <table:table-cell table:formula="of:=[.B367]-[.B$2]" office:value-type="float" office:value="33.4862372875214" calcext:value-type="float">
            <text:p>33.4862372875</text:p>
          </table:table-cell>
          <table:table-cell table:formula="of:=[.D367]/([.E367]-[.E366])" office:value-type="float" office:value="63277.3731995955" calcext:value-type="float">
            <text:p>63277.3731995955</text:p>
          </table:table-cell>
          <table:table-cell table:formula="of:=[.E367]-[.E366]" office:value-type="float" office:value="0.0785114765167236" calcext:value-type="float">
            <text:p>0.07851147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97468.54794" calcext:value-type="float">
            <text:p>1456097468.54794</text:p>
          </table:table-cell>
          <table:table-cell office:value-type="float" office:value="1456097468.54922" calcext:value-type="float">
            <text:p>1456097468.54922</text:p>
          </table:table-cell>
          <table:table-cell office:value-type="float" office:value="4896" calcext:value-type="float">
            <text:p>4896</text:p>
          </table:table-cell>
          <table:table-cell table:formula="of:=[.B368]-[.B$2]" office:value-type="float" office:value="33.5633502006531" calcext:value-type="float">
            <text:p>33.5633502007</text:p>
          </table:table-cell>
          <table:table-cell table:formula="of:=[.D368]/([.E368]-[.E367])" office:value-type="float" office:value="63491.311651491" calcext:value-type="float">
            <text:p>63491.311651491</text:p>
          </table:table-cell>
          <table:table-cell table:formula="of:=[.E368]-[.E367]" office:value-type="float" office:value="0.0771129131317139" calcext:value-type="float">
            <text:p>0.07711291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97468.62371" calcext:value-type="float">
            <text:p>1456097468.62371</text:p>
          </table:table-cell>
          <table:table-cell office:value-type="float" office:value="1456097468.62497" calcext:value-type="float">
            <text:p>1456097468.62497</text:p>
          </table:table-cell>
          <table:table-cell office:value-type="float" office:value="4824" calcext:value-type="float">
            <text:p>4824</text:p>
          </table:table-cell>
          <table:table-cell table:formula="of:=[.B369]-[.B$2]" office:value-type="float" office:value="33.6391220092773" calcext:value-type="float">
            <text:p>33.6391220093</text:p>
          </table:table-cell>
          <table:table-cell table:formula="of:=[.D369]/([.E369]-[.E368])" office:value-type="float" office:value="63664.839042195" calcext:value-type="float">
            <text:p>63664.839042195</text:p>
          </table:table-cell>
          <table:table-cell table:formula="of:=[.E369]-[.E368]" office:value-type="float" office:value="0.0757718086242676" calcext:value-type="float">
            <text:p>0.07577180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97468.69888" calcext:value-type="float">
            <text:p>1456097468.69888</text:p>
          </table:table-cell>
          <table:table-cell office:value-type="float" office:value="1456097468.70014" calcext:value-type="float">
            <text:p>1456097468.70014</text:p>
          </table:table-cell>
          <table:table-cell office:value-type="float" office:value="4760" calcext:value-type="float">
            <text:p>4760</text:p>
          </table:table-cell>
          <table:table-cell table:formula="of:=[.B370]-[.B$2]" office:value-type="float" office:value="33.7142882347107" calcext:value-type="float">
            <text:p>33.7142882347</text:p>
          </table:table-cell>
          <table:table-cell table:formula="of:=[.D370]/([.E370]-[.E369])" office:value-type="float" office:value="63326.3140799949" calcext:value-type="float">
            <text:p>63326.3140799949</text:p>
          </table:table-cell>
          <table:table-cell table:formula="of:=[.E370]-[.E369]" office:value-type="float" office:value="0.0751662254333496" calcext:value-type="float">
            <text:p>0.07516622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97468.77284" calcext:value-type="float">
            <text:p>1456097468.77284</text:p>
          </table:table-cell>
          <table:table-cell office:value-type="float" office:value="1456097468.77413" calcext:value-type="float">
            <text:p>1456097468.77413</text:p>
          </table:table-cell>
          <table:table-cell office:value-type="float" office:value="4696" calcext:value-type="float">
            <text:p>4696</text:p>
          </table:table-cell>
          <table:table-cell table:formula="of:=[.B371]-[.B$2]" office:value-type="float" office:value="33.7882530689239" calcext:value-type="float">
            <text:p>33.7882530689</text:p>
          </table:table-cell>
          <table:table-cell table:formula="of:=[.D371]/([.E371]-[.E370])" office:value-type="float" office:value="63489.6305785044" calcext:value-type="float">
            <text:p>63489.6305785044</text:p>
          </table:table-cell>
          <table:table-cell table:formula="of:=[.E371]-[.E370]" office:value-type="float" office:value="0.0739648342132568" calcext:value-type="float">
            <text:p>0.07396483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97468.84604" calcext:value-type="float">
            <text:p>1456097468.84604</text:p>
          </table:table-cell>
          <table:table-cell office:value-type="float" office:value="1456097468.84728" calcext:value-type="float">
            <text:p>1456097468.84728</text:p>
          </table:table-cell>
          <table:table-cell office:value-type="float" office:value="4640" calcext:value-type="float">
            <text:p>4640</text:p>
          </table:table-cell>
          <table:table-cell table:formula="of:=[.B372]-[.B$2]" office:value-type="float" office:value="33.8614499568939" calcext:value-type="float">
            <text:p>33.8614499569</text:p>
          </table:table-cell>
          <table:table-cell table:formula="of:=[.D372]/([.E372]-[.E371])" office:value-type="float" office:value="63390.6731376828" calcext:value-type="float">
            <text:p>63390.6731376828</text:p>
          </table:table-cell>
          <table:table-cell table:formula="of:=[.E372]-[.E371]" office:value-type="float" office:value="0.0731968879699707" calcext:value-type="float">
            <text:p>0.0731968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97468.91895" calcext:value-type="float">
            <text:p>1456097468.91895</text:p>
          </table:table-cell>
          <table:table-cell office:value-type="float" office:value="1456097468.9202" calcext:value-type="float">
            <text:p>1456097468.9202</text:p>
          </table:table-cell>
          <table:table-cell office:value-type="float" office:value="4592" calcext:value-type="float">
            <text:p>4592</text:p>
          </table:table-cell>
          <table:table-cell table:formula="of:=[.B373]-[.B$2]" office:value-type="float" office:value="33.9343595504761" calcext:value-type="float">
            <text:p>33.9343595505</text:p>
          </table:table-cell>
          <table:table-cell table:formula="of:=[.D373]/([.E373]-[.E372])" office:value-type="float" office:value="62982.1094095911" calcext:value-type="float">
            <text:p>62982.1094095911</text:p>
          </table:table-cell>
          <table:table-cell table:formula="of:=[.E373]-[.E372]" office:value-type="float" office:value="0.0729095935821533" calcext:value-type="float">
            <text:p>0.072909593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97468.99023" calcext:value-type="float">
            <text:p>1456097468.99023</text:p>
          </table:table-cell>
          <table:table-cell office:value-type="float" office:value="1456097468.9915" calcext:value-type="float">
            <text:p>1456097468.9915</text:p>
          </table:table-cell>
          <table:table-cell office:value-type="float" office:value="4544" calcext:value-type="float">
            <text:p>4544</text:p>
          </table:table-cell>
          <table:table-cell table:formula="of:=[.B374]-[.B$2]" office:value-type="float" office:value="34.0056419372559" calcext:value-type="float">
            <text:p>34.0056419373</text:p>
          </table:table-cell>
          <table:table-cell table:formula="of:=[.D374]/([.E374]-[.E373])" office:value-type="float" office:value="63746.4625593685" calcext:value-type="float">
            <text:p>63746.4625593685</text:p>
          </table:table-cell>
          <table:table-cell table:formula="of:=[.E374]-[.E373]" office:value-type="float" office:value="0.0712823867797852" calcext:value-type="float">
            <text:p>0.07128238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97469.06173" calcext:value-type="float">
            <text:p>1456097469.06173</text:p>
          </table:table-cell>
          <table:table-cell office:value-type="float" office:value="1456097469.063" calcext:value-type="float">
            <text:p>1456097469.063</text:p>
          </table:table-cell>
          <table:table-cell office:value-type="float" office:value="4496" calcext:value-type="float">
            <text:p>4496</text:p>
          </table:table-cell>
          <table:table-cell table:formula="of:=[.B375]-[.B$2]" office:value-type="float" office:value="34.0771396160126" calcext:value-type="float">
            <text:p>34.077139616</text:p>
          </table:table-cell>
          <table:table-cell table:formula="of:=[.D375]/([.E375]-[.E374])" office:value-type="float" office:value="62883.1603792146" calcext:value-type="float">
            <text:p>62883.1603792146</text:p>
          </table:table-cell>
          <table:table-cell table:formula="of:=[.E375]-[.E374]" office:value-type="float" office:value="0.0714976787567139" calcext:value-type="float">
            <text:p>0.07149767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97469.13193" calcext:value-type="float">
            <text:p>1456097469.13193</text:p>
          </table:table-cell>
          <table:table-cell office:value-type="float" office:value="1456097469.13318" calcext:value-type="float">
            <text:p>1456097469.13318</text:p>
          </table:table-cell>
          <table:table-cell office:value-type="float" office:value="4456" calcext:value-type="float">
            <text:p>4456</text:p>
          </table:table-cell>
          <table:table-cell table:formula="of:=[.B376]-[.B$2]" office:value-type="float" office:value="34.1473414897919" calcext:value-type="float">
            <text:p>34.1473414898</text:p>
          </table:table-cell>
          <table:table-cell table:formula="of:=[.D376]/([.E376]-[.E375])" office:value-type="float" office:value="63474.0892245829" calcext:value-type="float">
            <text:p>63474.0892245829</text:p>
          </table:table-cell>
          <table:table-cell table:formula="of:=[.E376]-[.E375]" office:value-type="float" office:value="0.0702018737792969" calcext:value-type="float">
            <text:p>0.070201873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97469.20184" calcext:value-type="float">
            <text:p>1456097469.20184</text:p>
          </table:table-cell>
          <table:table-cell office:value-type="float" office:value="1456097469.20318" calcext:value-type="float">
            <text:p>1456097469.20318</text:p>
          </table:table-cell>
          <table:table-cell office:value-type="float" office:value="4424" calcext:value-type="float">
            <text:p>4424</text:p>
          </table:table-cell>
          <table:table-cell table:formula="of:=[.B377]-[.B$2]" office:value-type="float" office:value="34.2172522544861" calcext:value-type="float">
            <text:p>34.2172522545</text:p>
          </table:table-cell>
          <table:table-cell table:formula="of:=[.D377]/([.E377]-[.E376])" office:value-type="float" office:value="63280.6695699918" calcext:value-type="float">
            <text:p>63280.6695699918</text:p>
          </table:table-cell>
          <table:table-cell table:formula="of:=[.E377]-[.E376]" office:value-type="float" office:value="0.0699107646942139" calcext:value-type="float">
            <text:p>0.06991076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97469.27157" calcext:value-type="float">
            <text:p>1456097469.27157</text:p>
          </table:table-cell>
          <table:table-cell office:value-type="float" office:value="1456097469.27282" calcext:value-type="float">
            <text:p>1456097469.27282</text:p>
          </table:table-cell>
          <table:table-cell office:value-type="float" office:value="4392" calcext:value-type="float">
            <text:p>4392</text:p>
          </table:table-cell>
          <table:table-cell table:formula="of:=[.B378]-[.B$2]" office:value-type="float" office:value="34.2869780063629" calcext:value-type="float">
            <text:p>34.2869780064</text:p>
          </table:table-cell>
          <table:table-cell table:formula="of:=[.D378]/([.E378]-[.E377])" office:value-type="float" office:value="62989.6398644559" calcext:value-type="float">
            <text:p>62989.6398644559</text:p>
          </table:table-cell>
          <table:table-cell table:formula="of:=[.E378]-[.E377]" office:value-type="float" office:value="0.0697257518768311" calcext:value-type="float">
            <text:p>0.06972575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97469.34008" calcext:value-type="float">
            <text:p>1456097469.34008</text:p>
          </table:table-cell>
          <table:table-cell office:value-type="float" office:value="1456097469.34133" calcext:value-type="float">
            <text:p>1456097469.34133</text:p>
          </table:table-cell>
          <table:table-cell office:value-type="float" office:value="4368" calcext:value-type="float">
            <text:p>4368</text:p>
          </table:table-cell>
          <table:table-cell table:formula="of:=[.B379]-[.B$2]" office:value-type="float" office:value="34.3554878234863" calcext:value-type="float">
            <text:p>34.3554878235</text:p>
          </table:table-cell>
          <table:table-cell table:formula="of:=[.D379]/([.E379]-[.E378])" office:value-type="float" office:value="63757.2859394956" calcext:value-type="float">
            <text:p>63757.2859394956</text:p>
          </table:table-cell>
          <table:table-cell table:formula="of:=[.E379]-[.E378]" office:value-type="float" office:value="0.0685098171234131" calcext:value-type="float">
            <text:p>0.068509817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97469.40874" calcext:value-type="float">
            <text:p>1456097469.40874</text:p>
          </table:table-cell>
          <table:table-cell office:value-type="float" office:value="1456097469.40998" calcext:value-type="float">
            <text:p>1456097469.40998</text:p>
          </table:table-cell>
          <table:table-cell office:value-type="float" office:value="4344" calcext:value-type="float">
            <text:p>4344</text:p>
          </table:table-cell>
          <table:table-cell table:formula="of:=[.B380]-[.B$2]" office:value-type="float" office:value="34.4241540431976" calcext:value-type="float">
            <text:p>34.4241540432</text:p>
          </table:table-cell>
          <table:table-cell table:formula="of:=[.D380]/([.E380]-[.E379])" office:value-type="float" office:value="63262.5477019656" calcext:value-type="float">
            <text:p>63262.5477019656</text:p>
          </table:table-cell>
          <table:table-cell table:formula="of:=[.E380]-[.E379]" office:value-type="float" office:value="0.0686662197113037" calcext:value-type="float">
            <text:p>0.068666219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97469.47675" calcext:value-type="float">
            <text:p>1456097469.47675</text:p>
          </table:table-cell>
          <table:table-cell office:value-type="float" office:value="1456097469.47807" calcext:value-type="float">
            <text:p>1456097469.47807</text:p>
          </table:table-cell>
          <table:table-cell office:value-type="float" office:value="4328" calcext:value-type="float">
            <text:p>4328</text:p>
          </table:table-cell>
          <table:table-cell table:formula="of:=[.B381]-[.B$2]" office:value-type="float" office:value="34.4921550750732" calcext:value-type="float">
            <text:p>34.4921550751</text:p>
          </table:table-cell>
          <table:table-cell table:formula="of:=[.D381]/([.E381]-[.E380])" office:value-type="float" office:value="63646.0930168959" calcext:value-type="float">
            <text:p>63646.0930168959</text:p>
          </table:table-cell>
          <table:table-cell table:formula="of:=[.E381]-[.E380]" office:value-type="float" office:value="0.0680010318756104" calcext:value-type="float">
            <text:p>0.06800103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97469.54504" calcext:value-type="float">
            <text:p>1456097469.54504</text:p>
          </table:table-cell>
          <table:table-cell office:value-type="float" office:value="1456097469.54645" calcext:value-type="float">
            <text:p>1456097469.54645</text:p>
          </table:table-cell>
          <table:table-cell office:value-type="float" office:value="4312" calcext:value-type="float">
            <text:p>4312</text:p>
          </table:table-cell>
          <table:table-cell table:formula="of:=[.B382]-[.B$2]" office:value-type="float" office:value="34.5604510307312" calcext:value-type="float">
            <text:p>34.5604510307</text:p>
          </table:table-cell>
          <table:table-cell table:formula="of:=[.D382]/([.E382]-[.E381])" office:value-type="float" office:value="63136.97434143" calcext:value-type="float">
            <text:p>63136.97434143</text:p>
          </table:table-cell>
          <table:table-cell table:formula="of:=[.E382]-[.E381]" office:value-type="float" office:value="0.068295955657959" calcext:value-type="float">
            <text:p>0.06829595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97469.61264" calcext:value-type="float">
            <text:p>1456097469.61264</text:p>
          </table:table-cell>
          <table:table-cell office:value-type="float" office:value="1456097469.61388" calcext:value-type="float">
            <text:p>1456097469.61388</text:p>
          </table:table-cell>
          <table:table-cell office:value-type="float" office:value="4304" calcext:value-type="float">
            <text:p>4304</text:p>
          </table:table-cell>
          <table:table-cell table:formula="of:=[.B383]-[.B$2]" office:value-type="float" office:value="34.6280488967896" calcext:value-type="float">
            <text:p>34.6280488968</text:p>
          </table:table-cell>
          <table:table-cell table:formula="of:=[.D383]/([.E383]-[.E382])" office:value-type="float" office:value="63670.6489563567" calcext:value-type="float">
            <text:p>63670.6489563567</text:p>
          </table:table-cell>
          <table:table-cell table:formula="of:=[.E383]-[.E382]" office:value-type="float" office:value="0.0675978660583496" calcext:value-type="float">
            <text:p>0.06759786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97469.68056" calcext:value-type="float">
            <text:p>1456097469.68056</text:p>
          </table:table-cell>
          <table:table-cell office:value-type="float" office:value="1456097469.6819" calcext:value-type="float">
            <text:p>1456097469.6819</text:p>
          </table:table-cell>
          <table:table-cell office:value-type="float" office:value="4296" calcext:value-type="float">
            <text:p>4296</text:p>
          </table:table-cell>
          <table:table-cell table:formula="of:=[.B384]-[.B$2]" office:value-type="float" office:value="34.6959655284882" calcext:value-type="float">
            <text:p>34.6959655285</text:p>
          </table:table-cell>
          <table:table-cell table:formula="of:=[.D384]/([.E384]-[.E383])" office:value-type="float" office:value="63254.0202974763" calcext:value-type="float">
            <text:p>63254.0202974763</text:p>
          </table:table-cell>
          <table:table-cell table:formula="of:=[.E384]-[.E383]" office:value-type="float" office:value="0.0679166316986084" calcext:value-type="float">
            <text:p>0.06791663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97469.74794" calcext:value-type="float">
            <text:p>1456097469.74794</text:p>
          </table:table-cell>
          <table:table-cell office:value-type="float" office:value="1456097469.74923" calcext:value-type="float">
            <text:p>1456097469.74923</text:p>
          </table:table-cell>
          <table:table-cell office:value-type="float" office:value="4296" calcext:value-type="float">
            <text:p>4296</text:p>
          </table:table-cell>
          <table:table-cell table:formula="of:=[.B385]-[.B$2]" office:value-type="float" office:value="34.763347864151" calcext:value-type="float">
            <text:p>34.7633478642</text:p>
          </table:table-cell>
          <table:table-cell table:formula="of:=[.D385]/([.E385]-[.E384])" office:value-type="float" office:value="63755.5816036968" calcext:value-type="float">
            <text:p>63755.5816036968</text:p>
          </table:table-cell>
          <table:table-cell table:formula="of:=[.E385]-[.E384]" office:value-type="float" office:value="0.0673823356628418" calcext:value-type="float">
            <text:p>0.06738233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97469.81579" calcext:value-type="float">
            <text:p>1456097469.81579</text:p>
          </table:table-cell>
          <table:table-cell office:value-type="float" office:value="1456097469.81707" calcext:value-type="float">
            <text:p>1456097469.81707</text:p>
          </table:table-cell>
          <table:table-cell office:value-type="float" office:value="4296" calcext:value-type="float">
            <text:p>4296</text:p>
          </table:table-cell>
          <table:table-cell table:formula="of:=[.B386]-[.B$2]" office:value-type="float" office:value="34.8311967849731" calcext:value-type="float">
            <text:p>34.831196785</text:p>
          </table:table-cell>
          <table:table-cell table:formula="of:=[.D386]/([.E386]-[.E385])" office:value-type="float" office:value="63317.1456221295" calcext:value-type="float">
            <text:p>63317.1456221295</text:p>
          </table:table-cell>
          <table:table-cell table:formula="of:=[.E386]-[.E385]" office:value-type="float" office:value="0.0678489208221436" calcext:value-type="float">
            <text:p>0.06784892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97469.884" calcext:value-type="float">
            <text:p>1456097469.884</text:p>
          </table:table-cell>
          <table:table-cell office:value-type="float" office:value="1456097469.88523" calcext:value-type="float">
            <text:p>1456097469.88523</text:p>
          </table:table-cell>
          <table:table-cell office:value-type="float" office:value="4296" calcext:value-type="float">
            <text:p>4296</text:p>
          </table:table-cell>
          <table:table-cell table:formula="of:=[.B387]-[.B$2]" office:value-type="float" office:value="34.8994069099426" calcext:value-type="float">
            <text:p>34.8994069099</text:p>
          </table:table-cell>
          <table:table-cell table:formula="of:=[.D387]/([.E387]-[.E386])" office:value-type="float" office:value="62981.8520626088" calcext:value-type="float">
            <text:p>62981.8520626088</text:p>
          </table:table-cell>
          <table:table-cell table:formula="of:=[.E387]-[.E386]" office:value-type="float" office:value="0.0682101249694824" calcext:value-type="float">
            <text:p>0.0682101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97469.95064" calcext:value-type="float">
            <text:p>1456097469.95064</text:p>
          </table:table-cell>
          <table:table-cell office:value-type="float" office:value="1456097469.9519" calcext:value-type="float">
            <text:p>1456097469.9519</text:p>
          </table:table-cell>
          <table:table-cell office:value-type="float" office:value="4312" calcext:value-type="float">
            <text:p>4312</text:p>
          </table:table-cell>
          <table:table-cell table:formula="of:=[.B388]-[.B$2]" office:value-type="float" office:value="34.9660477638245" calcext:value-type="float">
            <text:p>34.9660477638</text:p>
          </table:table-cell>
          <table:table-cell table:formula="of:=[.D388]/([.E388]-[.E387])" office:value-type="float" office:value="64705.0532642606" calcext:value-type="float">
            <text:p>64705.0532642606</text:p>
          </table:table-cell>
          <table:table-cell table:formula="of:=[.E388]-[.E387]" office:value-type="float" office:value="0.0666408538818359" calcext:value-type="float">
            <text:p>0.06664085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97470.01825" calcext:value-type="float">
            <text:p>1456097470.01825</text:p>
          </table:table-cell>
          <table:table-cell office:value-type="float" office:value="1456097470.01951" calcext:value-type="float">
            <text:p>1456097470.01951</text:p>
          </table:table-cell>
          <table:table-cell office:value-type="float" office:value="4320" calcext:value-type="float">
            <text:p>4320</text:p>
          </table:table-cell>
          <table:table-cell table:formula="of:=[.B389]-[.B$2]" office:value-type="float" office:value="35.0336608886719" calcext:value-type="float">
            <text:p>35.0336608887</text:p>
          </table:table-cell>
          <table:table-cell table:formula="of:=[.D389]/([.E389]-[.E388])" office:value-type="float" office:value="63892.9203427483" calcext:value-type="float">
            <text:p>63892.9203427483</text:p>
          </table:table-cell>
          <table:table-cell table:formula="of:=[.E389]-[.E388]" office:value-type="float" office:value="0.0676131248474121" calcext:value-type="float">
            <text:p>0.06761312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97470.08605" calcext:value-type="float">
            <text:p>1456097470.08605</text:p>
          </table:table-cell>
          <table:table-cell office:value-type="float" office:value="1456097470.0873" calcext:value-type="float">
            <text:p>1456097470.0873</text:p>
          </table:table-cell>
          <table:table-cell office:value-type="float" office:value="4344" calcext:value-type="float">
            <text:p>4344</text:p>
          </table:table-cell>
          <table:table-cell table:formula="of:=[.B390]-[.B$2]" office:value-type="float" office:value="35.1014604568481" calcext:value-type="float">
            <text:p>35.1014604568</text:p>
          </table:table-cell>
          <table:table-cell table:formula="of:=[.D390]/([.E390]-[.E389])" office:value-type="float" office:value="64071.204534905" calcext:value-type="float">
            <text:p>64071.204534905</text:p>
          </table:table-cell>
          <table:table-cell table:formula="of:=[.E390]-[.E389]" office:value-type="float" office:value="0.0677995681762695" calcext:value-type="float">
            <text:p>0.067799568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97470.15412" calcext:value-type="float">
            <text:p>1456097470.15412</text:p>
          </table:table-cell>
          <table:table-cell office:value-type="float" office:value="1456097470.1554" calcext:value-type="float">
            <text:p>1456097470.1554</text:p>
          </table:table-cell>
          <table:table-cell office:value-type="float" office:value="4360" calcext:value-type="float">
            <text:p>4360</text:p>
          </table:table-cell>
          <table:table-cell table:formula="of:=[.B391]-[.B$2]" office:value-type="float" office:value="35.1695337295532" calcext:value-type="float">
            <text:p>35.1695337296</text:p>
          </table:table-cell>
          <table:table-cell table:formula="of:=[.D391]/([.E391]-[.E390])" office:value-type="float" office:value="64048.6321098347" calcext:value-type="float">
            <text:p>64048.6321098347</text:p>
          </table:table-cell>
          <table:table-cell table:formula="of:=[.E391]-[.E390]" office:value-type="float" office:value="0.0680732727050781" calcext:value-type="float">
            <text:p>0.06807327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97470.22259" calcext:value-type="float">
            <text:p>1456097470.22259</text:p>
          </table:table-cell>
          <table:table-cell office:value-type="float" office:value="1456097470.22393" calcext:value-type="float">
            <text:p>1456097470.22393</text:p>
          </table:table-cell>
          <table:table-cell office:value-type="float" office:value="4384" calcext:value-type="float">
            <text:p>4384</text:p>
          </table:table-cell>
          <table:table-cell table:formula="of:=[.B392]-[.B$2]" office:value-type="float" office:value="35.2380039691925" calcext:value-type="float">
            <text:p>35.2380039692</text:p>
          </table:table-cell>
          <table:table-cell table:formula="of:=[.D392]/([.E392]-[.E391])" office:value-type="float" office:value="64027.8173860055" calcext:value-type="float">
            <text:p>64027.8173860055</text:p>
          </table:table-cell>
          <table:table-cell table:formula="of:=[.E392]-[.E391]" office:value-type="float" office:value="0.0684702396392822" calcext:value-type="float">
            <text:p>0.06847023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97470.29156" calcext:value-type="float">
            <text:p>1456097470.29156</text:p>
          </table:table-cell>
          <table:table-cell office:value-type="float" office:value="1456097470.2928" calcext:value-type="float">
            <text:p>1456097470.2928</text:p>
          </table:table-cell>
          <table:table-cell office:value-type="float" office:value="4416" calcext:value-type="float">
            <text:p>4416</text:p>
          </table:table-cell>
          <table:table-cell table:formula="of:=[.B393]-[.B$2]" office:value-type="float" office:value="35.3069655895233" calcext:value-type="float">
            <text:p>35.3069655895</text:p>
          </table:table-cell>
          <table:table-cell table:formula="of:=[.D393]/([.E393]-[.E392])" office:value-type="float" office:value="64035.6183456297" calcext:value-type="float">
            <text:p>64035.6183456297</text:p>
          </table:table-cell>
          <table:table-cell table:formula="of:=[.E393]-[.E392]" office:value-type="float" office:value="0.0689616203308106" calcext:value-type="float">
            <text:p>0.06896162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97470.36081" calcext:value-type="float">
            <text:p>1456097470.36081</text:p>
          </table:table-cell>
          <table:table-cell office:value-type="float" office:value="1456097470.36207" calcext:value-type="float">
            <text:p>1456097470.36207</text:p>
          </table:table-cell>
          <table:table-cell office:value-type="float" office:value="4448" calcext:value-type="float">
            <text:p>4448</text:p>
          </table:table-cell>
          <table:table-cell table:formula="of:=[.B394]-[.B$2]" office:value-type="float" office:value="35.3762147426605" calcext:value-type="float">
            <text:p>35.3762147427</text:p>
          </table:table-cell>
          <table:table-cell table:formula="of:=[.D394]/([.E394]-[.E393])" office:value-type="float" office:value="64231.8324267005" calcext:value-type="float">
            <text:p>64231.8324267005</text:p>
          </table:table-cell>
          <table:table-cell table:formula="of:=[.E394]-[.E393]" office:value-type="float" office:value="0.069249153137207" calcext:value-type="float">
            <text:p>0.06924915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97470.43099" calcext:value-type="float">
            <text:p>1456097470.43099</text:p>
          </table:table-cell>
          <table:table-cell office:value-type="float" office:value="1456097470.43223" calcext:value-type="float">
            <text:p>1456097470.43223</text:p>
          </table:table-cell>
          <table:table-cell office:value-type="float" office:value="4488" calcext:value-type="float">
            <text:p>4488</text:p>
          </table:table-cell>
          <table:table-cell table:formula="of:=[.B395]-[.B$2]" office:value-type="float" office:value="35.4463965892792" calcext:value-type="float">
            <text:p>35.4463965893</text:p>
          </table:table-cell>
          <table:table-cell table:formula="of:=[.D395]/([.E395]-[.E394])" office:value-type="float" office:value="63948.1606174668" calcext:value-type="float">
            <text:p>63948.1606174668</text:p>
          </table:table-cell>
          <table:table-cell table:formula="of:=[.E395]-[.E394]" office:value-type="float" office:value="0.0701818466186523" calcext:value-type="float">
            <text:p>0.07018184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97470.50137" calcext:value-type="float">
            <text:p>1456097470.50137</text:p>
          </table:table-cell>
          <table:table-cell office:value-type="float" office:value="1456097470.5026" calcext:value-type="float">
            <text:p>1456097470.5026</text:p>
          </table:table-cell>
          <table:table-cell office:value-type="float" office:value="4528" calcext:value-type="float">
            <text:p>4528</text:p>
          </table:table-cell>
          <table:table-cell table:formula="of:=[.B396]-[.B$2]" office:value-type="float" office:value="35.5167825222015" calcext:value-type="float">
            <text:p>35.5167825222</text:p>
          </table:table-cell>
          <table:table-cell table:formula="of:=[.D396]/([.E396]-[.E395])" office:value-type="float" office:value="64331.0362170585" calcext:value-type="float">
            <text:p>64331.0362170585</text:p>
          </table:table-cell>
          <table:table-cell table:formula="of:=[.E396]-[.E395]" office:value-type="float" office:value="0.0703859329223633" calcext:value-type="float">
            <text:p>0.07038593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97470.57187" calcext:value-type="float">
            <text:p>1456097470.57187</text:p>
          </table:table-cell>
          <table:table-cell office:value-type="float" office:value="1456097470.57314" calcext:value-type="float">
            <text:p>1456097470.57314</text:p>
          </table:table-cell>
          <table:table-cell office:value-type="float" office:value="4576" calcext:value-type="float">
            <text:p>4576</text:p>
          </table:table-cell>
          <table:table-cell table:formula="of:=[.B397]-[.B$2]" office:value-type="float" office:value="35.5872790813446" calcext:value-type="float">
            <text:p>35.5872790813</text:p>
          </table:table-cell>
          <table:table-cell table:formula="of:=[.D397]/([.E397]-[.E396])" office:value-type="float" office:value="64910.9694944603" calcext:value-type="float">
            <text:p>64910.9694944603</text:p>
          </table:table-cell>
          <table:table-cell table:formula="of:=[.E397]-[.E396]" office:value-type="float" office:value="0.0704965591430664" calcext:value-type="float">
            <text:p>0.070496559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97470.64349" calcext:value-type="float">
            <text:p>1456097470.64349</text:p>
          </table:table-cell>
          <table:table-cell office:value-type="float" office:value="1456097470.64476" calcext:value-type="float">
            <text:p>1456097470.64476</text:p>
          </table:table-cell>
          <table:table-cell office:value-type="float" office:value="4632" calcext:value-type="float">
            <text:p>4632</text:p>
          </table:table-cell>
          <table:table-cell table:formula="of:=[.B398]-[.B$2]" office:value-type="float" office:value="35.6589004993439" calcext:value-type="float">
            <text:p>35.6589004993</text:p>
          </table:table-cell>
          <table:table-cell table:formula="of:=[.D398]/([.E398]-[.E397])" office:value-type="float" office:value="64673.3914155032" calcext:value-type="float">
            <text:p>64673.3914155032</text:p>
          </table:table-cell>
          <table:table-cell table:formula="of:=[.E398]-[.E397]" office:value-type="float" office:value="0.0716214179992676" calcext:value-type="float">
            <text:p>0.0716214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97470.71537" calcext:value-type="float">
            <text:p>1456097470.71537</text:p>
          </table:table-cell>
          <table:table-cell office:value-type="float" office:value="1456097470.71681" calcext:value-type="float">
            <text:p>1456097470.71681</text:p>
          </table:table-cell>
          <table:table-cell office:value-type="float" office:value="4680" calcext:value-type="float">
            <text:p>4680</text:p>
          </table:table-cell>
          <table:table-cell table:formula="of:=[.B399]-[.B$2]" office:value-type="float" office:value="35.7307806015015" calcext:value-type="float">
            <text:p>35.7307806015</text:p>
          </table:table-cell>
          <table:table-cell table:formula="of:=[.D399]/([.E399]-[.E398])" office:value-type="float" office:value="65108.4216566552" calcext:value-type="float">
            <text:p>65108.4216566552</text:p>
          </table:table-cell>
          <table:table-cell table:formula="of:=[.E399]-[.E398]" office:value-type="float" office:value="0.0718801021575928" calcext:value-type="float">
            <text:p>0.07188010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97470.78866" calcext:value-type="float">
            <text:p>1456097470.78866</text:p>
          </table:table-cell>
          <table:table-cell office:value-type="float" office:value="1456097470.78989" calcext:value-type="float">
            <text:p>1456097470.78989</text:p>
          </table:table-cell>
          <table:table-cell office:value-type="float" office:value="4744" calcext:value-type="float">
            <text:p>4744</text:p>
          </table:table-cell>
          <table:table-cell table:formula="of:=[.B400]-[.B$2]" office:value-type="float" office:value="35.804071187973" calcext:value-type="float">
            <text:p>35.804071188</text:p>
          </table:table-cell>
          <table:table-cell table:formula="of:=[.D400]/([.E400]-[.E399])" office:value-type="float" office:value="64728.6401759254" calcext:value-type="float">
            <text:p>64728.6401759254</text:p>
          </table:table-cell>
          <table:table-cell table:formula="of:=[.E400]-[.E399]" office:value-type="float" office:value="0.0732905864715576" calcext:value-type="float">
            <text:p>0.073290586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97470.86258" calcext:value-type="float">
            <text:p>1456097470.86258</text:p>
          </table:table-cell>
          <table:table-cell office:value-type="float" office:value="1456097470.86386" calcext:value-type="float">
            <text:p>1456097470.86386</text:p>
          </table:table-cell>
          <table:table-cell office:value-type="float" office:value="4808" calcext:value-type="float">
            <text:p>4808</text:p>
          </table:table-cell>
          <table:table-cell table:formula="of:=[.B401]-[.B$2]" office:value-type="float" office:value="35.8779904842377" calcext:value-type="float">
            <text:p>35.8779904842</text:p>
          </table:table-cell>
          <table:table-cell table:formula="of:=[.D401]/([.E401]-[.E400])" office:value-type="float" office:value="65043.9092762224" calcext:value-type="float">
            <text:p>65043.9092762224</text:p>
          </table:table-cell>
          <table:table-cell table:formula="of:=[.E401]-[.E400]" office:value-type="float" office:value="0.0739192962646484" calcext:value-type="float">
            <text:p>0.07391929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97470.93785" calcext:value-type="float">
            <text:p>1456097470.93785</text:p>
          </table:table-cell>
          <table:table-cell office:value-type="float" office:value="1456097470.9391" calcext:value-type="float">
            <text:p>1456097470.9391</text:p>
          </table:table-cell>
          <table:table-cell office:value-type="float" office:value="4872" calcext:value-type="float">
            <text:p>4872</text:p>
          </table:table-cell>
          <table:table-cell table:formula="of:=[.B402]-[.B$2]" office:value-type="float" office:value="35.9532597064972" calcext:value-type="float">
            <text:p>35.9532597065</text:p>
          </table:table-cell>
          <table:table-cell table:formula="of:=[.D402]/([.E402]-[.E401])" office:value-type="float" office:value="64727.651671513" calcext:value-type="float">
            <text:p>64727.651671513</text:p>
          </table:table-cell>
          <table:table-cell table:formula="of:=[.E402]-[.E401]" office:value-type="float" office:value="0.0752692222595215" calcext:value-type="float">
            <text:p>0.07526922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97471.01316" calcext:value-type="float">
            <text:p>1456097471.01316</text:p>
          </table:table-cell>
          <table:table-cell office:value-type="float" office:value="1456097471.01443" calcext:value-type="float">
            <text:p>1456097471.01443</text:p>
          </table:table-cell>
          <table:table-cell office:value-type="float" office:value="4944" calcext:value-type="float">
            <text:p>4944</text:p>
          </table:table-cell>
          <table:table-cell table:formula="of:=[.B403]-[.B$2]" office:value-type="float" office:value="36.0285720825195" calcext:value-type="float">
            <text:p>36.0285720825</text:p>
          </table:table-cell>
          <table:table-cell table:formula="of:=[.D403]/([.E403]-[.E402])" office:value-type="float" office:value="65646.5810948991" calcext:value-type="float">
            <text:p>65646.5810948991</text:p>
          </table:table-cell>
          <table:table-cell table:formula="of:=[.E403]-[.E402]" office:value-type="float" office:value="0.0753123760223389" calcext:value-type="float">
            <text:p>0.0753123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97471.09044" calcext:value-type="float">
            <text:p>1456097471.09044</text:p>
          </table:table-cell>
          <table:table-cell office:value-type="float" office:value="1456097471.09169" calcext:value-type="float">
            <text:p>1456097471.09169</text:p>
          </table:table-cell>
          <table:table-cell office:value-type="float" office:value="5016" calcext:value-type="float">
            <text:p>5016</text:p>
          </table:table-cell>
          <table:table-cell table:formula="of:=[.B404]-[.B$2]" office:value-type="float" office:value="36.1058480739594" calcext:value-type="float">
            <text:p>36.105848074</text:p>
          </table:table-cell>
          <table:table-cell table:formula="of:=[.D404]/([.E404]-[.E403])" office:value-type="float" office:value="64910.1992292954" calcext:value-type="float">
            <text:p>64910.1992292954</text:p>
          </table:table-cell>
          <table:table-cell table:formula="of:=[.E404]-[.E403]" office:value-type="float" office:value="0.0772759914398193" calcext:value-type="float">
            <text:p>0.07727599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97471.16822" calcext:value-type="float">
            <text:p>1456097471.16822</text:p>
          </table:table-cell>
          <table:table-cell office:value-type="float" office:value="1456097471.16948" calcext:value-type="float">
            <text:p>1456097471.16948</text:p>
          </table:table-cell>
          <table:table-cell office:value-type="float" office:value="5096" calcext:value-type="float">
            <text:p>5096</text:p>
          </table:table-cell>
          <table:table-cell table:formula="of:=[.B405]-[.B$2]" office:value-type="float" office:value="36.1836276054382" calcext:value-type="float">
            <text:p>36.1836276054</text:p>
          </table:table-cell>
          <table:table-cell table:formula="of:=[.D405]/([.E405]-[.E404])" office:value-type="float" office:value="65518.5227154991" calcext:value-type="float">
            <text:p>65518.5227154991</text:p>
          </table:table-cell>
          <table:table-cell table:formula="of:=[.E405]-[.E404]" office:value-type="float" office:value="0.0777795314788818" calcext:value-type="float">
            <text:p>0.07777953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97471.24689" calcext:value-type="float">
            <text:p>1456097471.24689</text:p>
          </table:table-cell>
          <table:table-cell office:value-type="float" office:value="1456097471.24817" calcext:value-type="float">
            <text:p>1456097471.24817</text:p>
          </table:table-cell>
          <table:table-cell office:value-type="float" office:value="5184" calcext:value-type="float">
            <text:p>5184</text:p>
          </table:table-cell>
          <table:table-cell table:formula="of:=[.B406]-[.B$2]" office:value-type="float" office:value="36.2623000144958" calcext:value-type="float">
            <text:p>36.2623000145</text:p>
          </table:table-cell>
          <table:table-cell table:formula="of:=[.D406]/([.E406]-[.E405])" office:value-type="float" office:value="65893.495090552" calcext:value-type="float">
            <text:p>65893.495090552</text:p>
          </table:table-cell>
          <table:table-cell table:formula="of:=[.E406]-[.E405]" office:value-type="float" office:value="0.0786724090576172" calcext:value-type="float">
            <text:p>0.07867240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97471.32774" calcext:value-type="float">
            <text:p>1456097471.32774</text:p>
          </table:table-cell>
          <table:table-cell office:value-type="float" office:value="1456097471.32899" calcext:value-type="float">
            <text:p>1456097471.32899</text:p>
          </table:table-cell>
          <table:table-cell office:value-type="float" office:value="5272" calcext:value-type="float">
            <text:p>5272</text:p>
          </table:table-cell>
          <table:table-cell table:formula="of:=[.B407]-[.B$2]" office:value-type="float" office:value="36.3431468009949" calcext:value-type="float">
            <text:p>36.343146801</text:p>
          </table:table-cell>
          <table:table-cell table:formula="of:=[.D407]/([.E407]-[.E406])" office:value-type="float" office:value="65209.7656356902" calcext:value-type="float">
            <text:p>65209.7656356902</text:p>
          </table:table-cell>
          <table:table-cell table:formula="of:=[.E407]-[.E406]" office:value-type="float" office:value="0.0808467864990234" calcext:value-type="float">
            <text:p>0.08084678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97471.40886" calcext:value-type="float">
            <text:p>1456097471.40886</text:p>
          </table:table-cell>
          <table:table-cell office:value-type="float" office:value="1456097471.41029" calcext:value-type="float">
            <text:p>1456097471.41029</text:p>
          </table:table-cell>
          <table:table-cell office:value-type="float" office:value="5368" calcext:value-type="float">
            <text:p>5368</text:p>
          </table:table-cell>
          <table:table-cell table:formula="of:=[.B408]-[.B$2]" office:value-type="float" office:value="36.4242720603943" calcext:value-type="float">
            <text:p>36.4242720604</text:p>
          </table:table-cell>
          <table:table-cell table:formula="of:=[.D408]/([.E408]-[.E407])" office:value-type="float" office:value="66169.279947335" calcext:value-type="float">
            <text:p>66169.279947335</text:p>
          </table:table-cell>
          <table:table-cell table:formula="of:=[.E408]-[.E407]" office:value-type="float" office:value="0.0811252593994141" calcext:value-type="float">
            <text:p>0.081125259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97471.4911" calcext:value-type="float">
            <text:p>1456097471.4911</text:p>
          </table:table-cell>
          <table:table-cell office:value-type="float" office:value="1456097471.49235" calcext:value-type="float">
            <text:p>1456097471.49235</text:p>
          </table:table-cell>
          <table:table-cell office:value-type="float" office:value="5464" calcext:value-type="float">
            <text:p>5464</text:p>
          </table:table-cell>
          <table:table-cell table:formula="of:=[.B409]-[.B$2]" office:value-type="float" office:value="36.5065121650696" calcext:value-type="float">
            <text:p>36.5065121651</text:p>
          </table:table-cell>
          <table:table-cell table:formula="of:=[.D409]/([.E409]-[.E408])" office:value-type="float" office:value="66439.6041514466" calcext:value-type="float">
            <text:p>66439.6041514466</text:p>
          </table:table-cell>
          <table:table-cell table:formula="of:=[.E409]-[.E408]" office:value-type="float" office:value="0.082240104675293" calcext:value-type="float">
            <text:p>0.08224010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97471.57544" calcext:value-type="float">
            <text:p>1456097471.57544</text:p>
          </table:table-cell>
          <table:table-cell office:value-type="float" office:value="1456097471.57686" calcext:value-type="float">
            <text:p>1456097471.57686</text:p>
          </table:table-cell>
          <table:table-cell office:value-type="float" office:value="5560" calcext:value-type="float">
            <text:p>5560</text:p>
          </table:table-cell>
          <table:table-cell table:formula="of:=[.B410]-[.B$2]" office:value-type="float" office:value="36.5908455848694" calcext:value-type="float">
            <text:p>36.5908455849</text:p>
          </table:table-cell>
          <table:table-cell table:formula="of:=[.D410]/([.E410]-[.E409])" office:value-type="float" office:value="65928.7861585435" calcext:value-type="float">
            <text:p>65928.7861585435</text:p>
          </table:table-cell>
          <table:table-cell table:formula="of:=[.E410]-[.E409]" office:value-type="float" office:value="0.0843334197998047" calcext:value-type="float">
            <text:p>0.08433341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97471.66105" calcext:value-type="float">
            <text:p>1456097471.66105</text:p>
          </table:table-cell>
          <table:table-cell office:value-type="float" office:value="1456097471.66234" calcext:value-type="float">
            <text:p>1456097471.66234</text:p>
          </table:table-cell>
          <table:table-cell office:value-type="float" office:value="5664" calcext:value-type="float">
            <text:p>5664</text:p>
          </table:table-cell>
          <table:table-cell table:formula="of:=[.B411]-[.B$2]" office:value-type="float" office:value="36.6764581203461" calcext:value-type="float">
            <text:p>36.6764581203</text:p>
          </table:table-cell>
          <table:table-cell table:formula="of:=[.D411]/([.E411]-[.E410])" office:value-type="float" office:value="66158.5358786917" calcext:value-type="float">
            <text:p>66158.5358786917</text:p>
          </table:table-cell>
          <table:table-cell table:formula="of:=[.E411]-[.E410]" office:value-type="float" office:value="0.0856125354766846" calcext:value-type="float">
            <text:p>0.08561253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97471.74817" calcext:value-type="float">
            <text:p>1456097471.74817</text:p>
          </table:table-cell>
          <table:table-cell office:value-type="float" office:value="1456097471.74944" calcext:value-type="float">
            <text:p>1456097471.74944</text:p>
          </table:table-cell>
          <table:table-cell office:value-type="float" office:value="5768" calcext:value-type="float">
            <text:p>5768</text:p>
          </table:table-cell>
          <table:table-cell table:formula="of:=[.B412]-[.B$2]" office:value-type="float" office:value="36.7635843753815" calcext:value-type="float">
            <text:p>36.7635843754</text:p>
          </table:table-cell>
          <table:table-cell table:formula="of:=[.D412]/([.E412]-[.E411])" office:value-type="float" office:value="66202.7766217703" calcext:value-type="float">
            <text:p>66202.7766217703</text:p>
          </table:table-cell>
          <table:table-cell table:formula="of:=[.E412]-[.E411]" office:value-type="float" office:value="0.0871262550354004" calcext:value-type="float">
            <text:p>0.0871262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97471.83702" calcext:value-type="float">
            <text:p>1456097471.83702</text:p>
          </table:table-cell>
          <table:table-cell office:value-type="float" office:value="1456097471.83828" calcext:value-type="float">
            <text:p>1456097471.83828</text:p>
          </table:table-cell>
          <table:table-cell office:value-type="float" office:value="5880" calcext:value-type="float">
            <text:p>5880</text:p>
          </table:table-cell>
          <table:table-cell table:formula="of:=[.B413]-[.B$2]" office:value-type="float" office:value="36.8524334430695" calcext:value-type="float">
            <text:p>36.8524334431</text:p>
          </table:table-cell>
          <table:table-cell table:formula="of:=[.D413]/([.E413]-[.E412])" office:value-type="float" office:value="66179.6477217839" calcext:value-type="float">
            <text:p>66179.6477217839</text:p>
          </table:table-cell>
          <table:table-cell table:formula="of:=[.E413]-[.E412]" office:value-type="float" office:value="0.0888490676879883" calcext:value-type="float">
            <text:p>0.088849067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97471.92716" calcext:value-type="float">
            <text:p>1456097471.92716</text:p>
          </table:table-cell>
          <table:table-cell office:value-type="float" office:value="1456097471.92844" calcext:value-type="float">
            <text:p>1456097471.92844</text:p>
          </table:table-cell>
          <table:table-cell office:value-type="float" office:value="5992" calcext:value-type="float">
            <text:p>5992</text:p>
          </table:table-cell>
          <table:table-cell table:formula="of:=[.B414]-[.B$2]" office:value-type="float" office:value="36.942572593689" calcext:value-type="float">
            <text:p>36.9425725937</text:p>
          </table:table-cell>
          <table:table-cell table:formula="of:=[.D414]/([.E414]-[.E413])" office:value-type="float" office:value="66474.9995847341" calcext:value-type="float">
            <text:p>66474.9995847341</text:p>
          </table:table-cell>
          <table:table-cell table:formula="of:=[.E414]-[.E413]" office:value-type="float" office:value="0.0901391506195068" calcext:value-type="float">
            <text:p>0.09013915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97472.01861" calcext:value-type="float">
            <text:p>1456097472.01861</text:p>
          </table:table-cell>
          <table:table-cell office:value-type="float" office:value="1456097472.01986" calcext:value-type="float">
            <text:p>1456097472.01986</text:p>
          </table:table-cell>
          <table:table-cell office:value-type="float" office:value="6112" calcext:value-type="float">
            <text:p>6112</text:p>
          </table:table-cell>
          <table:table-cell table:formula="of:=[.B415]-[.B$2]" office:value-type="float" office:value="37.0340147018433" calcext:value-type="float">
            <text:p>37.0340147018</text:p>
          </table:table-cell>
          <table:table-cell table:formula="of:=[.D415]/([.E415]-[.E414])" office:value-type="float" office:value="66840.1037920821" calcext:value-type="float">
            <text:p>66840.1037920821</text:p>
          </table:table-cell>
          <table:table-cell table:formula="of:=[.E415]-[.E414]" office:value-type="float" office:value="0.0914421081542969" calcext:value-type="float">
            <text:p>0.09144210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97472.11221" calcext:value-type="float">
            <text:p>1456097472.11221</text:p>
          </table:table-cell>
          <table:table-cell office:value-type="float" office:value="1456097472.11357" calcext:value-type="float">
            <text:p>1456097472.11357</text:p>
          </table:table-cell>
          <table:table-cell office:value-type="float" office:value="6224" calcext:value-type="float">
            <text:p>6224</text:p>
          </table:table-cell>
          <table:table-cell table:formula="of:=[.B416]-[.B$2]" office:value-type="float" office:value="37.1276171207428" calcext:value-type="float">
            <text:p>37.1276171207</text:p>
          </table:table-cell>
          <table:table-cell table:formula="of:=[.D416]/([.E416]-[.E415])" office:value-type="float" office:value="66494.0080948148" calcext:value-type="float">
            <text:p>66494.0080948148</text:p>
          </table:table-cell>
          <table:table-cell table:formula="of:=[.E416]-[.E415]" office:value-type="float" office:value="0.0936024188995361" calcext:value-type="float">
            <text:p>0.09360241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97472.20804" calcext:value-type="float">
            <text:p>1456097472.20804</text:p>
          </table:table-cell>
          <table:table-cell office:value-type="float" office:value="1456097472.20926" calcext:value-type="float">
            <text:p>1456097472.20926</text:p>
          </table:table-cell>
          <table:table-cell office:value-type="float" office:value="6344" calcext:value-type="float">
            <text:p>6344</text:p>
          </table:table-cell>
          <table:table-cell table:formula="of:=[.B417]-[.B$2]" office:value-type="float" office:value="37.2234461307526" calcext:value-type="float">
            <text:p>37.2234461308</text:p>
          </table:table-cell>
          <table:table-cell table:formula="of:=[.D417]/([.E417]-[.E416])" office:value-type="float" office:value="66201.2474025716" calcext:value-type="float">
            <text:p>66201.2474025716</text:p>
          </table:table-cell>
          <table:table-cell table:formula="of:=[.E417]-[.E416]" office:value-type="float" office:value="0.0958290100097656" calcext:value-type="float">
            <text:p>0.095829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97472.30403" calcext:value-type="float">
            <text:p>1456097472.30403</text:p>
          </table:table-cell>
          <table:table-cell office:value-type="float" office:value="1456097472.30529" calcext:value-type="float">
            <text:p>1456097472.30529</text:p>
          </table:table-cell>
          <table:table-cell office:value-type="float" office:value="6464" calcext:value-type="float">
            <text:p>6464</text:p>
          </table:table-cell>
          <table:table-cell table:formula="of:=[.B418]-[.B$2]" office:value-type="float" office:value="37.3194394111633" calcext:value-type="float">
            <text:p>37.3194394112</text:p>
          </table:table-cell>
          <table:table-cell table:formula="of:=[.D418]/([.E418]-[.E417])" office:value-type="float" office:value="67338.0467084756" calcext:value-type="float">
            <text:p>67338.0467084756</text:p>
          </table:table-cell>
          <table:table-cell table:formula="of:=[.E418]-[.E417]" office:value-type="float" office:value="0.0959932804107666" calcext:value-type="float">
            <text:p>0.095993280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97472.40255" calcext:value-type="float">
            <text:p>1456097472.40255</text:p>
          </table:table-cell>
          <table:table-cell office:value-type="float" office:value="1456097472.40381" calcext:value-type="float">
            <text:p>1456097472.40381</text:p>
          </table:table-cell>
          <table:table-cell office:value-type="float" office:value="6584" calcext:value-type="float">
            <text:p>6584</text:p>
          </table:table-cell>
          <table:table-cell table:formula="of:=[.B419]-[.B$2]" office:value-type="float" office:value="37.4179563522339" calcext:value-type="float">
            <text:p>37.4179563522</text:p>
          </table:table-cell>
          <table:table-cell table:formula="of:=[.D419]/([.E419]-[.E418])" office:value-type="float" office:value="66831.1452675395" calcext:value-type="float">
            <text:p>66831.1452675395</text:p>
          </table:table-cell>
          <table:table-cell table:formula="of:=[.E419]-[.E418]" office:value-type="float" office:value="0.0985169410705566" calcext:value-type="float">
            <text:p>0.098516941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97472.50289" calcext:value-type="float">
            <text:p>1456097472.50289</text:p>
          </table:table-cell>
          <table:table-cell office:value-type="float" office:value="1456097472.50416" calcext:value-type="float">
            <text:p>1456097472.50416</text:p>
          </table:table-cell>
          <table:table-cell office:value-type="float" office:value="6704" calcext:value-type="float">
            <text:p>6704</text:p>
          </table:table-cell>
          <table:table-cell table:formula="of:=[.B420]-[.B$2]" office:value-type="float" office:value="37.5183024406433" calcext:value-type="float">
            <text:p>37.5183024406</text:p>
          </table:table-cell>
          <table:table-cell table:formula="of:=[.D420]/([.E420]-[.E419])" office:value-type="float" office:value="66808.7825471272" calcext:value-type="float">
            <text:p>66808.7825471272</text:p>
          </table:table-cell>
          <table:table-cell table:formula="of:=[.E420]-[.E419]" office:value-type="float" office:value="0.100346088409424" calcext:value-type="float">
            <text:p>0.10034608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97472.60464" calcext:value-type="float">
            <text:p>1456097472.60464</text:p>
          </table:table-cell>
          <table:table-cell office:value-type="float" office:value="1456097472.60614" calcext:value-type="float">
            <text:p>1456097472.60614</text:p>
          </table:table-cell>
          <table:table-cell office:value-type="float" office:value="6824" calcext:value-type="float">
            <text:p>6824</text:p>
          </table:table-cell>
          <table:table-cell table:formula="of:=[.B421]-[.B$2]" office:value-type="float" office:value="37.6200511455536" calcext:value-type="float">
            <text:p>37.6200511456</text:p>
          </table:table-cell>
          <table:table-cell table:formula="of:=[.D421]/([.E421]-[.E420])" office:value-type="float" office:value="67067.1927079306" calcext:value-type="float">
            <text:p>67067.1927079306</text:p>
          </table:table-cell>
          <table:table-cell table:formula="of:=[.E421]-[.E420]" office:value-type="float" office:value="0.101748704910278" calcext:value-type="float">
            <text:p>0.10174870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97472.70857" calcext:value-type="float">
            <text:p>1456097472.70857</text:p>
          </table:table-cell>
          <table:table-cell office:value-type="float" office:value="1456097472.70998" calcext:value-type="float">
            <text:p>1456097472.70998</text:p>
          </table:table-cell>
          <table:table-cell office:value-type="float" office:value="6936" calcext:value-type="float">
            <text:p>6936</text:p>
          </table:table-cell>
          <table:table-cell table:formula="of:=[.B422]-[.B$2]" office:value-type="float" office:value="37.7239775657654" calcext:value-type="float">
            <text:p>37.7239775658</text:p>
          </table:table-cell>
          <table:table-cell table:formula="of:=[.D422]/([.E422]-[.E421])" office:value-type="float" office:value="66739.5257708781" calcext:value-type="float">
            <text:p>66739.5257708781</text:p>
          </table:table-cell>
          <table:table-cell table:formula="of:=[.E422]-[.E421]" office:value-type="float" office:value="0.103926420211792" calcext:value-type="float">
            <text:p>0.10392642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97472.81365" calcext:value-type="float">
            <text:p>1456097472.81365</text:p>
          </table:table-cell>
          <table:table-cell office:value-type="float" office:value="1456097472.81497" calcext:value-type="float">
            <text:p>1456097472.81497</text:p>
          </table:table-cell>
          <table:table-cell office:value-type="float" office:value="7056" calcext:value-type="float">
            <text:p>7056</text:p>
          </table:table-cell>
          <table:table-cell table:formula="of:=[.B423]-[.B$2]" office:value-type="float" office:value="37.8290584087372" calcext:value-type="float">
            <text:p>37.8290584087</text:p>
          </table:table-cell>
          <table:table-cell table:formula="of:=[.D423]/([.E423]-[.E422])" office:value-type="float" office:value="67148.3003033528" calcext:value-type="float">
            <text:p>67148.3003033528</text:p>
          </table:table-cell>
          <table:table-cell table:formula="of:=[.E423]-[.E422]" office:value-type="float" office:value="0.105080842971802" calcext:value-type="float">
            <text:p>0.1050808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97472.92056" calcext:value-type="float">
            <text:p>1456097472.92056</text:p>
          </table:table-cell>
          <table:table-cell office:value-type="float" office:value="1456097472.92181" calcext:value-type="float">
            <text:p>1456097472.92181</text:p>
          </table:table-cell>
          <table:table-cell office:value-type="float" office:value="7168" calcext:value-type="float">
            <text:p>7168</text:p>
          </table:table-cell>
          <table:table-cell table:formula="of:=[.B424]-[.B$2]" office:value-type="float" office:value="37.9359738826752" calcext:value-type="float">
            <text:p>37.9359738827</text:p>
          </table:table-cell>
          <table:table-cell table:formula="of:=[.D424]/([.E424]-[.E423])" office:value-type="float" office:value="67043.6161949531" calcext:value-type="float">
            <text:p>67043.6161949531</text:p>
          </table:table-cell>
          <table:table-cell table:formula="of:=[.E424]-[.E423]" office:value-type="float" office:value="0.106915473937988" calcext:value-type="float">
            <text:p>0.10691547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97473.02899" calcext:value-type="float">
            <text:p>1456097473.02899</text:p>
          </table:table-cell>
          <table:table-cell office:value-type="float" office:value="1456097473.03026" calcext:value-type="float">
            <text:p>1456097473.03026</text:p>
          </table:table-cell>
          <table:table-cell office:value-type="float" office:value="7272" calcext:value-type="float">
            <text:p>7272</text:p>
          </table:table-cell>
          <table:table-cell table:formula="of:=[.B425]-[.B$2]" office:value-type="float" office:value="38.0444042682648" calcext:value-type="float">
            <text:p>38.0444042683</text:p>
          </table:table-cell>
          <table:table-cell table:formula="of:=[.D425]/([.E425]-[.E424])" office:value-type="float" office:value="67066.0715670969" calcext:value-type="float">
            <text:p>67066.0715670969</text:p>
          </table:table-cell>
          <table:table-cell table:formula="of:=[.E425]-[.E424]" office:value-type="float" office:value="0.1084303855896" calcext:value-type="float">
            <text:p>0.10843038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97473.13914" calcext:value-type="float">
            <text:p>1456097473.13914</text:p>
          </table:table-cell>
          <table:table-cell office:value-type="float" office:value="1456097473.14038" calcext:value-type="float">
            <text:p>1456097473.14038</text:p>
          </table:table-cell>
          <table:table-cell office:value-type="float" office:value="7368" calcext:value-type="float">
            <text:p>7368</text:p>
          </table:table-cell>
          <table:table-cell table:formula="of:=[.B426]-[.B$2]" office:value-type="float" office:value="38.1545445919037" calcext:value-type="float">
            <text:p>38.1545445919</text:p>
          </table:table-cell>
          <table:table-cell table:formula="of:=[.D426]/([.E426]-[.E425])" office:value-type="float" office:value="66896.4803858326" calcext:value-type="float">
            <text:p>66896.4803858326</text:p>
          </table:table-cell>
          <table:table-cell table:formula="of:=[.E426]-[.E425]" office:value-type="float" office:value="0.110140323638916" calcext:value-type="float">
            <text:p>0.11014032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97473.25059" calcext:value-type="float">
            <text:p>1456097473.25059</text:p>
          </table:table-cell>
          <table:table-cell office:value-type="float" office:value="1456097473.25184" calcext:value-type="float">
            <text:p>1456097473.25184</text:p>
          </table:table-cell>
          <table:table-cell office:value-type="float" office:value="7464" calcext:value-type="float">
            <text:p>7464</text:p>
          </table:table-cell>
          <table:table-cell table:formula="of:=[.B427]-[.B$2]" office:value-type="float" office:value="38.265997171402" calcext:value-type="float">
            <text:p>38.2659971714</text:p>
          </table:table-cell>
          <table:table-cell table:formula="of:=[.D427]/([.E427]-[.E426])" office:value-type="float" office:value="66970.1861868029" calcext:value-type="float">
            <text:p>66970.1861868029</text:p>
          </table:table-cell>
          <table:table-cell table:formula="of:=[.E427]-[.E426]" office:value-type="float" office:value="0.111452579498291" calcext:value-type="float">
            <text:p>0.111452579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97473.3799" calcext:value-type="float">
            <text:p>1456097473.3799</text:p>
          </table:table-cell>
          <table:table-cell office:value-type="float" office:value="1456097473.38116" calcext:value-type="float">
            <text:p>1456097473.38116</text:p>
          </table:table-cell>
          <table:table-cell office:value-type="float" office:value="7568" calcext:value-type="float">
            <text:p>7568</text:p>
          </table:table-cell>
          <table:table-cell table:formula="of:=[.B428]-[.B$2]" office:value-type="float" office:value="38.3953142166138" calcext:value-type="float">
            <text:p>38.3953142166</text:p>
          </table:table-cell>
          <table:table-cell table:formula="of:=[.D428]/([.E428]-[.E427])" office:value-type="float" office:value="58522.8342296666" calcext:value-type="float">
            <text:p>58522.8342296666</text:p>
          </table:table-cell>
          <table:table-cell table:formula="of:=[.E428]-[.E427]" office:value-type="float" office:value="0.129317045211792" calcext:value-type="float">
            <text:p>0.129317045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97473.49317" calcext:value-type="float">
            <text:p>1456097473.49317</text:p>
          </table:table-cell>
          <table:table-cell office:value-type="float" office:value="1456097473.49443" calcext:value-type="float">
            <text:p>1456097473.49443</text:p>
          </table:table-cell>
          <table:table-cell office:value-type="float" office:value="7640" calcext:value-type="float">
            <text:p>7640</text:p>
          </table:table-cell>
          <table:table-cell table:formula="of:=[.B429]-[.B$2]" office:value-type="float" office:value="38.5085844993591" calcext:value-type="float">
            <text:p>38.5085844994</text:p>
          </table:table-cell>
          <table:table-cell table:formula="of:=[.D429]/([.E429]-[.E428])" office:value-type="float" office:value="67449.2886821444" calcext:value-type="float">
            <text:p>67449.2886821444</text:p>
          </table:table-cell>
          <table:table-cell table:formula="of:=[.E429]-[.E428]" office:value-type="float" office:value="0.113270282745361" calcext:value-type="float">
            <text:p>0.11327028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97473.60878" calcext:value-type="float">
            <text:p>1456097473.60878</text:p>
          </table:table-cell>
          <table:table-cell office:value-type="float" office:value="1456097473.61003" calcext:value-type="float">
            <text:p>1456097473.61003</text:p>
          </table:table-cell>
          <table:table-cell office:value-type="float" office:value="7712" calcext:value-type="float">
            <text:p>7712</text:p>
          </table:table-cell>
          <table:table-cell table:formula="of:=[.B430]-[.B$2]" office:value-type="float" office:value="38.6241915225983" calcext:value-type="float">
            <text:p>38.6241915226</text:p>
          </table:table-cell>
          <table:table-cell table:formula="of:=[.D430]/([.E430]-[.E429])" office:value-type="float" office:value="66708.7499004931" calcext:value-type="float">
            <text:p>66708.7499004931</text:p>
          </table:table-cell>
          <table:table-cell table:formula="of:=[.E430]-[.E429]" office:value-type="float" office:value="0.115607023239136" calcext:value-type="float">
            <text:p>0.11560702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97473.72508" calcext:value-type="float">
            <text:p>1456097473.72508</text:p>
          </table:table-cell>
          <table:table-cell office:value-type="float" office:value="1456097473.72657" calcext:value-type="float">
            <text:p>1456097473.72657</text:p>
          </table:table-cell>
          <table:table-cell office:value-type="float" office:value="7768" calcext:value-type="float">
            <text:p>7768</text:p>
          </table:table-cell>
          <table:table-cell table:formula="of:=[.B431]-[.B$2]" office:value-type="float" office:value="38.7404940128326" calcext:value-type="float">
            <text:p>38.7404940128</text:p>
          </table:table-cell>
          <table:table-cell table:formula="of:=[.D431]/([.E431]-[.E430])" office:value-type="float" office:value="66791.3471529782" calcext:value-type="float">
            <text:p>66791.3471529782</text:p>
          </table:table-cell>
          <table:table-cell table:formula="of:=[.E431]-[.E430]" office:value-type="float" office:value="0.116302490234375" calcext:value-type="float">
            <text:p>0.116302490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97473.84185" calcext:value-type="float">
            <text:p>1456097473.84185</text:p>
          </table:table-cell>
          <table:table-cell office:value-type="float" office:value="1456097473.8431" calcext:value-type="float">
            <text:p>1456097473.8431</text:p>
          </table:table-cell>
          <table:table-cell office:value-type="float" office:value="7816" calcext:value-type="float">
            <text:p>7816</text:p>
          </table:table-cell>
          <table:table-cell table:formula="of:=[.B432]-[.B$2]" office:value-type="float" office:value="38.8572590351105" calcext:value-type="float">
            <text:p>38.8572590351</text:p>
          </table:table-cell>
          <table:table-cell table:formula="of:=[.D432]/([.E432]-[.E431])" office:value-type="float" office:value="66937.8538840383" calcext:value-type="float">
            <text:p>66937.8538840383</text:p>
          </table:table-cell>
          <table:table-cell table:formula="of:=[.E432]-[.E431]" office:value-type="float" office:value="0.116765022277832" calcext:value-type="float">
            <text:p>0.11676502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97473.9597" calcext:value-type="float">
            <text:p>1456097473.9597</text:p>
          </table:table-cell>
          <table:table-cell office:value-type="float" office:value="1456097473.96097" calcext:value-type="float">
            <text:p>1456097473.96097</text:p>
          </table:table-cell>
          <table:table-cell office:value-type="float" office:value="7856" calcext:value-type="float">
            <text:p>7856</text:p>
          </table:table-cell>
          <table:table-cell table:formula="of:=[.B433]-[.B$2]" office:value-type="float" office:value="38.9751126766205" calcext:value-type="float">
            <text:p>38.9751126766</text:p>
          </table:table-cell>
          <table:table-cell table:formula="of:=[.D433]/([.E433]-[.E432])" office:value-type="float" office:value="66658.9500277152" calcext:value-type="float">
            <text:p>66658.9500277152</text:p>
          </table:table-cell>
          <table:table-cell table:formula="of:=[.E433]-[.E432]" office:value-type="float" office:value="0.11785364151001" calcext:value-type="float">
            <text:p>0.11785364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97474.07812" calcext:value-type="float">
            <text:p>1456097474.07812</text:p>
          </table:table-cell>
          <table:table-cell office:value-type="float" office:value="1456097474.07938" calcext:value-type="float">
            <text:p>1456097474.07938</text:p>
          </table:table-cell>
          <table:table-cell office:value-type="float" office:value="7880" calcext:value-type="float">
            <text:p>7880</text:p>
          </table:table-cell>
          <table:table-cell table:formula="of:=[.B434]-[.B$2]" office:value-type="float" office:value="39.0935325622559" calcext:value-type="float">
            <text:p>39.0935325623</text:p>
          </table:table-cell>
          <table:table-cell table:formula="of:=[.D434]/([.E434]-[.E433])" office:value-type="float" office:value="66542.8779779701" calcext:value-type="float">
            <text:p>66542.8779779701</text:p>
          </table:table-cell>
          <table:table-cell table:formula="of:=[.E434]-[.E433]" office:value-type="float" office:value="0.118419885635376" calcext:value-type="float">
            <text:p>0.118419885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97474.19699" calcext:value-type="float">
            <text:p>1456097474.19699</text:p>
          </table:table-cell>
          <table:table-cell office:value-type="float" office:value="1456097474.19825" calcext:value-type="float">
            <text:p>1456097474.19825</text:p>
          </table:table-cell>
          <table:table-cell office:value-type="float" office:value="7888" calcext:value-type="float">
            <text:p>7888</text:p>
          </table:table-cell>
          <table:table-cell table:formula="of:=[.B435]-[.B$2]" office:value-type="float" office:value="39.2124011516571" calcext:value-type="float">
            <text:p>39.2124011517</text:p>
          </table:table-cell>
          <table:table-cell table:formula="of:=[.D435]/([.E435]-[.E434])" office:value-type="float" office:value="66358.9939085908" calcext:value-type="float">
            <text:p>66358.9939085908</text:p>
          </table:table-cell>
          <table:table-cell table:formula="of:=[.E435]-[.E434]" office:value-type="float" office:value="0.118868589401245" calcext:value-type="float">
            <text:p>0.118868589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97474.31593" calcext:value-type="float">
            <text:p>1456097474.31593</text:p>
          </table:table-cell>
          <table:table-cell office:value-type="float" office:value="1456097474.31743" calcext:value-type="float">
            <text:p>1456097474.31743</text:p>
          </table:table-cell>
          <table:table-cell office:value-type="float" office:value="7888" calcext:value-type="float">
            <text:p>7888</text:p>
          </table:table-cell>
          <table:table-cell table:formula="of:=[.B436]-[.B$2]" office:value-type="float" office:value="39.3313431739807" calcext:value-type="float">
            <text:p>39.331343174</text:p>
          </table:table-cell>
          <table:table-cell table:formula="of:=[.D436]/([.E436]-[.E435])" office:value-type="float" office:value="66318.0249158614" calcext:value-type="float">
            <text:p>66318.0249158614</text:p>
          </table:table-cell>
          <table:table-cell table:formula="of:=[.E436]-[.E435]" office:value-type="float" office:value="0.118942022323608" calcext:value-type="float">
            <text:p>0.11894202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97474.43469" calcext:value-type="float">
            <text:p>1456097474.43469</text:p>
          </table:table-cell>
          <table:table-cell office:value-type="float" office:value="1456097474.43608" calcext:value-type="float">
            <text:p>1456097474.43608</text:p>
          </table:table-cell>
          <table:table-cell office:value-type="float" office:value="7880" calcext:value-type="float">
            <text:p>7880</text:p>
          </table:table-cell>
          <table:table-cell table:formula="of:=[.B437]-[.B$2]" office:value-type="float" office:value="39.4500968456268" calcext:value-type="float">
            <text:p>39.4500968456</text:p>
          </table:table-cell>
          <table:table-cell table:formula="of:=[.D437]/([.E437]-[.E436])" office:value-type="float" office:value="66355.843072222" calcext:value-type="float">
            <text:p>66355.843072222</text:p>
          </table:table-cell>
          <table:table-cell table:formula="of:=[.E437]-[.E436]" office:value-type="float" office:value="0.118753671646118" calcext:value-type="float">
            <text:p>0.11875367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97474.55336" calcext:value-type="float">
            <text:p>1456097474.55336</text:p>
          </table:table-cell>
          <table:table-cell office:value-type="float" office:value="1456097474.55463" calcext:value-type="float">
            <text:p>1456097474.55463</text:p>
          </table:table-cell>
          <table:table-cell office:value-type="float" office:value="7856" calcext:value-type="float">
            <text:p>7856</text:p>
          </table:table-cell>
          <table:table-cell table:formula="of:=[.B438]-[.B$2]" office:value-type="float" office:value="39.5687727928162" calcext:value-type="float">
            <text:p>39.5687727928</text:p>
          </table:table-cell>
          <table:table-cell table:formula="of:=[.D438]/([.E438]-[.E437])" office:value-type="float" office:value="66197.0701398055" calcext:value-type="float">
            <text:p>66197.0701398055</text:p>
          </table:table-cell>
          <table:table-cell table:formula="of:=[.E438]-[.E437]" office:value-type="float" office:value="0.118675947189331" calcext:value-type="float">
            <text:p>0.11867594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97474.67166" calcext:value-type="float">
            <text:p>1456097474.67166</text:p>
          </table:table-cell>
          <table:table-cell office:value-type="float" office:value="1456097474.67291" calcext:value-type="float">
            <text:p>1456097474.67291</text:p>
          </table:table-cell>
          <table:table-cell office:value-type="float" office:value="7816" calcext:value-type="float">
            <text:p>7816</text:p>
          </table:table-cell>
          <table:table-cell table:formula="of:=[.B439]-[.B$2]" office:value-type="float" office:value="39.6870710849762" calcext:value-type="float">
            <text:p>39.687071085</text:p>
          </table:table-cell>
          <table:table-cell table:formula="of:=[.D439]/([.E439]-[.E438])" office:value-type="float" office:value="66070.2691246506" calcext:value-type="float">
            <text:p>66070.2691246506</text:p>
          </table:table-cell>
          <table:table-cell table:formula="of:=[.E439]-[.E438]" office:value-type="float" office:value="0.118298292160034" calcext:value-type="float">
            <text:p>0.11829829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97474.78971" calcext:value-type="float">
            <text:p>1456097474.78971</text:p>
          </table:table-cell>
          <table:table-cell office:value-type="float" office:value="1456097474.79097" calcext:value-type="float">
            <text:p>1456097474.79097</text:p>
          </table:table-cell>
          <table:table-cell office:value-type="float" office:value="7768" calcext:value-type="float">
            <text:p>7768</text:p>
          </table:table-cell>
          <table:table-cell table:formula="of:=[.B440]-[.B$2]" office:value-type="float" office:value="39.8051240444183" calcext:value-type="float">
            <text:p>39.8051240444</text:p>
          </table:table-cell>
          <table:table-cell table:formula="of:=[.D440]/([.E440]-[.E439])" office:value-type="float" office:value="65800.9764152277" calcext:value-type="float">
            <text:p>65800.9764152277</text:p>
          </table:table-cell>
          <table:table-cell table:formula="of:=[.E440]-[.E439]" office:value-type="float" office:value="0.118052959442139" calcext:value-type="float">
            <text:p>0.118052959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97474.90679" calcext:value-type="float">
            <text:p>1456097474.90679</text:p>
          </table:table-cell>
          <table:table-cell office:value-type="float" office:value="1456097474.90807" calcext:value-type="float">
            <text:p>1456097474.90807</text:p>
          </table:table-cell>
          <table:table-cell office:value-type="float" office:value="7712" calcext:value-type="float">
            <text:p>7712</text:p>
          </table:table-cell>
          <table:table-cell table:formula="of:=[.B441]-[.B$2]" office:value-type="float" office:value="39.9221999645233" calcext:value-type="float">
            <text:p>39.9221999645</text:p>
          </table:table-cell>
          <table:table-cell table:formula="of:=[.D441]/([.E441]-[.E440])" office:value-type="float" office:value="65871.7863851486" calcext:value-type="float">
            <text:p>65871.7863851486</text:p>
          </table:table-cell>
          <table:table-cell table:formula="of:=[.E441]-[.E440]" office:value-type="float" office:value="0.11707592010498" calcext:value-type="float">
            <text:p>0.117075920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97475.0232" calcext:value-type="float">
            <text:p>1456097475.0232</text:p>
          </table:table-cell>
          <table:table-cell office:value-type="float" office:value="1456097475.02446" calcext:value-type="float">
            <text:p>1456097475.02446</text:p>
          </table:table-cell>
          <table:table-cell office:value-type="float" office:value="7640" calcext:value-type="float">
            <text:p>7640</text:p>
          </table:table-cell>
          <table:table-cell table:formula="of:=[.B442]-[.B$2]" office:value-type="float" office:value="40.0386109352112" calcext:value-type="float">
            <text:p>40.0386109352</text:p>
          </table:table-cell>
          <table:table-cell table:formula="of:=[.D442]/([.E442]-[.E441])" office:value-type="float" office:value="65629.5532530624" calcext:value-type="float">
            <text:p>65629.5532530624</text:p>
          </table:table-cell>
          <table:table-cell table:formula="of:=[.E442]-[.E441]" office:value-type="float" office:value="0.116410970687866" calcext:value-type="float">
            <text:p>0.11641097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97475.13942" calcext:value-type="float">
            <text:p>1456097475.13942</text:p>
          </table:table-cell>
          <table:table-cell office:value-type="float" office:value="1456097475.14068" calcext:value-type="float">
            <text:p>1456097475.14068</text:p>
          </table:table-cell>
          <table:table-cell office:value-type="float" office:value="7560" calcext:value-type="float">
            <text:p>7560</text:p>
          </table:table-cell>
          <table:table-cell table:formula="of:=[.B443]-[.B$2]" office:value-type="float" office:value="40.1548264026642" calcext:value-type="float">
            <text:p>40.1548264027</text:p>
          </table:table-cell>
          <table:table-cell table:formula="of:=[.D443]/([.E443]-[.E442])" office:value-type="float" office:value="65051.5819080385" calcext:value-type="float">
            <text:p>65051.5819080385</text:p>
          </table:table-cell>
          <table:table-cell table:formula="of:=[.E443]-[.E442]" office:value-type="float" office:value="0.116215467453003" calcext:value-type="float">
            <text:p>0.116215467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97475.25319" calcext:value-type="float">
            <text:p>1456097475.25319</text:p>
          </table:table-cell>
          <table:table-cell office:value-type="float" office:value="1456097475.25446" calcext:value-type="float">
            <text:p>1456097475.25446</text:p>
          </table:table-cell>
          <table:table-cell office:value-type="float" office:value="7472" calcext:value-type="float">
            <text:p>7472</text:p>
          </table:table-cell>
          <table:table-cell table:formula="of:=[.B444]-[.B$2]" office:value-type="float" office:value="40.2685997486114" calcext:value-type="float">
            <text:p>40.2685997486</text:p>
          </table:table-cell>
          <table:table-cell table:formula="of:=[.D444]/([.E444]-[.E443])" office:value-type="float" office:value="65674.4331265717" calcext:value-type="float">
            <text:p>65674.4331265717</text:p>
          </table:table-cell>
          <table:table-cell table:formula="of:=[.E444]-[.E443]" office:value-type="float" office:value="0.113773345947266" calcext:value-type="float">
            <text:p>0.11377334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97475.36677" calcext:value-type="float">
            <text:p>1456097475.36677</text:p>
          </table:table-cell>
          <table:table-cell office:value-type="float" office:value="1456097475.36803" calcext:value-type="float">
            <text:p>1456097475.36803</text:p>
          </table:table-cell>
          <table:table-cell office:value-type="float" office:value="7376" calcext:value-type="float">
            <text:p>7376</text:p>
          </table:table-cell>
          <table:table-cell table:formula="of:=[.B445]-[.B$2]" office:value-type="float" office:value="40.3821754455566" calcext:value-type="float">
            <text:p>40.3821754456</text:p>
          </table:table-cell>
          <table:table-cell table:formula="of:=[.D445]/([.E445]-[.E444])" office:value-type="float" office:value="64943.47116848" calcext:value-type="float">
            <text:p>64943.47116848</text:p>
          </table:table-cell>
          <table:table-cell table:formula="of:=[.E445]-[.E444]" office:value-type="float" office:value="0.11357569694519" calcext:value-type="float">
            <text:p>0.11357569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97475.47868" calcext:value-type="float">
            <text:p>1456097475.47868</text:p>
          </table:table-cell>
          <table:table-cell office:value-type="float" office:value="1456097475.47993" calcext:value-type="float">
            <text:p>1456097475.47993</text:p>
          </table:table-cell>
          <table:table-cell office:value-type="float" office:value="7272" calcext:value-type="float">
            <text:p>7272</text:p>
          </table:table-cell>
          <table:table-cell table:formula="of:=[.B446]-[.B$2]" office:value-type="float" office:value="40.4940860271454" calcext:value-type="float">
            <text:p>40.4940860271</text:p>
          </table:table-cell>
          <table:table-cell table:formula="of:=[.D446]/([.E446]-[.E445])" office:value-type="float" office:value="64980.4504342898" calcext:value-type="float">
            <text:p>64980.4504342898</text:p>
          </table:table-cell>
          <table:table-cell table:formula="of:=[.E446]-[.E445]" office:value-type="float" office:value="0.111910581588745" calcext:value-type="float">
            <text:p>0.11191058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97475.58929" calcext:value-type="float">
            <text:p>1456097475.58929</text:p>
          </table:table-cell>
          <table:table-cell office:value-type="float" office:value="1456097475.59054" calcext:value-type="float">
            <text:p>1456097475.59054</text:p>
          </table:table-cell>
          <table:table-cell office:value-type="float" office:value="7168" calcext:value-type="float">
            <text:p>7168</text:p>
          </table:table-cell>
          <table:table-cell table:formula="of:=[.B447]-[.B$2]" office:value-type="float" office:value="40.6047012805939" calcext:value-type="float">
            <text:p>40.6047012806</text:p>
          </table:table-cell>
          <table:table-cell table:formula="of:=[.D447]/([.E447]-[.E446])" office:value-type="float" office:value="64801.1894972346" calcext:value-type="float">
            <text:p>64801.1894972346</text:p>
          </table:table-cell>
          <table:table-cell table:formula="of:=[.E447]-[.E446]" office:value-type="float" office:value="0.110615253448486" calcext:value-type="float">
            <text:p>0.11061525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97475.69851" calcext:value-type="float">
            <text:p>1456097475.69851</text:p>
          </table:table-cell>
          <table:table-cell office:value-type="float" office:value="1456097475.69979" calcext:value-type="float">
            <text:p>1456097475.69979</text:p>
          </table:table-cell>
          <table:table-cell office:value-type="float" office:value="7048" calcext:value-type="float">
            <text:p>7048</text:p>
          </table:table-cell>
          <table:table-cell table:formula="of:=[.B448]-[.B$2]" office:value-type="float" office:value="40.7139208316803" calcext:value-type="float">
            <text:p>40.7139208317</text:p>
          </table:table-cell>
          <table:table-cell table:formula="of:=[.D448]/([.E448]-[.E447])" office:value-type="float" office:value="64530.5710368915" calcext:value-type="float">
            <text:p>64530.5710368915</text:p>
          </table:table-cell>
          <table:table-cell table:formula="of:=[.E448]-[.E447]" office:value-type="float" office:value="0.109219551086426" calcext:value-type="float">
            <text:p>0.10921955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97475.80634" calcext:value-type="float">
            <text:p>1456097475.80634</text:p>
          </table:table-cell>
          <table:table-cell office:value-type="float" office:value="1456097475.80763" calcext:value-type="float">
            <text:p>1456097475.80763</text:p>
          </table:table-cell>
          <table:table-cell office:value-type="float" office:value="6936" calcext:value-type="float">
            <text:p>6936</text:p>
          </table:table-cell>
          <table:table-cell table:formula="of:=[.B449]-[.B$2]" office:value-type="float" office:value="40.8217499256134" calcext:value-type="float">
            <text:p>40.8217499256</text:p>
          </table:table-cell>
          <table:table-cell table:formula="of:=[.D449]/([.E449]-[.E448])" office:value-type="float" office:value="64324.0126296798" calcext:value-type="float">
            <text:p>64324.0126296798</text:p>
          </table:table-cell>
          <table:table-cell table:formula="of:=[.E449]-[.E448]" office:value-type="float" office:value="0.107829093933105" calcext:value-type="float">
            <text:p>0.10782909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97475.91234" calcext:value-type="float">
            <text:p>1456097475.91234</text:p>
          </table:table-cell>
          <table:table-cell office:value-type="float" office:value="1456097475.91358" calcext:value-type="float">
            <text:p>1456097475.91358</text:p>
          </table:table-cell>
          <table:table-cell office:value-type="float" office:value="6816" calcext:value-type="float">
            <text:p>6816</text:p>
          </table:table-cell>
          <table:table-cell table:formula="of:=[.B450]-[.B$2]" office:value-type="float" office:value="40.9277484416962" calcext:value-type="float">
            <text:p>40.9277484417</text:p>
          </table:table-cell>
          <table:table-cell table:formula="of:=[.D450]/([.E450]-[.E449])" office:value-type="float" office:value="64302.7869812636" calcext:value-type="float">
            <text:p>64302.7869812636</text:p>
          </table:table-cell>
          <table:table-cell table:formula="of:=[.E450]-[.E449]" office:value-type="float" office:value="0.105998516082764" calcext:value-type="float">
            <text:p>0.10599851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97476.01647" calcext:value-type="float">
            <text:p>1456097476.01647</text:p>
          </table:table-cell>
          <table:table-cell office:value-type="float" office:value="1456097476.01778" calcext:value-type="float">
            <text:p>1456097476.01778</text:p>
          </table:table-cell>
          <table:table-cell office:value-type="float" office:value="6696" calcext:value-type="float">
            <text:p>6696</text:p>
          </table:table-cell>
          <table:table-cell table:formula="of:=[.B451]-[.B$2]" office:value-type="float" office:value="41.031881570816" calcext:value-type="float">
            <text:p>41.0318815708</text:p>
          </table:table-cell>
          <table:table-cell table:formula="of:=[.D451]/([.E451]-[.E450])" office:value-type="float" office:value="64302.3027982947" calcext:value-type="float">
            <text:p>64302.3027982947</text:p>
          </table:table-cell>
          <table:table-cell table:formula="of:=[.E451]-[.E450]" office:value-type="float" office:value="0.104133129119873" calcext:value-type="float">
            <text:p>0.10413312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97476.11875" calcext:value-type="float">
            <text:p>1456097476.11875</text:p>
          </table:table-cell>
          <table:table-cell office:value-type="float" office:value="1456097476.12002" calcext:value-type="float">
            <text:p>1456097476.12002</text:p>
          </table:table-cell>
          <table:table-cell office:value-type="float" office:value="6568" calcext:value-type="float">
            <text:p>6568</text:p>
          </table:table-cell>
          <table:table-cell table:formula="of:=[.B452]-[.B$2]" office:value-type="float" office:value="41.1341564655304" calcext:value-type="float">
            <text:p>41.1341564655</text:p>
          </table:table-cell>
          <table:table-cell table:formula="of:=[.D452]/([.E452]-[.E451])" office:value-type="float" office:value="64219.083464655" calcext:value-type="float">
            <text:p>64219.083464655</text:p>
          </table:table-cell>
          <table:table-cell table:formula="of:=[.E452]-[.E451]" office:value-type="float" office:value="0.102274894714355" calcext:value-type="float">
            <text:p>0.10227489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97476.21849" calcext:value-type="float">
            <text:p>1456097476.21849</text:p>
          </table:table-cell>
          <table:table-cell office:value-type="float" office:value="1456097476.21975" calcext:value-type="float">
            <text:p>1456097476.21975</text:p>
          </table:table-cell>
          <table:table-cell office:value-type="float" office:value="6448" calcext:value-type="float">
            <text:p>6448</text:p>
          </table:table-cell>
          <table:table-cell table:formula="of:=[.B453]-[.B$2]" office:value-type="float" office:value="41.2338950634003" calcext:value-type="float">
            <text:p>41.2338950634</text:p>
          </table:table-cell>
          <table:table-cell table:formula="of:=[.D453]/([.E453]-[.E452])" office:value-type="float" office:value="64648.9938470218" calcext:value-type="float">
            <text:p>64648.9938470218</text:p>
          </table:table-cell>
          <table:table-cell table:formula="of:=[.E453]-[.E452]" office:value-type="float" office:value="0.0997385978698731" calcext:value-type="float">
            <text:p>0.099738597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97476.3173" calcext:value-type="float">
            <text:p>1456097476.3173</text:p>
          </table:table-cell>
          <table:table-cell office:value-type="float" office:value="1456097476.31857" calcext:value-type="float">
            <text:p>1456097476.31857</text:p>
          </table:table-cell>
          <table:table-cell office:value-type="float" office:value="6328" calcext:value-type="float">
            <text:p>6328</text:p>
          </table:table-cell>
          <table:table-cell table:formula="of:=[.B454]-[.B$2]" office:value-type="float" office:value="41.332704782486" calcext:value-type="float">
            <text:p>41.3327047825</text:p>
          </table:table-cell>
          <table:table-cell table:formula="of:=[.D454]/([.E454]-[.E453])" office:value-type="float" office:value="64042.2830724982" calcext:value-type="float">
            <text:p>64042.2830724982</text:p>
          </table:table-cell>
          <table:table-cell table:formula="of:=[.E454]-[.E453]" office:value-type="float" office:value="0.0988097190856934" calcext:value-type="float">
            <text:p>0.098809719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97476.41443" calcext:value-type="float">
            <text:p>1456097476.41443</text:p>
          </table:table-cell>
          <table:table-cell office:value-type="float" office:value="1456097476.41581" calcext:value-type="float">
            <text:p>1456097476.41581</text:p>
          </table:table-cell>
          <table:table-cell office:value-type="float" office:value="6208" calcext:value-type="float">
            <text:p>6208</text:p>
          </table:table-cell>
          <table:table-cell table:formula="of:=[.B455]-[.B$2]" office:value-type="float" office:value="41.429842710495" calcext:value-type="float">
            <text:p>41.4298427105</text:p>
          </table:table-cell>
          <table:table-cell table:formula="of:=[.D455]/([.E455]-[.E454])" office:value-type="float" office:value="63909.1251711967" calcext:value-type="float">
            <text:p>63909.1251711967</text:p>
          </table:table-cell>
          <table:table-cell table:formula="of:=[.E455]-[.E454]" office:value-type="float" office:value="0.0971379280090332" calcext:value-type="float">
            <text:p>0.0971379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97476.51011" calcext:value-type="float">
            <text:p>1456097476.51011</text:p>
          </table:table-cell>
          <table:table-cell office:value-type="float" office:value="1456097476.51137" calcext:value-type="float">
            <text:p>1456097476.51137</text:p>
          </table:table-cell>
          <table:table-cell office:value-type="float" office:value="6088" calcext:value-type="float">
            <text:p>6088</text:p>
          </table:table-cell>
          <table:table-cell table:formula="of:=[.B456]-[.B$2]" office:value-type="float" office:value="41.5255205631256" calcext:value-type="float">
            <text:p>41.5255205631</text:p>
          </table:table-cell>
          <table:table-cell table:formula="of:=[.D456]/([.E456]-[.E455])" office:value-type="float" office:value="63630.1906095659" calcext:value-type="float">
            <text:p>63630.1906095659</text:p>
          </table:table-cell>
          <table:table-cell table:formula="of:=[.E456]-[.E455]" office:value-type="float" office:value="0.0956778526306152" calcext:value-type="float">
            <text:p>0.095677852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97476.60347" calcext:value-type="float">
            <text:p>1456097476.60347</text:p>
          </table:table-cell>
          <table:table-cell office:value-type="float" office:value="1456097476.60483" calcext:value-type="float">
            <text:p>1456097476.60483</text:p>
          </table:table-cell>
          <table:table-cell office:value-type="float" office:value="5968" calcext:value-type="float">
            <text:p>5968</text:p>
          </table:table-cell>
          <table:table-cell table:formula="of:=[.B457]-[.B$2]" office:value-type="float" office:value="41.6188824176788" calcext:value-type="float">
            <text:p>41.6188824177</text:p>
          </table:table-cell>
          <table:table-cell table:formula="of:=[.D457]/([.E457]-[.E456])" office:value-type="float" office:value="63923.3231661849" calcext:value-type="float">
            <text:p>63923.3231661849</text:p>
          </table:table-cell>
          <table:table-cell table:formula="of:=[.E457]-[.E456]" office:value-type="float" office:value="0.0933618545532227" calcext:value-type="float">
            <text:p>0.093361854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97476.69624" calcext:value-type="float">
            <text:p>1456097476.69624</text:p>
          </table:table-cell>
          <table:table-cell office:value-type="float" office:value="1456097476.69758" calcext:value-type="float">
            <text:p>1456097476.69758</text:p>
          </table:table-cell>
          <table:table-cell office:value-type="float" office:value="5848" calcext:value-type="float">
            <text:p>5848</text:p>
          </table:table-cell>
          <table:table-cell table:formula="of:=[.B458]-[.B$2]" office:value-type="float" office:value="41.7116510868073" calcext:value-type="float">
            <text:p>41.7116510868</text:p>
          </table:table-cell>
          <table:table-cell table:formula="of:=[.D458]/([.E458]-[.E457])" office:value-type="float" office:value="63038.5242662555" calcext:value-type="float">
            <text:p>63038.5242662555</text:p>
          </table:table-cell>
          <table:table-cell table:formula="of:=[.E458]-[.E457]" office:value-type="float" office:value="0.092768669128418" calcext:value-type="float">
            <text:p>0.09276866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97476.78612" calcext:value-type="float">
            <text:p>1456097476.78612</text:p>
          </table:table-cell>
          <table:table-cell office:value-type="float" office:value="1456097476.78738" calcext:value-type="float">
            <text:p>1456097476.78738</text:p>
          </table:table-cell>
          <table:table-cell office:value-type="float" office:value="5736" calcext:value-type="float">
            <text:p>5736</text:p>
          </table:table-cell>
          <table:table-cell table:formula="of:=[.B459]-[.B$2]" office:value-type="float" office:value="41.801531791687" calcext:value-type="float">
            <text:p>41.8015317917</text:p>
          </table:table-cell>
          <table:table-cell table:formula="of:=[.D459]/([.E459]-[.E458])" office:value-type="float" office:value="63817.9240769576" calcext:value-type="float">
            <text:p>63817.9240769576</text:p>
          </table:table-cell>
          <table:table-cell table:formula="of:=[.E459]-[.E458]" office:value-type="float" office:value="0.0898807048797607" calcext:value-type="float">
            <text:p>0.089880704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97476.87474" calcext:value-type="float">
            <text:p>1456097476.87474</text:p>
          </table:table-cell>
          <table:table-cell office:value-type="float" office:value="1456097476.87616" calcext:value-type="float">
            <text:p>1456097476.87616</text:p>
          </table:table-cell>
          <table:table-cell office:value-type="float" office:value="5632" calcext:value-type="float">
            <text:p>5632</text:p>
          </table:table-cell>
          <table:table-cell table:formula="of:=[.B460]-[.B$2]" office:value-type="float" office:value="41.890150308609" calcext:value-type="float">
            <text:p>41.8901503086</text:p>
          </table:table-cell>
          <table:table-cell table:formula="of:=[.D460]/([.E460]-[.E459])" office:value-type="float" office:value="63553.3091233895" calcext:value-type="float">
            <text:p>63553.3091233895</text:p>
          </table:table-cell>
          <table:table-cell table:formula="of:=[.E460]-[.E459]" office:value-type="float" office:value="0.0886185169219971" calcext:value-type="float">
            <text:p>0.088618516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97476.96241" calcext:value-type="float">
            <text:p>1456097476.96241</text:p>
          </table:table-cell>
          <table:table-cell office:value-type="float" office:value="1456097476.96371" calcext:value-type="float">
            <text:p>1456097476.96371</text:p>
          </table:table-cell>
          <table:table-cell office:value-type="float" office:value="5528" calcext:value-type="float">
            <text:p>5528</text:p>
          </table:table-cell>
          <table:table-cell table:formula="of:=[.B461]-[.B$2]" office:value-type="float" office:value="41.9778151512146" calcext:value-type="float">
            <text:p>41.9778151512</text:p>
          </table:table-cell>
          <table:table-cell table:formula="of:=[.D461]/([.E461]-[.E460])" office:value-type="float" office:value="63058.3462616911" calcext:value-type="float">
            <text:p>63058.3462616911</text:p>
          </table:table-cell>
          <table:table-cell table:formula="of:=[.E461]-[.E460]" office:value-type="float" office:value="0.0876648426055908" calcext:value-type="float">
            <text:p>0.08766484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97477.04835" calcext:value-type="float">
            <text:p>1456097477.04835</text:p>
          </table:table-cell>
          <table:table-cell office:value-type="float" office:value="1456097477.04958" calcext:value-type="float">
            <text:p>1456097477.04958</text:p>
          </table:table-cell>
          <table:table-cell office:value-type="float" office:value="5424" calcext:value-type="float">
            <text:p>5424</text:p>
          </table:table-cell>
          <table:table-cell table:formula="of:=[.B462]-[.B$2]" office:value-type="float" office:value="42.0637576580048" calcext:value-type="float">
            <text:p>42.063757658</text:p>
          </table:table-cell>
          <table:table-cell table:formula="of:=[.D462]/([.E462]-[.E461])" office:value-type="float" office:value="63111.9594084373" calcext:value-type="float">
            <text:p>63111.9594084373</text:p>
          </table:table-cell>
          <table:table-cell table:formula="of:=[.E462]-[.E461]" office:value-type="float" office:value="0.0859425067901611" calcext:value-type="float">
            <text:p>0.08594250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97477.13239" calcext:value-type="float">
            <text:p>1456097477.13239</text:p>
          </table:table-cell>
          <table:table-cell office:value-type="float" office:value="1456097477.13365" calcext:value-type="float">
            <text:p>1456097477.13365</text:p>
          </table:table-cell>
          <table:table-cell office:value-type="float" office:value="5328" calcext:value-type="float">
            <text:p>5328</text:p>
          </table:table-cell>
          <table:table-cell table:formula="of:=[.B463]-[.B$2]" office:value-type="float" office:value="42.1478018760681" calcext:value-type="float">
            <text:p>42.1478018761</text:p>
          </table:table-cell>
          <table:table-cell table:formula="of:=[.D463]/([.E463]-[.E462])" office:value-type="float" office:value="63395.1998456768" calcext:value-type="float">
            <text:p>63395.1998456768</text:p>
          </table:table-cell>
          <table:table-cell table:formula="of:=[.E463]-[.E462]" office:value-type="float" office:value="0.0840442180633545" calcext:value-type="float">
            <text:p>0.08404421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97477.21522" calcext:value-type="float">
            <text:p>1456097477.21522</text:p>
          </table:table-cell>
          <table:table-cell office:value-type="float" office:value="1456097477.21668" calcext:value-type="float">
            <text:p>1456097477.21668</text:p>
          </table:table-cell>
          <table:table-cell office:value-type="float" office:value="5232" calcext:value-type="float">
            <text:p>5232</text:p>
          </table:table-cell>
          <table:table-cell table:formula="of:=[.B464]-[.B$2]" office:value-type="float" office:value="42.2306289672852" calcext:value-type="float">
            <text:p>42.2306289673</text:p>
          </table:table-cell>
          <table:table-cell table:formula="of:=[.D464]/([.E464]-[.E463])" office:value-type="float" office:value="63167.7380325962" calcext:value-type="float">
            <text:p>63167.7380325962</text:p>
          </table:table-cell>
          <table:table-cell table:formula="of:=[.E464]-[.E463]" office:value-type="float" office:value="0.082827091217041" calcext:value-type="float">
            <text:p>0.08282709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97477.29657" calcext:value-type="float">
            <text:p>1456097477.29657</text:p>
          </table:table-cell>
          <table:table-cell office:value-type="float" office:value="1456097477.29783" calcext:value-type="float">
            <text:p>1456097477.29783</text:p>
          </table:table-cell>
          <table:table-cell office:value-type="float" office:value="5144" calcext:value-type="float">
            <text:p>5144</text:p>
          </table:table-cell>
          <table:table-cell table:formula="of:=[.B465]-[.B$2]" office:value-type="float" office:value="42.311980009079" calcext:value-type="float">
            <text:p>42.3119800091</text:p>
          </table:table-cell>
          <table:table-cell table:formula="of:=[.D465]/([.E465]-[.E464])" office:value-type="float" office:value="63232.1342981322" calcext:value-type="float">
            <text:p>63232.1342981322</text:p>
          </table:table-cell>
          <table:table-cell table:formula="of:=[.E465]-[.E464]" office:value-type="float" office:value="0.0813510417938232" calcext:value-type="float">
            <text:p>0.08135104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97477.37731" calcext:value-type="float">
            <text:p>1456097477.37731</text:p>
          </table:table-cell>
          <table:table-cell office:value-type="float" office:value="1456097477.3786" calcext:value-type="float">
            <text:p>1456097477.3786</text:p>
          </table:table-cell>
          <table:table-cell office:value-type="float" office:value="5064" calcext:value-type="float">
            <text:p>5064</text:p>
          </table:table-cell>
          <table:table-cell table:formula="of:=[.B466]-[.B$2]" office:value-type="float" office:value="42.3927187919617" calcext:value-type="float">
            <text:p>42.392718792</text:p>
          </table:table-cell>
          <table:table-cell table:formula="of:=[.D466]/([.E466]-[.E465])" office:value-type="float" office:value="62720.7869526315" calcext:value-type="float">
            <text:p>62720.7869526315</text:p>
          </table:table-cell>
          <table:table-cell table:formula="of:=[.E466]-[.E465]" office:value-type="float" office:value="0.0807387828826904" calcext:value-type="float">
            <text:p>0.080738782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97477.4569" calcext:value-type="float">
            <text:p>1456097477.4569</text:p>
          </table:table-cell>
          <table:table-cell office:value-type="float" office:value="1456097477.45815" calcext:value-type="float">
            <text:p>1456097477.45815</text:p>
          </table:table-cell>
          <table:table-cell office:value-type="float" office:value="4984" calcext:value-type="float">
            <text:p>4984</text:p>
          </table:table-cell>
          <table:table-cell table:formula="of:=[.B467]-[.B$2]" office:value-type="float" office:value="42.4723052978516" calcext:value-type="float">
            <text:p>42.4723052979</text:p>
          </table:table-cell>
          <table:table-cell table:formula="of:=[.D467]/([.E467]-[.E466])" office:value-type="float" office:value="62623.681543393" calcext:value-type="float">
            <text:p>62623.681543393</text:p>
          </table:table-cell>
          <table:table-cell table:formula="of:=[.E467]-[.E466]" office:value-type="float" office:value="0.0795865058898926" calcext:value-type="float">
            <text:p>0.07958650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97477.53461" calcext:value-type="float">
            <text:p>1456097477.53461</text:p>
          </table:table-cell>
          <table:table-cell office:value-type="float" office:value="1456097477.53602" calcext:value-type="float">
            <text:p>1456097477.53602</text:p>
          </table:table-cell>
          <table:table-cell office:value-type="float" office:value="4904" calcext:value-type="float">
            <text:p>4904</text:p>
          </table:table-cell>
          <table:table-cell table:formula="of:=[.B468]-[.B$2]" office:value-type="float" office:value="42.5500206947327" calcext:value-type="float">
            <text:p>42.5500206947</text:p>
          </table:table-cell>
          <table:table-cell table:formula="of:=[.D468]/([.E468]-[.E467])" office:value-type="float" office:value="63102.038937054" calcext:value-type="float">
            <text:p>63102.038937054</text:p>
          </table:table-cell>
          <table:table-cell table:formula="of:=[.E468]-[.E467]" office:value-type="float" office:value="0.0777153968811035" calcext:value-type="float">
            <text:p>0.07771539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97477.61103" calcext:value-type="float">
            <text:p>1456097477.61103</text:p>
          </table:table-cell>
          <table:table-cell office:value-type="float" office:value="1456097477.6123" calcext:value-type="float">
            <text:p>1456097477.6123</text:p>
          </table:table-cell>
          <table:table-cell office:value-type="float" office:value="4832" calcext:value-type="float">
            <text:p>4832</text:p>
          </table:table-cell>
          <table:table-cell table:formula="of:=[.B469]-[.B$2]" office:value-type="float" office:value="42.6264367103577" calcext:value-type="float">
            <text:p>42.6264367104</text:p>
          </table:table-cell>
          <table:table-cell table:formula="of:=[.D469]/([.E469]-[.E468])" office:value-type="float" office:value="63232.8178913738" calcext:value-type="float">
            <text:p>63232.8178913738</text:p>
          </table:table-cell>
          <table:table-cell table:formula="of:=[.E469]-[.E468]" office:value-type="float" office:value="0.076416015625" calcext:value-type="float">
            <text:p>0.07641601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97477.68762" calcext:value-type="float">
            <text:p>1456097477.68762</text:p>
          </table:table-cell>
          <table:table-cell office:value-type="float" office:value="1456097477.68891" calcext:value-type="float">
            <text:p>1456097477.68891</text:p>
          </table:table-cell>
          <table:table-cell office:value-type="float" office:value="4768" calcext:value-type="float">
            <text:p>4768</text:p>
          </table:table-cell>
          <table:table-cell table:formula="of:=[.B470]-[.B$2]" office:value-type="float" office:value="42.7030274868011" calcext:value-type="float">
            <text:p>42.7030274868</text:p>
          </table:table-cell>
          <table:table-cell table:formula="of:=[.D470]/([.E470]-[.E469])" office:value-type="float" office:value="62252.9268066429" calcext:value-type="float">
            <text:p>62252.9268066429</text:p>
          </table:table-cell>
          <table:table-cell table:formula="of:=[.E470]-[.E469]" office:value-type="float" office:value="0.0765907764434814" calcext:value-type="float">
            <text:p>0.07659077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97477.76257" calcext:value-type="float">
            <text:p>1456097477.76257</text:p>
          </table:table-cell>
          <table:table-cell office:value-type="float" office:value="1456097477.76386" calcext:value-type="float">
            <text:p>1456097477.76386</text:p>
          </table:table-cell>
          <table:table-cell office:value-type="float" office:value="4704" calcext:value-type="float">
            <text:p>4704</text:p>
          </table:table-cell>
          <table:table-cell table:formula="of:=[.B471]-[.B$2]" office:value-type="float" office:value="42.7779784202576" calcext:value-type="float">
            <text:p>42.7779784203</text:p>
          </table:table-cell>
          <table:table-cell table:formula="of:=[.D471]/([.E471]-[.E470])" office:value-type="float" office:value="62761.059576864" calcext:value-type="float">
            <text:p>62761.059576864</text:p>
          </table:table-cell>
          <table:table-cell table:formula="of:=[.E471]-[.E470]" office:value-type="float" office:value="0.0749509334564209" calcext:value-type="float">
            <text:p>0.074950933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97477.83632" calcext:value-type="float">
            <text:p>1456097477.83632</text:p>
          </table:table-cell>
          <table:table-cell office:value-type="float" office:value="1456097477.8376" calcext:value-type="float">
            <text:p>1456097477.8376</text:p>
          </table:table-cell>
          <table:table-cell office:value-type="float" office:value="4648" calcext:value-type="float">
            <text:p>4648</text:p>
          </table:table-cell>
          <table:table-cell table:formula="of:=[.B472]-[.B$2]" office:value-type="float" office:value="42.851729631424" calcext:value-type="float">
            <text:p>42.8517296314</text:p>
          </table:table-cell>
          <table:table-cell table:formula="of:=[.D472]/([.E472]-[.E471])" office:value-type="float" office:value="63022.6938173825" calcext:value-type="float">
            <text:p>63022.6938173825</text:p>
          </table:table-cell>
          <table:table-cell table:formula="of:=[.E472]-[.E471]" office:value-type="float" office:value="0.0737512111663818" calcext:value-type="float">
            <text:p>0.07375121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97477.90948" calcext:value-type="float">
            <text:p>1456097477.90948</text:p>
          </table:table-cell>
          <table:table-cell office:value-type="float" office:value="1456097477.9108" calcext:value-type="float">
            <text:p>1456097477.9108</text:p>
          </table:table-cell>
          <table:table-cell office:value-type="float" office:value="4592" calcext:value-type="float">
            <text:p>4592</text:p>
          </table:table-cell>
          <table:table-cell table:formula="of:=[.B473]-[.B$2]" office:value-type="float" office:value="42.9248905181885" calcext:value-type="float">
            <text:p>42.9248905182</text:p>
          </table:table-cell>
          <table:table-cell table:formula="of:=[.D473]/([.E473]-[.E472])" office:value-type="float" office:value="62765.7783151219" calcext:value-type="float">
            <text:p>62765.7783151219</text:p>
          </table:table-cell>
          <table:table-cell table:formula="of:=[.E473]-[.E472]" office:value-type="float" office:value="0.0731608867645264" calcext:value-type="float">
            <text:p>0.073160886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97477.98245" calcext:value-type="float">
            <text:p>1456097477.98245</text:p>
          </table:table-cell>
          <table:table-cell office:value-type="float" office:value="1456097477.98374" calcext:value-type="float">
            <text:p>1456097477.98374</text:p>
          </table:table-cell>
          <table:table-cell office:value-type="float" office:value="4544" calcext:value-type="float">
            <text:p>4544</text:p>
          </table:table-cell>
          <table:table-cell table:formula="of:=[.B474]-[.B$2]" office:value-type="float" office:value="42.9978611469269" calcext:value-type="float">
            <text:p>42.9978611469</text:p>
          </table:table-cell>
          <table:table-cell table:formula="of:=[.D474]/([.E474]-[.E473])" office:value-type="float" office:value="62271.6300868128" calcext:value-type="float">
            <text:p>62271.6300868128</text:p>
          </table:table-cell>
          <table:table-cell table:formula="of:=[.E474]-[.E473]" office:value-type="float" office:value="0.0729706287384033" calcext:value-type="float">
            <text:p>0.07297062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97478.05316" calcext:value-type="float">
            <text:p>1456097478.05316</text:p>
          </table:table-cell>
          <table:table-cell office:value-type="float" office:value="1456097478.05446" calcext:value-type="float">
            <text:p>1456097478.05446</text:p>
          </table:table-cell>
          <table:table-cell office:value-type="float" office:value="4504" calcext:value-type="float">
            <text:p>4504</text:p>
          </table:table-cell>
          <table:table-cell table:formula="of:=[.B475]-[.B$2]" office:value-type="float" office:value="43.0685703754425" calcext:value-type="float">
            <text:p>43.0685703754</text:p>
          </table:table-cell>
          <table:table-cell table:formula="of:=[.D475]/([.E475]-[.E474])" office:value-type="float" office:value="63697.4846784635" calcext:value-type="float">
            <text:p>63697.4846784635</text:p>
          </table:table-cell>
          <table:table-cell table:formula="of:=[.E475]-[.E474]" office:value-type="float" office:value="0.070709228515625" calcext:value-type="float">
            <text:p>0.07070922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97478.12439" calcext:value-type="float">
            <text:p>1456097478.12439</text:p>
          </table:table-cell>
          <table:table-cell office:value-type="float" office:value="1456097478.12581" calcext:value-type="float">
            <text:p>1456097478.12581</text:p>
          </table:table-cell>
          <table:table-cell office:value-type="float" office:value="4464" calcext:value-type="float">
            <text:p>4464</text:p>
          </table:table-cell>
          <table:table-cell table:formula="of:=[.B476]-[.B$2]" office:value-type="float" office:value="43.139799118042" calcext:value-type="float">
            <text:p>43.139799118</text:p>
          </table:table-cell>
          <table:table-cell table:formula="of:=[.D476]/([.E476]-[.E475])" office:value-type="float" office:value="62671.329537581" calcext:value-type="float">
            <text:p>62671.329537581</text:p>
          </table:table-cell>
          <table:table-cell table:formula="of:=[.E476]-[.E475]" office:value-type="float" office:value="0.0712287425994873" calcext:value-type="float">
            <text:p>0.07122874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97478.19461" calcext:value-type="float">
            <text:p>1456097478.19461</text:p>
          </table:table-cell>
          <table:table-cell office:value-type="float" office:value="1456097478.19595" calcext:value-type="float">
            <text:p>1456097478.19595</text:p>
          </table:table-cell>
          <table:table-cell office:value-type="float" office:value="4424" calcext:value-type="float">
            <text:p>4424</text:p>
          </table:table-cell>
          <table:table-cell table:formula="of:=[.B477]-[.B$2]" office:value-type="float" office:value="43.2100188732147" calcext:value-type="float">
            <text:p>43.2100188732</text:p>
          </table:table-cell>
          <table:table-cell table:formula="of:=[.D477]/([.E477]-[.E476])" office:value-type="float" office:value="63002.2133958978" calcext:value-type="float">
            <text:p>63002.2133958978</text:p>
          </table:table-cell>
          <table:table-cell table:formula="of:=[.E477]-[.E476]" office:value-type="float" office:value="0.0702197551727295" calcext:value-type="float">
            <text:p>0.07021975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97478.26387" calcext:value-type="float">
            <text:p>1456097478.26387</text:p>
          </table:table-cell>
          <table:table-cell office:value-type="float" office:value="1456097478.26514" calcext:value-type="float">
            <text:p>1456097478.26514</text:p>
          </table:table-cell>
          <table:table-cell office:value-type="float" office:value="4400" calcext:value-type="float">
            <text:p>4400</text:p>
          </table:table-cell>
          <table:table-cell table:formula="of:=[.B478]-[.B$2]" office:value-type="float" office:value="43.2792809009552" calcext:value-type="float">
            <text:p>43.279280901</text:p>
          </table:table-cell>
          <table:table-cell table:formula="of:=[.D478]/([.E478]-[.E477])" office:value-type="float" office:value="63526.8724226006" calcext:value-type="float">
            <text:p>63526.8724226006</text:p>
          </table:table-cell>
          <table:table-cell table:formula="of:=[.E478]-[.E477]" office:value-type="float" office:value="0.0692620277404785" calcext:value-type="float">
            <text:p>0.06926202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97478.33404" calcext:value-type="float">
            <text:p>1456097478.33404</text:p>
          </table:table-cell>
          <table:table-cell office:value-type="float" office:value="1456097478.33527" calcext:value-type="float">
            <text:p>1456097478.33527</text:p>
          </table:table-cell>
          <table:table-cell office:value-type="float" office:value="4368" calcext:value-type="float">
            <text:p>4368</text:p>
          </table:table-cell>
          <table:table-cell table:formula="of:=[.B479]-[.B$2]" office:value-type="float" office:value="43.349447965622" calcext:value-type="float">
            <text:p>43.3494479656</text:p>
          </table:table-cell>
          <table:table-cell table:formula="of:=[.D479]/([.E479]-[.E478])" office:value-type="float" office:value="62251.428369498" calcext:value-type="float">
            <text:p>62251.428369498</text:p>
          </table:table-cell>
          <table:table-cell table:formula="of:=[.E479]-[.E478]" office:value-type="float" office:value="0.0701670646667481" calcext:value-type="float">
            <text:p>0.07016706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97478.40294" calcext:value-type="float">
            <text:p>1456097478.40294</text:p>
          </table:table-cell>
          <table:table-cell office:value-type="float" office:value="1456097478.40432" calcext:value-type="float">
            <text:p>1456097478.40432</text:p>
          </table:table-cell>
          <table:table-cell office:value-type="float" office:value="4344" calcext:value-type="float">
            <text:p>4344</text:p>
          </table:table-cell>
          <table:table-cell table:formula="of:=[.B480]-[.B$2]" office:value-type="float" office:value="43.4183464050293" calcext:value-type="float">
            <text:p>43.418346405</text:p>
          </table:table-cell>
          <table:table-cell table:formula="of:=[.D480]/([.E480]-[.E479])" office:value-type="float" office:value="63049.3235749063" calcext:value-type="float">
            <text:p>63049.3235749063</text:p>
          </table:table-cell>
          <table:table-cell table:formula="of:=[.E480]-[.E479]" office:value-type="float" office:value="0.0688984394073486" calcext:value-type="float">
            <text:p>0.06889843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97478.4708" calcext:value-type="float">
            <text:p>1456097478.4708</text:p>
          </table:table-cell>
          <table:table-cell office:value-type="float" office:value="1456097478.47206" calcext:value-type="float">
            <text:p>1456097478.47206</text:p>
          </table:table-cell>
          <table:table-cell office:value-type="float" office:value="4328" calcext:value-type="float">
            <text:p>4328</text:p>
          </table:table-cell>
          <table:table-cell table:formula="of:=[.B481]-[.B$2]" office:value-type="float" office:value="43.4862070083618" calcext:value-type="float">
            <text:p>43.4862070084</text:p>
          </table:table-cell>
          <table:table-cell table:formula="of:=[.D481]/([.E481]-[.E480])" office:value-type="float" office:value="63777.800188316" calcext:value-type="float">
            <text:p>63777.800188316</text:p>
          </table:table-cell>
          <table:table-cell table:formula="of:=[.E481]-[.E480]" office:value-type="float" office:value="0.0678606033325195" calcext:value-type="float">
            <text:p>0.06786060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97478.53978" calcext:value-type="float">
            <text:p>1456097478.53978</text:p>
          </table:table-cell>
          <table:table-cell office:value-type="float" office:value="1456097478.54102" calcext:value-type="float">
            <text:p>1456097478.54102</text:p>
          </table:table-cell>
          <table:table-cell office:value-type="float" office:value="4312" calcext:value-type="float">
            <text:p>4312</text:p>
          </table:table-cell>
          <table:table-cell table:formula="of:=[.B482]-[.B$2]" office:value-type="float" office:value="43.5551872253418" calcext:value-type="float">
            <text:p>43.5551872253</text:p>
          </table:table-cell>
          <table:table-cell table:formula="of:=[.D482]/([.E482]-[.E481])" office:value-type="float" office:value="62510.6760863254" calcext:value-type="float">
            <text:p>62510.6760863254</text:p>
          </table:table-cell>
          <table:table-cell table:formula="of:=[.E482]-[.E481]" office:value-type="float" office:value="0.0689802169799805" calcext:value-type="float">
            <text:p>0.0689802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97478.60733" calcext:value-type="float">
            <text:p>1456097478.60733</text:p>
          </table:table-cell>
          <table:table-cell office:value-type="float" office:value="1456097478.60857" calcext:value-type="float">
            <text:p>1456097478.60857</text:p>
          </table:table-cell>
          <table:table-cell office:value-type="float" office:value="4304" calcext:value-type="float">
            <text:p>4304</text:p>
          </table:table-cell>
          <table:table-cell table:formula="of:=[.B483]-[.B$2]" office:value-type="float" office:value="43.62273645401" calcext:value-type="float">
            <text:p>43.622736454</text:p>
          </table:table-cell>
          <table:table-cell table:formula="of:=[.D483]/([.E483]-[.E482])" office:value-type="float" office:value="63716.4936573934" calcext:value-type="float">
            <text:p>63716.4936573934</text:p>
          </table:table-cell>
          <table:table-cell table:formula="of:=[.E483]-[.E482]" office:value-type="float" office:value="0.0675492286682129" calcext:value-type="float">
            <text:p>0.06754922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97478.67467" calcext:value-type="float">
            <text:p>1456097478.67467</text:p>
          </table:table-cell>
          <table:table-cell office:value-type="float" office:value="1456097478.67606" calcext:value-type="float">
            <text:p>1456097478.67606</text:p>
          </table:table-cell>
          <table:table-cell office:value-type="float" office:value="4296" calcext:value-type="float">
            <text:p>4296</text:p>
          </table:table-cell>
          <table:table-cell table:formula="of:=[.B484]-[.B$2]" office:value-type="float" office:value="43.6900835037231" calcext:value-type="float">
            <text:p>43.6900835037</text:p>
          </table:table-cell>
          <table:table-cell table:formula="of:=[.D484]/([.E484]-[.E483])" office:value-type="float" office:value="63788.9858323244" calcext:value-type="float">
            <text:p>63788.9858323244</text:p>
          </table:table-cell>
          <table:table-cell table:formula="of:=[.E484]-[.E483]" office:value-type="float" office:value="0.0673470497131348" calcext:value-type="float">
            <text:p>0.067347049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97478.74282" calcext:value-type="float">
            <text:p>1456097478.74282</text:p>
          </table:table-cell>
          <table:table-cell office:value-type="float" office:value="1456097478.74405" calcext:value-type="float">
            <text:p>1456097478.74405</text:p>
          </table:table-cell>
          <table:table-cell office:value-type="float" office:value="4296" calcext:value-type="float">
            <text:p>4296</text:p>
          </table:table-cell>
          <table:table-cell table:formula="of:=[.B485]-[.B$2]" office:value-type="float" office:value="43.7582275867462" calcext:value-type="float">
            <text:p>43.7582275867</text:p>
          </table:table-cell>
          <table:table-cell table:formula="of:=[.D485]/([.E485]-[.E484])" office:value-type="float" office:value="63042.8910246766" calcext:value-type="float">
            <text:p>63042.8910246766</text:p>
          </table:table-cell>
          <table:table-cell table:formula="of:=[.E485]-[.E484]" office:value-type="float" office:value="0.0681440830230713" calcext:value-type="float">
            <text:p>0.0681440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97478.81054" calcext:value-type="float">
            <text:p>1456097478.81054</text:p>
          </table:table-cell>
          <table:table-cell office:value-type="float" office:value="1456097478.81181" calcext:value-type="float">
            <text:p>1456097478.81181</text:p>
          </table:table-cell>
          <table:table-cell office:value-type="float" office:value="4296" calcext:value-type="float">
            <text:p>4296</text:p>
          </table:table-cell>
          <table:table-cell table:formula="of:=[.B486]-[.B$2]" office:value-type="float" office:value="43.8259530067444" calcext:value-type="float">
            <text:p>43.8259530067</text:p>
          </table:table-cell>
          <table:table-cell table:formula="of:=[.D486]/([.E486]-[.E485])" office:value-type="float" office:value="63432.6077286217" calcext:value-type="float">
            <text:p>63432.6077286217</text:p>
          </table:table-cell>
          <table:table-cell table:formula="of:=[.E486]-[.E485]" office:value-type="float" office:value="0.0677254199981689" calcext:value-type="float">
            <text:p>0.067725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97478.87764" calcext:value-type="float">
            <text:p>1456097478.87764</text:p>
          </table:table-cell>
          <table:table-cell office:value-type="float" office:value="1456097478.87894" calcext:value-type="float">
            <text:p>1456097478.87894</text:p>
          </table:table-cell>
          <table:table-cell office:value-type="float" office:value="4296" calcext:value-type="float">
            <text:p>4296</text:p>
          </table:table-cell>
          <table:table-cell table:formula="of:=[.B487]-[.B$2]" office:value-type="float" office:value="43.893045425415" calcext:value-type="float">
            <text:p>43.8930454254</text:p>
          </table:table-cell>
          <table:table-cell table:formula="of:=[.D487]/([.E487]-[.E486])" office:value-type="float" office:value="64031.0795931856" calcext:value-type="float">
            <text:p>64031.0795931856</text:p>
          </table:table-cell>
          <table:table-cell table:formula="of:=[.E487]-[.E486]" office:value-type="float" office:value="0.0670924186706543" calcext:value-type="float">
            <text:p>0.06709241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97478.94529" calcext:value-type="float">
            <text:p>1456097478.94529</text:p>
          </table:table-cell>
          <table:table-cell office:value-type="float" office:value="1456097478.94675" calcext:value-type="float">
            <text:p>1456097478.94675</text:p>
          </table:table-cell>
          <table:table-cell office:value-type="float" office:value="4312" calcext:value-type="float">
            <text:p>4312</text:p>
          </table:table-cell>
          <table:table-cell table:formula="of:=[.B488]-[.B$2]" office:value-type="float" office:value="43.9606969356537" calcext:value-type="float">
            <text:p>43.9606969357</text:p>
          </table:table-cell>
          <table:table-cell table:formula="of:=[.D488]/([.E488]-[.E487])" office:value-type="float" office:value="63738.4144831208" calcext:value-type="float">
            <text:p>63738.4144831208</text:p>
          </table:table-cell>
          <table:table-cell table:formula="of:=[.E488]-[.E487]" office:value-type="float" office:value="0.0676515102386475" calcext:value-type="float">
            <text:p>0.067651510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97479.01307" calcext:value-type="float">
            <text:p>1456097479.01307</text:p>
          </table:table-cell>
          <table:table-cell office:value-type="float" office:value="1456097479.0143" calcext:value-type="float">
            <text:p>1456097479.0143</text:p>
          </table:table-cell>
          <table:table-cell office:value-type="float" office:value="4320" calcext:value-type="float">
            <text:p>4320</text:p>
          </table:table-cell>
          <table:table-cell table:formula="of:=[.B489]-[.B$2]" office:value-type="float" office:value="44.0284795761108" calcext:value-type="float">
            <text:p>44.0284795761</text:p>
          </table:table-cell>
          <table:table-cell table:formula="of:=[.D489]/([.E489]-[.E488])" office:value-type="float" office:value="63733.1324195131" calcext:value-type="float">
            <text:p>63733.1324195131</text:p>
          </table:table-cell>
          <table:table-cell table:formula="of:=[.E489]-[.E488]" office:value-type="float" office:value="0.0677826404571533" calcext:value-type="float">
            <text:p>0.06778264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97479.08089" calcext:value-type="float">
            <text:p>1456097479.08089</text:p>
          </table:table-cell>
          <table:table-cell office:value-type="float" office:value="1456097479.08215" calcext:value-type="float">
            <text:p>1456097479.08215</text:p>
          </table:table-cell>
          <table:table-cell office:value-type="float" office:value="4336" calcext:value-type="float">
            <text:p>4336</text:p>
          </table:table-cell>
          <table:table-cell table:formula="of:=[.B490]-[.B$2]" office:value-type="float" office:value="44.0962989330292" calcext:value-type="float">
            <text:p>44.096298933</text:p>
          </table:table-cell>
          <table:table-cell table:formula="of:=[.D490]/([.E490]-[.E489])" office:value-type="float" office:value="63934.5490288446" calcext:value-type="float">
            <text:p>63934.5490288446</text:p>
          </table:table-cell>
          <table:table-cell table:formula="of:=[.E490]-[.E489]" office:value-type="float" office:value="0.067819356918335" calcext:value-type="float">
            <text:p>0.06781935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97479.14874" calcext:value-type="float">
            <text:p>1456097479.14874</text:p>
          </table:table-cell>
          <table:table-cell office:value-type="float" office:value="1456097479.15001" calcext:value-type="float">
            <text:p>1456097479.15001</text:p>
          </table:table-cell>
          <table:table-cell office:value-type="float" office:value="4360" calcext:value-type="float">
            <text:p>4360</text:p>
          </table:table-cell>
          <table:table-cell table:formula="of:=[.B491]-[.B$2]" office:value-type="float" office:value="44.1641457080841" calcext:value-type="float">
            <text:p>44.1641457081</text:p>
          </table:table-cell>
          <table:table-cell table:formula="of:=[.D491]/([.E491]-[.E490])" office:value-type="float" office:value="64262.4501528622" calcext:value-type="float">
            <text:p>64262.4501528622</text:p>
          </table:table-cell>
          <table:table-cell table:formula="of:=[.E491]-[.E490]" office:value-type="float" office:value="0.0678467750549316" calcext:value-type="float">
            <text:p>0.06784677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97479.21772" calcext:value-type="float">
            <text:p>1456097479.21772</text:p>
          </table:table-cell>
          <table:table-cell office:value-type="float" office:value="1456097479.21907" calcext:value-type="float">
            <text:p>1456097479.21907</text:p>
          </table:table-cell>
          <table:table-cell office:value-type="float" office:value="4384" calcext:value-type="float">
            <text:p>4384</text:p>
          </table:table-cell>
          <table:table-cell table:formula="of:=[.B492]-[.B$2]" office:value-type="float" office:value="44.2331304550171" calcext:value-type="float">
            <text:p>44.233130455</text:p>
          </table:table-cell>
          <table:table-cell table:formula="of:=[.D492]/([.E492]-[.E491])" office:value-type="float" office:value="63550.2802417892" calcext:value-type="float">
            <text:p>63550.2802417892</text:p>
          </table:table-cell>
          <table:table-cell table:formula="of:=[.E492]-[.E491]" office:value-type="float" office:value="0.0689847469329834" calcext:value-type="float">
            <text:p>0.06898474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97479.28598" calcext:value-type="float">
            <text:p>1456097479.28598</text:p>
          </table:table-cell>
          <table:table-cell office:value-type="float" office:value="1456097479.28736" calcext:value-type="float">
            <text:p>1456097479.28736</text:p>
          </table:table-cell>
          <table:table-cell office:value-type="float" office:value="4416" calcext:value-type="float">
            <text:p>4416</text:p>
          </table:table-cell>
          <table:table-cell table:formula="of:=[.B493]-[.B$2]" office:value-type="float" office:value="44.3013935089111" calcext:value-type="float">
            <text:p>44.3013935089</text:p>
          </table:table-cell>
          <table:table-cell table:formula="of:=[.D493]/([.E493]-[.E492])" office:value-type="float" office:value="64690.9235390268" calcext:value-type="float">
            <text:p>64690.9235390268</text:p>
          </table:table-cell>
          <table:table-cell table:formula="of:=[.E493]-[.E492]" office:value-type="float" office:value="0.068263053894043" calcext:value-type="float">
            <text:p>0.06826305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97479.35508" calcext:value-type="float">
            <text:p>1456097479.35508</text:p>
          </table:table-cell>
          <table:table-cell office:value-type="float" office:value="1456097479.35653" calcext:value-type="float">
            <text:p>1456097479.35653</text:p>
          </table:table-cell>
          <table:table-cell office:value-type="float" office:value="4448" calcext:value-type="float">
            <text:p>4448</text:p>
          </table:table-cell>
          <table:table-cell table:formula="of:=[.B494]-[.B$2]" office:value-type="float" office:value="44.3704922199249" calcext:value-type="float">
            <text:p>44.3704922199</text:p>
          </table:table-cell>
          <table:table-cell table:formula="of:=[.D494]/([.E494]-[.E493])" office:value-type="float" office:value="64371.6783531904" calcext:value-type="float">
            <text:p>64371.6783531904</text:p>
          </table:table-cell>
          <table:table-cell table:formula="of:=[.E494]-[.E493]" office:value-type="float" office:value="0.0690987110137939" calcext:value-type="float">
            <text:p>0.0690987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97479.42435" calcext:value-type="float">
            <text:p>1456097479.42435</text:p>
          </table:table-cell>
          <table:table-cell office:value-type="float" office:value="1456097479.42559" calcext:value-type="float">
            <text:p>1456097479.42559</text:p>
          </table:table-cell>
          <table:table-cell office:value-type="float" office:value="4488" calcext:value-type="float">
            <text:p>4488</text:p>
          </table:table-cell>
          <table:table-cell table:formula="of:=[.B495]-[.B$2]" office:value-type="float" office:value="44.4397575855255" calcext:value-type="float">
            <text:p>44.4397575855</text:p>
          </table:table-cell>
          <table:table-cell table:formula="of:=[.D495]/([.E495]-[.E494])" office:value-type="float" office:value="64794.2873192896" calcext:value-type="float">
            <text:p>64794.2873192896</text:p>
          </table:table-cell>
          <table:table-cell table:formula="of:=[.E495]-[.E494]" office:value-type="float" office:value="0.0692653656005859" calcext:value-type="float">
            <text:p>0.06926536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97479.49482" calcext:value-type="float">
            <text:p>1456097479.49482</text:p>
          </table:table-cell>
          <table:table-cell office:value-type="float" office:value="1456097479.49581" calcext:value-type="float">
            <text:p>1456097479.49581</text:p>
          </table:table-cell>
          <table:table-cell office:value-type="float" office:value="4528" calcext:value-type="float">
            <text:p>4528</text:p>
          </table:table-cell>
          <table:table-cell table:formula="of:=[.B496]-[.B$2]" office:value-type="float" office:value="44.5102245807648" calcext:value-type="float">
            <text:p>44.5102245808</text:p>
          </table:table-cell>
          <table:table-cell table:formula="of:=[.D496]/([.E496]-[.E495])" office:value-type="float" office:value="64257.0324536473" calcext:value-type="float">
            <text:p>64257.0324536473</text:p>
          </table:table-cell>
          <table:table-cell table:formula="of:=[.E496]-[.E495]" office:value-type="float" office:value="0.0704669952392578" calcext:value-type="float">
            <text:p>0.07046699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97479.56551" calcext:value-type="float">
            <text:p>1456097479.56551</text:p>
          </table:table-cell>
          <table:table-cell office:value-type="float" office:value="1456097479.56694" calcext:value-type="float">
            <text:p>1456097479.56694</text:p>
          </table:table-cell>
          <table:table-cell office:value-type="float" office:value="4576" calcext:value-type="float">
            <text:p>4576</text:p>
          </table:table-cell>
          <table:table-cell table:formula="of:=[.B497]-[.B$2]" office:value-type="float" office:value="44.58092212677" calcext:value-type="float">
            <text:p>44.5809221268</text:p>
          </table:table-cell>
          <table:table-cell table:formula="of:=[.D497]/([.E497]-[.E496])" office:value-type="float" office:value="64726.4333568275" calcext:value-type="float">
            <text:p>64726.4333568275</text:p>
          </table:table-cell>
          <table:table-cell table:formula="of:=[.E497]-[.E496]" office:value-type="float" office:value="0.070697546005249" calcext:value-type="float">
            <text:p>0.0706975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97479.64466" calcext:value-type="float">
            <text:p>1456097479.64466</text:p>
          </table:table-cell>
          <table:table-cell office:value-type="float" office:value="1456097479.64606" calcext:value-type="float">
            <text:p>1456097479.64606</text:p>
          </table:table-cell>
          <table:table-cell office:value-type="float" office:value="4632" calcext:value-type="float">
            <text:p>4632</text:p>
          </table:table-cell>
          <table:table-cell table:formula="of:=[.B498]-[.B$2]" office:value-type="float" office:value="44.6600646972656" calcext:value-type="float">
            <text:p>44.6600646973</text:p>
          </table:table-cell>
          <table:table-cell table:formula="of:=[.D498]/([.E498]-[.E497])" office:value-type="float" office:value="58527.2877920638" calcext:value-type="float">
            <text:p>58527.2877920638</text:p>
          </table:table-cell>
          <table:table-cell table:formula="of:=[.E498]-[.E497]" office:value-type="float" office:value="0.0791425704956055" calcext:value-type="float">
            <text:p>0.07914257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97479.74871" calcext:value-type="float">
            <text:p>1456097479.74871</text:p>
          </table:table-cell>
          <table:table-cell office:value-type="float" office:value="1456097479.74999" calcext:value-type="float">
            <text:p>1456097479.74999</text:p>
          </table:table-cell>
          <table:table-cell office:value-type="float" office:value="4712" calcext:value-type="float">
            <text:p>4712</text:p>
          </table:table-cell>
          <table:table-cell table:formula="of:=[.B499]-[.B$2]" office:value-type="float" office:value="44.7641227245331" calcext:value-type="float">
            <text:p>44.7641227245</text:p>
          </table:table-cell>
          <table:table-cell table:formula="of:=[.D499]/([.E499]-[.E498])" office:value-type="float" office:value="45282.4267741396" calcext:value-type="float">
            <text:p>45282.4267741396</text:p>
          </table:table-cell>
          <table:table-cell table:formula="of:=[.E499]-[.E498]" office:value-type="float" office:value="0.104058027267456" calcext:value-type="float">
            <text:p>0.104058027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97480.01614" calcext:value-type="float">
            <text:p>1456097480.01614</text:p>
          </table:table-cell>
          <table:table-cell office:value-type="float" office:value="1456097480.05847" calcext:value-type="float">
            <text:p>1456097480.05847</text:p>
          </table:table-cell>
          <table:table-cell office:value-type="float" office:value="4920" calcext:value-type="float">
            <text:p>4920</text:p>
          </table:table-cell>
          <table:table-cell table:formula="of:=[.B500]-[.B$2]" office:value-type="float" office:value="45.0315492153168" calcext:value-type="float">
            <text:p>45.0315492153</text:p>
          </table:table-cell>
          <table:table-cell table:formula="of:=[.D500]/([.E500]-[.E499])" office:value-type="float" office:value="18397.5790340814" calcext:value-type="float">
            <text:p>18397.5790340814</text:p>
          </table:table-cell>
          <table:table-cell table:formula="of:=[.E500]-[.E499]" office:value-type="float" office:value="0.267426490783691" calcext:value-type="float">
            <text:p>0.26742649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97480.23445" calcext:value-type="float">
            <text:p>1456097480.23445</text:p>
          </table:table-cell>
          <table:table-cell office:value-type="float" office:value="1456097480.25577" calcext:value-type="float">
            <text:p>1456097480.25577</text:p>
          </table:table-cell>
          <table:table-cell office:value-type="float" office:value="5144" calcext:value-type="float">
            <text:p>5144</text:p>
          </table:table-cell>
          <table:table-cell table:formula="of:=[.B501]-[.B$2]" office:value-type="float" office:value="45.2498557567597" calcext:value-type="float">
            <text:p>45.2498557568</text:p>
          </table:table-cell>
          <table:table-cell table:formula="of:=[.D501]/([.E501]-[.E500])" office:value-type="float" office:value="23563.1968057455" calcext:value-type="float">
            <text:p>23563.1968057455</text:p>
          </table:table-cell>
          <table:table-cell table:formula="of:=[.E501]-[.E500]" office:value-type="float" office:value="0.218306541442871" calcext:value-type="float">
            <text:p>0.2183065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097480.45223" calcext:value-type="float">
            <text:p>1456097480.45223</text:p>
          </table:table-cell>
          <table:table-cell office:value-type="float" office:value="1456097480.49328" calcext:value-type="float">
            <text:p>1456097480.49328</text:p>
          </table:table-cell>
          <table:table-cell office:value-type="float" office:value="5384" calcext:value-type="float">
            <text:p>5384</text:p>
          </table:table-cell>
          <table:table-cell table:formula="of:=[.B502]-[.B$2]" office:value-type="float" office:value="45.4676394462585" calcext:value-type="float">
            <text:p>45.4676394463</text:p>
          </table:table-cell>
          <table:table-cell table:formula="of:=[.D502]/([.E502]-[.E501])" office:value-type="float" office:value="24721.7778906586" calcext:value-type="float">
            <text:p>24721.7778906586</text:p>
          </table:table-cell>
          <table:table-cell table:formula="of:=[.E502]-[.E501]" office:value-type="float" office:value="0.217783689498901" calcext:value-type="float">
            <text:p>0.21778368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097480.66929" calcext:value-type="float">
            <text:p>1456097480.66929</text:p>
          </table:table-cell>
          <table:table-cell office:value-type="float" office:value="1456097480.69575" calcext:value-type="float">
            <text:p>1456097480.69575</text:p>
          </table:table-cell>
          <table:table-cell office:value-type="float" office:value="5648" calcext:value-type="float">
            <text:p>5648</text:p>
          </table:table-cell>
          <table:table-cell table:formula="of:=[.B503]-[.B$2]" office:value-type="float" office:value="45.6847038269043" calcext:value-type="float">
            <text:p>45.6847038269</text:p>
          </table:table-cell>
          <table:table-cell table:formula="of:=[.D503]/([.E503]-[.E502])" office:value-type="float" office:value="26019.9300465492" calcext:value-type="float">
            <text:p>26019.9300465492</text:p>
          </table:table-cell>
          <table:table-cell table:formula="of:=[.E503]-[.E502]" office:value-type="float" office:value="0.217064380645752" calcext:value-type="float">
            <text:p>0.21706438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097480.88079" calcext:value-type="float">
            <text:p>1456097480.88079</text:p>
          </table:table-cell>
          <table:table-cell office:value-type="float" office:value="1456097480.92186" calcext:value-type="float">
            <text:p>1456097480.92186</text:p>
          </table:table-cell>
          <table:table-cell office:value-type="float" office:value="5904" calcext:value-type="float">
            <text:p>5904</text:p>
          </table:table-cell>
          <table:table-cell table:formula="of:=[.B504]-[.B$2]" office:value-type="float" office:value="45.8961954116821" calcext:value-type="float">
            <text:p>45.8961954117</text:p>
          </table:table-cell>
          <table:table-cell table:formula="of:=[.D504]/([.E504]-[.E503])" office:value-type="float" office:value="27916.0043469438" calcext:value-type="float">
            <text:p>27916.0043469438</text:p>
          </table:table-cell>
          <table:table-cell table:formula="of:=[.E504]-[.E503]" office:value-type="float" office:value="0.211491584777832" calcext:value-type="float">
            <text:p>0.21149158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097481.10008" calcext:value-type="float">
            <text:p>1456097481.10008</text:p>
          </table:table-cell>
          <table:table-cell office:value-type="float" office:value="1456097481.14118" calcext:value-type="float">
            <text:p>1456097481.14118</text:p>
          </table:table-cell>
          <table:table-cell office:value-type="float" office:value="6184" calcext:value-type="float">
            <text:p>6184</text:p>
          </table:table-cell>
          <table:table-cell table:formula="of:=[.B505]-[.B$2]" office:value-type="float" office:value="46.1154901981354" calcext:value-type="float">
            <text:p>46.1154901981</text:p>
          </table:table-cell>
          <table:table-cell table:formula="of:=[.D505]/([.E505]-[.E504])" office:value-type="float" office:value="28199.4848122776" calcext:value-type="float">
            <text:p>28199.4848122776</text:p>
          </table:table-cell>
          <table:table-cell table:formula="of:=[.E505]-[.E504]" office:value-type="float" office:value="0.219294786453247" calcext:value-type="float">
            <text:p>0.219294786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097481.31904" calcext:value-type="float">
            <text:p>1456097481.31904</text:p>
          </table:table-cell>
          <table:table-cell office:value-type="float" office:value="1456097481.32585" calcext:value-type="float">
            <text:p>1456097481.32585</text:p>
          </table:table-cell>
          <table:table-cell office:value-type="float" office:value="6456" calcext:value-type="float">
            <text:p>6456</text:p>
          </table:table-cell>
          <table:table-cell table:formula="of:=[.B506]-[.B$2]" office:value-type="float" office:value="46.3344447612762" calcext:value-type="float">
            <text:p>46.3344447613</text:p>
          </table:table-cell>
          <table:table-cell table:formula="of:=[.D506]/([.E506]-[.E505])" office:value-type="float" office:value="29485.5695510049" calcext:value-type="float">
            <text:p>29485.5695510049</text:p>
          </table:table-cell>
          <table:table-cell table:formula="of:=[.E506]-[.E505]" office:value-type="float" office:value="0.218954563140869" calcext:value-type="float">
            <text:p>0.21895456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097481.53838" calcext:value-type="float">
            <text:p>1456097481.53838</text:p>
          </table:table-cell>
          <table:table-cell office:value-type="float" office:value="1456097481.57313" calcext:value-type="float">
            <text:p>1456097481.57313</text:p>
          </table:table-cell>
          <table:table-cell office:value-type="float" office:value="6720" calcext:value-type="float">
            <text:p>6720</text:p>
          </table:table-cell>
          <table:table-cell table:formula="of:=[.B507]-[.B$2]" office:value-type="float" office:value="46.5537934303284" calcext:value-type="float">
            <text:p>46.5537934303</text:p>
          </table:table-cell>
          <table:table-cell table:formula="of:=[.D507]/([.E507]-[.E506])" office:value-type="float" office:value="30636.1558018076" calcext:value-type="float">
            <text:p>30636.1558018076</text:p>
          </table:table-cell>
          <table:table-cell table:formula="of:=[.E507]-[.E506]" office:value-type="float" office:value="0.219348669052124" calcext:value-type="float">
            <text:p>0.219348669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097481.75146" calcext:value-type="float">
            <text:p>1456097481.75146</text:p>
          </table:table-cell>
          <table:table-cell office:value-type="float" office:value="1456097481.77575" calcext:value-type="float">
            <text:p>1456097481.77575</text:p>
          </table:table-cell>
          <table:table-cell office:value-type="float" office:value="6960" calcext:value-type="float">
            <text:p>6960</text:p>
          </table:table-cell>
          <table:table-cell table:formula="of:=[.B508]-[.B$2]" office:value-type="float" office:value="46.7668697834015" calcext:value-type="float">
            <text:p>46.7668697834</text:p>
          </table:table-cell>
          <table:table-cell table:formula="of:=[.D508]/([.E508]-[.E507])" office:value-type="float" office:value="32664.3473084579" calcext:value-type="float">
            <text:p>32664.3473084579</text:p>
          </table:table-cell>
          <table:table-cell table:formula="of:=[.E508]-[.E507]" office:value-type="float" office:value="0.21307635307312" calcext:value-type="float">
            <text:p>0.213076353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097481.97281" calcext:value-type="float">
            <text:p>1456097481.97281</text:p>
          </table:table-cell>
          <table:table-cell office:value-type="float" office:value="1456097482.01421" calcext:value-type="float">
            <text:p>1456097482.01421</text:p>
          </table:table-cell>
          <table:table-cell office:value-type="float" office:value="7192" calcext:value-type="float">
            <text:p>7192</text:p>
          </table:table-cell>
          <table:table-cell table:formula="of:=[.B509]-[.B$2]" office:value-type="float" office:value="46.9882225990295" calcext:value-type="float">
            <text:p>46.988222599</text:p>
          </table:table-cell>
          <table:table-cell table:formula="of:=[.D509]/([.E509]-[.E508])" office:value-type="float" office:value="32491.1159570927" calcext:value-type="float">
            <text:p>32491.1159570927</text:p>
          </table:table-cell>
          <table:table-cell table:formula="of:=[.E509]-[.E508]" office:value-type="float" office:value="0.221352815628052" calcext:value-type="float">
            <text:p>0.221352815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097482.193" calcext:value-type="float">
            <text:p>1456097482.193</text:p>
          </table:table-cell>
          <table:table-cell office:value-type="float" office:value="1456097482.22578" calcext:value-type="float">
            <text:p>1456097482.22578</text:p>
          </table:table-cell>
          <table:table-cell office:value-type="float" office:value="7400" calcext:value-type="float">
            <text:p>7400</text:p>
          </table:table-cell>
          <table:table-cell table:formula="of:=[.B510]-[.B$2]" office:value-type="float" office:value="47.2084083557129" calcext:value-type="float">
            <text:p>47.2084083557</text:p>
          </table:table-cell>
          <table:table-cell table:formula="of:=[.D510]/([.E510]-[.E509])" office:value-type="float" office:value="33607.9867810977" calcext:value-type="float">
            <text:p>33607.9867810977</text:p>
          </table:table-cell>
          <table:table-cell table:formula="of:=[.E510]-[.E509]" office:value-type="float" office:value="0.22018575668335" calcext:value-type="float">
            <text:p>0.220185756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097482.40726" calcext:value-type="float">
            <text:p>1456097482.40726</text:p>
          </table:table-cell>
          <table:table-cell office:value-type="float" office:value="1456097482.44891" calcext:value-type="float">
            <text:p>1456097482.44891</text:p>
          </table:table-cell>
          <table:table-cell office:value-type="float" office:value="7568" calcext:value-type="float">
            <text:p>7568</text:p>
          </table:table-cell>
          <table:table-cell table:formula="of:=[.B511]-[.B$2]" office:value-type="float" office:value="47.422664642334" calcext:value-type="float">
            <text:p>47.4226646423</text:p>
          </table:table-cell>
          <table:table-cell table:formula="of:=[.D511]/([.E511]-[.E510])" office:value-type="float" office:value="35322.1840971406" calcext:value-type="float">
            <text:p>35322.1840971406</text:p>
          </table:table-cell>
          <table:table-cell table:formula="of:=[.E511]-[.E510]" office:value-type="float" office:value="0.214256286621094" calcext:value-type="float">
            <text:p>0.214256286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097482.62929" calcext:value-type="float">
            <text:p>1456097482.62929</text:p>
          </table:table-cell>
          <table:table-cell office:value-type="float" office:value="1456097482.67091" calcext:value-type="float">
            <text:p>1456097482.67091</text:p>
          </table:table-cell>
          <table:table-cell office:value-type="float" office:value="7712" calcext:value-type="float">
            <text:p>7712</text:p>
          </table:table-cell>
          <table:table-cell table:formula="of:=[.B512]-[.B$2]" office:value-type="float" office:value="47.6446957588196" calcext:value-type="float">
            <text:p>47.6446957588</text:p>
          </table:table-cell>
          <table:table-cell table:formula="of:=[.D512]/([.E512]-[.E511])" office:value-type="float" office:value="34733.8702884031" calcext:value-type="float">
            <text:p>34733.8702884031</text:p>
          </table:table-cell>
          <table:table-cell table:formula="of:=[.E512]-[.E511]" office:value-type="float" office:value="0.222031116485596" calcext:value-type="float">
            <text:p>0.222031116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097482.85047" calcext:value-type="float">
            <text:p>1456097482.85047</text:p>
          </table:table-cell>
          <table:table-cell office:value-type="float" office:value="1456097482.86576" calcext:value-type="float">
            <text:p>1456097482.86576</text:p>
          </table:table-cell>
          <table:table-cell office:value-type="float" office:value="7816" calcext:value-type="float">
            <text:p>7816</text:p>
          </table:table-cell>
          <table:table-cell table:formula="of:=[.B513]-[.B$2]" office:value-type="float" office:value="47.8658752441406" calcext:value-type="float">
            <text:p>47.8658752441</text:p>
          </table:table-cell>
          <table:table-cell table:formula="of:=[.D513]/([.E513]-[.E512])" office:value-type="float" office:value="35337.8162023253" calcext:value-type="float">
            <text:p>35337.8162023253</text:p>
          </table:table-cell>
          <table:table-cell table:formula="of:=[.E513]-[.E512]" office:value-type="float" office:value="0.221179485321045" calcext:value-type="float">
            <text:p>0.2211794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097483.07497" calcext:value-type="float">
            <text:p>1456097483.07497</text:p>
          </table:table-cell>
          <table:table-cell office:value-type="float" office:value="1456097483.11997" calcext:value-type="float">
            <text:p>1456097483.11997</text:p>
          </table:table-cell>
          <table:table-cell office:value-type="float" office:value="7872" calcext:value-type="float">
            <text:p>7872</text:p>
          </table:table-cell>
          <table:table-cell table:formula="of:=[.B514]-[.B$2]" office:value-type="float" office:value="48.09037566185" calcext:value-type="float">
            <text:p>48.0903756619</text:p>
          </table:table-cell>
          <table:table-cell table:formula="of:=[.D514]/([.E514]-[.E513])" office:value-type="float" office:value="35064.5227314966" calcext:value-type="float">
            <text:p>35064.5227314966</text:p>
          </table:table-cell>
          <table:table-cell table:formula="of:=[.E514]-[.E513]" office:value-type="float" office:value="0.224500417709351" calcext:value-type="float">
            <text:p>0.224500417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097483.32325" calcext:value-type="float">
            <text:p>1456097483.32325</text:p>
          </table:table-cell>
          <table:table-cell office:value-type="float" office:value="1456097483.33607" calcext:value-type="float">
            <text:p>1456097483.33607</text:p>
          </table:table-cell>
          <table:table-cell office:value-type="float" office:value="7888" calcext:value-type="float">
            <text:p>7888</text:p>
          </table:table-cell>
          <table:table-cell table:formula="of:=[.B515]-[.B$2]" office:value-type="float" office:value="48.338654756546" calcext:value-type="float">
            <text:p>48.3386547565</text:p>
          </table:table-cell>
          <table:table-cell table:formula="of:=[.D515]/([.E515]-[.E514])" office:value-type="float" office:value="31770.6974469875" calcext:value-type="float">
            <text:p>31770.6974469875</text:p>
          </table:table-cell>
          <table:table-cell table:formula="of:=[.E515]-[.E514]" office:value-type="float" office:value="0.248279094696045" calcext:value-type="float">
            <text:p>0.24827909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097483.54668" calcext:value-type="float">
            <text:p>1456097483.54668</text:p>
          </table:table-cell>
          <table:table-cell office:value-type="float" office:value="1456097483.58861" calcext:value-type="float">
            <text:p>1456097483.58861</text:p>
          </table:table-cell>
          <table:table-cell office:value-type="float" office:value="7864" calcext:value-type="float">
            <text:p>7864</text:p>
          </table:table-cell>
          <table:table-cell table:formula="of:=[.B516]-[.B$2]" office:value-type="float" office:value="48.5620861053467" calcext:value-type="float">
            <text:p>48.5620861053</text:p>
          </table:table-cell>
          <table:table-cell table:formula="of:=[.D516]/([.E516]-[.E515])" office:value-type="float" office:value="35196.4934294699" calcext:value-type="float">
            <text:p>35196.4934294699</text:p>
          </table:table-cell>
          <table:table-cell table:formula="of:=[.E516]-[.E515]" office:value-type="float" office:value="0.223431348800659" calcext:value-type="float">
            <text:p>0.22343134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097483.76761" calcext:value-type="float">
            <text:p>1456097483.76761</text:p>
          </table:table-cell>
          <table:table-cell office:value-type="float" office:value="1456097483.79576" calcext:value-type="float">
            <text:p>1456097483.79576</text:p>
          </table:table-cell>
          <table:table-cell office:value-type="float" office:value="7792" calcext:value-type="float">
            <text:p>7792</text:p>
          </table:table-cell>
          <table:table-cell table:formula="of:=[.B517]-[.B$2]" office:value-type="float" office:value="48.7830157279968" calcext:value-type="float">
            <text:p>48.783015728</text:p>
          </table:table-cell>
          <table:table-cell table:formula="of:=[.D517]/([.E517]-[.E516])" office:value-type="float" office:value="35269.1499968704" calcext:value-type="float">
            <text:p>35269.1499968704</text:p>
          </table:table-cell>
          <table:table-cell table:formula="of:=[.E517]-[.E516]" office:value-type="float" office:value="0.220929622650146" calcext:value-type="float">
            <text:p>0.22092962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097483.99116" calcext:value-type="float">
            <text:p>1456097483.99116</text:p>
          </table:table-cell>
          <table:table-cell office:value-type="float" office:value="1456097484.02644" calcext:value-type="float">
            <text:p>1456097484.02644</text:p>
          </table:table-cell>
          <table:table-cell office:value-type="float" office:value="7672" calcext:value-type="float">
            <text:p>7672</text:p>
          </table:table-cell>
          <table:table-cell table:formula="of:=[.B518]-[.B$2]" office:value-type="float" office:value="49.0065739154816" calcext:value-type="float">
            <text:p>49.0065739155</text:p>
          </table:table-cell>
          <table:table-cell table:formula="of:=[.D518]/([.E518]-[.E517])" office:value-type="float" office:value="34317.6874276799" calcext:value-type="float">
            <text:p>34317.6874276799</text:p>
          </table:table-cell>
          <table:table-cell table:formula="of:=[.E518]-[.E517]" office:value-type="float" office:value="0.223558187484741" calcext:value-type="float">
            <text:p>0.22355818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097484.20832" calcext:value-type="float">
            <text:p>1456097484.20832</text:p>
          </table:table-cell>
          <table:table-cell office:value-type="float" office:value="1456097484.25042" calcext:value-type="float">
            <text:p>1456097484.25042</text:p>
          </table:table-cell>
          <table:table-cell office:value-type="float" office:value="7528" calcext:value-type="float">
            <text:p>7528</text:p>
          </table:table-cell>
          <table:table-cell table:formula="of:=[.B519]-[.B$2]" office:value-type="float" office:value="49.2237257957459" calcext:value-type="float">
            <text:p>49.2237257957</text:p>
          </table:table-cell>
          <table:table-cell table:formula="of:=[.D519]/([.E519]-[.E518])" office:value-type="float" office:value="34666.9805061698" calcext:value-type="float">
            <text:p>34666.9805061698</text:p>
          </table:table-cell>
          <table:table-cell table:formula="of:=[.E519]-[.E518]" office:value-type="float" office:value="0.217151880264282" calcext:value-type="float">
            <text:p>0.217151880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097484.43319" calcext:value-type="float">
            <text:p>1456097484.43319</text:p>
          </table:table-cell>
          <table:table-cell office:value-type="float" office:value="1456097484.43584" calcext:value-type="float">
            <text:p>1456097484.43584</text:p>
          </table:table-cell>
          <table:table-cell office:value-type="float" office:value="7336" calcext:value-type="float">
            <text:p>7336</text:p>
          </table:table-cell>
          <table:table-cell table:formula="of:=[.B520]-[.B$2]" office:value-type="float" office:value="49.4485986232758" calcext:value-type="float">
            <text:p>49.4485986233</text:p>
          </table:table-cell>
          <table:table-cell table:formula="of:=[.D520]/([.E520]-[.E519])" office:value-type="float" office:value="32622.8832562011" calcext:value-type="float">
            <text:p>32622.8832562011</text:p>
          </table:table-cell>
          <table:table-cell table:formula="of:=[.E520]-[.E519]" office:value-type="float" office:value="0.224872827529907" calcext:value-type="float">
            <text:p>0.22487282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097484.66001" calcext:value-type="float">
            <text:p>1456097484.66001</text:p>
          </table:table-cell>
          <table:table-cell office:value-type="float" office:value="1456097484.7024" calcext:value-type="float">
            <text:p>1456097484.7024</text:p>
          </table:table-cell>
          <table:table-cell office:value-type="float" office:value="7120" calcext:value-type="float">
            <text:p>7120</text:p>
          </table:table-cell>
          <table:table-cell table:formula="of:=[.B521]-[.B$2]" office:value-type="float" office:value="49.6754148006439" calcext:value-type="float">
            <text:p>49.6754148006</text:p>
          </table:table-cell>
          <table:table-cell table:formula="of:=[.D521]/([.E521]-[.E520])" office:value-type="float" office:value="31391.0589739062" calcext:value-type="float">
            <text:p>31391.0589739062</text:p>
          </table:table-cell>
          <table:table-cell table:formula="of:=[.E521]-[.E520]" office:value-type="float" office:value="0.226816177368164" calcext:value-type="float">
            <text:p>0.22681617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097484.88449" calcext:value-type="float">
            <text:p>1456097484.88449</text:p>
          </table:table-cell>
          <table:table-cell office:value-type="float" office:value="1456097484.89576" calcext:value-type="float">
            <text:p>1456097484.89576</text:p>
          </table:table-cell>
          <table:table-cell office:value-type="float" office:value="6872" calcext:value-type="float">
            <text:p>6872</text:p>
          </table:table-cell>
          <table:table-cell table:formula="of:=[.B522]-[.B$2]" office:value-type="float" office:value="49.8999042510986" calcext:value-type="float">
            <text:p>49.8999042511</text:p>
          </table:table-cell>
          <table:table-cell table:formula="of:=[.D522]/([.E522]-[.E521])" office:value-type="float" office:value="30611.6834714527" calcext:value-type="float">
            <text:p>30611.6834714527</text:p>
          </table:table-cell>
          <table:table-cell table:formula="of:=[.E522]-[.E521]" office:value-type="float" office:value="0.224489450454712" calcext:value-type="float">
            <text:p>0.22448945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097485.25263" calcext:value-type="float">
            <text:p>1456097485.25263</text:p>
          </table:table-cell>
          <table:table-cell office:value-type="float" office:value="1456097485.29485" calcext:value-type="float">
            <text:p>1456097485.29485</text:p>
          </table:table-cell>
          <table:table-cell office:value-type="float" office:value="6480" calcext:value-type="float">
            <text:p>6480</text:p>
          </table:table-cell>
          <table:table-cell table:formula="of:=[.B523]-[.B$2]" office:value-type="float" office:value="50.268039226532" calcext:value-type="float">
            <text:p>50.2680392265</text:p>
          </table:table-cell>
          <table:table-cell table:formula="of:=[.D523]/([.E523]-[.E522])" office:value-type="float" office:value="17602.2394839612" calcext:value-type="float">
            <text:p>17602.2394839612</text:p>
          </table:table-cell>
          <table:table-cell table:formula="of:=[.E523]-[.E522]" office:value-type="float" office:value="0.36813497543335" calcext:value-type="float">
            <text:p>0.3681349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1T17:37:13.194676862</dc:date>
    <meta:editing-duration>PT4M54S</meta:editing-duration>
    <meta:editing-cycles>1</meta:editing-cycles>
    <meta:document-statistic meta:table-count="1" meta:cell-count="3656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relay1.comm.sub.network'.E2:'relay1.comm.sub.network'.F523" svg:x="0.32cm" svg:y="0.18cm" svg:width="12.534cm" svg:height="8.64cm">
          <chartooo:coordinate-region svg:x="1.497cm" svg:y="0.379cm" svg:width="11.1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lay1.comm.sub.network'.F2:'relay1.comm.sub.network'.F523" chart:class="chart:scatter">
            <chart:domain table:cell-range-address="'relay1.comm.sub.network'.E2:'relay1.comm.sub.network'.E523"/>
            <chart:data-point chart:repeated="5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523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408088684082">
                <text:p>0.113408088684082</text:p>
              </table:table-cell>
              <table:table-cell office:value-type="float" office:value="43665.3157412313">
                <text:p>43665.3157412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0356969833374">
                <text:p>0.190356969833374</text:p>
              </table:table-cell>
              <table:table-cell office:value-type="float" office:value="65705.958611544">
                <text:p>65705.958611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819808959961">
                <text:p>0.268819808959961</text:p>
              </table:table-cell>
              <table:table-cell office:value-type="float" office:value="65457.7384297031">
                <text:p>65457.738429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8350524902344">
                <text:p>0.348350524902344</text:p>
              </table:table-cell>
              <table:table-cell office:value-type="float" office:value="65685.3133798595">
                <text:p>65685.313379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9385662078857">
                <text:p>0.429385662078857</text:p>
              </table:table-cell>
              <table:table-cell office:value-type="float" office:value="65551.811042526">
                <text:p>65551.811042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1479377746582">
                <text:p>0.511479377746582</text:p>
              </table:table-cell>
              <table:table-cell office:value-type="float" office:value="65875.9316229387">
                <text:p>65875.9316229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4659090042114">
                <text:p>0.594659090042114</text:p>
              </table:table-cell>
              <table:table-cell office:value-type="float" office:value="66169.9812142249">
                <text:p>66169.9812142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9661750793457">
                <text:p>0.679661750793457</text:p>
              </table:table-cell>
              <table:table-cell office:value-type="float" office:value="65974.4053942619">
                <text:p>65974.4053942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5710353851318">
                <text:p>0.765710353851318</text:p>
              </table:table-cell>
              <table:table-cell office:value-type="float" office:value="66381.0892567205">
                <text:p>66381.0892567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3646516799927">
                <text:p>0.853646516799927</text:p>
              </table:table-cell>
              <table:table-cell office:value-type="float" office:value="66229.8627176132">
                <text:p>66229.8627176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3018913269043">
                <text:p>0.943018913269043</text:p>
              </table:table-cell>
              <table:table-cell office:value-type="float" office:value="66418.718021635">
                <text:p>66418.718021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389835357666">
                <text:p>1.03389835357666</text:p>
              </table:table-cell>
              <table:table-cell office:value-type="float" office:value="66549.7056267971">
                <text:p>66549.7056267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2649965286255">
                <text:p>1.12649965286255</text:p>
              </table:table-cell>
              <table:table-cell office:value-type="float" office:value="66608.1366845349">
                <text:p>66608.1366845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077441215515">
                <text:p>1.22077441215515</text:p>
              </table:table-cell>
              <table:table-cell office:value-type="float" office:value="66613.8004182926">
                <text:p>66613.8004182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660103797913">
                <text:p>1.31660103797913</text:p>
              </table:table-cell>
              <table:table-cell office:value-type="float" office:value="66787.2832312416">
                <text:p>66787.2832312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1432905197144">
                <text:p>1.41432905197144</text:p>
              </table:table-cell>
              <table:table-cell office:value-type="float" office:value="66715.7730281214">
                <text:p>66715.7730281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134072303772">
                <text:p>1.5134072303772</text:p>
              </table:table-cell>
              <table:table-cell office:value-type="float" office:value="67017.7844086591">
                <text:p>67017.7844086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1451101303101">
                <text:p>1.61451101303101</text:p>
              </table:table-cell>
              <table:table-cell office:value-type="float" office:value="66861.9889638259">
                <text:p>66861.9889638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1728372573853">
                <text:p>1.71728372573853</text:p>
              </table:table-cell>
              <table:table-cell office:value-type="float" office:value="66943.8396510927">
                <text:p>66943.8396510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205414772034">
                <text:p>1.82205414772034</text:p>
              </table:table-cell>
              <table:table-cell office:value-type="float" office:value="66736.392464028">
                <text:p>66736.392464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2781615257263">
                <text:p>1.92781615257263</text:p>
              </table:table-cell>
              <table:table-cell office:value-type="float" office:value="67169.6797911623">
                <text:p>67169.6797911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556513786316">
                <text:p>2.03556513786316</text:p>
              </table:table-cell>
              <table:table-cell office:value-type="float" office:value="66970.4682651372">
                <text:p>66970.4682651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477276802063">
                <text:p>2.14477276802063</text:p>
              </table:table-cell>
              <table:table-cell office:value-type="float" office:value="67028.2835498308">
                <text:p>67028.2835498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538921356201">
                <text:p>2.25538921356201</text:p>
              </table:table-cell>
              <table:table-cell office:value-type="float" office:value="67042.4724253652">
                <text:p>67042.4724253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6791133880615">
                <text:p>2.36791133880615</text:p>
              </table:table-cell>
              <table:table-cell office:value-type="float" office:value="66760.2036817303">
                <text:p>66760.2036817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8112916946411">
                <text:p>2.48112916946411</text:p>
              </table:table-cell>
              <table:table-cell office:value-type="float" office:value="67056.5754164298">
                <text:p>67056.5754164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9563279151916">
                <text:p>2.59563279151916</text:p>
              </table:table-cell>
              <table:table-cell office:value-type="float" office:value="66932.3804998511">
                <text:p>66932.3804998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1161794662476">
                <text:p>2.71161794662476</text:p>
              </table:table-cell>
              <table:table-cell office:value-type="float" office:value="66629.2164110534">
                <text:p>66629.2164110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2787036895752">
                <text:p>2.82787036895752</text:p>
              </table:table-cell>
              <table:table-cell office:value-type="float" office:value="66957.7445682714">
                <text:p>66957.7445682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533944129944">
                <text:p>2.94533944129944</text:p>
              </table:table-cell>
              <table:table-cell office:value-type="float" office:value="66672.8683887388">
                <text:p>66672.8683887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6352734565735">
                <text:p>3.06352734565735</text:p>
              </table:table-cell>
              <table:table-cell office:value-type="float" office:value="66538.1118543682">
                <text:p>66538.1118543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8196940422058">
                <text:p>3.18196940422058</text:p>
              </table:table-cell>
              <table:table-cell office:value-type="float" office:value="66530.4208284519">
                <text:p>66530.4208284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049681663513">
                <text:p>3.30049681663513</text:p>
              </table:table-cell>
              <table:table-cell office:value-type="float" office:value="66550.0059379652">
                <text:p>66550.0059379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936469078064">
                <text:p>3.41936469078064</text:p>
              </table:table-cell>
              <table:table-cell office:value-type="float" office:value="66359.3932061424">
                <text:p>66359.3932061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825688362122">
                <text:p>3.53825688362122</text:p>
              </table:table-cell>
              <table:table-cell office:value-type="float" office:value="66211.2440852668">
                <text:p>66211.2440852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5687108039856">
                <text:p>3.65687108039856</text:p>
              </table:table-cell>
              <table:table-cell office:value-type="float" office:value="66096.641152634">
                <text:p>66096.6411526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7522778511047">
                <text:p>3.77522778511047</text:p>
              </table:table-cell>
              <table:table-cell office:value-type="float" office:value="65902.4769148953">
                <text:p>65902.4769148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9289855957031">
                <text:p>3.89289855957031</text:p>
              </table:table-cell>
              <table:table-cell office:value-type="float" office:value="65878.7199760104">
                <text:p>65878.7199760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0954341888428">
                <text:p>4.00954341888428</text:p>
              </table:table-cell>
              <table:table-cell office:value-type="float" office:value="65909.4626648462">
                <text:p>65909.4626648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2554430961609">
                <text:p>4.12554430961609</text:p>
              </table:table-cell>
              <table:table-cell office:value-type="float" office:value="65654.6682698138">
                <text:p>65654.6682698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054789543152">
                <text:p>4.24054789543152</text:p>
              </table:table-cell>
              <table:table-cell office:value-type="float" office:value="65528.3915415872">
                <text:p>65528.3915415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446381568909">
                <text:p>4.35446381568909</text:p>
              </table:table-cell>
              <table:table-cell office:value-type="float" office:value="65311.3277158967">
                <text:p>65311.327715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6691346168518">
                <text:p>4.46691346168518</text:p>
              </table:table-cell>
              <table:table-cell office:value-type="float" office:value="65309.23183391">
                <text:p>65309.231833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7782053947449">
                <text:p>4.57782053947449</text:p>
              </table:table-cell>
              <table:table-cell office:value-type="float" office:value="65279.8734247965">
                <text:p>65279.87342479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8744874000549">
                <text:p>4.68744874000549</text:p>
              </table:table-cell>
              <table:table-cell office:value-type="float" office:value="65019.7664968879">
                <text:p>65019.7664968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9546213150024">
                <text:p>4.79546213150024</text:p>
              </table:table-cell>
              <table:table-cell office:value-type="float" office:value="64954.9088581387">
                <text:p>64954.9088581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0204811096191">
                <text:p>4.90204811096191</text:p>
              </table:table-cell>
              <table:table-cell office:value-type="float" office:value="64773.9978078711">
                <text:p>64773.9978078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0680613517761">
                <text:p>5.00680613517761</text:p>
              </table:table-cell>
              <table:table-cell office:value-type="float" office:value="64758.7624030752">
                <text:p>64758.7624030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0984230041504">
                <text:p>5.10984230041504</text:p>
              </table:table-cell>
              <table:table-cell office:value-type="float" office:value="64598.6774125623">
                <text:p>64598.6774125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1121692657471">
                <text:p>5.21121692657471</text:p>
              </table:table-cell>
              <table:table-cell office:value-type="float" office:value="64473.7272787138">
                <text:p>64473.7272787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1083345413208">
                <text:p>5.31083345413208</text:p>
              </table:table-cell>
              <table:table-cell office:value-type="float" office:value="64406.9830310515">
                <text:p>64406.98303105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0841484069824">
                <text:p>5.40841484069824</text:p>
              </table:table-cell>
              <table:table-cell office:value-type="float" office:value="64520.5015172764">
                <text:p>64520.5015172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0455284118652">
                <text:p>5.50455284118652</text:p>
              </table:table-cell>
              <table:table-cell office:value-type="float" office:value="64240.986588366">
                <text:p>64240.986588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991861820221">
                <text:p>5.5991861820221</text:p>
              </table:table-cell>
              <table:table-cell office:value-type="float" office:value="63994.3591394761">
                <text:p>63994.3591394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918215751648">
                <text:p>5.6918215751648</text:p>
              </table:table-cell>
              <table:table-cell office:value-type="float" office:value="64079.1796592895">
                <text:p>64079.1796592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8271722793579">
                <text:p>5.78271722793579</text:p>
              </table:table-cell>
              <table:table-cell office:value-type="float" office:value="64073.4713097124">
                <text:p>64073.4713097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7226629257202">
                <text:p>5.87226629257202</text:p>
              </table:table-cell>
              <table:table-cell office:value-type="float" office:value="63786.2608973472">
                <text:p>63786.2608973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5966339111328">
                <text:p>5.95966339111328</text:p>
              </table:table-cell>
              <table:table-cell office:value-type="float" office:value="64166.8899037019">
                <text:p>64166.8899037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4613375663757">
                <text:p>6.04613375663757</text:p>
              </table:table-cell>
              <table:table-cell office:value-type="float" office:value="63651.8646200677">
                <text:p>63651.8646200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3140606880188">
                <text:p>6.13140606880188</text:p>
              </table:table-cell>
              <table:table-cell office:value-type="float" office:value="63326.5342869445">
                <text:p>63326.5342869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1417236328125">
                <text:p>6.21417236328125</text:p>
              </table:table-cell>
              <table:table-cell office:value-type="float" office:value="64084.0578083636">
                <text:p>64084.0578083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9614973068237">
                <text:p>6.29614973068237</text:p>
              </table:table-cell>
              <table:table-cell office:value-type="float" office:value="63627.317701941">
                <text:p>63627.317701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7677001953125">
                <text:p>6.37677001953125</text:p>
              </table:table-cell>
              <table:table-cell office:value-type="float" office:value="63606.8175048648">
                <text:p>63606.8175048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5621156692505">
                <text:p>6.45621156692505</text:p>
              </table:table-cell>
              <table:table-cell office:value-type="float" office:value="63543.5759449223">
                <text:p>63543.57594492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3443694114685">
                <text:p>6.53443694114685</text:p>
              </table:table-cell>
              <table:table-cell office:value-type="float" office:value="63508.8045205592">
                <text:p>63508.80452055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1175036430359">
                <text:p>6.61175036430359</text:p>
              </table:table-cell>
              <table:table-cell office:value-type="float" office:value="63223.1739382501">
                <text:p>63223.1739382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8761730194092">
                <text:p>6.68761730194092</text:p>
              </table:table-cell>
              <table:table-cell office:value-type="float" office:value="63585.010153704">
                <text:p>63585.010153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6291966438293">
                <text:p>6.76291966438293</text:p>
              </table:table-cell>
              <table:table-cell office:value-type="float" office:value="63211.8282300271">
                <text:p>63211.8282300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3706569671631">
                <text:p>6.83706569671631</text:p>
              </table:table-cell>
              <table:table-cell office:value-type="float" office:value="63334.4745796502">
                <text:p>63334.47457965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1016793251038">
                <text:p>6.91016793251038</text:p>
              </table:table-cell>
              <table:table-cell office:value-type="float" office:value="63472.7508618356">
                <text:p>63472.7508618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98283267021179">
                <text:p>6.98283267021179</text:p>
              </table:table-cell>
              <table:table-cell office:value-type="float" office:value="63084.2434033953">
                <text:p>63084.2434033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5428671836853">
                <text:p>7.05428671836853</text:p>
              </table:table-cell>
              <table:table-cell office:value-type="float" office:value="63481.3578378378">
                <text:p>63481.3578378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2553334236145">
                <text:p>7.12553334236145</text:p>
              </table:table-cell>
              <table:table-cell office:value-type="float" office:value="63104.7444500218">
                <text:p>63104.7444500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9560027122498">
                <text:p>7.19560027122498</text:p>
              </table:table-cell>
              <table:table-cell office:value-type="float" office:value="63596.3367065693">
                <text:p>63596.33670656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26547694206238">
                <text:p>7.26547694206238</text:p>
              </table:table-cell>
              <table:table-cell office:value-type="float" office:value="63311.5451406423">
                <text:p>63311.54514064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479976654053">
                <text:p>7.33479976654053</text:p>
              </table:table-cell>
              <table:table-cell office:value-type="float" office:value="63355.7566798849">
                <text:p>63355.7566798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40389442443848">
                <text:p>7.40389442443848</text:p>
              </table:table-cell>
              <table:table-cell office:value-type="float" office:value="63101.8393120868">
                <text:p>63101.8393120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7232031822205">
                <text:p>7.47232031822205</text:p>
              </table:table-cell>
              <table:table-cell office:value-type="float" office:value="63484.7388875919">
                <text:p>63484.7388875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54056334495544">
                <text:p>7.54056334495544</text:p>
              </table:table-cell>
              <table:table-cell office:value-type="float" office:value="63303.1711339054">
                <text:p>63303.1711339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60828423500061">
                <text:p>7.60828423500061</text:p>
              </table:table-cell>
              <table:table-cell office:value-type="float" office:value="63673.1147083882">
                <text:p>63673.1147083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7601132392883">
                <text:p>7.67601132392883</text:p>
              </table:table-cell>
              <table:table-cell office:value-type="float" office:value="63431.0446231184">
                <text:p>63431.0446231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4363231658936">
                <text:p>7.74363231658936</text:p>
              </table:table-cell>
              <table:table-cell office:value-type="float" office:value="63530.5669286341">
                <text:p>63530.5669286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1097912788391">
                <text:p>7.81097912788391</text:p>
              </table:table-cell>
              <table:table-cell office:value-type="float" office:value="63789.2116556273">
                <text:p>63789.2116556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7866902351379">
                <text:p>7.87866902351379</text:p>
              </table:table-cell>
              <table:table-cell office:value-type="float" office:value="63465.8978274958">
                <text:p>63465.8978274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4605946540833">
                <text:p>7.94605946540833</text:p>
              </table:table-cell>
              <table:table-cell office:value-type="float" office:value="63866.6237971244">
                <text:p>63866.6237971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1387071609497">
                <text:p>8.01387071609497</text:p>
              </table:table-cell>
              <table:table-cell office:value-type="float" office:value="63588.2682642984">
                <text:p>63588.2682642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8168959617615">
                <text:p>8.08168959617615</text:p>
              </table:table-cell>
              <table:table-cell office:value-type="float" office:value="63817.0373031749">
                <text:p>63817.0373031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4984345436096">
                <text:p>8.14984345436096</text:p>
              </table:table-cell>
              <table:table-cell office:value-type="float" office:value="63738.1377327204">
                <text:p>63738.1377327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21769762039185">
                <text:p>8.21769762039185</text:p>
              </table:table-cell>
              <table:table-cell office:value-type="float" office:value="64373.3503114887">
                <text:p>64373.3503114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8646326065064">
                <text:p>8.28646326065064</text:p>
              </table:table-cell>
              <table:table-cell office:value-type="float" office:value="63869.1064821235">
                <text:p>63869.10648212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35537767410278">
                <text:p>8.35537767410278</text:p>
              </table:table-cell>
              <table:table-cell office:value-type="float" office:value="64195.5692341756">
                <text:p>64195.5692341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2474889755249">
                <text:p>8.42474889755249</text:p>
              </table:table-cell>
              <table:table-cell office:value-type="float" office:value="64234.1273284668">
                <text:p>64234.1273284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4944338798523">
                <text:p>8.4944338798523</text:p>
              </table:table-cell>
              <table:table-cell office:value-type="float" office:value="64518.9228958533">
                <text:p>64518.9228958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56499648094177">
                <text:p>8.56499648094177</text:p>
              </table:table-cell>
              <table:table-cell office:value-type="float" office:value="64283.3445758056">
                <text:p>64283.3445758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6358425617218">
                <text:p>8.6358425617218</text:p>
              </table:table-cell>
              <table:table-cell office:value-type="float" office:value="64703.6497930338">
                <text:p>64703.6497930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7076096534729">
                <text:p>8.7076096534729</text:p>
              </table:table-cell>
              <table:table-cell office:value-type="float" office:value="64653.5882503413">
                <text:p>64653.5882503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78014469146729">
                <text:p>8.78014469146729</text:p>
              </table:table-cell>
              <table:table-cell office:value-type="float" office:value="64630.8340027742">
                <text:p>64630.8340027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8533890247345">
                <text:p>8.8533890247345</text:p>
              </table:table-cell>
              <table:table-cell office:value-type="float" office:value="64878.7392556859">
                <text:p>64878.7392556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92723965644836">
                <text:p>8.92723965644836</text:p>
              </table:table-cell>
              <table:table-cell office:value-type="float" office:value="65212.7123117849">
                <text:p>65212.7123117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00250148773193">
                <text:p>9.00250148773193</text:p>
              </table:table-cell>
              <table:table-cell office:value-type="float" office:value="64840.3037339509">
                <text:p>64840.3037339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07814240455627">
                <text:p>9.07814240455627</text:p>
              </table:table-cell>
              <table:table-cell office:value-type="float" office:value="65467.212824772">
                <text:p>65467.212824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5506625175476">
                <text:p>9.15506625175476</text:p>
              </table:table-cell>
              <table:table-cell office:value-type="float" office:value="65415.344958189">
                <text:p>65415.344958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23352265357971">
                <text:p>9.23352265357971</text:p>
              </table:table-cell>
              <table:table-cell office:value-type="float" office:value="65157.2068192178">
                <text:p>65157.20681921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31242799758911">
                <text:p>9.31242799758911</text:p>
              </table:table-cell>
              <table:table-cell office:value-type="float" office:value="65901.7467737111">
                <text:p>65901.7467737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39301037788391">
                <text:p>9.39301037788391</text:p>
              </table:table-cell>
              <table:table-cell office:value-type="float" office:value="65622.2859222396">
                <text:p>65622.2859222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47449064254761">
                <text:p>9.47449064254761</text:p>
              </table:table-cell>
              <table:table-cell office:value-type="float" office:value="65979.1671294766">
                <text:p>65979.1671294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5752396583557">
                <text:p>9.55752396583557</text:p>
              </table:table-cell>
              <table:table-cell office:value-type="float" office:value="65901.2524528595">
                <text:p>65901.2524528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64211702346802">
                <text:p>9.64211702346802</text:p>
              </table:table-cell>
              <table:table-cell office:value-type="float" office:value="65915.5745880178">
                <text:p>65915.5745880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72761201858521">
                <text:p>9.72761201858521</text:p>
              </table:table-cell>
              <table:table-cell office:value-type="float" office:value="66436.6375156166">
                <text:p>66436.6375156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81495380401611">
                <text:p>9.81495380401611</text:p>
              </table:table-cell>
              <table:table-cell office:value-type="float" office:value="66222.598627497">
                <text:p>66222.5986274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9039568901062">
                <text:p>9.9039568901062</text:p>
              </table:table-cell>
              <table:table-cell office:value-type="float" office:value="66244.8939583077">
                <text:p>66244.89395830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99414587020874">
                <text:p>9.99414587020874</text:p>
              </table:table-cell>
              <table:table-cell office:value-type="float" office:value="66615.6773606852">
                <text:p>66615.67736068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862102508545">
                <text:p>10.0862102508545</text:p>
              </table:table-cell>
              <table:table-cell office:value-type="float" office:value="66562.1161736752">
                <text:p>66562.11617367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1799328327179">
                <text:p>10.1799328327179</text:p>
              </table:table-cell>
              <table:table-cell office:value-type="float" office:value="66664.8301378017">
                <text:p>66664.8301378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755732536316">
                <text:p>10.2755732536316</text:p>
              </table:table-cell>
              <table:table-cell office:value-type="float" office:value="66499.0799835471">
                <text:p>66499.0799835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3726134300232">
                <text:p>10.3726134300232</text:p>
              </table:table-cell>
              <table:table-cell office:value-type="float" office:value="66776.4655934902">
                <text:p>66776.4655934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712142944336">
                <text:p>10.4712142944336</text:p>
              </table:table-cell>
              <table:table-cell office:value-type="float" office:value="66936.5328535987">
                <text:p>66936.5328535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571676492691">
                <text:p>10.571676492691</text:p>
              </table:table-cell>
              <table:table-cell office:value-type="float" office:value="66890.8317413004">
                <text:p>66890.8317413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673835515976">
                <text:p>10.673835515976</text:p>
              </table:table-cell>
              <table:table-cell office:value-type="float" office:value="66954.4380913262">
                <text:p>66954.43809132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7777483463287">
                <text:p>10.7777483463287</text:p>
              </table:table-cell>
              <table:table-cell office:value-type="float" office:value="66979.2168721693">
                <text:p>66979.2168721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8836762905121">
                <text:p>10.8836762905121</text:p>
              </table:table-cell>
              <table:table-cell office:value-type="float" office:value="66762.3643083184">
                <text:p>66762.3643083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9903018474579">
                <text:p>10.9903018474579</text:p>
              </table:table-cell>
              <table:table-cell office:value-type="float" office:value="67375.9669424444">
                <text:p>67375.96694244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0991036891937">
                <text:p>11.0991036891937</text:p>
              </table:table-cell>
              <table:table-cell office:value-type="float" office:value="66984.1602285975">
                <text:p>66984.1602285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2099375724792">
                <text:p>11.2099375724792</text:p>
              </table:table-cell>
              <table:table-cell office:value-type="float" office:value="66622.2258131826">
                <text:p>66622.2258131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3214271068573">
                <text:p>11.3214271068573</text:p>
              </table:table-cell>
              <table:table-cell office:value-type="float" office:value="67091.4991413987">
                <text:p>67091.4991413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4340739250183">
                <text:p>11.4340739250183</text:p>
              </table:table-cell>
              <table:table-cell office:value-type="float" office:value="67183.4333499127">
                <text:p>67183.4333499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5484490394592">
                <text:p>11.5484490394592</text:p>
              </table:table-cell>
              <table:table-cell office:value-type="float" office:value="66797.7473714052">
                <text:p>66797.7473714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6640610694885">
                <text:p>11.6640610694885</text:p>
              </table:table-cell>
              <table:table-cell office:value-type="float" office:value="66705.8609562147">
                <text:p>66705.8609562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7801110744476">
                <text:p>11.7801110744476</text:p>
              </table:table-cell>
              <table:table-cell office:value-type="float" office:value="66936.6623701333">
                <text:p>66936.6623701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8975458145142">
                <text:p>11.8975458145142</text:p>
              </table:table-cell>
              <table:table-cell office:value-type="float" office:value="66556.114447668">
                <text:p>66556.1144476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0152370929718">
                <text:p>12.0152370929718</text:p>
              </table:table-cell>
              <table:table-cell office:value-type="float" office:value="66750.9105428527">
                <text:p>66750.9105428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1335709095001">
                <text:p>12.1335709095001</text:p>
              </table:table-cell>
              <table:table-cell office:value-type="float" office:value="66591.2773810867">
                <text:p>66591.2773810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252480506897">
                <text:p>12.252480506897</text:p>
              </table:table-cell>
              <table:table-cell office:value-type="float" office:value="66336.1088817287">
                <text:p>66336.1088817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3711850643158">
                <text:p>12.3711850643158</text:p>
              </table:table-cell>
              <table:table-cell office:value-type="float" office:value="66450.6921344975">
                <text:p>66450.6921344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4899144172668">
                <text:p>12.4899144172668</text:p>
              </table:table-cell>
              <table:table-cell office:value-type="float" office:value="66369.4343828253">
                <text:p>66369.43438282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6086649894714">
                <text:p>12.6086649894714</text:p>
              </table:table-cell>
              <table:table-cell office:value-type="float" office:value="66155.4706992507">
                <text:p>66155.47069925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270269393921">
                <text:p>12.7270269393921</text:p>
              </table:table-cell>
              <table:table-cell office:value-type="float" office:value="66034.7350245545">
                <text:p>66034.7350245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8449189662933">
                <text:p>12.8449189662933</text:p>
              </table:table-cell>
              <table:table-cell office:value-type="float" office:value="65890.8002871733">
                <text:p>65890.80028717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9621825218201">
                <text:p>12.9621825218201</text:p>
              </table:table-cell>
              <table:table-cell office:value-type="float" office:value="65766.3838125891">
                <text:p>65766.3838125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078476190567">
                <text:p>13.078476190567</text:p>
              </table:table-cell>
              <table:table-cell office:value-type="float" office:value="65695.7518179638">
                <text:p>65695.7518179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937003135681">
                <text:p>13.1937003135681</text:p>
              </table:table-cell>
              <table:table-cell office:value-type="float" office:value="65611.2609329899">
                <text:p>65611.2609329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3079957962036">
                <text:p>13.3079957962036</text:p>
              </table:table-cell>
              <table:table-cell office:value-type="float" office:value="65374.4122488997">
                <text:p>65374.4122488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4208269119263">
                <text:p>13.4208269119263</text:p>
              </table:table-cell>
              <table:table-cell office:value-type="float" office:value="65372.0381364528">
                <text:p>65372.0381364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532550573349">
                <text:p>13.532550573349</text:p>
              </table:table-cell>
              <table:table-cell office:value-type="float" office:value="65089.1664970135">
                <text:p>65089.16649701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6424927711487">
                <text:p>13.6424927711487</text:p>
              </table:table-cell>
              <table:table-cell office:value-type="float" office:value="65197.8961986941">
                <text:p>65197.8961986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7509005069733">
                <text:p>13.7509005069733</text:p>
              </table:table-cell>
              <table:table-cell office:value-type="float" office:value="65087.606030416">
                <text:p>65087.606030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8578455448151">
                <text:p>13.8578455448151</text:p>
              </table:table-cell>
              <table:table-cell office:value-type="float" office:value="64855.7440342429">
                <text:p>64855.7440342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9639446735382">
                <text:p>13.9639446735382</text:p>
              </table:table-cell>
              <table:table-cell office:value-type="float" office:value="64241.8093534556">
                <text:p>64241.8093534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0666928291321">
                <text:p>14.0666928291321</text:p>
              </table:table-cell>
              <table:table-cell office:value-type="float" office:value="65169.0530238516">
                <text:p>65169.0530238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1686706542969">
                <text:p>14.1686706542969</text:p>
              </table:table-cell>
              <table:table-cell office:value-type="float" office:value="64484.6072111586">
                <text:p>64484.6072111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2689826488495">
                <text:p>14.2689826488495</text:p>
              </table:table-cell>
              <table:table-cell office:value-type="float" office:value="64359.2027931806">
                <text:p>64359.2027931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3671536445618">
                <text:p>14.3671536445618</text:p>
              </table:table-cell>
              <table:table-cell office:value-type="float" office:value="64540.447553059">
                <text:p>64540.447553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4637262821198">
                <text:p>14.4637262821198</text:p>
              </table:table-cell>
              <table:table-cell office:value-type="float" office:value="64283.2189011369">
                <text:p>64283.2189011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55881690979">
                <text:p>14.55881690979</text:p>
              </table:table-cell>
              <table:table-cell office:value-type="float" office:value="64107.2642946151">
                <text:p>64107.2642946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652015209198">
                <text:p>14.652015209198</text:p>
              </table:table-cell>
              <table:table-cell office:value-type="float" office:value="64121.3416764304">
                <text:p>64121.34167643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434544563293">
                <text:p>14.7434544563293</text:p>
              </table:table-cell>
              <table:table-cell office:value-type="float" office:value="64042.5220429491">
                <text:p>64042.52204294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8333342075348">
                <text:p>14.8333342075348</text:p>
              </table:table-cell>
              <table:table-cell office:value-type="float" office:value="63996.6168447914">
                <text:p>63996.61684479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9216246604919">
                <text:p>14.9216246604919</text:p>
              </table:table-cell>
              <table:table-cell office:value-type="float" office:value="63880.0664295725">
                <text:p>63880.0664295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0083227157593">
                <text:p>15.0083227157593</text:p>
              </table:table-cell>
              <table:table-cell office:value-type="float" office:value="63853.7967539146">
                <text:p>63853.79675391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0941557884216">
                <text:p>15.0941557884216</text:p>
              </table:table-cell>
              <table:table-cell office:value-type="float" office:value="63285.6290880809">
                <text:p>63285.62908808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177259683609">
                <text:p>15.177259683609</text:p>
              </table:table-cell>
              <table:table-cell office:value-type="float" office:value="64208.7833304166">
                <text:p>64208.7833304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2597320079803">
                <text:p>15.2597320079803</text:p>
              </table:table-cell>
              <table:table-cell office:value-type="float" office:value="63633.4678330452">
                <text:p>63633.4678330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3407862186432">
                <text:p>15.3407862186432</text:p>
              </table:table-cell>
              <table:table-cell office:value-type="float" office:value="63562.3980280381">
                <text:p>63562.39802803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4206612110138">
                <text:p>15.4206612110138</text:p>
              </table:table-cell>
              <table:table-cell office:value-type="float" office:value="63499.2235926213">
                <text:p>63499.2235926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4993636608124">
                <text:p>15.4993636608124</text:p>
              </table:table-cell>
              <table:table-cell office:value-type="float" office:value="63428.775251286">
                <text:p>63428.775251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5768060684204">
                <text:p>15.5768060684204</text:p>
              </table:table-cell>
              <table:table-cell office:value-type="float" office:value="63531.0826711656">
                <text:p>63531.08267116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653352022171">
                <text:p>15.653352022171</text:p>
              </table:table-cell>
              <table:table-cell office:value-type="float" office:value="63334.5038170792">
                <text:p>63334.50381707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7288990020752">
                <text:p>15.7288990020752</text:p>
              </table:table-cell>
              <table:table-cell office:value-type="float" office:value="63218.9401357667">
                <text:p>63218.9401357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8036158084869">
                <text:p>15.8036158084869</text:p>
              </table:table-cell>
              <table:table-cell office:value-type="float" office:value="63171.8648946184">
                <text:p>63171.8648946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767197132111">
                <text:p>15.8767197132111</text:p>
              </table:table-cell>
              <table:table-cell office:value-type="float" office:value="63690.1683647512">
                <text:p>63690.1683647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494996070862">
                <text:p>15.9494996070862</text:p>
              </table:table-cell>
              <table:table-cell office:value-type="float" office:value="63314.1896016851">
                <text:p>63314.18960168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214109420776">
                <text:p>16.0214109420776</text:p>
              </table:table-cell>
              <table:table-cell office:value-type="float" office:value="63411.4218647428">
                <text:p>63411.42186474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0929465293884">
                <text:p>16.0929465293884</text:p>
              </table:table-cell>
              <table:table-cell office:value-type="float" office:value="63073.5018697382">
                <text:p>63073.5018697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1631934642792">
                <text:p>16.1631934642792</text:p>
              </table:table-cell>
              <table:table-cell office:value-type="float" office:value="63661.1406170983">
                <text:p>63661.14061709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2334098815918">
                <text:p>16.2334098815918</text:p>
              </table:table-cell>
              <table:table-cell office:value-type="float" office:value="63119.1417851407">
                <text:p>63119.1417851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302681684494">
                <text:p>16.302681684494</text:p>
              </table:table-cell>
              <table:table-cell office:value-type="float" office:value="63517.9079460466">
                <text:p>63517.90794604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3720707893372">
                <text:p>16.3720707893372</text:p>
              </table:table-cell>
              <table:table-cell office:value-type="float" office:value="63064.6556097293">
                <text:p>63064.65560972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4405202865601">
                <text:p>16.4405202865601</text:p>
              </table:table-cell>
              <table:table-cell office:value-type="float" office:value="63579.7219346704">
                <text:p>63579.72193467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5088803768158">
                <text:p>16.5088803768158</text:p>
              </table:table-cell>
              <table:table-cell office:value-type="float" office:value="63311.7947008088">
                <text:p>63311.79470080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5766627788544">
                <text:p>16.5766627788544</text:p>
              </table:table-cell>
              <table:table-cell office:value-type="float" office:value="63615.3318607105">
                <text:p>63615.3318607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6446399688721">
                <text:p>16.6446399688721</text:p>
              </table:table-cell>
              <table:table-cell office:value-type="float" office:value="63315.3562081531">
                <text:p>63315.3562081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7123036384583">
                <text:p>16.7123036384583</text:p>
              </table:table-cell>
              <table:table-cell office:value-type="float" office:value="63490.4968393457">
                <text:p>63490.49683934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7801127433777">
                <text:p>16.7801127433777</text:p>
              </table:table-cell>
              <table:table-cell office:value-type="float" office:value="63354.3239525758">
                <text:p>63354.32395257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8472924232483">
                <text:p>16.8472924232483</text:p>
              </table:table-cell>
              <table:table-cell office:value-type="float" office:value="63947.9081810826">
                <text:p>63947.90818108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9149663448334">
                <text:p>16.9149663448334</text:p>
              </table:table-cell>
              <table:table-cell office:value-type="float" office:value="63480.8785921894">
                <text:p>63480.87859218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9825525283813">
                <text:p>16.9825525283813</text:p>
              </table:table-cell>
              <table:table-cell office:value-type="float" office:value="63681.6546527584">
                <text:p>63681.65465275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0503089427948">
                <text:p>17.0503089427948</text:p>
              </table:table-cell>
              <table:table-cell office:value-type="float" office:value="63757.8011970822">
                <text:p>63757.8011970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1179912090302">
                <text:p>17.1179912090302</text:p>
              </table:table-cell>
              <table:table-cell office:value-type="float" office:value="64064.0486966324">
                <text:p>64064.04869663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1861555576324">
                <text:p>17.1861555576324</text:p>
              </table:table-cell>
              <table:table-cell office:value-type="float" office:value="63845.6919084162">
                <text:p>63845.6919084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2544574737549">
                <text:p>17.2544574737549</text:p>
              </table:table-cell>
              <table:table-cell office:value-type="float" office:value="64068.4807752052">
                <text:p>64068.48077520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3232398033142">
                <text:p>17.3232398033142</text:p>
              </table:table-cell>
              <table:table-cell office:value-type="float" office:value="64086.2272074982">
                <text:p>64086.22720749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3924498558044">
                <text:p>17.3924498558044</text:p>
              </table:table-cell>
              <table:table-cell office:value-type="float" office:value="64152.5304525161">
                <text:p>64152.53045251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4619941711426">
                <text:p>17.4619941711426</text:p>
              </table:table-cell>
              <table:table-cell office:value-type="float" office:value="64419.3558915287">
                <text:p>64419.35589152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5319170951843">
                <text:p>17.5319170951843</text:p>
              </table:table-cell>
              <table:table-cell office:value-type="float" office:value="64642.6055824167">
                <text:p>64642.60558241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6027276515961">
                <text:p>17.6027276515961</text:p>
              </table:table-cell>
              <table:table-cell office:value-type="float" office:value="64397.1779219599">
                <text:p>64397.1779219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6743757724762">
                <text:p>17.6743757724762</text:p>
              </table:table-cell>
              <table:table-cell office:value-type="float" office:value="64425.9743772337">
                <text:p>64425.9743772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7461941242218">
                <text:p>17.7461941242218</text:p>
              </table:table-cell>
              <table:table-cell office:value-type="float" office:value="64941.6184949606">
                <text:p>64941.61849496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8190550804138">
                <text:p>17.8190550804138</text:p>
              </table:table-cell>
              <table:table-cell office:value-type="float" office:value="64780.9230990736">
                <text:p>64780.92309907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8928363323212">
                <text:p>17.8928363323212</text:p>
              </table:table-cell>
              <table:table-cell office:value-type="float" office:value="64840.320221288">
                <text:p>64840.3202212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9671669006348">
                <text:p>17.9671669006348</text:p>
              </table:table-cell>
              <table:table-cell office:value-type="float" office:value="65222.1570477764">
                <text:p>65222.15704777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0426685810089">
                <text:p>18.0426685810089</text:p>
              </table:table-cell>
              <table:table-cell office:value-type="float" office:value="65164.1125815894">
                <text:p>65164.11258158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1190309524536">
                <text:p>18.1190309524536</text:p>
              </table:table-cell>
              <table:table-cell office:value-type="float" office:value="65372.5114288123">
                <text:p>65372.5114288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1965959072113">
                <text:p>18.1965959072113</text:p>
              </table:table-cell>
              <table:table-cell office:value-type="float" office:value="65390.3559390283">
                <text:p>65390.35593902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2751169204712">
                <text:p>18.2751169204712</text:p>
              </table:table-cell>
              <table:table-cell office:value-type="float" office:value="65714.8931958062">
                <text:p>65714.89319580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3552765846252">
                <text:p>18.3552765846252</text:p>
              </table:table-cell>
              <table:table-cell office:value-type="float" office:value="65469.3361727947">
                <text:p>65469.3361727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4361500740051">
                <text:p>18.4361500740051</text:p>
              </table:table-cell>
              <table:table-cell office:value-type="float" office:value="65979.5940661777">
                <text:p>65979.59406617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5186774730682">
                <text:p>18.5186774730682</text:p>
              </table:table-cell>
              <table:table-cell office:value-type="float" office:value="65820.5645842061">
                <text:p>65820.56458420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602466583252">
                <text:p>18.602466583252</text:p>
              </table:table-cell>
              <table:table-cell office:value-type="float" office:value="65975.1605892379">
                <text:p>65975.16058923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876406669617">
                <text:p>18.6876406669617</text:p>
              </table:table-cell>
              <table:table-cell office:value-type="float" office:value="66123.399920503">
                <text:p>66123.3999205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7741532325745">
                <text:p>18.7741532325745</text:p>
              </table:table-cell>
              <table:table-cell office:value-type="float" office:value="66302.5071487626">
                <text:p>66302.50714876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8623623847961">
                <text:p>18.8623623847961</text:p>
              </table:table-cell>
              <table:table-cell office:value-type="float" office:value="66296.9754578675">
                <text:p>66296.9754578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9521491527557">
                <text:p>18.9521491527557</text:p>
              </table:table-cell>
              <table:table-cell office:value-type="float" office:value="66379.4914934691">
                <text:p>66379.49149346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0437941551209">
                <text:p>19.0437941551209</text:p>
              </table:table-cell>
              <table:table-cell office:value-type="float" office:value="66255.6587189473">
                <text:p>66255.65871894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1363289356232">
                <text:p>19.1363289356232</text:p>
              </table:table-cell>
              <table:table-cell office:value-type="float" office:value="66915.3799942801">
                <text:p>66915.37999428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2309420108795">
                <text:p>19.2309420108795</text:p>
              </table:table-cell>
              <table:table-cell office:value-type="float" office:value="66713.8234635971">
                <text:p>66713.82346359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3271882534027">
                <text:p>19.3271882534027</text:p>
              </table:table-cell>
              <table:table-cell office:value-type="float" office:value="66745.4628002953">
                <text:p>66745.46280029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4251222610474">
                <text:p>19.4251222610474</text:p>
              </table:table-cell>
              <table:table-cell office:value-type="float" office:value="66820.5065572773">
                <text:p>66820.5065572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5248031616211">
                <text:p>19.5248031616211</text:p>
              </table:table-cell>
              <table:table-cell office:value-type="float" office:value="66853.3285879663">
                <text:p>66853.32858796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6263885498047">
                <text:p>19.6263885498047</text:p>
              </table:table-cell>
              <table:table-cell office:value-type="float" office:value="66781.2578295156">
                <text:p>66781.2578295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7293508052826">
                <text:p>19.7293508052826</text:p>
              </table:table-cell>
              <table:table-cell office:value-type="float" office:value="67053.6981533154">
                <text:p>67053.69815331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8340799808502">
                <text:p>19.8340799808502</text:p>
              </table:table-cell>
              <table:table-cell office:value-type="float" office:value="66991.8383485178">
                <text:p>66991.83834851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9403157234192">
                <text:p>19.9403157234192</text:p>
              </table:table-cell>
              <table:table-cell office:value-type="float" office:value="67096.0622821684">
                <text:p>67096.06228216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0488455295563">
                <text:p>20.0488455295563</text:p>
              </table:table-cell>
              <table:table-cell office:value-type="float" office:value="66709.7846913602">
                <text:p>66709.7846913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158105134964">
                <text:p>20.158105134964</text:p>
              </table:table-cell>
              <table:table-cell office:value-type="float" office:value="67216.058236665">
                <text:p>67216.0582366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2690424919128">
                <text:p>20.2690424919128</text:p>
              </table:table-cell>
              <table:table-cell office:value-type="float" office:value="67064.8752108832">
                <text:p>67064.8752108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3816742897034">
                <text:p>20.3816742897034</text:p>
              </table:table-cell>
              <table:table-cell office:value-type="float" office:value="66837.2533127863">
                <text:p>66837.25331278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4952385425568">
                <text:p>20.4952385425568</text:p>
              </table:table-cell>
              <table:table-cell office:value-type="float" office:value="66992.9120197849">
                <text:p>66992.91201978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6101994514465">
                <text:p>20.6101994514465</text:p>
              </table:table-cell>
              <table:table-cell office:value-type="float" office:value="66805.3173393394">
                <text:p>66805.31733933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7261896133423">
                <text:p>20.7261896133423</text:p>
              </table:table-cell>
              <table:table-cell office:value-type="float" office:value="66764.2830515233">
                <text:p>66764.28305152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842889547348">
                <text:p>20.842889547348</text:p>
              </table:table-cell>
              <table:table-cell office:value-type="float" office:value="66838.0840696665">
                <text:p>66838.08406966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9604573249817">
                <text:p>20.9604573249817</text:p>
              </table:table-cell>
              <table:table-cell office:value-type="float" office:value="66684.9383206757">
                <text:p>66684.93832067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0785272121429">
                <text:p>21.0785272121429</text:p>
              </table:table-cell>
              <table:table-cell office:value-type="float" office:value="66672.3767530052">
                <text:p>66672.37675300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1971757411957">
                <text:p>21.1971757411957</text:p>
              </table:table-cell>
              <table:table-cell office:value-type="float" office:value="66482.071568659">
                <text:p>66482.0715686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3160262107849">
                <text:p>21.3160262107849</text:p>
              </table:table-cell>
              <table:table-cell office:value-type="float" office:value="66369.110927893">
                <text:p>66369.1109278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4349670410156">
                <text:p>21.4349670410156</text:p>
              </table:table-cell>
              <table:table-cell office:value-type="float" office:value="66318.6895929634">
                <text:p>66318.68959296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5539371967316">
                <text:p>21.5539371967316</text:p>
              </table:table-cell>
              <table:table-cell office:value-type="float" office:value="66100.6111379427">
                <text:p>66100.6111379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6724569797516">
                <text:p>21.6724569797516</text:p>
              </table:table-cell>
              <table:table-cell office:value-type="float" office:value="66081.7949580373">
                <text:p>66081.79495803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790296792984">
                <text:p>21.790296792984</text:p>
              </table:table-cell>
              <table:table-cell office:value-type="float" office:value="66123.6621669742">
                <text:p>66123.66216697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9077949523926">
                <text:p>21.9077949523926</text:p>
              </table:table-cell>
              <table:table-cell office:value-type="float" office:value="65839.3292196184">
                <text:p>65839.32921961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0245063304901">
                <text:p>22.0245063304901</text:p>
              </table:table-cell>
              <table:table-cell office:value-type="float" office:value="65734.807737328">
                <text:p>65734.8077373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1404926776886">
                <text:p>22.1404926776886</text:p>
              </table:table-cell>
              <table:table-cell office:value-type="float" office:value="65524.9534412373">
                <text:p>65524.95344123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2551906108856">
                <text:p>22.2551906108856</text:p>
              </table:table-cell>
              <table:table-cell office:value-type="float" office:value="65493.7695093103">
                <text:p>65493.76950931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688406944275">
                <text:p>22.3688406944275</text:p>
              </table:table-cell>
              <table:table-cell office:value-type="float" office:value="65323.3131787792">
                <text:p>65323.31317877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4807012081146">
                <text:p>22.4807012081146</text:p>
              </table:table-cell>
              <table:table-cell office:value-type="float" office:value="65438.6410246027">
                <text:p>65438.6410246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591545343399">
                <text:p>22.591545343399</text:p>
              </table:table-cell>
              <table:table-cell office:value-type="float" office:value="65100.4221511936">
                <text:p>65100.4221511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7006921768188">
                <text:p>22.7006921768188</text:p>
              </table:table-cell>
              <table:table-cell office:value-type="float" office:value="65086.634008672">
                <text:p>65086.6340086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8084840774536">
                <text:p>22.8084840774536</text:p>
              </table:table-cell>
              <table:table-cell office:value-type="float" office:value="64865.7270056977">
                <text:p>64865.72700569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9144356250763">
                <text:p>22.9144356250763</text:p>
              </table:table-cell>
              <table:table-cell office:value-type="float" office:value="64859.835974014">
                <text:p>64859.8359740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0189805030823">
                <text:p>23.0189805030823</text:p>
              </table:table-cell>
              <table:table-cell office:value-type="float" office:value="64584.7039929942">
                <text:p>64584.7039929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1216440200806">
                <text:p>23.1216440200806</text:p>
              </table:table-cell>
              <table:table-cell office:value-type="float" office:value="64599.3844153069">
                <text:p>64599.38441530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2226660251617">
                <text:p>23.2226660251617</text:p>
              </table:table-cell>
              <table:table-cell office:value-type="float" office:value="64461.203227626">
                <text:p>64461.2032276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216934204102">
                <text:p>23.3216934204102</text:p>
              </table:table-cell>
              <table:table-cell office:value-type="float" office:value="64547.7949204408">
                <text:p>64547.79492044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19037103653">
                <text:p>23.419037103653</text:p>
              </table:table-cell>
              <table:table-cell office:value-type="float" office:value="64349.3218186138">
                <text:p>64349.3218186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147123336792">
                <text:p>23.5147123336792</text:p>
              </table:table-cell>
              <table:table-cell office:value-type="float" office:value="64217.2482712047">
                <text:p>64217.2482712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085741519928">
                <text:p>23.6085741519928</text:p>
              </table:table-cell>
              <table:table-cell office:value-type="float" office:value="64264.6830029084">
                <text:p>64264.68300290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009770870209">
                <text:p>23.7009770870209</text:p>
              </table:table-cell>
              <table:table-cell office:value-type="float" office:value="63980.6516773917">
                <text:p>63980.6516773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919194698334">
                <text:p>23.7919194698334</text:p>
              </table:table-cell>
              <table:table-cell office:value-type="float" office:value="63776.644295302">
                <text:p>63776.6442953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806276321411">
                <text:p>23.8806276321411</text:p>
              </table:table-cell>
              <table:table-cell office:value-type="float" office:value="64120.3678672504">
                <text:p>64120.3678672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680647850037">
                <text:p>23.9680647850037</text:p>
              </table:table-cell>
              <table:table-cell office:value-type="float" office:value="63863.0126575375">
                <text:p>63863.0126575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0540447235107">
                <text:p>24.0540447235107</text:p>
              </table:table-cell>
              <table:table-cell office:value-type="float" office:value="63735.7980844421">
                <text:p>63735.7980844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1384599208832">
                <text:p>24.1384599208832</text:p>
              </table:table-cell>
              <table:table-cell office:value-type="float" office:value="63779.9847371795">
                <text:p>63779.98473717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2217545509338">
                <text:p>24.2217545509338</text:p>
              </table:table-cell>
              <table:table-cell office:value-type="float" office:value="63485.4851601343">
                <text:p>63485.48516013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3032298088074">
                <text:p>24.3032298088074</text:p>
              </table:table-cell>
              <table:table-cell office:value-type="float" office:value="63724.8673463416">
                <text:p>63724.86734634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836069107056">
                <text:p>24.3836069107056</text:p>
              </table:table-cell>
              <table:table-cell office:value-type="float" office:value="63600.2030338805">
                <text:p>63600.2030338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4629719257355">
                <text:p>24.4629719257355</text:p>
              </table:table-cell>
              <table:table-cell office:value-type="float" office:value="63302.4513144337">
                <text:p>63302.45131443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5407450199127">
                <text:p>24.5407450199127</text:p>
              </table:table-cell>
              <table:table-cell office:value-type="float" office:value="63672.4056357371">
                <text:p>63672.40563573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6176908016205">
                <text:p>24.6176908016205</text:p>
              </table:table-cell>
              <table:table-cell office:value-type="float" office:value="63421.2804352811">
                <text:p>63421.2804352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935517787933">
                <text:p>24.6935517787933</text:p>
              </table:table-cell>
              <table:table-cell office:value-type="float" office:value="63379.0939582129">
                <text:p>63379.09395821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690830230713">
                <text:p>24.7690830230713</text:p>
              </table:table-cell>
              <table:table-cell office:value-type="float" office:value="62808.4449733429">
                <text:p>62808.4449733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8424763679504">
                <text:p>24.8424763679504</text:p>
              </table:table-cell>
              <table:table-cell office:value-type="float" office:value="63875.0013058986">
                <text:p>63875.00130589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9155926704407">
                <text:p>24.9155926704407</text:p>
              </table:table-cell>
              <table:table-cell office:value-type="float" office:value="63351.1247456566">
                <text:p>63351.12474565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877262115479">
                <text:p>24.9877262115479</text:p>
              </table:table-cell>
              <table:table-cell office:value-type="float" office:value="63437.894906627">
                <text:p>63437.8949066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0594325065613">
                <text:p>25.0594325065613</text:p>
              </table:table-cell>
              <table:table-cell office:value-type="float" office:value="63146.4782715672">
                <text:p>63146.47827156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1300535202026">
                <text:p>25.1300535202026</text:p>
              </table:table-cell>
              <table:table-cell office:value-type="float" office:value="63550.489699736">
                <text:p>63550.4896997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2005176544189">
                <text:p>25.2005176544189</text:p>
              </table:table-cell>
              <table:table-cell office:value-type="float" office:value="63124.312098204">
                <text:p>63124.3120982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2701468467712">
                <text:p>25.2701468467712</text:p>
              </table:table-cell>
              <table:table-cell office:value-type="float" office:value="63421.6748868329">
                <text:p>63421.67488683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395419120789">
                <text:p>25.3395419120789</text:p>
              </table:table-cell>
              <table:table-cell office:value-type="float" office:value="63174.5208476486">
                <text:p>63174.52084764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4081950187683">
                <text:p>25.4081950187683</text:p>
              </table:table-cell>
              <table:table-cell office:value-type="float" office:value="63507.686836695">
                <text:p>63507.6868366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67310619354">
                <text:p>25.4767310619354</text:p>
              </table:table-cell>
              <table:table-cell office:value-type="float" office:value="63265.980929587">
                <text:p>63265.9809295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446925163269">
                <text:p>25.5446925163269</text:p>
              </table:table-cell>
              <table:table-cell office:value-type="float" office:value="63565.4436574508">
                <text:p>63565.4436574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129431724548">
                <text:p>25.6129431724548</text:p>
              </table:table-cell>
              <table:table-cell office:value-type="float" office:value="63178.8798032585">
                <text:p>63178.87980325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6804447174072">
                <text:p>25.6804447174072</text:p>
              </table:table-cell>
              <table:table-cell office:value-type="float" office:value="63642.9877720559">
                <text:p>63642.98777205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54633235931">
                <text:p>25.7954633235931</text:p>
              </table:table-cell>
              <table:table-cell office:value-type="float" office:value="37350.4786960821">
                <text:p>37350.47869608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8623812198639">
                <text:p>25.8623812198639</text:p>
              </table:table-cell>
              <table:table-cell office:value-type="float" office:value="64198.073152483">
                <text:p>64198.0731524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298899173737">
                <text:p>25.9298899173737</text:p>
              </table:table-cell>
              <table:table-cell office:value-type="float" office:value="63754.7480363903">
                <text:p>63754.74803639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972403049469">
                <text:p>25.9972403049469</text:p>
              </table:table-cell>
              <table:table-cell office:value-type="float" office:value="64023.3880660417">
                <text:p>64023.38806604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653963088989">
                <text:p>26.0653963088989</text:p>
              </table:table-cell>
              <table:table-cell office:value-type="float" office:value="63501.3755067916">
                <text:p>63501.37550679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337776184082">
                <text:p>26.1337776184082</text:p>
              </table:table-cell>
              <table:table-cell office:value-type="float" office:value="63643.121654603">
                <text:p>63643.1216546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017278671265">
                <text:p>26.2017278671265</text:p>
              </table:table-cell>
              <table:table-cell office:value-type="float" office:value="64400.0586097037">
                <text:p>64400.0586097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2705278396606">
                <text:p>26.2705278396606</text:p>
              </table:table-cell>
              <table:table-cell office:value-type="float" office:value="63953.5139031355">
                <text:p>63953.51390313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3390626907349">
                <text:p>26.3390626907349</text:p>
              </table:table-cell>
              <table:table-cell office:value-type="float" office:value="64667.8285650674">
                <text:p>64667.82856506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4087891578674">
                <text:p>26.4087891578674</text:p>
              </table:table-cell>
              <table:table-cell office:value-type="float" office:value="64136.3342200825">
                <text:p>64136.33422008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4788625240326">
                <text:p>26.4788625240326</text:p>
              </table:table-cell>
              <table:table-cell office:value-type="float" office:value="64275.4907675505">
                <text:p>64275.49076755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492970943451">
                <text:p>26.5492970943451</text:p>
              </table:table-cell>
              <table:table-cell office:value-type="float" office:value="64627.3552859619">
                <text:p>64627.35528596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205413341522">
                <text:p>26.6205413341522</text:p>
              </table:table-cell>
              <table:table-cell office:value-type="float" office:value="64566.6233853156">
                <text:p>64566.62338531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69255900383">
                <text:p>26.69255900383</text:p>
              </table:table-cell>
              <table:table-cell office:value-type="float" office:value="64650.8005720642">
                <text:p>64650.80057206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7650942802429">
                <text:p>26.7650942802429</text:p>
              </table:table-cell>
              <table:table-cell office:value-type="float" office:value="64961.4950548096">
                <text:p>64961.4950548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8387842178345">
                <text:p>26.8387842178345</text:p>
              </table:table-cell>
              <table:table-cell office:value-type="float" office:value="64703.5423808877">
                <text:p>64703.5423808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9130403995514">
                <text:p>26.9130403995514</text:p>
              </table:table-cell>
              <table:table-cell office:value-type="float" office:value="65072.0234770575">
                <text:p>65072.02347705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9882254600525">
                <text:p>26.9882254600525</text:p>
              </table:table-cell>
              <table:table-cell office:value-type="float" office:value="65225.7239312635">
                <text:p>65225.72393126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0640730857849">
                <text:p>27.0640730857849</text:p>
              </table:table-cell>
              <table:table-cell office:value-type="float" office:value="65605.2177236836">
                <text:p>65605.2177236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1414959430695">
                <text:p>27.1414959430695</text:p>
              </table:table-cell>
              <table:table-cell office:value-type="float" office:value="65303.7123315935">
                <text:p>65303.71233159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2197287082672">
                <text:p>27.2197287082672</text:p>
              </table:table-cell>
              <table:table-cell office:value-type="float" office:value="65650.242414638">
                <text:p>65650.2424146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2993245124817">
                <text:p>27.2993245124817</text:p>
              </table:table-cell>
              <table:table-cell office:value-type="float" office:value="65631.6002024867">
                <text:p>65631.60020248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3804535865784">
                <text:p>27.3804535865784</text:p>
              </table:table-cell>
              <table:table-cell office:value-type="float" office:value="65475.9105677677">
                <text:p>65475.91056776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4623532295227">
                <text:p>27.4623532295227</text:p>
              </table:table-cell>
              <table:table-cell office:value-type="float" office:value="66032.033908568">
                <text:p>66032.0339085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5455980300903">
                <text:p>27.5455980300903</text:p>
              </table:table-cell>
              <table:table-cell office:value-type="float" office:value="66118.2435716045">
                <text:p>66118.24357160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6305730342865">
                <text:p>27.6305730342865</text:p>
              </table:table-cell>
              <table:table-cell office:value-type="float" office:value="65995.8778825569">
                <text:p>65995.87788255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7170667648315">
                <text:p>27.7170667648315</text:p>
              </table:table-cell>
              <table:table-cell office:value-type="float" office:value="66039.4685719484">
                <text:p>66039.4685719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8044328689575">
                <text:p>27.8044328689575</text:p>
              </table:table-cell>
              <table:table-cell office:value-type="float" office:value="66662.0087763345">
                <text:p>66662.00877633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8938412666321">
                <text:p>27.8938412666321</text:p>
              </table:table-cell>
              <table:table-cell office:value-type="float" office:value="66391.9738457518">
                <text:p>66391.9738457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9848113059998">
                <text:p>27.9848113059998</text:p>
              </table:table-cell>
              <table:table-cell office:value-type="float" office:value="66483.4273134219">
                <text:p>66483.42731342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0773785114288">
                <text:p>28.0773785114288</text:p>
              </table:table-cell>
              <table:table-cell office:value-type="float" office:value="66546.2457405571">
                <text:p>66546.24574055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1717326641083">
                <text:p>28.1717326641083</text:p>
              </table:table-cell>
              <table:table-cell office:value-type="float" office:value="66557.7488818699">
                <text:p>66557.74888186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2674820423126">
                <text:p>28.2674820423126</text:p>
              </table:table-cell>
              <table:table-cell office:value-type="float" office:value="66841.1651336398">
                <text:p>66841.16513363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649628162384">
                <text:p>28.3649628162384</text:p>
              </table:table-cell>
              <table:table-cell office:value-type="float" office:value="66884.9839555451">
                <text:p>66884.98395554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4639971256256">
                <text:p>28.4639971256256</text:p>
              </table:table-cell>
              <table:table-cell office:value-type="float" office:value="67047.4711348645">
                <text:p>67047.47113486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5650210380554">
                <text:p>28.5650210380554</text:p>
              </table:table-cell>
              <table:table-cell office:value-type="float" office:value="66914.8505280548">
                <text:p>66914.85052805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667818069458">
                <text:p>28.667818069458</text:p>
              </table:table-cell>
              <table:table-cell office:value-type="float" office:value="66928.0027460676">
                <text:p>66928.0027460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7727236747742">
                <text:p>28.7727236747742</text:p>
              </table:table-cell>
              <table:table-cell office:value-type="float" office:value="66650.3946946178">
                <text:p>66650.39469461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8788537979126">
                <text:p>28.8788537979126</text:p>
              </table:table-cell>
              <table:table-cell office:value-type="float" office:value="66936.697988507">
                <text:p>66936.697988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9865379333496">
                <text:p>28.9865379333496</text:p>
              </table:table-cell>
              <table:table-cell office:value-type="float" office:value="67010.7994154895">
                <text:p>67010.79941548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0954542160034">
                <text:p>29.0954542160034</text:p>
              </table:table-cell>
              <table:table-cell office:value-type="float" office:value="67207.5820221177">
                <text:p>67207.58202211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2062644958496">
                <text:p>29.2062644958496</text:p>
              </table:table-cell>
              <table:table-cell office:value-type="float" office:value="66925.1987296997">
                <text:p>66925.19872969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3183779716492">
                <text:p>29.3183779716492</text:p>
              </table:table-cell>
              <table:table-cell office:value-type="float" office:value="66932.1858633288">
                <text:p>66932.18586332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432032585144">
                <text:p>29.432032585144</text:p>
              </table:table-cell>
              <table:table-cell office:value-type="float" office:value="66798.8721842996">
                <text:p>66798.87218429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5464463233948">
                <text:p>29.5464463233948</text:p>
              </table:table-cell>
              <table:table-cell office:value-type="float" office:value="66984.9627953306">
                <text:p>66984.96279533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6623952388763">
                <text:p>29.6623952388763</text:p>
              </table:table-cell>
              <table:table-cell office:value-type="float" office:value="66650.041252249">
                <text:p>66650.0412522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7785458564758">
                <text:p>29.7785458564758</text:p>
              </table:table-cell>
              <table:table-cell office:value-type="float" office:value="67016.4322917415">
                <text:p>67016.4322917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8959419727325">
                <text:p>29.8959419727325</text:p>
              </table:table-cell>
              <table:table-cell office:value-type="float" office:value="66714.3023954346">
                <text:p>66714.30239543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0140247344971">
                <text:p>30.0140247344971</text:p>
              </table:table-cell>
              <table:table-cell office:value-type="float" office:value="66597.3583483923">
                <text:p>66597.35834839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1328194141388">
                <text:p>30.1328194141388</text:p>
              </table:table-cell>
              <table:table-cell office:value-type="float" office:value="66332.9369948682">
                <text:p>66332.93699486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2514443397522">
                <text:p>30.2514443397522</text:p>
              </table:table-cell>
              <table:table-cell office:value-type="float" office:value="66495.299863933">
                <text:p>66495.2998639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3701229095459">
                <text:p>30.3701229095459</text:p>
              </table:table-cell>
              <table:table-cell office:value-type="float" office:value="66465.2431665776">
                <text:p>66465.24316657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4889709949493">
                <text:p>30.4889709949493</text:p>
              </table:table-cell>
              <table:table-cell office:value-type="float" office:value="66235.8167006028">
                <text:p>66235.81670060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6076102256775">
                <text:p>30.6076102256775</text:p>
              </table:table-cell>
              <table:table-cell office:value-type="float" office:value="66082.6941634898">
                <text:p>66082.69416348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7257649898529">
                <text:p>30.7257649898529</text:p>
              </table:table-cell>
              <table:table-cell office:value-type="float" office:value="66015.1120814727">
                <text:p>66015.11208147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8436131477356">
                <text:p>30.8436131477356</text:p>
              </table:table-cell>
              <table:table-cell office:value-type="float" office:value="65779.5602347605">
                <text:p>65779.56023476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9604814052582">
                <text:p>30.9604814052582</text:p>
              </table:table-cell>
              <table:table-cell office:value-type="float" office:value="65783.4741697455">
                <text:p>65783.4741697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.0764427185059">
                <text:p>31.0764427185059</text:p>
              </table:table-cell>
              <table:table-cell office:value-type="float" office:value="65677.0761446368">
                <text:p>65677.07614463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1914246082306">
                <text:p>31.1914246082306</text:p>
              </table:table-cell>
              <table:table-cell office:value-type="float" office:value="65540.7561837896">
                <text:p>65540.75618378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3050804138184">
                <text:p>31.3050804138184</text:p>
              </table:table-cell>
              <table:table-cell office:value-type="float" office:value="65460.8003658432">
                <text:p>65460.80036584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4175760746002">
                <text:p>31.4175760746002</text:p>
              </table:table-cell>
              <table:table-cell office:value-type="float" office:value="65282.5180007672">
                <text:p>65282.5180007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5287539958954">
                <text:p>31.5287539958954</text:p>
              </table:table-cell>
              <table:table-cell office:value-type="float" office:value="65120.8433802116">
                <text:p>65120.8433802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6382088661194">
                <text:p>31.6382088661194</text:p>
              </table:table-cell>
              <table:table-cell office:value-type="float" office:value="65195.8198424264">
                <text:p>65195.81984242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7463145256042">
                <text:p>31.7463145256042</text:p>
              </table:table-cell>
              <table:table-cell office:value-type="float" office:value="64899.4699577441">
                <text:p>64899.46995774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8528919219971">
                <text:p>31.8528919219971</text:p>
              </table:table-cell>
              <table:table-cell office:value-type="float" office:value="64779.2142956212">
                <text:p>64779.2142956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9578614234924">
                <text:p>31.9578614234924</text:p>
              </table:table-cell>
              <table:table-cell office:value-type="float" office:value="64628.295870299">
                <text:p>64628.2958702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.0606899261475">
                <text:p>32.0606899261475</text:p>
              </table:table-cell>
              <table:table-cell office:value-type="float" office:value="64806.9341470088">
                <text:p>64806.93414700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.162228345871">
                <text:p>32.162228345871</text:p>
              </table:table-cell>
              <table:table-cell office:value-type="float" office:value="64369.7234780444">
                <text:p>64369.72347804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.2617831230164">
                <text:p>32.2617831230164</text:p>
              </table:table-cell>
              <table:table-cell office:value-type="float" office:value="64446.9324724652">
                <text:p>64446.93247246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3594970703125">
                <text:p>32.3594970703125</text:p>
              </table:table-cell>
              <table:table-cell office:value-type="float" office:value="64432.9716915299">
                <text:p>64432.97169152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4555280208588">
                <text:p>32.4555280208588</text:p>
              </table:table-cell>
              <table:table-cell office:value-type="float" office:value="64312.5988534769">
                <text:p>64312.59885347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.5499801635742">
                <text:p>32.5499801635742</text:p>
              </table:table-cell>
              <table:table-cell office:value-type="float" office:value="64117.1266833434">
                <text:p>64117.12668334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6429295539856">
                <text:p>32.6429295539856</text:p>
              </table:table-cell>
              <table:table-cell office:value-type="float" office:value="63862.7103817287">
                <text:p>63862.71038172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7336344718933">
                <text:p>32.7336344718933</text:p>
              </table:table-cell>
              <table:table-cell office:value-type="float" office:value="64208.2054021091">
                <text:p>64208.20540210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8231148719788">
                <text:p>32.8231148719788</text:p>
              </table:table-cell>
              <table:table-cell office:value-type="float" office:value="63835.208543383">
                <text:p>63835.208543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910852432251">
                <text:p>32.910852432251</text:p>
              </table:table-cell>
              <table:table-cell office:value-type="float" office:value="63917.8931189843">
                <text:p>63917.89311898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9969577789307">
                <text:p>32.9969577789307</text:p>
              </table:table-cell>
              <table:table-cell office:value-type="float" office:value="63921.6983873826">
                <text:p>63921.69838738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.0823364257812">
                <text:p>33.0823364257812</text:p>
              </table:table-cell>
              <table:table-cell office:value-type="float" office:value="63341.3646091638">
                <text:p>63341.36460916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.1650388240814">
                <text:p>33.1650388240814</text:p>
              </table:table-cell>
              <table:table-cell office:value-type="float" office:value="64230.3017709345">
                <text:p>64230.30177093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.2472999095917">
                <text:p>33.2472999095917</text:p>
              </table:table-cell>
              <table:table-cell office:value-type="float" office:value="63407.8673730828">
                <text:p>63407.86737308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.3279538154602">
                <text:p>33.3279538154602</text:p>
              </table:table-cell>
              <table:table-cell office:value-type="float" office:value="63580.3058113377">
                <text:p>63580.30581133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4077258110046">
                <text:p>33.4077258110046</text:p>
              </table:table-cell>
              <table:table-cell office:value-type="float" office:value="63280.3525290805">
                <text:p>63280.35252908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4862372875214">
                <text:p>33.4862372875214</text:p>
              </table:table-cell>
              <table:table-cell office:value-type="float" office:value="63277.3731995955">
                <text:p>63277.37319959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5633502006531">
                <text:p>33.5633502006531</text:p>
              </table:table-cell>
              <table:table-cell office:value-type="float" office:value="63491.311651491">
                <text:p>63491.3116514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6391220092773">
                <text:p>33.6391220092773</text:p>
              </table:table-cell>
              <table:table-cell office:value-type="float" office:value="63664.839042195">
                <text:p>63664.839042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7142882347107">
                <text:p>33.7142882347107</text:p>
              </table:table-cell>
              <table:table-cell office:value-type="float" office:value="63326.3140799949">
                <text:p>63326.31407999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7882530689239">
                <text:p>33.7882530689239</text:p>
              </table:table-cell>
              <table:table-cell office:value-type="float" office:value="63489.6305785044">
                <text:p>63489.63057850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8614499568939">
                <text:p>33.8614499568939</text:p>
              </table:table-cell>
              <table:table-cell office:value-type="float" office:value="63390.6731376828">
                <text:p>63390.67313768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.9343595504761">
                <text:p>33.9343595504761</text:p>
              </table:table-cell>
              <table:table-cell office:value-type="float" office:value="62982.1094095911">
                <text:p>62982.10940959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.0056419372559">
                <text:p>34.0056419372559</text:p>
              </table:table-cell>
              <table:table-cell office:value-type="float" office:value="63746.4625593685">
                <text:p>63746.46255936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.0771396160126">
                <text:p>34.0771396160126</text:p>
              </table:table-cell>
              <table:table-cell office:value-type="float" office:value="62883.1603792146">
                <text:p>62883.16037921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.1473414897919">
                <text:p>34.1473414897919</text:p>
              </table:table-cell>
              <table:table-cell office:value-type="float" office:value="63474.0892245829">
                <text:p>63474.08922458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.2172522544861">
                <text:p>34.2172522544861</text:p>
              </table:table-cell>
              <table:table-cell office:value-type="float" office:value="63280.6695699918">
                <text:p>63280.6695699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2869780063629">
                <text:p>34.2869780063629</text:p>
              </table:table-cell>
              <table:table-cell office:value-type="float" office:value="62989.6398644559">
                <text:p>62989.63986445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.3554878234863">
                <text:p>34.3554878234863</text:p>
              </table:table-cell>
              <table:table-cell office:value-type="float" office:value="63757.2859394956">
                <text:p>63757.28593949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.4241540431976">
                <text:p>34.4241540431976</text:p>
              </table:table-cell>
              <table:table-cell office:value-type="float" office:value="63262.5477019656">
                <text:p>63262.54770196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4921550750732">
                <text:p>34.4921550750732</text:p>
              </table:table-cell>
              <table:table-cell office:value-type="float" office:value="63646.0930168959">
                <text:p>63646.09301689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5604510307312">
                <text:p>34.5604510307312</text:p>
              </table:table-cell>
              <table:table-cell office:value-type="float" office:value="63136.97434143">
                <text:p>63136.974341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.6280488967896">
                <text:p>34.6280488967896</text:p>
              </table:table-cell>
              <table:table-cell office:value-type="float" office:value="63670.6489563567">
                <text:p>63670.64895635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.6959655284882">
                <text:p>34.6959655284882</text:p>
              </table:table-cell>
              <table:table-cell office:value-type="float" office:value="63254.0202974763">
                <text:p>63254.02029747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.763347864151">
                <text:p>34.763347864151</text:p>
              </table:table-cell>
              <table:table-cell office:value-type="float" office:value="63755.5816036968">
                <text:p>63755.5816036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.8311967849731">
                <text:p>34.8311967849731</text:p>
              </table:table-cell>
              <table:table-cell office:value-type="float" office:value="63317.1456221295">
                <text:p>63317.14562212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.8994069099426">
                <text:p>34.8994069099426</text:p>
              </table:table-cell>
              <table:table-cell office:value-type="float" office:value="62981.8520626088">
                <text:p>62981.85206260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.9660477638245">
                <text:p>34.9660477638245</text:p>
              </table:table-cell>
              <table:table-cell office:value-type="float" office:value="64705.0532642606">
                <text:p>64705.05326426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.0336608886719">
                <text:p>35.0336608886719</text:p>
              </table:table-cell>
              <table:table-cell office:value-type="float" office:value="63892.9203427483">
                <text:p>63892.92034274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.1014604568481">
                <text:p>35.1014604568481</text:p>
              </table:table-cell>
              <table:table-cell office:value-type="float" office:value="64071.204534905">
                <text:p>64071.2045349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.1695337295532">
                <text:p>35.1695337295532</text:p>
              </table:table-cell>
              <table:table-cell office:value-type="float" office:value="64048.6321098347">
                <text:p>64048.63210983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.2380039691925">
                <text:p>35.2380039691925</text:p>
              </table:table-cell>
              <table:table-cell office:value-type="float" office:value="64027.8173860055">
                <text:p>64027.8173860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.3069655895233">
                <text:p>35.3069655895233</text:p>
              </table:table-cell>
              <table:table-cell office:value-type="float" office:value="64035.6183456297">
                <text:p>64035.61834562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.3762147426605">
                <text:p>35.3762147426605</text:p>
              </table:table-cell>
              <table:table-cell office:value-type="float" office:value="64231.8324267005">
                <text:p>64231.8324267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.4463965892792">
                <text:p>35.4463965892792</text:p>
              </table:table-cell>
              <table:table-cell office:value-type="float" office:value="63948.1606174668">
                <text:p>63948.16061746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.5167825222015">
                <text:p>35.5167825222015</text:p>
              </table:table-cell>
              <table:table-cell office:value-type="float" office:value="64331.0362170585">
                <text:p>64331.03621705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.5872790813446">
                <text:p>35.5872790813446</text:p>
              </table:table-cell>
              <table:table-cell office:value-type="float" office:value="64910.9694944603">
                <text:p>64910.96949446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.6589004993439">
                <text:p>35.6589004993439</text:p>
              </table:table-cell>
              <table:table-cell office:value-type="float" office:value="64673.3914155032">
                <text:p>64673.3914155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.7307806015015">
                <text:p>35.7307806015015</text:p>
              </table:table-cell>
              <table:table-cell office:value-type="float" office:value="65108.4216566552">
                <text:p>65108.42165665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.804071187973">
                <text:p>35.804071187973</text:p>
              </table:table-cell>
              <table:table-cell office:value-type="float" office:value="64728.6401759254">
                <text:p>64728.64017592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.8779904842377">
                <text:p>35.8779904842377</text:p>
              </table:table-cell>
              <table:table-cell office:value-type="float" office:value="65043.9092762224">
                <text:p>65043.90927622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.9532597064972">
                <text:p>35.9532597064972</text:p>
              </table:table-cell>
              <table:table-cell office:value-type="float" office:value="64727.651671513">
                <text:p>64727.6516715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.0285720825195">
                <text:p>36.0285720825195</text:p>
              </table:table-cell>
              <table:table-cell office:value-type="float" office:value="65646.5810948991">
                <text:p>65646.58109489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.1058480739594">
                <text:p>36.1058480739594</text:p>
              </table:table-cell>
              <table:table-cell office:value-type="float" office:value="64910.1992292954">
                <text:p>64910.19922929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.1836276054382">
                <text:p>36.1836276054382</text:p>
              </table:table-cell>
              <table:table-cell office:value-type="float" office:value="65518.5227154991">
                <text:p>65518.5227154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.2623000144958">
                <text:p>36.2623000144958</text:p>
              </table:table-cell>
              <table:table-cell office:value-type="float" office:value="65893.495090552">
                <text:p>65893.495090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.3431468009949">
                <text:p>36.3431468009949</text:p>
              </table:table-cell>
              <table:table-cell office:value-type="float" office:value="65209.7656356902">
                <text:p>65209.7656356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.4242720603943">
                <text:p>36.4242720603943</text:p>
              </table:table-cell>
              <table:table-cell office:value-type="float" office:value="66169.279947335">
                <text:p>66169.2799473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.5065121650696">
                <text:p>36.5065121650696</text:p>
              </table:table-cell>
              <table:table-cell office:value-type="float" office:value="66439.6041514466">
                <text:p>66439.60415144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.5908455848694">
                <text:p>36.5908455848694</text:p>
              </table:table-cell>
              <table:table-cell office:value-type="float" office:value="65928.7861585435">
                <text:p>65928.78615854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.6764581203461">
                <text:p>36.6764581203461</text:p>
              </table:table-cell>
              <table:table-cell office:value-type="float" office:value="66158.5358786917">
                <text:p>66158.53587869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.7635843753815">
                <text:p>36.7635843753815</text:p>
              </table:table-cell>
              <table:table-cell office:value-type="float" office:value="66202.7766217703">
                <text:p>66202.77662177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.8524334430695">
                <text:p>36.8524334430695</text:p>
              </table:table-cell>
              <table:table-cell office:value-type="float" office:value="66179.6477217839">
                <text:p>66179.64772178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.942572593689">
                <text:p>36.942572593689</text:p>
              </table:table-cell>
              <table:table-cell office:value-type="float" office:value="66474.9995847341">
                <text:p>66474.99958473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.0340147018433">
                <text:p>37.0340147018433</text:p>
              </table:table-cell>
              <table:table-cell office:value-type="float" office:value="66840.1037920821">
                <text:p>66840.10379208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.1276171207428">
                <text:p>37.1276171207428</text:p>
              </table:table-cell>
              <table:table-cell office:value-type="float" office:value="66494.0080948148">
                <text:p>66494.00809481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.2234461307526">
                <text:p>37.2234461307526</text:p>
              </table:table-cell>
              <table:table-cell office:value-type="float" office:value="66201.2474025716">
                <text:p>66201.24740257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.3194394111633">
                <text:p>37.3194394111633</text:p>
              </table:table-cell>
              <table:table-cell office:value-type="float" office:value="67338.0467084756">
                <text:p>67338.04670847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.4179563522339">
                <text:p>37.4179563522339</text:p>
              </table:table-cell>
              <table:table-cell office:value-type="float" office:value="66831.1452675395">
                <text:p>66831.14526753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.5183024406433">
                <text:p>37.5183024406433</text:p>
              </table:table-cell>
              <table:table-cell office:value-type="float" office:value="66808.7825471272">
                <text:p>66808.78254712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.6200511455536">
                <text:p>37.6200511455536</text:p>
              </table:table-cell>
              <table:table-cell office:value-type="float" office:value="67067.1927079306">
                <text:p>67067.19270793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7.7239775657654">
                <text:p>37.7239775657654</text:p>
              </table:table-cell>
              <table:table-cell office:value-type="float" office:value="66739.5257708781">
                <text:p>66739.52577087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.8290584087372">
                <text:p>37.8290584087372</text:p>
              </table:table-cell>
              <table:table-cell office:value-type="float" office:value="67148.3003033528">
                <text:p>67148.30030335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7.9359738826752">
                <text:p>37.9359738826752</text:p>
              </table:table-cell>
              <table:table-cell office:value-type="float" office:value="67043.6161949531">
                <text:p>67043.61619495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.0444042682648">
                <text:p>38.0444042682648</text:p>
              </table:table-cell>
              <table:table-cell office:value-type="float" office:value="67066.0715670969">
                <text:p>67066.07156709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.1545445919037">
                <text:p>38.1545445919037</text:p>
              </table:table-cell>
              <table:table-cell office:value-type="float" office:value="66896.4803858326">
                <text:p>66896.48038583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.265997171402">
                <text:p>38.265997171402</text:p>
              </table:table-cell>
              <table:table-cell office:value-type="float" office:value="66970.1861868029">
                <text:p>66970.18618680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8.3953142166138">
                <text:p>38.3953142166138</text:p>
              </table:table-cell>
              <table:table-cell office:value-type="float" office:value="58522.8342296666">
                <text:p>58522.8342296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.5085844993591">
                <text:p>38.5085844993591</text:p>
              </table:table-cell>
              <table:table-cell office:value-type="float" office:value="67449.2886821444">
                <text:p>67449.28868214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.6241915225983">
                <text:p>38.6241915225983</text:p>
              </table:table-cell>
              <table:table-cell office:value-type="float" office:value="66708.7499004931">
                <text:p>66708.74990049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.7404940128326">
                <text:p>38.7404940128326</text:p>
              </table:table-cell>
              <table:table-cell office:value-type="float" office:value="66791.3471529782">
                <text:p>66791.34715297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.8572590351105">
                <text:p>38.8572590351105</text:p>
              </table:table-cell>
              <table:table-cell office:value-type="float" office:value="66937.8538840383">
                <text:p>66937.85388403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.9751126766205">
                <text:p>38.9751126766205</text:p>
              </table:table-cell>
              <table:table-cell office:value-type="float" office:value="66658.9500277152">
                <text:p>66658.95002771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.0935325622559">
                <text:p>39.0935325622559</text:p>
              </table:table-cell>
              <table:table-cell office:value-type="float" office:value="66542.8779779701">
                <text:p>66542.87797797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.2124011516571">
                <text:p>39.2124011516571</text:p>
              </table:table-cell>
              <table:table-cell office:value-type="float" office:value="66358.9939085908">
                <text:p>66358.99390859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9.3313431739807">
                <text:p>39.3313431739807</text:p>
              </table:table-cell>
              <table:table-cell office:value-type="float" office:value="66318.0249158614">
                <text:p>66318.02491586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.4500968456268">
                <text:p>39.4500968456268</text:p>
              </table:table-cell>
              <table:table-cell office:value-type="float" office:value="66355.843072222">
                <text:p>66355.843072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.5687727928162">
                <text:p>39.5687727928162</text:p>
              </table:table-cell>
              <table:table-cell office:value-type="float" office:value="66197.0701398055">
                <text:p>66197.0701398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.6870710849762">
                <text:p>39.6870710849762</text:p>
              </table:table-cell>
              <table:table-cell office:value-type="float" office:value="66070.2691246506">
                <text:p>66070.26912465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.8051240444183">
                <text:p>39.8051240444183</text:p>
              </table:table-cell>
              <table:table-cell office:value-type="float" office:value="65800.9764152277">
                <text:p>65800.97641522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.9221999645233">
                <text:p>39.9221999645233</text:p>
              </table:table-cell>
              <table:table-cell office:value-type="float" office:value="65871.7863851486">
                <text:p>65871.78638514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.0386109352112">
                <text:p>40.0386109352112</text:p>
              </table:table-cell>
              <table:table-cell office:value-type="float" office:value="65629.5532530624">
                <text:p>65629.55325306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.1548264026642">
                <text:p>40.1548264026642</text:p>
              </table:table-cell>
              <table:table-cell office:value-type="float" office:value="65051.5819080385">
                <text:p>65051.58190803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.2685997486114">
                <text:p>40.2685997486114</text:p>
              </table:table-cell>
              <table:table-cell office:value-type="float" office:value="65674.4331265717">
                <text:p>65674.43312657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.3821754455566">
                <text:p>40.3821754455566</text:p>
              </table:table-cell>
              <table:table-cell office:value-type="float" office:value="64943.47116848">
                <text:p>64943.471168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.4940860271454">
                <text:p>40.4940860271454</text:p>
              </table:table-cell>
              <table:table-cell office:value-type="float" office:value="64980.4504342898">
                <text:p>64980.45043428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.6047012805939">
                <text:p>40.6047012805939</text:p>
              </table:table-cell>
              <table:table-cell office:value-type="float" office:value="64801.1894972346">
                <text:p>64801.18949723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.7139208316803">
                <text:p>40.7139208316803</text:p>
              </table:table-cell>
              <table:table-cell office:value-type="float" office:value="64530.5710368915">
                <text:p>64530.57103689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.8217499256134">
                <text:p>40.8217499256134</text:p>
              </table:table-cell>
              <table:table-cell office:value-type="float" office:value="64324.0126296798">
                <text:p>64324.01262967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.9277484416962">
                <text:p>40.9277484416962</text:p>
              </table:table-cell>
              <table:table-cell office:value-type="float" office:value="64302.7869812636">
                <text:p>64302.7869812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.031881570816">
                <text:p>41.031881570816</text:p>
              </table:table-cell>
              <table:table-cell office:value-type="float" office:value="64302.3027982947">
                <text:p>64302.30279829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.1341564655304">
                <text:p>41.1341564655304</text:p>
              </table:table-cell>
              <table:table-cell office:value-type="float" office:value="64219.083464655">
                <text:p>64219.0834646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.2338950634003">
                <text:p>41.2338950634003</text:p>
              </table:table-cell>
              <table:table-cell office:value-type="float" office:value="64648.9938470218">
                <text:p>64648.99384702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.332704782486">
                <text:p>41.332704782486</text:p>
              </table:table-cell>
              <table:table-cell office:value-type="float" office:value="64042.2830724982">
                <text:p>64042.28307249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.429842710495">
                <text:p>41.429842710495</text:p>
              </table:table-cell>
              <table:table-cell office:value-type="float" office:value="63909.1251711967">
                <text:p>63909.12517119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.5255205631256">
                <text:p>41.5255205631256</text:p>
              </table:table-cell>
              <table:table-cell office:value-type="float" office:value="63630.1906095659">
                <text:p>63630.19060956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.6188824176788">
                <text:p>41.6188824176788</text:p>
              </table:table-cell>
              <table:table-cell office:value-type="float" office:value="63923.3231661849">
                <text:p>63923.32316618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.7116510868073">
                <text:p>41.7116510868073</text:p>
              </table:table-cell>
              <table:table-cell office:value-type="float" office:value="63038.5242662555">
                <text:p>63038.52426625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.801531791687">
                <text:p>41.801531791687</text:p>
              </table:table-cell>
              <table:table-cell office:value-type="float" office:value="63817.9240769576">
                <text:p>63817.92407695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.890150308609">
                <text:p>41.890150308609</text:p>
              </table:table-cell>
              <table:table-cell office:value-type="float" office:value="63553.3091233895">
                <text:p>63553.30912338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.9778151512146">
                <text:p>41.9778151512146</text:p>
              </table:table-cell>
              <table:table-cell office:value-type="float" office:value="63058.3462616911">
                <text:p>63058.34626169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.0637576580048">
                <text:p>42.0637576580048</text:p>
              </table:table-cell>
              <table:table-cell office:value-type="float" office:value="63111.9594084373">
                <text:p>63111.95940843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.1478018760681">
                <text:p>42.1478018760681</text:p>
              </table:table-cell>
              <table:table-cell office:value-type="float" office:value="63395.1998456768">
                <text:p>63395.19984567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.2306289672852">
                <text:p>42.2306289672852</text:p>
              </table:table-cell>
              <table:table-cell office:value-type="float" office:value="63167.7380325962">
                <text:p>63167.73803259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.311980009079">
                <text:p>42.311980009079</text:p>
              </table:table-cell>
              <table:table-cell office:value-type="float" office:value="63232.1342981322">
                <text:p>63232.13429813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.3927187919617">
                <text:p>42.3927187919617</text:p>
              </table:table-cell>
              <table:table-cell office:value-type="float" office:value="62720.7869526315">
                <text:p>62720.7869526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.4723052978516">
                <text:p>42.4723052978516</text:p>
              </table:table-cell>
              <table:table-cell office:value-type="float" office:value="62623.681543393">
                <text:p>62623.6815433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.5500206947327">
                <text:p>42.5500206947327</text:p>
              </table:table-cell>
              <table:table-cell office:value-type="float" office:value="63102.038937054">
                <text:p>63102.038937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.6264367103577">
                <text:p>42.6264367103577</text:p>
              </table:table-cell>
              <table:table-cell office:value-type="float" office:value="63232.8178913738">
                <text:p>63232.81789137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.7030274868011">
                <text:p>42.7030274868011</text:p>
              </table:table-cell>
              <table:table-cell office:value-type="float" office:value="62252.9268066429">
                <text:p>62252.9268066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.7779784202576">
                <text:p>42.7779784202576</text:p>
              </table:table-cell>
              <table:table-cell office:value-type="float" office:value="62761.059576864">
                <text:p>62761.0595768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.851729631424">
                <text:p>42.851729631424</text:p>
              </table:table-cell>
              <table:table-cell office:value-type="float" office:value="63022.6938173825">
                <text:p>63022.69381738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.9248905181885">
                <text:p>42.9248905181885</text:p>
              </table:table-cell>
              <table:table-cell office:value-type="float" office:value="62765.7783151219">
                <text:p>62765.77831512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.9978611469269">
                <text:p>42.9978611469269</text:p>
              </table:table-cell>
              <table:table-cell office:value-type="float" office:value="62271.6300868128">
                <text:p>62271.63008681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0685703754425">
                <text:p>43.0685703754425</text:p>
              </table:table-cell>
              <table:table-cell office:value-type="float" office:value="63697.4846784635">
                <text:p>63697.48467846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139799118042">
                <text:p>43.139799118042</text:p>
              </table:table-cell>
              <table:table-cell office:value-type="float" office:value="62671.329537581">
                <text:p>62671.3295375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2100188732147">
                <text:p>43.2100188732147</text:p>
              </table:table-cell>
              <table:table-cell office:value-type="float" office:value="63002.2133958978">
                <text:p>63002.21339589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2792809009552">
                <text:p>43.2792809009552</text:p>
              </table:table-cell>
              <table:table-cell office:value-type="float" office:value="63526.8724226006">
                <text:p>63526.87242260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.349447965622">
                <text:p>43.349447965622</text:p>
              </table:table-cell>
              <table:table-cell office:value-type="float" office:value="62251.428369498">
                <text:p>62251.4283694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.4183464050293">
                <text:p>43.4183464050293</text:p>
              </table:table-cell>
              <table:table-cell office:value-type="float" office:value="63049.3235749063">
                <text:p>63049.32357490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3.4862070083618">
                <text:p>43.4862070083618</text:p>
              </table:table-cell>
              <table:table-cell office:value-type="float" office:value="63777.800188316">
                <text:p>63777.8001883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.5551872253418">
                <text:p>43.5551872253418</text:p>
              </table:table-cell>
              <table:table-cell office:value-type="float" office:value="62510.6760863254">
                <text:p>62510.67608632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.62273645401">
                <text:p>43.62273645401</text:p>
              </table:table-cell>
              <table:table-cell office:value-type="float" office:value="63716.4936573934">
                <text:p>63716.49365739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.6900835037231">
                <text:p>43.6900835037231</text:p>
              </table:table-cell>
              <table:table-cell office:value-type="float" office:value="63788.9858323244">
                <text:p>63788.98583232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.7582275867462">
                <text:p>43.7582275867462</text:p>
              </table:table-cell>
              <table:table-cell office:value-type="float" office:value="63042.8910246766">
                <text:p>63042.89102467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.8259530067444">
                <text:p>43.8259530067444</text:p>
              </table:table-cell>
              <table:table-cell office:value-type="float" office:value="63432.6077286217">
                <text:p>63432.60772862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3.893045425415">
                <text:p>43.893045425415</text:p>
              </table:table-cell>
              <table:table-cell office:value-type="float" office:value="64031.0795931856">
                <text:p>64031.07959318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3.9606969356537">
                <text:p>43.9606969356537</text:p>
              </table:table-cell>
              <table:table-cell office:value-type="float" office:value="63738.4144831208">
                <text:p>63738.41448312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4.0284795761108">
                <text:p>44.0284795761108</text:p>
              </table:table-cell>
              <table:table-cell office:value-type="float" office:value="63733.1324195131">
                <text:p>63733.13241951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4.0962989330292">
                <text:p>44.0962989330292</text:p>
              </table:table-cell>
              <table:table-cell office:value-type="float" office:value="63934.5490288446">
                <text:p>63934.54902884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4.1641457080841">
                <text:p>44.1641457080841</text:p>
              </table:table-cell>
              <table:table-cell office:value-type="float" office:value="64262.4501528622">
                <text:p>64262.4501528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4.2331304550171">
                <text:p>44.2331304550171</text:p>
              </table:table-cell>
              <table:table-cell office:value-type="float" office:value="63550.2802417892">
                <text:p>63550.28024178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.3013935089111">
                <text:p>44.3013935089111</text:p>
              </table:table-cell>
              <table:table-cell office:value-type="float" office:value="64690.9235390268">
                <text:p>64690.92353902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.3704922199249">
                <text:p>44.3704922199249</text:p>
              </table:table-cell>
              <table:table-cell office:value-type="float" office:value="64371.6783531904">
                <text:p>64371.67835319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.4397575855255">
                <text:p>44.4397575855255</text:p>
              </table:table-cell>
              <table:table-cell office:value-type="float" office:value="64794.2873192896">
                <text:p>64794.28731928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.5102245807648">
                <text:p>44.5102245807648</text:p>
              </table:table-cell>
              <table:table-cell office:value-type="float" office:value="64257.0324536473">
                <text:p>64257.03245364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.58092212677">
                <text:p>44.58092212677</text:p>
              </table:table-cell>
              <table:table-cell office:value-type="float" office:value="64726.4333568275">
                <text:p>64726.43335682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.6600646972656">
                <text:p>44.6600646972656</text:p>
              </table:table-cell>
              <table:table-cell office:value-type="float" office:value="58527.2877920638">
                <text:p>58527.28779206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.7641227245331">
                <text:p>44.7641227245331</text:p>
              </table:table-cell>
              <table:table-cell office:value-type="float" office:value="45282.4267741396">
                <text:p>45282.42677413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5.0315492153168">
                <text:p>45.0315492153168</text:p>
              </table:table-cell>
              <table:table-cell office:value-type="float" office:value="18397.5790340814">
                <text:p>18397.57903408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5.2498557567597">
                <text:p>45.2498557567597</text:p>
              </table:table-cell>
              <table:table-cell office:value-type="float" office:value="23563.1968057455">
                <text:p>23563.1968057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.4676394462585">
                <text:p>45.4676394462585</text:p>
              </table:table-cell>
              <table:table-cell office:value-type="float" office:value="24721.7778906586">
                <text:p>24721.77789065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.6847038269043">
                <text:p>45.6847038269043</text:p>
              </table:table-cell>
              <table:table-cell office:value-type="float" office:value="26019.9300465492">
                <text:p>26019.93004654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5.8961954116821">
                <text:p>45.8961954116821</text:p>
              </table:table-cell>
              <table:table-cell office:value-type="float" office:value="27916.0043469438">
                <text:p>27916.00434694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6.1154901981354">
                <text:p>46.1154901981354</text:p>
              </table:table-cell>
              <table:table-cell office:value-type="float" office:value="28199.4848122776">
                <text:p>28199.48481227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6.3344447612762">
                <text:p>46.3344447612762</text:p>
              </table:table-cell>
              <table:table-cell office:value-type="float" office:value="29485.5695510049">
                <text:p>29485.56955100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.5537934303284">
                <text:p>46.5537934303284</text:p>
              </table:table-cell>
              <table:table-cell office:value-type="float" office:value="30636.1558018076">
                <text:p>30636.15580180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.7668697834015">
                <text:p>46.7668697834015</text:p>
              </table:table-cell>
              <table:table-cell office:value-type="float" office:value="32664.3473084579">
                <text:p>32664.34730845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.9882225990295">
                <text:p>46.9882225990295</text:p>
              </table:table-cell>
              <table:table-cell office:value-type="float" office:value="32491.1159570927">
                <text:p>32491.11595709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.2084083557129">
                <text:p>47.2084083557129</text:p>
              </table:table-cell>
              <table:table-cell office:value-type="float" office:value="33607.9867810977">
                <text:p>33607.98678109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7.422664642334">
                <text:p>47.422664642334</text:p>
              </table:table-cell>
              <table:table-cell office:value-type="float" office:value="35322.1840971406">
                <text:p>35322.18409714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.6446957588196">
                <text:p>47.6446957588196</text:p>
              </table:table-cell>
              <table:table-cell office:value-type="float" office:value="34733.8702884031">
                <text:p>34733.87028840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.8658752441406">
                <text:p>47.8658752441406</text:p>
              </table:table-cell>
              <table:table-cell office:value-type="float" office:value="35337.8162023253">
                <text:p>35337.81620232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.09037566185">
                <text:p>48.09037566185</text:p>
              </table:table-cell>
              <table:table-cell office:value-type="float" office:value="35064.5227314966">
                <text:p>35064.52273149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.338654756546">
                <text:p>48.338654756546</text:p>
              </table:table-cell>
              <table:table-cell office:value-type="float" office:value="31770.6974469875">
                <text:p>31770.6974469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.5620861053467">
                <text:p>48.5620861053467</text:p>
              </table:table-cell>
              <table:table-cell office:value-type="float" office:value="35196.4934294699">
                <text:p>35196.49342946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.7830157279968">
                <text:p>48.7830157279968</text:p>
              </table:table-cell>
              <table:table-cell office:value-type="float" office:value="35269.1499968704">
                <text:p>35269.14999687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.0065739154816">
                <text:p>49.0065739154816</text:p>
              </table:table-cell>
              <table:table-cell office:value-type="float" office:value="34317.6874276799">
                <text:p>34317.68742767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.2237257957459">
                <text:p>49.2237257957459</text:p>
              </table:table-cell>
              <table:table-cell office:value-type="float" office:value="34666.9805061698">
                <text:p>34666.9805061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.4485986232758">
                <text:p>49.4485986232758</text:p>
              </table:table-cell>
              <table:table-cell office:value-type="float" office:value="32622.8832562011">
                <text:p>32622.88325620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.6754148006439">
                <text:p>49.6754148006439</text:p>
              </table:table-cell>
              <table:table-cell office:value-type="float" office:value="31391.0589739062">
                <text:p>31391.05897390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.8999042510986">
                <text:p>49.8999042510986</text:p>
              </table:table-cell>
              <table:table-cell office:value-type="float" office:value="30611.6834714527">
                <text:p>30611.683471452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.268039226532">
                <text:p>50.268039226532</text:p>
              </table:table-cell>
              <table:table-cell office:value-type="float" office:value="17602.2394839612">
                <text:p>17602.2394839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